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ObjectReplacements/Object 1" manifest:media-type=""/>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Thumbnails/thumbnail.png" manifest:media-type="image/png"/>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ato" svg:font-family="Lato"/>
    <style:font-face style:name="Lucida Sans1" svg:font-family="'Lucida Sans'" style:font-family-generic="swiss"/>
    <style:font-face style:name="Cochin" svg:font-family="Cochin" style:font-family-generic="roman" style:font-pitch="variable"/>
    <style:font-face style:name="HelveticaNeue" svg:font-family="HelveticaNeue" style:font-family-generic="roman" style:font-pitch="variable"/>
    <style:font-face style:name="Liberation Serif" svg:font-family="'Liberation Serif'" style:font-family-generic="roman" style:font-pitch="variable"/>
    <style:font-face style:name="Open Sans" svg:font-family="'Open Sans', icomoon, sans-serif" style:font-family-generic="roman" style:font-pitch="variable"/>
    <style:font-face style:name="Times New Roman" svg:font-family="'Times New Roman'" style:font-family-generic="roman" style:font-pitch="variable"/>
    <style:font-face style:name="TimesNewRomanPS-BoldMT" svg:font-family="TimesNewRomanPS-BoldMT"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Bold" svg:font-family="'Times Bold'" style:font-family-generic="system" style:font-pitch="variable"/>
    <style:font-face style:name="Times New Roman1" svg:font-family="'Times New Roman'" style:font-family-generic="system" style:font-pitch="variable"/>
    <style:font-face style:name="Times Roman" svg:font-family="'Times Roman', 'Times New Roman'" style:font-family-generic="system" style:font-pitch="variable"/>
  </office:font-face-decls>
  <office:automatic-styles>
    <style:style style:name="Table1" style:family="table">
      <style:table-properties style:width="6.6931in" fo:margin-left="0in" fo:margin-top="0in" fo:margin-bottom="0in" table:align="left" style:writing-mode="lr-tb"/>
    </style:style>
    <style:style style:name="Table1.A" style:family="table-column">
      <style:table-column-properties style:column-width="6.0639in"/>
    </style:style>
    <style:style style:name="Table1.B" style:family="table-column">
      <style:table-column-properties style:column-width="0.6292in"/>
    </style:style>
    <style:style style:name="Table1.1" style:family="table-row">
      <style:table-row-properties fo:keep-together="auto"/>
    </style:style>
    <style:style style:name="Table1.A1" style:family="table-cell">
      <style:table-cell-properties fo:background-color="transparent" fo:padding="0in" fo:border="none">
        <style:background-image/>
      </style:table-cell-properties>
    </style:style>
    <style:style style:name="Table2" style:family="table">
      <style:table-properties style:width="6.6931in" fo:margin-left="0in" fo:margin-top="0in" fo:margin-bottom="0in" table:align="left" style:writing-mode="lr-tb"/>
    </style:style>
    <style:style style:name="Table2.A" style:family="table-column">
      <style:table-column-properties style:column-width="6.0639in"/>
    </style:style>
    <style:style style:name="Table2.B" style:family="table-column">
      <style:table-column-properties style:column-width="0.6292in"/>
    </style:style>
    <style:style style:name="Table2.1" style:family="table-row">
      <style:table-row-properties fo:keep-together="auto"/>
    </style:style>
    <style:style style:name="Table2.A1" style:family="table-cell">
      <style:table-cell-properties fo:background-color="transparent" fo:padding="0in" fo:border="none">
        <style:background-image/>
      </style:table-cell-properties>
    </style:style>
    <style:style style:name="Table3" style:family="table">
      <style:table-properties style:width="6.6931in" fo:margin-left="0in" fo:margin-top="0in" fo:margin-bottom="0in" table:align="left" style:writing-mode="lr-tb"/>
    </style:style>
    <style:style style:name="Table3.A" style:family="table-column">
      <style:table-column-properties style:column-width="6.0639in"/>
    </style:style>
    <style:style style:name="Table3.B" style:family="table-column">
      <style:table-column-properties style:column-width="0.6292in"/>
    </style:style>
    <style:style style:name="Table3.1" style:family="table-row">
      <style:table-row-properties fo:keep-together="auto"/>
    </style:style>
    <style:style style:name="Table3.A1" style:family="table-cell">
      <style:table-cell-properties fo:background-color="transparent" fo:padding="0in" fo:border="none">
        <style:background-image/>
      </style:table-cell-properties>
    </style:style>
    <style:style style:name="Table4" style:family="table">
      <style:table-properties style:width="6.6931in" fo:margin-left="0in" fo:margin-top="0in" fo:margin-bottom="0in" table:align="left" style:writing-mode="lr-tb"/>
    </style:style>
    <style:style style:name="Table4.A" style:family="table-column">
      <style:table-column-properties style:column-width="6.0639in"/>
    </style:style>
    <style:style style:name="Table4.B" style:family="table-column">
      <style:table-column-properties style:column-width="0.6292in"/>
    </style:style>
    <style:style style:name="Table4.1" style:family="table-row">
      <style:table-row-properties fo:keep-together="auto"/>
    </style:style>
    <style:style style:name="Table4.A1" style:family="table-cell">
      <style:table-cell-properties fo:background-color="transparent" fo:padding="0in" fo:border="none">
        <style:background-image/>
      </style:table-cell-properties>
    </style:style>
    <style:style style:name="P1" style:family="paragraph" style:parent-style-name="Standard">
      <style:paragraph-properties fo:margin-top="0in" fo:margin-bottom="0.1665in" loext:contextual-spacing="false" fo:text-align="start" style:justify-single-word="false" fo:orphans="0" fo:widows="0" style:writing-mode="lr-tb">
        <style:tab-stops>
          <style:tab-stop style:position="0in"/>
          <style:tab-stop style:position="0.1528in"/>
        </style:tab-stops>
      </style:paragraph-properties>
      <style:text-properties officeooo:paragraph-rsid="000d06e8"/>
    </style:style>
    <style:style style:name="P2" style:family="paragraph" style:parent-style-name="Standard">
      <style:paragraph-properties fo:margin-top="0in" fo:margin-bottom="0.1665in" loext:contextual-spacing="false" fo:line-height="100%" fo:text-align="justify" style:justify-single-word="false" fo:orphans="0" fo:widows="0" style:writing-mode="lr-tb"/>
      <style:text-properties officeooo:paragraph-rsid="000d06e8"/>
    </style:style>
    <style:style style:name="P3" style:family="paragraph" style:parent-style-name="Standard">
      <style:paragraph-properties fo:margin-top="0in" fo:margin-bottom="0.1665in" loext:contextual-spacing="false" fo:text-align="center" style:justify-single-word="false" fo:orphans="0" fo:widows="0" style:writing-mode="lr-tb">
        <style:tab-stops>
          <style:tab-stop style:position="0in"/>
          <style:tab-stop style:position="0.1528in"/>
        </style:tab-stops>
      </style:paragraph-properties>
      <style:text-properties fo:color="#000000" officeooo:paragraph-rsid="000d06e8" style:font-name-complex="Times New Roman1"/>
    </style:style>
    <style:style style:name="P4" style:family="paragraph" style:parent-style-name="Standard">
      <style:paragraph-properties fo:margin-top="0in" fo:margin-bottom="0.1665in" loext:contextual-spacing="false" fo:text-align="start" style:justify-single-word="false" fo:orphans="0" fo:widows="0" style:writing-mode="lr-tb">
        <style:tab-stops>
          <style:tab-stop style:position="0in"/>
          <style:tab-stop style:position="0.1528in"/>
        </style:tab-stops>
      </style:paragraph-properties>
      <style:text-properties fo:color="#000000" style:font-name="Times New Roman" fo:font-weight="bold" officeooo:paragraph-rsid="000d06e8" style:font-weight-asian="bold" style:font-name-complex="Times Roman"/>
    </style:style>
    <style:style style:name="P5" style:family="paragraph" style:parent-style-name="Standard">
      <style:paragraph-properties fo:margin-top="0in" fo:margin-bottom="0.1665in" loext:contextual-spacing="false" fo:text-align="center" style:justify-single-word="false" fo:orphans="0" fo:widows="0" style:writing-mode="lr-tb">
        <style:tab-stops>
          <style:tab-stop style:position="0in"/>
          <style:tab-stop style:position="0.1528in"/>
        </style:tab-stops>
      </style:paragraph-properties>
      <style:text-properties fo:color="#000000" style:font-name="Times New Roman" officeooo:paragraph-rsid="000d06e8" style:font-name-complex="Times New Roman1"/>
    </style:style>
    <style:style style:name="P6" style:family="paragraph" style:parent-style-name="Standard">
      <style:paragraph-properties fo:margin-top="0in" fo:margin-bottom="0.1665in" loext:contextual-spacing="false" fo:line-height="100%" fo:text-align="start" style:justify-single-word="false" fo:orphans="0" fo:widows="0" style:writing-mode="lr-tb"/>
      <style:text-properties fo:color="#000000" style:font-name="Times New Roman" fo:font-size="12pt" fo:font-weight="bold" officeooo:paragraph-rsid="000d06e8" fo:background-color="#ffffff" style:font-size-asian="12pt" style:font-weight-asian="bold" style:font-name-complex="Times New Roman1" style:font-size-complex="12pt"/>
    </style:style>
    <style:style style:name="P7" style:family="paragraph" style:parent-style-name="Standard">
      <style:paragraph-properties fo:margin-top="0in" fo:margin-bottom="0.1665in" loext:contextual-spacing="false" fo:text-align="center" style:justify-single-word="false" fo:orphans="0" fo:widows="0" style:writing-mode="lr-tb">
        <style:tab-stops>
          <style:tab-stop style:position="0in"/>
          <style:tab-stop style:position="0.1528in"/>
        </style:tab-stops>
      </style:paragraph-properties>
      <style:text-properties style:font-name="Times New Roman" officeooo:paragraph-rsid="000d06e8"/>
    </style:style>
    <style:style style:name="P8" style:family="paragraph" style:parent-style-name="Standard">
      <style:paragraph-properties fo:margin-top="0in" fo:margin-bottom="0.1665in" loext:contextual-spacing="false" fo:line-height="100%" fo:text-align="justify" style:justify-single-word="false" fo:orphans="0" fo:widows="0" style:writing-mode="lr-tb"/>
      <style:text-properties style:font-name="Times New Roman" fo:font-weight="bold" officeooo:paragraph-rsid="000d06e8" style:font-weight-asian="bold"/>
    </style:style>
    <style:style style:name="P9" style:family="paragraph" style:parent-style-name="Standard">
      <style:paragraph-properties fo:margin-top="0in" fo:margin-bottom="0.1665in" loext:contextual-spacing="false" fo:line-height="150%" fo:text-align="justify" style:justify-single-word="false" fo:orphans="0" fo:widows="0" style:writing-mode="lr-tb">
        <style:tab-stops>
          <style:tab-stop style:position="0in"/>
          <style:tab-stop style:position="0.1528in"/>
        </style:tab-stops>
      </style:paragraph-properties>
      <style:text-properties officeooo:paragraph-rsid="000d06e8"/>
    </style:style>
    <style:style style:name="P10" style:family="paragraph" style:parent-style-name="Standard">
      <style:paragraph-properties fo:margin-top="0in" fo:margin-bottom="0.1665in" loext:contextual-spacing="false" fo:line-height="150%" fo:text-align="justify" style:justify-single-word="false" fo:orphans="0" fo:widows="0" style:writing-mode="lr-tb"/>
      <style:text-properties officeooo:paragraph-rsid="000d06e8"/>
    </style:style>
    <style:style style:name="P11" style:family="paragraph" style:parent-style-name="Text_20_body">
      <style:paragraph-properties fo:margin-top="0in" fo:margin-bottom="0.1665in" loext:contextual-spacing="false" fo:line-height="150%" fo:text-align="start" style:justify-single-word="false" fo:orphans="0" fo:widows="0" style:writing-mode="lr-tb">
        <style:tab-stops>
          <style:tab-stop style:position="0in"/>
          <style:tab-stop style:position="0.1528in"/>
        </style:tab-stops>
      </style:paragraph-properties>
      <style:text-properties officeooo:paragraph-rsid="000d06e8"/>
    </style:style>
    <style:style style:name="P12" style:family="paragraph" style:parent-style-name="Text_20_body">
      <style:paragraph-properties fo:margin-top="0in" fo:margin-bottom="0.1665in" loext:contextual-spacing="false" fo:line-height="150%" fo:text-align="justify" style:justify-single-word="false" fo:orphans="0" fo:widows="0" style:writing-mode="lr-tb">
        <style:tab-stops>
          <style:tab-stop style:position="0in"/>
          <style:tab-stop style:position="0.1528in"/>
        </style:tab-stops>
      </style:paragraph-properties>
      <style:text-properties officeooo:paragraph-rsid="000d06e8"/>
    </style:style>
    <style:style style:name="P13" style:family="paragraph" style:parent-style-name="Text_20_body">
      <style:paragraph-properties fo:margin-top="0in" fo:margin-bottom="0.1665in" loext:contextual-spacing="false" fo:line-height="150%" fo:text-align="justify" style:justify-single-word="false" fo:orphans="0" fo:widows="0" style:writing-mode="lr-tb"/>
      <style:text-properties officeooo:paragraph-rsid="000d06e8"/>
    </style:style>
    <style:style style:name="P14" style:family="paragraph" style:parent-style-name="Text_20_body">
      <style:paragraph-properties fo:margin-top="0in" fo:margin-bottom="0.1665in" loext:contextual-spacing="false" fo:line-height="100%" fo:text-align="justify" style:justify-single-word="false" fo:orphans="0" fo:widows="0" style:writing-mode="lr-tb"/>
      <style:text-properties officeooo:paragraph-rsid="000d06e8"/>
    </style:style>
    <style:style style:name="P15" style:family="paragraph" style:parent-style-name="Text_20_body">
      <style:paragraph-properties fo:margin-top="0in" fo:margin-bottom="0.1665in" loext:contextual-spacing="false" fo:line-height="150%" fo:text-align="start" style:justify-single-word="false" fo:orphans="0" fo:widows="0" style:writing-mode="lr-tb">
        <style:tab-stops>
          <style:tab-stop style:position="0in"/>
          <style:tab-stop style:position="0.1528in"/>
        </style:tab-stops>
      </style:paragraph-properties>
      <style:text-properties fo:color="#000000" style:font-name="Times New Roman" fo:font-weight="bold" officeooo:paragraph-rsid="000d06e8" style:font-weight-asian="bold" style:font-name-complex="Times New Roman1" style:font-weight-complex="bold"/>
    </style:style>
    <style:style style:name="P16" style:family="paragraph" style:parent-style-name="Text_20_body">
      <style:paragraph-properties fo:margin-top="0in" fo:margin-bottom="0.1665in" loext:contextual-spacing="false" fo:line-height="150%" fo:text-align="justify" style:justify-single-word="false" fo:orphans="0" fo:widows="0" style:writing-mode="lr-tb"/>
      <style:text-properties fo:color="#000000" style:font-name="Times New Roman" fo:font-size="12pt" fo:language="en" fo:country="US" fo:font-weight="bold" officeooo:paragraph-rsid="000d06e8" fo:background-color="#ffffff" style:font-size-asian="12pt" style:language-asian="en" style:country-asian="US" style:font-weight-asian="bold" style:font-name-complex="Times New Roman1" style:font-size-complex="12pt" style:language-complex="ar" style:country-complex="SA" style:font-weight-complex="bold"/>
    </style:style>
    <style:style style:name="P17" style:family="paragraph" style:parent-style-name="Text_20_body">
      <style:paragraph-properties fo:margin-top="0in" fo:margin-bottom="0.1665in" loext:contextual-spacing="false" fo:line-height="150%" fo:text-align="start" style:justify-single-word="false" fo:orphans="0" fo:widows="0" style:writing-mode="lr-tb"/>
      <style:text-properties style:font-name="Times New Roman" fo:font-weight="bold" officeooo:paragraph-rsid="000d06e8" style:font-weight-asian="bold"/>
    </style:style>
    <style:style style:name="P18" style:family="paragraph" style:parent-style-name="Bibliography_20_1">
      <style:paragraph-properties fo:margin-top="0in" fo:margin-bottom="0.1665in" loext:contextual-spacing="false" fo:text-align="start" style:justify-single-word="false" style:writing-mode="lr-tb"/>
      <style:text-properties style:font-name="Times New Roman" fo:font-size="10pt" officeooo:paragraph-rsid="000d06e8" style:font-size-asian="10pt" style:font-size-complex="10pt"/>
    </style:style>
    <style:style style:name="P19" style:family="paragraph" style:parent-style-name="Standard">
      <style:paragraph-properties fo:margin-top="0in" fo:margin-bottom="0.1665in" loext:contextual-spacing="false" fo:text-align="justify" style:justify-single-word="false"/>
      <style:text-properties style:font-name="Times New Roman" officeooo:paragraph-rsid="000d06e8"/>
    </style:style>
    <style:style style:name="P20" style:family="paragraph" style:parent-style-name="Standard">
      <style:paragraph-properties fo:margin-top="0in" fo:margin-bottom="0.1665in" loext:contextual-spacing="false" fo:text-align="justify" style:justify-single-word="false"/>
      <style:text-properties fo:color="#000000" style:font-name="TimesNewRomanPSMT" fo:font-size="12pt" fo:letter-spacing="normal" style:text-underline-style="none" fo:font-weight="normal" officeooo:paragraph-rsid="000d06e8" style:letter-kerning="false" style:font-size-asian="12pt" style:font-weight-asian="normal"/>
    </style:style>
    <style:style style:name="P21" style:family="paragraph" style:parent-style-name="Bibliography_20_1">
      <style:text-properties officeooo:paragraph-rsid="000d06e8"/>
    </style:style>
    <style:style style:name="P22" style:family="paragraph" style:parent-style-name="Bibliography_20_1">
      <style:text-properties style:font-name="Times New Roman" fo:font-size="10pt" officeooo:paragraph-rsid="000d06e8" style:font-size-asian="10pt" style:font-size-complex="10pt"/>
    </style:style>
    <style:style style:name="P23" style:family="paragraph" style:parent-style-name="Standard">
      <style:paragraph-properties fo:line-height="150%" fo:text-align="justify" style:justify-single-word="false"/>
      <style:text-properties officeooo:paragraph-rsid="000d06e8"/>
    </style:style>
    <style:style style:name="P24" style:family="paragraph" style:parent-style-name="Standard">
      <style:text-properties fo:color="#000000" style:font-name="Times New Roman" officeooo:paragraph-rsid="000d06e8" style:font-name-complex="Times New Roman1" style:font-weight-complex="bold"/>
    </style:style>
    <style:style style:name="P25" style:family="paragraph" style:parent-style-name="Standard">
      <style:paragraph-properties fo:line-height="150%" fo:text-align="justify" style:justify-single-word="false"/>
      <style:text-properties fo:color="#000000" style:font-name="Times New Roman" fo:font-size="12pt" fo:letter-spacing="normal" style:text-underline-style="none" fo:font-weight="bold" officeooo:paragraph-rsid="000d06e8" style:letter-kerning="false" style:font-size-asian="12pt" style:font-weight-asian="bold"/>
    </style:style>
    <style:style style:name="P26" style:family="paragraph" style:parent-style-name="Standard">
      <style:paragraph-properties fo:line-height="150%" fo:text-align="justify" style:justify-single-word="false"/>
      <style:text-properties fo:color="#000000" style:font-name="TimesNewRomanPS-BoldMT" fo:font-size="12pt" fo:letter-spacing="normal" style:text-underline-style="none" fo:font-weight="bold" officeooo:paragraph-rsid="000d06e8" style:letter-kerning="false" style:font-size-asian="12pt" style:font-weight-asian="bold"/>
    </style:style>
    <style:style style:name="P27" style:family="paragraph" style:parent-style-name="Standard">
      <style:paragraph-properties fo:line-height="100%" fo:text-align="justify" style:justify-single-word="false"/>
      <style:text-properties style:font-name="Times New Roman" officeooo:paragraph-rsid="000d06e8"/>
    </style:style>
    <style:style style:name="P28" style:family="paragraph" style:parent-style-name="Standard">
      <style:paragraph-properties fo:text-align="start" style:justify-single-word="false" style:writing-mode="lr-tb"/>
      <style:text-properties officeooo:paragraph-rsid="000d06e8"/>
    </style:style>
    <style:style style:name="P29" style:family="paragraph" style:parent-style-name="Standard">
      <style:paragraph-properties fo:text-align="start" style:justify-single-word="false" style:writing-mode="lr-tb"/>
      <style:text-properties fo:font-size="13pt" fo:font-weight="bold" officeooo:paragraph-rsid="000d06e8" style:font-size-asian="13pt" style:font-weight-asian="bold" style:font-size-complex="13pt"/>
    </style:style>
    <style:style style:name="P30" style:family="paragraph" style:parent-style-name="Standard">
      <style:paragraph-properties fo:text-align="start" style:justify-single-word="false" style:writing-mode="lr-tb"/>
      <style:text-properties style:font-name="Times New Roman" fo:font-weight="bold" officeooo:paragraph-rsid="000d06e8" style:font-weight-asian="bold"/>
    </style:style>
    <style:style style:name="P31" style:family="paragraph" style:parent-style-name="Standard">
      <style:paragraph-properties fo:line-height="150%" fo:text-align="justify" style:justify-single-word="false" style:writing-mode="lr-tb"/>
      <style:text-properties style:font-name="Times New Roman" fo:font-weight="bold" officeooo:paragraph-rsid="000d06e8" style:font-weight-asian="bold"/>
    </style:style>
    <style:style style:name="P32" style:family="paragraph" style:parent-style-name="Standard">
      <style:paragraph-properties fo:text-align="start" style:justify-single-word="false" style:writing-mode="lr-tb"/>
      <style:text-properties style:font-name="Times New Roman" fo:font-size="8pt" officeooo:paragraph-rsid="000d06e8" style:font-size-asian="8pt" style:font-size-complex="10pt"/>
    </style:style>
    <style:style style:name="P33" style:family="paragraph" style:parent-style-name="Standard">
      <style:paragraph-properties fo:text-align="start" style:justify-single-word="false" style:writing-mode="lr-tb"/>
      <style:text-properties style:font-name="Times New Roman" officeooo:paragraph-rsid="000d06e8"/>
    </style:style>
    <style:style style:name="P34" style:family="paragraph" style:parent-style-name="Standard">
      <style:paragraph-properties fo:text-align="start" style:justify-single-word="false" style:writing-mode="lr-tb"/>
      <style:text-properties style:font-name="Times New Roman" fo:font-size="13pt" fo:font-weight="bold" officeooo:paragraph-rsid="000d06e8" style:font-size-asian="13pt" style:font-weight-asian="bold" style:font-size-complex="13pt"/>
    </style:style>
    <style:style style:name="P35" style:family="paragraph" style:parent-style-name="Standard">
      <style:paragraph-properties fo:text-align="start" style:justify-single-word="false" style:writing-mode="lr-tb"/>
      <style:text-properties style:font-name="Times New Roman" officeooo:paragraph-rsid="000d06e8" fo:background-color="#ffffff"/>
    </style:style>
    <style:style style:name="P36" style:family="paragraph" style:parent-style-name="Standard">
      <style:paragraph-properties fo:line-height="150%" fo:text-align="justify" style:justify-single-word="false" style:writing-mode="lr-tb">
        <style:tab-stops>
          <style:tab-stop style:position="5.4583in"/>
        </style:tab-stops>
      </style:paragraph-properties>
      <style:text-properties style:font-name="Times New Roman" fo:font-size="10pt" fo:font-weight="bold" officeooo:paragraph-rsid="000d06e8" style:font-size-asian="10pt" style:font-weight-asian="bold" style:font-size-complex="10pt"/>
    </style:style>
    <style:style style:name="P37" style:family="paragraph" style:parent-style-name="Standard">
      <style:paragraph-properties fo:line-height="150%" fo:text-align="justify" style:justify-single-word="false" style:writing-mode="lr-tb"/>
      <style:text-properties officeooo:paragraph-rsid="000d06e8"/>
    </style:style>
    <style:style style:name="P38" style:family="paragraph" style:parent-style-name="Standard">
      <style:paragraph-properties fo:text-align="justify" style:justify-single-word="false" style:writing-mode="lr-tb"/>
      <style:text-properties fo:color="#000000" style:font-name="Times New Roman" officeooo:paragraph-rsid="000d06e8" style:font-name-complex="Times Roman"/>
    </style:style>
    <style:style style:name="P39" style:family="paragraph" style:parent-style-name="Standard">
      <style:paragraph-properties fo:text-align="start" style:justify-single-word="false" style:writing-mode="lr-tb"/>
      <style:text-properties fo:color="#000000" style:font-name="Times New Roman" officeooo:paragraph-rsid="000d06e8" style:font-name-complex="Times New Roman1"/>
    </style:style>
    <style:style style:name="P40" style:family="paragraph" style:parent-style-name="Standard">
      <style:paragraph-properties fo:text-align="start" style:justify-single-word="false" style:writing-mode="lr-tb"/>
      <style:text-properties fo:color="#000000" style:font-name="Times New Roman" officeooo:paragraph-rsid="000d06e8" style:font-name-complex="Times New Roman1" style:font-weight-complex="bold"/>
    </style:style>
    <style:style style:name="P41" style:family="paragraph" style:parent-style-name="Standard">
      <style:paragraph-properties fo:text-align="start" style:justify-single-word="false" style:writing-mode="lr-tb"/>
      <style:text-properties fo:color="#000000" style:font-name="Times New Roman" officeooo:paragraph-rsid="000d06e8"/>
    </style:style>
    <style:style style:name="P42" style:family="paragraph" style:parent-style-name="Standard">
      <style:paragraph-properties fo:line-height="150%" fo:text-align="start" style:justify-single-word="false" style:writing-mode="lr-tb"/>
      <style:text-properties fo:color="#000000" style:font-name="Times New Roman" fo:font-size="12pt" fo:font-weight="bold" officeooo:paragraph-rsid="000d06e8" style:font-size-asian="12pt" style:font-weight-asian="bold" style:font-name-complex="Times New Roman1" style:font-size-complex="12pt" style:font-weight-complex="bold"/>
    </style:style>
    <style:style style:name="P43" style:family="paragraph" style:parent-style-name="Standard">
      <style:paragraph-properties fo:text-align="start" style:justify-single-word="false" style:writing-mode="lr-tb"/>
      <style:text-properties fo:color="#000000" style:font-name="Times New Roman" fo:font-size="12pt" fo:language="en" fo:country="US" fo:font-weight="normal" officeooo:rsid="000b62f7" officeooo:paragraph-rsid="000d06e8" fo:background-color="#ffffff" style:font-size-asian="12pt" style:language-asian="en" style:country-asian="US" style:font-weight-asian="normal" style:font-name-complex="Times New Roman1" style:font-size-complex="12pt" style:language-complex="ar" style:country-complex="SA" style:font-weight-complex="bold"/>
    </style:style>
    <style:style style:name="P44" style:family="paragraph" style:parent-style-name="Standard">
      <style:paragraph-properties fo:text-align="start" style:justify-single-word="false" style:writing-mode="lr-tb"/>
      <style:text-properties fo:color="#000000" style:font-name="Times New Roman" fo:font-size="12pt" fo:language="en" fo:country="US" fo:font-weight="normal" officeooo:paragraph-rsid="000d06e8" fo:background-color="#ffffff" style:font-size-asian="12pt" style:language-asian="en" style:country-asian="US" style:font-weight-asian="normal" style:font-name-complex="Times New Roman1" style:font-size-complex="12pt" style:language-complex="ar" style:country-complex="SA" style:font-weight-complex="bold"/>
    </style:style>
    <style:style style:name="P45" style:family="paragraph" style:parent-style-name="Standard">
      <style:paragraph-properties fo:text-align="start" style:justify-single-word="false" style:writing-mode="lr-tb"/>
      <style:text-properties fo:color="#000000" style:font-name="Times New Roman" fo:font-weight="bold" officeooo:paragraph-rsid="000d06e8" style:font-weight-asian="bold" style:font-name-complex="Times New Roman1" style:font-weight-complex="bold"/>
    </style:style>
    <style:style style:name="P46" style:family="paragraph" style:parent-style-name="Standard">
      <style:paragraph-properties fo:text-align="start" style:justify-single-word="false" style:writing-mode="lr-tb"/>
      <style:text-properties fo:color="#000000" officeooo:paragraph-rsid="000d06e8" style:font-name-complex="Times New Roman1"/>
    </style:style>
    <style:style style:name="P47" style:family="paragraph" style:parent-style-name="Standard">
      <style:paragraph-properties fo:text-align="start" style:justify-single-word="false" style:writing-mode="lr-tb"/>
      <style:text-properties fo:color="#000000" fo:font-weight="bold" officeooo:paragraph-rsid="000d06e8" style:font-weight-asian="bold" style:font-name-complex="Times New Roman1" style:font-weight-complex="bold"/>
    </style:style>
    <style:style style:name="P48" style:family="paragraph" style:parent-style-name="Standard">
      <style:paragraph-properties fo:text-align="start" style:justify-single-word="false" style:writing-mode="lr-tb"/>
      <style:text-properties fo:color="#000000" fo:font-style="italic" officeooo:paragraph-rsid="000d06e8" style:font-style-asian="italic" style:font-name-complex="Times New Roman1" style:font-style-complex="italic" style:font-weight-complex="bold"/>
    </style:style>
    <style:style style:name="P49" style:family="paragraph" style:parent-style-name="Standard">
      <style:paragraph-properties fo:text-align="start" style:justify-single-word="false" style:writing-mode="lr-tb"/>
      <style:text-properties fo:color="#000000" officeooo:paragraph-rsid="000d06e8" fo:background-color="#ffffff"/>
    </style:style>
    <style:style style:name="P50" style:family="paragraph" style:parent-style-name="Standard">
      <style:paragraph-properties fo:line-height="100%" fo:text-align="justify" style:justify-single-word="false" style:writing-mode="lr-tb"/>
      <style:text-properties officeooo:paragraph-rsid="000d06e8"/>
    </style:style>
    <style:style style:name="P51" style:family="paragraph" style:parent-style-name="Standard">
      <style:paragraph-properties fo:line-height="100%" fo:text-align="start" style:justify-single-word="false" style:writing-mode="lr-tb"/>
      <style:text-properties officeooo:paragraph-rsid="000d06e8"/>
    </style:style>
    <style:style style:name="P52" style:family="paragraph" style:parent-style-name="Standard">
      <style:paragraph-properties fo:text-align="start" style:justify-single-word="false" style:writing-mode="lr-tb"/>
      <style:text-properties fo:font-variant="normal" fo:text-transform="none" fo:color="#000000" fo:font-size="12pt" fo:letter-spacing="normal" fo:font-style="normal" fo:font-weight="normal" officeooo:paragraph-rsid="000d06e8" style:font-size-asian="12pt" style:font-style-asian="normal" style:font-weight-asian="normal" style:font-name-complex="Times New Roman1" style:font-size-complex="12pt"/>
    </style:style>
    <style:style style:name="P53" style:family="paragraph" style:parent-style-name="Standard">
      <style:paragraph-properties fo:text-align="justify" style:justify-single-word="false" style:writing-mode="lr-tb"/>
      <style:text-properties fo:font-variant="normal" fo:text-transform="none" fo:color="#000000" style:font-name="Times New Roman" fo:font-size="12pt" fo:letter-spacing="normal" fo:font-style="normal" fo:font-weight="normal" officeooo:paragraph-rsid="000d06e8" style:font-size-asian="12pt" style:font-style-asian="normal" style:font-weight-asian="normal" style:font-name-complex="Times New Roman1" style:font-size-complex="12pt"/>
    </style:style>
    <style:style style:name="P54" style:family="paragraph" style:parent-style-name="Standard">
      <style:paragraph-properties fo:line-height="150%" fo:text-align="justify" style:justify-single-word="false" style:writing-mode="lr-tb"/>
      <style:text-properties fo:font-variant="normal" fo:text-transform="none" fo:color="#000000" style:font-name="Times New Roman" fo:font-size="12pt" fo:letter-spacing="normal" fo:font-style="normal" fo:font-weight="normal" officeooo:paragraph-rsid="000d06e8" style:font-size-asian="12pt" style:font-style-asian="normal" style:font-weight-asian="normal" style:font-name-complex="Times New Roman1" style:font-size-complex="12pt"/>
    </style:style>
    <style:style style:name="P55" style:family="paragraph" style:parent-style-name="Standard">
      <style:paragraph-properties fo:line-height="150%" fo:text-align="justify" style:justify-single-word="false" style:writing-mode="lr-tb"/>
      <style:text-properties fo:font-variant="normal" fo:text-transform="none" fo:color="#0e64d2" style:font-name="Cochin" fo:font-size="10pt" fo:letter-spacing="normal" fo:font-style="normal" fo:font-weight="normal" officeooo:paragraph-rsid="000d06e8" style:font-size-asian="10pt" style:font-style-asian="normal" style:font-weight-asian="normal" style:font-size-complex="10pt" style:font-style-complex="normal"/>
    </style:style>
    <style:style style:name="P56" style:family="paragraph" style:parent-style-name="Standard">
      <style:paragraph-properties fo:line-height="100%" fo:text-align="justify" style:justify-single-word="false" style:writing-mode="lr-tb"/>
      <style:text-properties fo:font-variant="normal" fo:text-transform="none" fo:letter-spacing="normal" fo:language="en" fo:country="GB" fo:font-style="normal" fo:font-weight="normal" officeooo:paragraph-rsid="000d06e8" style:letter-kerning="true" style:font-name-asian="SimSun" style:language-asian="zh" style:country-asian="CN" style:font-style-asian="normal" style:font-weight-asian="normal" style:font-name-complex="Lucida Sans" style:language-complex="hi" style:country-complex="IN" style:font-weight-complex="normal"/>
    </style:style>
    <style:style style:name="P57" style:family="paragraph" style:parent-style-name="Standard">
      <style:paragraph-properties fo:text-align="start" style:justify-single-word="false" style:writing-mode="lr-tb"/>
      <style:text-properties fo:color="#111111" style:font-name="Times New Roman" fo:font-weight="bold" officeooo:paragraph-rsid="000d06e8" style:font-weight-asian="bold" style:font-name-complex="Times New Roman1" style:font-weight-complex="bold"/>
    </style:style>
    <style:style style:name="P58" style:family="paragraph" style:parent-style-name="Standard">
      <style:paragraph-properties fo:text-align="start" style:justify-single-word="false" style:writing-mode="lr-tb"/>
      <style:text-properties fo:color="#ff4000" style:font-name="Times New Roman" officeooo:paragraph-rsid="000d06e8" style:font-name-complex="Times New Roman1"/>
    </style:style>
    <style:style style:name="P59" style:family="paragraph" style:parent-style-name="Standard">
      <style:paragraph-properties fo:text-align="start" style:justify-single-word="false" style:writing-mode="lr-tb"/>
      <style:text-properties fo:color="#1c1d1e" officeooo:paragraph-rsid="000d06e8"/>
    </style:style>
    <style:style style:name="P60" style:family="paragraph" style:parent-style-name="Standard">
      <style:paragraph-properties fo:text-align="start" style:justify-single-word="false" style:writing-mode="lr-tb"/>
      <style:text-properties officeooo:rsid="000b62f7" officeooo:paragraph-rsid="000d06e8"/>
    </style:style>
    <style:style style:name="P61" style:family="paragraph" style:parent-style-name="Table_20_Contents">
      <style:paragraph-properties fo:text-align="center" style:justify-single-word="false" style:writing-mode="lr-tb"/>
      <style:text-properties officeooo:paragraph-rsid="000d06e8"/>
    </style:style>
    <style:style style:name="P62"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Times New Roman" fo:font-size="12pt" fo:font-style="normal" fo:text-shadow="none" style:text-underline-style="none" fo:font-weight="normal" officeooo:paragraph-rsid="000d06e8" style:font-size-asian="12pt" style:font-style-asian="normal" style:font-weight-asian="normal" style:font-size-complex="12pt" style:font-style-complex="normal" style:font-weight-complex="normal"/>
    </style:style>
    <style:style style:name="P63" style:family="paragraph" style:parent-style-name="Table_20_Contents">
      <style:paragraph-properties fo:text-align="start" style:justify-single-word="false" style:writing-mode="lr-tb"/>
      <style:text-properties fo:color="#000000" style:text-outline="false" style:text-line-through-style="none" style:text-line-through-type="none" style:font-name="Times New Roman" fo:font-size="12pt" fo:font-style="normal" fo:text-shadow="none" style:text-underline-style="none" fo:font-weight="normal" officeooo:paragraph-rsid="000d06e8" style:font-size-asian="12pt" style:font-style-asian="normal" style:font-weight-asian="normal" style:font-size-complex="12pt" style:font-style-complex="normal" style:font-weight-complex="normal"/>
    </style:style>
    <style:style style:name="P64" style:family="paragraph" style:parent-style-name="Text_20_body">
      <style:paragraph-properties fo:line-height="150%" fo:text-align="justify" style:justify-single-word="false" style:writing-mode="lr-tb"/>
      <style:text-properties officeooo:paragraph-rsid="000d06e8"/>
    </style:style>
    <style:style style:name="P65" style:family="paragraph" style:parent-style-name="Text_20_body">
      <style:paragraph-properties fo:text-align="start" style:justify-single-word="false" style:writing-mode="lr-tb"/>
      <style:text-properties style:font-name="Times New Roman" fo:font-weight="bold" officeooo:paragraph-rsid="000d06e8" fo:background-color="#ffffff" style:font-weight-asian="bold"/>
    </style:style>
    <style:style style:name="P66" style:family="paragraph" style:parent-style-name="Text_20_body">
      <style:paragraph-properties fo:line-height="150%" fo:text-align="justify" style:justify-single-word="false" style:writing-mode="lr-tb"/>
      <style:text-properties style:font-name="Times New Roman" fo:font-weight="bold" officeooo:paragraph-rsid="000d06e8" style:font-weight-asian="bold" style:font-name-complex="Times New Roman1" style:font-weight-complex="bold"/>
    </style:style>
    <style:style style:name="P67" style:family="paragraph" style:parent-style-name="Text_20_body">
      <style:paragraph-properties fo:text-align="start" style:justify-single-word="false" style:writing-mode="lr-tb"/>
      <style:text-properties fo:color="#000000" style:font-name="Times New Roman" fo:font-size="12pt" fo:language="en" fo:country="US" fo:font-weight="bold" officeooo:rsid="000d48cd" officeooo:paragraph-rsid="000d06e8" fo:background-color="#ffffff" style:font-size-asian="12pt" style:language-asian="en" style:country-asian="US" style:font-weight-asian="bold" style:font-name-complex="Times New Roman1" style:font-size-complex="12pt" style:language-complex="ar" style:country-complex="SA" style:font-weight-complex="bold"/>
    </style:style>
    <style:style style:name="P68" style:family="paragraph" style:parent-style-name="Standard" style:master-page-name="Standard">
      <style:paragraph-properties fo:text-align="start" style:justify-single-word="false" style:page-number="auto" style:writing-mode="lr-tb"/>
      <style:text-properties style:font-name="Times New Roman" fo:font-weight="bold" officeooo:paragraph-rsid="000d06e8" style:font-weight-asian="bold"/>
    </style:style>
    <style:style style:name="P69" style:family="paragraph" style:parent-style-name="Text_20_body">
      <style:paragraph-properties fo:text-align="justify" style:justify-single-word="false"/>
      <style:text-properties officeooo:paragraph-rsid="0010c579"/>
    </style:style>
    <style:style style:name="P70" style:family="paragraph" style:parent-style-name="Text_20_body">
      <style:paragraph-properties fo:margin-top="0in" fo:margin-bottom="0.1665in" loext:contextual-spacing="false" fo:line-height="150%" fo:text-align="justify" style:justify-single-word="false" fo:orphans="0" fo:widows="0" style:writing-mode="lr-tb"/>
      <style:text-properties fo:color="#000000" style:font-name="Times New Roman" fo:font-size="12pt" fo:language="en" fo:country="US" fo:font-weight="bold" officeooo:paragraph-rsid="000d06e8" fo:background-color="#ffffff" style:font-size-asian="12pt" style:language-asian="en" style:country-asian="US" style:font-weight-asian="bold" style:font-name-complex="Times New Roman1" style:font-size-complex="12pt" style:language-complex="ar" style:country-complex="SA" style:font-weight-complex="bold"/>
    </style:style>
    <style:style style:name="P7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Times New Roman"/>
    </style:style>
    <style:style style:name="T2" style:family="text">
      <style:text-properties style:font-name="Times New Roman" fo:font-size="10pt" style:font-size-asian="10pt" style:font-size-complex="10pt"/>
    </style:style>
    <style:style style:name="T3" style:family="text">
      <style:text-properties style:font-name="Times New Roman" fo:font-size="10pt" fo:background-color="#ffffff" loext:char-shading-value="0" style:font-size-asian="10pt" style:font-name-complex="Mangal" style:font-size-complex="10pt"/>
    </style:style>
    <style:style style:name="T4" style:family="text">
      <style:text-properties style:font-name="Times New Roman" fo:font-size="10pt" fo:font-weight="bold" style:font-size-asian="10pt" style:font-weight-asian="bold" style:font-size-complex="10pt"/>
    </style:style>
    <style:style style:name="T5" style:family="text">
      <style:text-properties style:font-name="Times New Roman" fo:font-size="10pt" fo:font-weight="bold" fo:background-color="#ffffff" loext:char-shading-value="0" style:font-size-asian="10pt" style:font-weight-asian="bold" style:font-name-complex="Mangal" style:font-size-complex="10pt"/>
    </style:style>
    <style:style style:name="T6" style:family="text">
      <style:text-properties style:font-name="Times New Roman" fo:font-weight="bold" style:font-weight-asian="bold"/>
    </style:style>
    <style:style style:name="T7" style:family="text">
      <style:text-properties style:font-name="Times New Roman" fo:font-weight="bold" style:font-weight-asian="bold" style:font-weight-complex="bold"/>
    </style:style>
    <style:style style:name="T8" style:family="text">
      <style:text-properties style:font-name="Times New Roman" style:font-name-complex="Times New Roman1"/>
    </style:style>
    <style:style style:name="T9" style:family="text">
      <style:text-properties style:font-name="Times New Roman" fo:font-size="12pt" style:font-size-asian="12pt" style:font-name-complex="Times New Roman1"/>
    </style:style>
    <style:style style:name="T10" style:family="text">
      <style:text-properties style:font-name="Times New Roman" fo:font-style="italic" style:font-style-asian="italic" style:font-name-complex="Times New Roman1" style:font-style-complex="italic"/>
    </style:style>
    <style:style style:name="T11" style:family="text">
      <style:text-properties fo:color="#000000" style:font-name="Times New Roman"/>
    </style:style>
    <style:style style:name="T12" style:family="text">
      <style:text-properties fo:color="#000000" style:font-name="Times New Roman" fo:font-size="12pt" fo:background-color="#ffffff" loext:char-shading-value="0" style:font-size-asian="12pt" style:font-name-complex="Times New Roman1" style:font-size-complex="12pt"/>
    </style:style>
    <style:style style:name="T13" style:family="text">
      <style:text-properties fo:color="#000000" style:font-name="Times New Roman" fo:font-size="12pt" fo:background-color="#ffffff" loext:char-shading-value="0" style:font-size-asian="12pt" style:font-name-complex="Times New Roman1" style:font-size-complex="12pt" style:font-weight-complex="bold"/>
    </style:style>
    <style:style style:name="T14" style:family="text">
      <style:text-properties fo:color="#000000" style:font-name="Times New Roman" fo:font-size="12pt" fo:background-color="#ffffff" loext:char-shading-value="0" style:font-size-asian="12pt" style:font-size-complex="12pt"/>
    </style:style>
    <style:style style:name="T15" style:family="text">
      <style:text-properties fo:color="#000000" style:font-name="Times New Roman" fo:font-size="12pt" style:font-size-asian="12pt" style:font-name-complex="Times New Roman1"/>
    </style:style>
    <style:style style:name="T16" style:family="text">
      <style:text-properties fo:color="#000000" style:font-name="Times New Roman" fo:font-size="12pt" style:font-size-asian="12pt" style:font-name-complex="Times New Roman1" style:font-size-complex="12pt"/>
    </style:style>
    <style:style style:name="T17" style:family="text">
      <style:text-properties fo:color="#000000" style:font-name="Times New Roman" fo:font-size="12pt" style:font-size-asian="12pt" style:font-name-complex="Times New Roman1" style:font-size-complex="12pt" style:font-weight-complex="bold"/>
    </style:style>
    <style:style style:name="T18" style:family="text">
      <style:text-properties fo:color="#000000" style:font-name="Times New Roman" fo:font-size="12pt" style:font-size-asian="12pt" style:font-name-complex="Times Roman" style:font-size-complex="12pt"/>
    </style:style>
    <style:style style:name="T19" style:family="text">
      <style:text-properties fo:color="#000000" style:font-name="Times New Roman" fo:font-size="12pt" style:font-size-asian="12pt" style:font-size-complex="12pt"/>
    </style:style>
    <style:style style:name="T20" style:family="text">
      <style:text-properties fo:color="#000000" style:font-name="Times New Roman" fo:font-size="12pt" fo:language="en" fo:country="US" style:letter-kerning="false" fo:background-color="#ffffff" loext:char-shading-value="0" style:font-name-asian="Tahoma" style:font-size-asian="12pt" style:language-asian="en" style:country-asian="US" style:font-name-complex="Tahoma" style:font-size-complex="12pt" style:language-complex="en" style:country-complex="US"/>
    </style:style>
    <style:style style:name="T21" style:family="text">
      <style:text-properties fo:color="#000000" style:font-name="Times New Roman" fo:font-size="12pt" fo:language="en" fo:country="US" fo:font-weight="normal" fo:background-color="#ffffff" loext:char-shading-value="0" style:font-size-asian="12pt" style:language-asian="en" style:country-asian="US" style:font-weight-asian="normal" style:font-name-complex="Times New Roman1" style:font-size-complex="12pt" style:language-complex="ar" style:country-complex="SA" style:font-weight-complex="bold"/>
    </style:style>
    <style:style style:name="T22" style:family="text">
      <style:text-properties fo:color="#000000" style:font-name="Times New Roman" fo:font-size="12pt" fo:language="en" fo:country="US" fo:font-weight="normal" officeooo:rsid="001d61fb" fo:background-color="#ffffff" loext:char-shading-value="0" style:font-size-asian="12pt" style:language-asian="en" style:country-asian="US" style:font-weight-asian="normal" style:font-name-complex="Times New Roman1" style:font-size-complex="12pt" style:language-complex="ar" style:country-complex="SA" style:font-weight-complex="bold"/>
    </style:style>
    <style:style style:name="T23" style:family="text">
      <style:text-properties fo:color="#000000" style:font-name="Times New Roman" fo:font-size="12pt" fo:language="en" fo:country="US" fo:font-weight="normal" fo:background-color="#ffffff" loext:char-shading-value="0" style:font-size-asian="12pt" style:language-asian="en" style:country-asian="US" style:font-weight-asian="normal" style:font-name-complex="Times Roman" style:font-size-complex="12pt" style:language-complex="ar" style:country-complex="SA" style:font-weight-complex="bold"/>
    </style:style>
    <style:style style:name="T24" style:family="text">
      <style:text-properties fo:color="#000000" style:font-name="Times New Roman" fo:font-size="12pt" fo:language="en" fo:country="US" fo:font-weight="normal" fo:background-color="#ffffff" loext:char-shading-value="0" style:font-size-asian="12pt" style:language-asian="en" style:country-asian="US" style:font-weight-asian="normal" style:font-name-complex="Times Bold" style:font-size-complex="12pt" style:language-complex="ar" style:country-complex="SA" style:font-weight-complex="bold"/>
    </style:style>
    <style:style style:name="T25" style:family="text">
      <style:text-properties fo:color="#000000" style:font-name="Times New Roman" fo:font-size="12pt" fo:language="en" fo:country="US" fo:font-weight="normal" style:letter-kerning="true" fo:background-color="#ffffff" loext:char-shading-value="0" style:font-name-asian="SimSun" style:font-size-asian="12pt" style:language-asian="en" style:country-asian="US" style:font-weight-asian="normal" style:font-name-complex="Times New Roman1" style:font-size-complex="12pt" style:language-complex="ar" style:country-complex="SA" style:font-weight-complex="bold"/>
    </style:style>
    <style:style style:name="T26" style:family="text">
      <style:text-properties fo:color="#000000" style:font-name="Times New Roman" fo:font-size="12pt" fo:language="en" fo:country="US" style:letter-kerning="true" style:font-name-asian="SimSun" style:font-size-asian="12pt" style:language-asian="zh" style:country-asian="CN" style:font-name-complex="Times New Roman1" style:font-size-complex="12pt" style:language-complex="hi" style:country-complex="IN" style:font-weight-complex="bold"/>
    </style:style>
    <style:style style:name="T27" style:family="text">
      <style:text-properties fo:color="#000000" style:font-name="Times New Roman" fo:font-size="12pt" fo:language="en" fo:country="US" style:font-size-asian="12pt" style:font-name-complex="Times New Roman1" style:font-size-complex="12pt"/>
    </style:style>
    <style:style style:name="T28" style:family="text">
      <style:text-properties fo:color="#000000" style:font-name="Times New Roman" fo:font-size="12pt" fo:language="en" fo:country="US" fo:font-weight="bold" fo:background-color="#ffffff" loext:char-shading-value="0" style:font-size-asian="12pt" style:language-asian="en" style:country-asian="US" style:font-weight-asian="bold" style:font-name-complex="Times New Roman1" style:font-size-complex="12pt" style:language-complex="ar" style:country-complex="SA" style:font-weight-complex="bold"/>
    </style:style>
    <style:style style:name="T29" style:family="text">
      <style:text-properties fo:color="#000000" style:font-name="Times New Roman" fo:font-size="12pt" fo:language="en" fo:country="GB" style:letter-kerning="true" style:font-name-asian="SimSun" style:font-size-asian="12pt" style:language-asian="zh" style:country-asian="CN" style:font-name-complex="Times Roman" style:font-size-complex="12pt" style:language-complex="hi" style:country-complex="IN"/>
    </style:style>
    <style:style style:name="T30" style:family="text">
      <style:text-properties fo:color="#000000"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style>
    <style:style style:name="T31" style:family="text">
      <style:text-properties fo:color="#000000" style:font-name="Times New Roman" fo:font-size="12pt" fo:language="en" fo:country="GB" style:letter-kerning="true" style:font-name-asian="SimSun" style:font-size-asian="12pt" style:language-asian="zh" style:country-asian="CN" style:font-name-complex="Times New Roman1" style:font-size-complex="12pt" style:language-complex="hi" style:country-complex="IN"/>
    </style:style>
    <style:style style:name="T32" style:family="text">
      <style:text-properties fo:color="#000000" style:font-name="Times New Roman" fo:font-size="12pt" fo:language="en" fo:country="GB" style:letter-kerning="true" style:font-name-asian="SimSun" style:font-size-asian="12pt" style:language-asian="zh" style:country-asian="CN" style:font-name-complex="Times New Roman1" style:font-size-complex="12pt" style:language-complex="hi" style:country-complex="IN" style:font-weight-complex="bold"/>
    </style:style>
    <style:style style:name="T33" style:family="text">
      <style:text-properties fo:color="#000000" style:font-name="Times New Roman" fo:font-size="12pt" fo:language="en" fo:country="GB" style:letter-kerning="true" fo:background-color="#ffffff" loext:char-shading-value="0" style:font-name-asian="SimSun" style:font-size-asian="12pt" style:language-asian="zh" style:country-asian="CN" style:font-name-complex="Lucida Sans" style:font-size-complex="12pt" style:language-complex="hi" style:country-complex="IN"/>
    </style:style>
    <style:style style:name="T34" style:family="text">
      <style:text-properties fo:color="#000000" style:font-name="Times New Roman" fo:font-size="12pt" fo:language="en" fo:country="GB" fo:font-weight="normal" style:letter-kerning="true" fo:background-color="#ffffff" loext:char-shading-value="0" style:font-name-asian="SimSun" style:font-size-asian="12pt" style:language-asian="zh" style:country-asian="CN" style:font-weight-asian="normal" style:font-name-complex="Times New Roman1" style:font-size-complex="12pt" style:language-complex="hi" style:country-complex="IN" style:font-weight-complex="normal"/>
    </style:style>
    <style:style style:name="T35" style:family="text">
      <style:text-properties fo:color="#000000" style:font-name="Times New Roman" fo:font-size="12pt" fo:letter-spacing="normal" style:text-underline-style="none" style:letter-kerning="false" style:font-name-asian="Times New Roman1" style:font-size-asian="12pt" style:language-asian="pt" style:country-asian="BR" style:font-name-complex="Times New Roman1"/>
    </style:style>
    <style:style style:name="T36" style:family="text">
      <style:text-properties fo:color="#000000" style:font-name="Times New Roman" fo:font-size="12pt" fo:letter-spacing="normal" style:text-underline-style="none" style:letter-kerning="false" style:font-size-asian="12pt"/>
    </style:style>
    <style:style style:name="T37" style:family="text">
      <style:text-properties fo:color="#000000" style:font-name="Times New Roman" fo:font-size="12pt" fo:letter-spacing="normal" style:text-underline-style="none" style:letter-kerning="false" style:font-size-asian="12pt" style:font-size-complex="12pt"/>
    </style:style>
    <style:style style:name="T38" style:family="text">
      <style:text-properties fo:color="#000000" style:font-name="Times New Roman" fo:font-size="12pt" fo:font-style="italic" style:font-size-asian="12pt" style:font-style-asian="italic" style:font-name-complex="Times New Roman1" style:font-size-complex="12pt"/>
    </style:style>
    <style:style style:name="T39" style:family="text">
      <style:text-properties fo:color="#000000" style:font-name="Times New Roman" fo:font-size="12pt" fo:font-style="italic" fo:font-weight="normal" fo:background-color="#ffffff" loext:char-shading-value="0" style:font-size-asian="12pt" style:font-style-asian="italic" style:font-weight-asian="normal" style:font-name-complex="Times New Roman1" style:font-size-complex="12pt" style:font-style-complex="italic" style:font-weight-complex="normal"/>
    </style:style>
    <style:style style:name="T40" style:family="text">
      <style:text-properties fo:color="#000000" style:font-name="Times New Roman" fo:font-size="12pt" fo:font-style="normal" style:font-size-asian="12pt" style:font-style-asian="normal" style:font-name-complex="Times New Roman1" style:font-size-complex="12pt" style:font-style-complex="normal"/>
    </style:style>
    <style:style style:name="T41" style:family="text">
      <style:text-properties fo:color="#000000" style:font-name="Times New Roman" fo:font-size="12pt" fo:font-weight="normal" fo:background-color="#ffffff" loext:char-shading-value="0" style:font-size-asian="12pt" style:font-weight-asian="normal" style:font-name-complex="Times New Roman1" style:font-size-complex="12pt" style:font-weight-complex="normal"/>
    </style:style>
    <style:style style:name="T42" style:family="text">
      <style:text-properties fo:color="#000000" style:font-name="Times New Roman" style:font-name-complex="Times Roman"/>
    </style:style>
    <style:style style:name="T43" style:family="text">
      <style:text-properties fo:color="#000000" style:font-name="Times New Roman" style:letter-kerning="false" style:font-name-complex="Times Roman"/>
    </style:style>
    <style:style style:name="T44" style:family="text">
      <style:text-properties fo:color="#000000" style:font-name="Times New Roman" fo:font-style="italic" style:font-style-asian="italic" style:font-name-complex="Times Roman"/>
    </style:style>
    <style:style style:name="T45" style:family="text">
      <style:text-properties fo:color="#000000" style:font-name="Times New Roman" fo:font-style="italic" style:font-style-asian="italic" style:font-name-complex="Times New Roman1"/>
    </style:style>
    <style:style style:name="T46" style:family="text">
      <style:text-properties fo:color="#000000" style:font-name="Times New Roman" fo:font-style="italic" style:font-style-asian="italic" style:font-name-complex="Times New Roman1" style:font-style-complex="italic"/>
    </style:style>
    <style:style style:name="T47" style:family="text">
      <style:text-properties fo:color="#000000" style:font-name="Times New Roman" fo:font-style="italic" style:font-style-asian="italic" style:font-name-complex="Times New Roman1" style:font-style-complex="italic" style:font-weight-complex="bold"/>
    </style:style>
    <style:style style:name="T48" style:family="text">
      <style:text-properties fo:color="#000000" style:font-name="Times New Roman" fo:font-style="italic" style:font-style-asian="italic" style:font-name-complex="Times New Roman1" style:font-weight-complex="bold"/>
    </style:style>
    <style:style style:name="T49" style:family="text">
      <style:text-properties fo:color="#000000" style:font-name="Times New Roman" fo:font-weight="bold" style:font-weight-asian="bold" style:font-name-complex="Times New Roman1" style:font-weight-complex="bold"/>
    </style:style>
    <style:style style:name="T50" style:family="text">
      <style:text-properties fo:color="#000000" style:font-name="Times New Roman" style:font-name-complex="Times New Roman1"/>
    </style:style>
    <style:style style:name="T51" style:family="text">
      <style:text-properties fo:color="#000000" style:font-name="Times New Roman" style:font-name-complex="Times New Roman1" style:font-weight-complex="bold"/>
    </style:style>
    <style:style style:name="T52" style:family="text">
      <style:text-properties fo:color="#000000" style:font-name="Times New Roman" style:font-name-complex="Times New Roman1" style:font-style-complex="italic" style:font-weight-complex="bold"/>
    </style:style>
    <style:style style:name="T53" style:family="text">
      <style:text-properties fo:color="#000000" style:font-name="Times New Roman" officeooo:rsid="001d9ba5" style:font-name-complex="Times New Roman1"/>
    </style:style>
    <style:style style:name="T54" style:family="text">
      <style:text-properties fo:color="#000000" style:font-name="Times New Roman" fo:background-color="#ffffff" loext:char-shading-value="0"/>
    </style:style>
    <style:style style:name="T55" style:family="text">
      <style:text-properties fo:color="#000000" style:font-name="Times New Roman" fo:background-color="#ffffff" loext:char-shading-value="0" style:font-name-complex="Times New Roman1" style:font-weight-complex="bold"/>
    </style:style>
    <style:style style:name="T56" style:family="text">
      <style:text-properties fo:color="#000000" style:font-name="Times New Roman" fo:font-size="8pt" fo:font-weight="bold" style:font-size-asian="8pt" style:font-weight-asian="bold" style:font-name-complex="Times New Roman1" style:font-weight-complex="bold"/>
    </style:style>
    <style:style style:name="T57" style:family="text">
      <style:text-properties fo:color="#000000" style:font-name="Times New Roman" fo:font-size="10pt" style:font-size-asian="10pt" style:font-name-complex="Times New Roman1"/>
    </style:style>
    <style:style style:name="T58" style:family="text">
      <style:text-properties fo:color="#000000" style:font-name="Times New Roman" fo:font-size="10pt" fo:language="en" fo:country="US" fo:font-weight="bold" fo:background-color="#ffffff" loext:char-shading-value="0" style:font-size-asian="10pt" style:language-asian="en" style:country-asian="US" style:font-weight-asian="bold" style:font-name-complex="Times New Roman1" style:font-size-complex="10pt" style:language-complex="ar" style:country-complex="SA" style:font-weight-complex="bold"/>
    </style:style>
    <style:style style:name="T59" style:family="text">
      <style:text-properties fo:color="#000000" style:font-name="Times New Roman" fo:font-size="10pt" fo:language="en" fo:country="US" fo:font-weight="bold" fo:background-color="#ffffff" loext:char-shading-value="0" style:font-size-asian="10pt" style:language-asian="en" style:country-asian="US" style:font-weight-asian="bold" style:font-name-complex="Times Bold" style:font-size-complex="10pt" style:language-complex="ar" style:country-complex="SA" style:font-weight-complex="bold"/>
    </style:style>
    <style:style style:name="T60" style:family="text">
      <style:text-properties fo:color="#000000" style:font-name="Times New Roman" fo:font-size="10pt" fo:language="en" fo:country="US" fo:font-weight="normal" fo:background-color="#ffffff" loext:char-shading-value="0" style:font-size-asian="10pt" style:language-asian="en" style:country-asian="US" style:font-weight-asian="normal" style:font-name-complex="Times New Roman1" style:font-size-complex="10pt" style:language-complex="ar" style:country-complex="SA" style:font-weight-complex="bold"/>
    </style:style>
    <style:style style:name="T61" style:family="text">
      <style:text-properties fo:color="#000000" style:font-name="Times New Roman" fo:font-size="10pt" fo:language="en" fo:country="US" fo:font-weight="normal" fo:background-color="#ffffff" loext:char-shading-value="0" style:font-size-asian="10pt" style:language-asian="en" style:country-asian="US" style:font-weight-asian="normal" style:font-name-complex="Times Bold" style:font-size-complex="10pt" style:language-complex="ar" style:country-complex="SA" style:font-weight-complex="bold"/>
    </style:style>
    <style:style style:name="T62" style:family="text">
      <style:text-properties fo:color="#000000" style:font-name="Times New Roman" fo:font-style="normal" style:font-style-asian="normal" style:font-name-complex="Times New Roman1" style:font-style-complex="normal"/>
    </style:style>
    <style:style style:name="T63" style:family="text">
      <style:text-properties fo:color="#000000" style:font-name="Times New Roman" fo:font-size="9pt" fo:font-weight="bold" fo:background-color="#ffffff" loext:char-shading-value="0" style:font-size-asian="9pt" style:font-weight-asian="bold" style:font-name-complex="Times Bold" style:font-size-complex="9pt" style:font-weight-complex="bold"/>
    </style:style>
    <style:style style:name="T64" style:family="text">
      <style:text-properties fo:color="#000000" style:font-name="Times New Roman" fo:font-size="9pt" fo:font-weight="normal" fo:background-color="#ffffff" loext:char-shading-value="0" style:font-size-asian="9pt" style:font-weight-asian="normal" style:font-name-complex="Times Roman" style:font-size-complex="9pt" style:font-weight-complex="normal"/>
    </style:style>
    <style:style style:name="T65" style:family="text">
      <style:text-properties fo:color="#000000" style:font-name="Times New Roman" fo:font-size="9pt" fo:language="en" fo:country="GB" fo:font-weight="normal" style:letter-kerning="true" fo:background-color="#ffffff" loext:char-shading-value="0" style:font-name-asian="SimSun" style:font-size-asian="9pt" style:language-asian="zh" style:country-asian="CN" style:font-weight-asian="normal" style:font-name-complex="Times Roman" style:font-size-complex="9pt" style:language-complex="hi" style:country-complex="IN" style:font-weight-complex="normal"/>
    </style:style>
    <style:style style:name="T66" style:family="text">
      <style:text-properties fo:color="#000000" style:font-name="Times New Roman" fo:language="en" fo:country="US"/>
    </style:style>
    <style:style style:name="T67" style:family="text">
      <style:text-properties fo:color="#000000" style:font-name="Times New Roman" fo:language="en" fo:country="US" style:font-name-complex="Times New Roman1"/>
    </style:style>
    <style:style style:name="T68" style:family="text">
      <style:text-properties fo:color="#000000" style:font-name="Times New Roman" fo:language="en" fo:country="US" style:font-name-complex="Times New Roman1" style:font-weight-complex="bold"/>
    </style:style>
    <style:style style:name="T69" style:family="text">
      <style:text-properties fo:color="#000000" style:font-name="Times New Roman" fo:language="en" fo:country="US" officeooo:rsid="00133e2d" style:font-name-complex="Times New Roman1" style:font-weight-complex="bold"/>
    </style:style>
    <style:style style:name="T70" style:family="text">
      <style:text-properties fo:color="#000000" style:font-name="Times New Roman" fo:language="en" fo:country="US" officeooo:rsid="00149eed" style:font-name-complex="Times New Roman1" style:font-weight-complex="bold"/>
    </style:style>
    <style:style style:name="T71" style:family="text">
      <style:text-properties fo:color="#000000" style:font-name="Times New Roman" fo:language="en" fo:country="US" officeooo:rsid="00152556" style:font-name-complex="Times New Roman1" style:font-weight-complex="bold"/>
    </style:style>
    <style:style style:name="T72" style:family="text">
      <style:text-properties fo:color="#000000" style:font-name="Times New Roman" officeooo:rsid="0019eb9c"/>
    </style:style>
    <style:style style:name="T73" style:family="text">
      <style:text-properties fo:color="#000000" style:font-name="Times New Roman" officeooo:rsid="001ba64d"/>
    </style:style>
    <style:style style:name="T74" style:family="text">
      <style:text-properties fo:color="#000000" style:text-position="super 58%" style:font-name="Times New Roman" style:font-name-complex="Times New Roman1"/>
    </style:style>
    <style:style style:name="T75" style:family="text">
      <style:text-properties fo:color="#000000" style:text-position="super 58%" style:font-name="Times New Roman" style:font-name-complex="Times New Roman1" style:font-weight-complex="bold"/>
    </style:style>
    <style:style style:name="T76" style:family="text">
      <style:text-properties fo:color="#000000" style:text-position="super 58%" style:font-name="Times New Roman" fo:font-size="12pt" fo:font-weight="normal" fo:background-color="#ffffff" loext:char-shading-value="0" style:font-size-asian="12pt" style:font-weight-asian="normal" style:font-name-complex="Times New Roman1" style:font-size-complex="12pt" style:font-weight-complex="normal"/>
    </style:style>
    <style:style style:name="T77" style:family="text">
      <style:text-properties fo:color="#000000" style:text-position="sub 58%" style:font-name="Times New Roman" style:font-name-complex="Times New Roman1"/>
    </style:style>
    <style:style style:name="T78" style:family="text">
      <style:text-properties fo:color="#000000" style:text-position="sub 58%" style:font-name="Times New Roman" fo:font-size="12pt" fo:font-style="normal" style:font-size-asian="12pt" style:font-style-asian="normal" style:font-name-complex="Times New Roman1" style:font-size-complex="12pt" style:font-style-complex="normal"/>
    </style:style>
    <style:style style:name="T79" style:family="text">
      <style:text-properties fo:color="#000000" style:text-position="sub 58%" style:font-name="Times New Roman" fo:font-size="12pt" fo:font-style="italic" style:font-size-asian="12pt" style:font-style-asian="italic" style:font-name-complex="Times New Roman1" style:font-size-complex="12pt"/>
    </style:style>
    <style:style style:name="T80" style:family="text">
      <style:text-properties fo:color="#000000" style:text-position="sub 58%" style:font-name="Times New Roman" fo:font-size="12pt" style:font-size-asian="12pt" style:font-name-complex="Times New Roman1" style:font-size-complex="12pt"/>
    </style:style>
    <style:style style:name="T81" style:family="text">
      <style:text-properties fo:color="#000000" style:text-position="sub 58%" style:font-name="Times New Roman" fo:font-style="italic" style:font-style-asian="italic" style:font-name-complex="Times New Roman1"/>
    </style:style>
    <style:style style:name="T82" style:family="text">
      <style:text-properties fo:color="#000000" style:text-position="0% 100%" style:font-name="Times New Roman" fo:font-size="12pt" fo:font-style="normal" style:font-size-asian="12pt" style:font-style-asian="normal" style:font-name-complex="Times New Roman1" style:font-size-complex="12pt" style:font-style-complex="normal"/>
    </style:style>
    <style:style style:name="T83" style:family="text">
      <style:text-properties fo:color="#000000" style:text-position="0% 100%" style:font-name="Times New Roman" fo:font-size="12pt" style:font-size-asian="12pt" style:font-name-complex="Times New Roman1" style:font-size-complex="12pt"/>
    </style:style>
    <style:style style:name="T84" style:family="text">
      <style:text-properties fo:color="#000000" style:font-name="HelveticaNeue" fo:font-size="11pt" fo:language="en" fo:country="US" style:font-size-asian="11pt" style:font-name-complex="Times New Roman1"/>
    </style:style>
    <style:style style:name="T85" style:family="text">
      <style:text-properties fo:color="#000000" style:font-name="HelveticaNeue" fo:font-size="11pt" style:font-size-asian="11pt" style:font-name-complex="Times New Roman1" style:font-weight-complex="bold"/>
    </style:style>
    <style:style style:name="T86" style:family="text">
      <style:text-properties fo:color="#000000" fo:font-size="12pt" fo:letter-spacing="normal" style:text-underline-style="none" style:letter-kerning="false" style:font-size-asian="12pt"/>
    </style:style>
    <style:style style:name="T87" style:family="text">
      <style:text-properties fo:color="#000000" fo:font-size="12pt" fo:letter-spacing="normal" style:text-underline-style="none" style:letter-kerning="false" style:font-size-asian="12pt" style:font-size-complex="12pt"/>
    </style:style>
    <style:style style:name="T88" style:family="text">
      <style:text-properties fo:color="#000000" fo:font-size="12pt" fo:letter-spacing="normal" style:text-underline-style="none" fo:font-weight="normal" style:letter-kerning="false" style:font-size-asian="12pt" style:font-weight-asian="normal"/>
    </style:style>
    <style:style style:name="T89" style:family="text">
      <style:text-properties fo:color="#000000" fo:font-size="12pt" fo:letter-spacing="normal" style:text-underline-style="none" fo:font-weight="normal" officeooo:rsid="000f2bd4" style:letter-kerning="false" style:font-size-asian="12pt" style:font-weight-asian="normal"/>
    </style:style>
    <style:style style:name="T90" style:family="text">
      <style:text-properties fo:color="#000000" fo:font-size="12pt" fo:letter-spacing="normal" style:text-underline-style="none" fo:font-weight="normal" officeooo:rsid="0010f294" style:letter-kerning="false" style:font-size-asian="12pt" style:font-weight-asian="normal"/>
    </style:style>
    <style:style style:name="T91" style:family="text">
      <style:text-properties fo:color="#000000" fo:font-size="12pt" fo:letter-spacing="normal" style:text-underline-style="none" fo:font-weight="normal" officeooo:rsid="0053d01d" style:letter-kerning="false" style:font-size-asian="12pt" style:font-weight-asian="normal"/>
    </style:style>
    <style:style style:name="T92" style:family="text">
      <style:text-properties fo:color="#000000" fo:font-size="12pt" fo:letter-spacing="normal" style:text-underline-style="none" fo:font-weight="normal" officeooo:rsid="001126b2" style:letter-kerning="false" style:font-size-asian="12pt" style:font-weight-asian="normal"/>
    </style:style>
    <style:style style:name="T93" style:family="text">
      <style:text-properties fo:color="#000000" fo:font-size="12pt" fo:letter-spacing="normal" fo:language="en" fo:country="GB" style:text-underline-style="none" officeooo:rsid="000e6107" style:letter-kerning="false" style:font-name-asian="SimSun" style:font-size-asian="12pt" style:language-asian="zh" style:country-asian="CN" style:font-name-complex="Lucida Sans" style:font-size-complex="12pt" style:language-complex="hi" style:country-complex="IN"/>
    </style:style>
    <style:style style:name="T94" style:family="text">
      <style:text-properties fo:color="#000000" style:font-name="Times New Roman" fo:font-size="12pt" fo:letter-spacing="normal" style:text-underline-style="none" style:letter-kerning="false" style:font-size-asian="12pt"/>
    </style:style>
    <style:style style:name="T95" style:family="text">
      <style:text-properties fo:font-variant="normal" fo:text-transform="none" fo:color="#000000" style:font-name="Times New Roman" fo:font-size="12pt" fo:letter-spacing="normal" fo:font-style="normal" fo:font-weight="normal" fo:background-color="#ffffff" loext:char-shading-value="0" style:font-size-asian="12pt" style:font-style-asian="normal" style:font-weight-asian="normal" style:font-name-complex="Times New Roman1" style:font-size-complex="12pt"/>
    </style:style>
    <style:style style:name="T96"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style>
    <style:style style:name="T97"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style>
    <style:style style:name="T98"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weight-complex="normal"/>
    </style:style>
    <style:style style:name="T99" style:family="text">
      <style:text-properties fo:font-variant="normal" fo:text-transform="none" fo:color="#000000" style:font-name="Times New Roman" fo:font-size="12pt" fo:letter-spacing="normal" fo:language="en" fo:country="GB" fo:font-style="normal"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style>
    <style:style style:name="T100" style:family="text">
      <style:text-properties fo:font-variant="normal" fo:text-transform="none" fo:color="#000000" style:font-name="Times New Roman" fo:font-size="12pt" fo:letter-spacing="normal" fo:language="en" fo:country="GB" fo:font-style="normal"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style>
    <style:style style:name="T101" style:family="text">
      <style:text-properties fo:font-variant="normal" fo:text-transform="none" fo:color="#000000" style:font-name="Times New Roman" fo:font-size="12pt" fo:letter-spacing="normal" fo:language="en" fo:country="GB" fo:font-style="normal"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weight-complex="normal"/>
    </style:style>
    <style:style style:name="T102" style:family="text">
      <style:text-properties fo:font-variant="normal" fo:text-transform="none" fo:color="#000000" style:text-position="0% 100%" style:font-name="Times New Roman" fo:font-size="12pt" fo:font-style="normal" style:text-underline-style="none" fo:font-weight="normal" style:font-size-asian="12pt" style:font-style-asian="normal" style:font-weight-asian="normal" style:font-name-complex="Times Roman"/>
    </style:style>
    <style:style style:name="T103" style:family="text">
      <style:text-properties fo:font-variant="normal" fo:text-transform="none" fo:color="#000000" style:text-position="0% 100%" style:font-name="Times New Roman" fo:font-size="12pt" fo:font-style="normal" style:text-underline-style="none" fo:font-weight="normal" style:font-size-asian="12pt" style:font-style-asian="normal" style:font-weight-asian="normal" style:font-name-complex="Times Roman" style:font-size-complex="12pt"/>
    </style:style>
    <style:style style:name="T104" style:family="text">
      <style:text-properties fo:font-variant="normal" fo:text-transform="none" fo:color="#000000" style:text-position="0% 100%" style:font-name="Times New Roman" fo:font-size="12pt" fo:font-style="normal" style:text-underline-style="none" fo:font-weight="normal" officeooo:rsid="0003c4dc" style:font-size-asian="12pt" style:font-style-asian="normal" style:font-weight-asian="normal" style:font-name-complex="Times Roman" style:font-size-complex="12pt" style:font-weight-complex="normal"/>
    </style:style>
    <style:style style:name="T105"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tyle-asian="normal" style:font-weight-asian="normal" style:font-size-complex="12pt"/>
    </style:style>
    <style:style style:name="T106" style:family="text">
      <style:text-properties fo:font-variant="normal" fo:text-transform="none" fo:color="#1c1d1e" style:font-name="Times New Roman" fo:font-size="12pt" fo:letter-spacing="normal" fo:font-style="normal" fo:font-weight="normal" style:font-size-asian="12pt" style:font-style-asian="normal" style:font-weight-asian="normal" style:font-size-complex="12pt"/>
    </style:style>
    <style:style style:name="T107" style:family="text">
      <style:text-properties fo:font-variant="normal" fo:text-transform="none" fo:color="#1c1d1e" style:font-name="Times New Roman" fo:font-size="12pt" fo:letter-spacing="normal" fo:font-style="normal" fo:font-weight="normal" style:font-size-asian="12pt" style:font-style-asian="normal" style:font-weight-asian="normal" style:font-size-complex="12pt" style:font-style-complex="normal"/>
    </style:style>
    <style:style style:name="T108" style:family="text">
      <style:text-properties fo:font-variant="normal" fo:text-transform="none" fo:color="#1c1d1e" style:font-name="Times New Roman" fo:font-size="12pt" fo:letter-spacing="normal" fo:font-style="normal" fo:font-weight="normal" style:font-size-asian="12pt" style:font-style-asian="normal" style:font-weight-asian="normal" style:font-size-complex="12pt" style:font-weight-complex="normal"/>
    </style:style>
    <style:style style:name="T109" style:family="text">
      <style:text-properties fo:font-variant="normal" fo:text-transform="none" fo:color="#1c1d1e" style:font-name="Times New Roman" fo:font-size="12pt" fo:letter-spacing="normal" fo:language="en" fo:country="GB" fo:font-style="normal"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style>
    <style:style style:name="T110" style:family="text">
      <style:text-properties fo:font-variant="normal" fo:text-transform="none" fo:color="#1c1d1e" style:font-name="Times New Roman" fo:font-size="12pt" fo:letter-spacing="normal" fo:language="en" fo:country="GB" fo:font-style="normal"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style>
    <style:style style:name="T111" style:family="text">
      <style:text-properties fo:font-variant="normal" fo:text-transform="none" fo:color="#1c1d1e" style:font-name="Times New Roman" fo:font-size="12pt" fo:letter-spacing="normal" fo:language="en" fo:country="GB" fo:font-style="normal"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weight-complex="normal"/>
    </style:style>
    <style:style style:name="T112" style:family="text">
      <style:text-properties fo:font-variant="normal" fo:text-transform="none" fo:color="#1c1d1e" style:font-name="Open Sans" fo:font-size="9pt" fo:letter-spacing="normal" fo:font-style="normal" fo:font-weight="normal" style:font-size-asian="9pt" style:font-style-asian="normal" style:font-weight-asian="normal" style:font-size-complex="12pt" style:font-weight-complex="normal"/>
    </style:style>
    <style:style style:name="T113" style:family="text">
      <style:text-properties fo:font-variant="normal" fo:text-transform="none" fo:color="#1c1d1e" style:text-position="0% 100%" style:font-name="Times New Roman" fo:font-size="12pt" fo:letter-spacing="normal" fo:font-style="normal" style:text-underline-style="none" fo:font-weight="normal" style:font-size-asian="12pt" style:font-style-asian="normal" style:font-weight-asian="normal" style:font-size-complex="12pt" style:font-weight-complex="normal"/>
    </style:style>
    <style:style style:name="T114" style:family="text">
      <style:text-properties fo:font-variant="normal" fo:text-transform="none" fo:color="#ff4000" style:font-name="Times New Roman" fo:font-size="12pt" fo:letter-spacing="normal" fo:font-style="normal" fo:font-weight="normal" style:font-size-asian="12pt" style:font-style-asian="normal" style:font-weight-asian="normal" style:font-size-complex="12pt" style:font-style-complex="normal"/>
    </style:style>
    <style:style style:name="T115" style:family="text">
      <style:text-properties fo:font-variant="normal" fo:text-transform="none" fo:color="#ff4000" style:font-name="Times New Roman" fo:font-size="12pt" fo:letter-spacing="normal" fo:language="en" fo:country="GB" fo:font-style="normal"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style>
    <style:style style:name="T116" style:family="text">
      <style:text-properties fo:font-variant="normal" fo:text-transform="none" fo:color="#c9211e" style:font-name="Times New Roman" fo:font-size="12pt" fo:letter-spacing="normal" fo:font-style="normal" fo:font-weight="normal" style:font-size-asian="12pt" style:font-style-asian="normal" style:font-weight-asian="normal" style:font-size-complex="12pt"/>
    </style:style>
    <style:style style:name="T117" style:family="text">
      <style:text-properties fo:color="#1c1d1e" style:font-name="Times New Roman" fo:font-size="12pt" fo:background-color="#ffffff" loext:char-shading-value="0" style:font-size-asian="12pt" style:font-name-complex="Times New Roman1" style:font-size-complex="12pt"/>
    </style:style>
    <style:style style:name="T118" style:family="text">
      <style:text-properties fo:color="#1c1d1e" style:font-name="Times New Roman" fo:font-size="12pt" fo:language="en" fo:country="US" fo:font-weight="normal" fo:background-color="#ffffff" loext:char-shading-value="0" style:font-size-asian="12pt" style:language-asian="en" style:country-asian="US" style:font-weight-asian="normal" style:font-name-complex="Times New Roman1" style:font-size-complex="12pt" style:language-complex="ar" style:country-complex="SA" style:font-weight-complex="bold"/>
    </style:style>
    <style:style style:name="T119" style:family="text">
      <style:text-properties fo:color="#1c1d1e" style:font-name="Times New Roman" fo:font-size="12pt" fo:language="en" fo:country="US" fo:font-weight="normal" fo:background-color="#ffffff" loext:char-shading-value="0" style:font-size-asian="12pt" style:language-asian="en" style:country-asian="US" style:font-weight-asian="normal" style:font-name-complex="Times Bold" style:font-size-complex="12pt" style:language-complex="ar" style:country-complex="SA" style:font-weight-complex="bold"/>
    </style:style>
    <style:style style:name="T120" style:family="text">
      <style:text-properties fo:color="#1c1d1e" style:font-name="Times New Roman" style:font-name-complex="Times Roman"/>
    </style:style>
    <style:style style:name="T121" style:family="text">
      <style:text-properties fo:color="#1c1d1e" style:font-name="Times New Roman" style:font-name-complex="Times New Roman1"/>
    </style:style>
    <style:style style:name="T122" style:family="text">
      <style:text-properties fo:color="#1c1d1e" style:font-name="Times New Roman" fo:language="en" fo:country="US" style:language-asian="en" style:country-asian="US" style:font-name-complex="Times New Roman1" style:language-complex="ar" style:country-complex="SA"/>
    </style:style>
    <style:style style:name="T123" style:family="text">
      <style:text-properties fo:color="#1c1d1e" style:font-name="Times New Roman" style:text-underline-style="solid" style:text-underline-width="auto" style:text-underline-color="font-color" style:font-name-complex="Times New Roman1"/>
    </style:style>
    <style:style style:name="T124" style:family="text">
      <style:text-properties fo:color="#1c1d1e" style:text-position="super 58%" style:font-name="Times New Roman" style:font-name-complex="Times New Roman1"/>
    </style:style>
    <style:style style:name="T125" style:family="text">
      <style:text-properties fo:color="#c9211e"/>
    </style:style>
    <style:style style:name="T126" style:family="text">
      <style:text-properties fo:color="#c9211e" style:font-name="Times New Roman" fo:font-size="12pt" fo:background-color="#ffffff" loext:char-shading-value="0" style:font-size-asian="12pt" style:font-name-complex="Times New Roman1" style:font-size-complex="12pt"/>
    </style:style>
    <style:style style:name="T127" style:family="text">
      <style:text-properties fo:color="#c9211e" style:font-name="Times New Roman" fo:font-size="12pt" fo:language="en" fo:country="US" fo:font-weight="normal" officeooo:rsid="001d61fb" fo:background-color="#ffffff" loext:char-shading-value="0" style:font-size-asian="12pt" style:language-asian="en" style:country-asian="US" style:font-weight-asian="normal" style:font-name-complex="Times New Roman1" style:font-size-complex="12pt" style:language-complex="ar" style:country-complex="SA" style:font-weight-complex="bold"/>
    </style:style>
    <style:style style:name="T128" style:family="text">
      <style:text-properties fo:color="#c9211e" style:font-name="Times New Roman" fo:language="en" fo:country="US" officeooo:rsid="00152556" style:font-name-complex="Times New Roman1" style:font-weight-complex="bold"/>
    </style:style>
    <style:style style:name="T129" style:family="text">
      <style:text-properties fo:color="#c9211e" style:font-name="Times New Roman" fo:language="en" fo:country="US" officeooo:rsid="00149eed" style:font-name-complex="Times New Roman1" style:font-weight-complex="bold"/>
    </style:style>
    <style:style style:name="T130" style:family="text">
      <style:text-properties fo:color="#c9211e" style:font-name="Times New Roman" officeooo:rsid="0019eb9c"/>
    </style:style>
    <style:style style:name="T131" style:family="text">
      <style:text-properties fo:color="#c9211e" style:font-name="Times New Roman" officeooo:rsid="001ba64d"/>
    </style:style>
    <style:style style:name="T132" style:family="text">
      <style:text-properties fo:color="#c9211e" style:font-name="Times New Roman" style:font-name-complex="Times New Roman1"/>
    </style:style>
    <style:style style:name="T133" style:family="text">
      <style:text-properties fo:color="#c9211e" style:font-name="Times New Roman" officeooo:rsid="001ef301" style:font-name-complex="Times New Roman1"/>
    </style:style>
    <style:style style:name="T134" style:family="text">
      <style:text-properties fo:color="#c9211e" style:font-name="Times New Roman" officeooo:rsid="001f07ad" style:font-name-complex="Times New Roman1"/>
    </style:style>
    <style:style style:name="T135" style:family="text">
      <style:text-properties fo:color="#c9211e" style:font-name="Times New Roman" fo:font-size="12pt" fo:letter-spacing="normal" style:text-underline-style="none" style:letter-kerning="false" style:font-size-asian="12pt"/>
    </style:style>
    <style:style style:name="T136" style:family="text">
      <style:text-properties style:use-window-font-color="true" style:font-name="Times New Roman" fo:font-size="12pt" fo:language="en" fo:country="GB" style:letter-kerning="true" style:font-name-asian="SimSun" style:font-size-asian="12pt" style:language-asian="zh" style:country-asian="CN" style:font-name-complex="Times New Roman1" style:font-size-complex="12pt" style:language-complex="hi" style:country-complex="IN"/>
    </style:style>
    <style:style style:name="T137" style:family="text">
      <style:text-properties fo:color="#4a6ee0" style:font-name="Times New Roman" fo:font-size="12pt" fo:letter-spacing="normal" style:text-underline-style="solid" style:text-underline-width="auto" style:text-underline-color="font-color" style:letter-kerning="false" style:font-size-asian="12pt"/>
    </style:style>
    <style:style style:name="T138" style:family="text">
      <style:text-properties fo:color="#211e1e" style:font-name="Times New Roman" fo:font-size="12pt" style:font-size-asian="12pt" style:font-name-complex="Times New Roman1" style:font-size-complex="12pt"/>
    </style:style>
    <style:style style:name="T139" style:family="text">
      <style:text-properties style:font-name="Times New Roman" fo:font-size="8pt"/>
    </style:style>
    <style:style style:name="T140" style:family="text">
      <style:text-properties style:font-name="Times New Roman" fo:font-size="12pt" style:font-size-asian="12pt" style:font-size-complex="12pt"/>
    </style:style>
    <style:style style:name="T141" style:family="text">
      <style:text-properties style:font-name="Times New Roman" fo:font-size="12pt" officeooo:rsid="0010c579" style:font-size-asian="12pt" style:font-size-complex="12pt"/>
    </style:style>
    <style:style style:name="T142" style:family="text">
      <style:text-properties style:font-name="Times New Roman" fo:font-size="12pt" officeooo:rsid="000ebdab" style:font-size-asian="12pt" style:font-size-complex="12pt"/>
    </style:style>
    <style:style style:name="T143" style:family="text">
      <style:text-properties officeooo:rsid="001d9ba5"/>
    </style:style>
    <style:style style:name="T14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letter-kerning="true" style:font-name-asian="SimSun" style:font-size-asian="10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style>
    <style:style style:name="T14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letter-kerning="true" style:font-name-asian="SimSun" style:font-size-asian="10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style>
    <style:style style:name="fr1" style:family="graphic" style:parent-style-name="Formula">
      <style:graphic-properties fo:margin-left="0in" fo:margin-right="0in" fo:margin-top="0in" fo:margin-bottom="0in"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Title</text:p>
      <text:p text:style-name="P34">#1 Ocean warming degrades the food web in tropical reef ecosystems</text:p>
      <text:p text:style-name="P29"/>
      <text:p text:style-name="P34">#2 Degradation of tropical reef ecosystems by ocean warming </text:p>
      <text:p text:style-name="P29"/>
      <text:p text:style-name="P30">Abstract</text:p>
      <text:p text:style-name="P30"/>
      <text:p text:style-name="P2"><text:span text:style-name="T12">Climate change is affecting life on Earth in many levels, from affecting metabolic responses of individuals to causing shifts in species distributions and community composition, which may scale up to the ecosystem level by affecting its </text:span><text:span text:style-name="T95">energy flux, nutrient cycling and</text:span><text:span text:style-name="T12"> stability. </text:span><text:span text:style-name="T20">A less evident but not less important impact are climate-driven shifts in food webs, which are overlooked due to the paucity of data and difficulty to generate reliable models.</text:span><text:span text:style-name="T12"> We developed a food web model of a tropical near-pristine reef ecosystem and analyzed changes on living biomass and fish biomass partitioning across trophic levels as a response to climate change scenarios over the 21st century. By the end of the century, t</text:span><text:span text:style-name="T13">otal living biomass is expected to decrease by 1%, <text:s/>8 % and 44% under the low, medium and high emissions scenarios, respectively. </text:span><text:span text:style-name="T12">As total fish biomass decrease under high emissions scenario, ecosystem structure will </text:span><text:span text:style-name="T117">shift from a system with greater relative abundance of herbivorous/detritivorous fish and suspensivorous benthic invertebrates, to a system typified by relatively more invertivorous fishes, </text:span><text:span text:style-name="T126">suspension feeding zooplankton</text:span><text:span text:style-name="T117">, and algal turfs that thrives while corals collap</text:span><text:span text:style-name="T12">se. This climate-driven community shift is likely to degrades the food web by altering the dominant flows of energy, potentially favouring</text:span><text:span text:style-name="T13"> heterotrophic microbial growth, coral disease</text:span><text:span text:style-name="T12"> and reducing ecosystem resilience and services. Besides providing a predictive framework, our results highlight how the risk of severe biodiversity losses from climate change on tropical reefs can scale up, even on pristine ecosystems, and affect the entire food web and thus energy flow and ecosystem functioning.</text:span></text:p>
      <text:p text:style-name="P8">Introduction</text:p>
      <text:p text:style-name="P37"><text:span text:style-name="T102">Human-induced climate change is affecting ecosystems in all continents and oceans </text:span><text:reference-mark-start text:name="ZOTERO_ITEM CSL_CITATION {&quot;citationID&quot;:&quot;EMI2g2vv&quot;,&quot;properties&quot;:{&quot;formattedCitation&quot;:&quot;(Lotze et al., 2019; McCauley et al., 2015; Sunday et al., 2012)&quot;,&quot;plainCitation&quot;:&quot;(Lotze et al., 2019; McCauley et al., 2015; Sunday et al., 2012)&quot;,&quot;noteIndex&quot;:0},&quot;citationItems&quot;:[{&quot;id&quot;:397,&quot;uris&quot;:[&quot;http://zotero.org/users/5871544/items/TSN9XCI5&quot;],&quot;uri&quot;:[&quot;http://zotero.org/users/5871544/items/TSN9XCI5&quot;],&quot;itemData&quot;:{&quot;id&quot;:397,&quot;type&quot;:&quot;article-journal&quot;,&quot;abstract&quot;:&quot;Using a comprehensive data set of thermal tolerance limits, latitudinal range boundaries and latitudinal range shifts of cold-blooded animals, this study explores the likely consequences of climate change for the geographical redistribution of terrestrial and marine species at a global scale.&quot;,&quot;container-title&quot;:&quot;Nature Climate Change&quot;,&quot;DOI&quot;:&quot;10.1038/nclimate1539&quot;,&quot;ISSN&quot;:&quot;1758-6798&quot;,&quot;issue&quot;:&quot;9&quot;,&quot;language&quot;:&quot;en&quot;,&quot;page&quot;:&quot;686-690&quot;,&quot;source&quot;:&quot;www.nature.com&quot;,&quot;title&quot;:&quot;Thermal tolerance and the global redistribution of animals&quot;,&quot;URL&quot;:&quot;https://www.nature.com/articles/nclimate1539&quot;,&quot;volume&quot;:&quot;2&quot;,&quot;author&quot;:[{&quot;family&quot;:&quot;Sunday&quot;,&quot;given&quot;:&quot;Jennifer M.&quot;},{&quot;family&quot;:&quot;Bates&quot;,&quot;given&quot;:&quot;Amanda E.&quot;},{&quot;family&quot;:&quot;Dulvy&quot;,&quot;given&quot;:&quot;Nicholas K.&quot;}],&quot;accessed&quot;:{&quot;date-parts&quot;:[[&quot;2019&quot;,11,26]]},&quot;issued&quot;:{&quot;date-parts&quot;:[[&quot;2012&quot;,9]]}}},{&quot;id&quot;:544,&quot;uris&quot;:[&quot;http://zotero.org/users/5871544/items/PPI9JW6I&quot;],&quot;uri&quot;:[&quot;http://zotero.org/users/5871544/items/PPI9JW6I&quot;],&quot;itemData&quot;:{&quot;id&quot;:544,&quot;type&quot;:&quot;article-journal&quot;,&quot;abstract&quot;:&quot;Marine animals are disappearing, too\nThe loss of animal species in terrestrial environments has been well documented and is continuing. Loss of species in marine environments has been slower than in terrestrial systems, but appears to be increasing rapidly. McCauley et al. review the recent patterns of species decline and loss in marine environments. Though they note many worrying declines, they also highlight approaches that might allow us to prevent the type of massive defaunation that has occurred on land.\nScience, this issue 10.1126/science.1255641\nStructured Abstract\nBACKGROUND Comparing patterns of terrestrial and marine defaunation helps to place human impacts on marine fauna in context and to navigate toward recovery. Defauna­tion began in earnest tens of thousands of years later in the oceans than it did on land. Although defaunation has been less severe in the oceans than on land, our effects on marine animals are increasing in pace and impact. Humans have caused few complete extinctions in the sea, but we are responsible for many ecological, commercial, and local extinctions. Despite our late start, humans have already powerfully changed virtually all major marine ecosystems.\nADVANCES Humans have profoundly decreased the abundance of both large (e.g., whales) and small (e.g., anchovies) marine fauna. Such declines can generate waves of ecological change that travel both up and down ma­rine food webs and can alter ocean ecosystem functioning. Human harvesters have also been a major force of evolutionary change in the oceans and have reshaped the genetic structure of marine animal populations. Climate change threatens to accelerate marine defaunation over the next century. The high mobility of many marine animals offers some increased, though limited, capacity for marine species to respond to climate stress, but it also exposes many species to increased risk from other stressors. Because humans are intensely reliant on ocean ecosystems for food and other ecosystem services, we are deeply affected by all of these forecasted changes. Three lessons emerge when comparing the marine and terrestrial defaunation experiences: (i) today’s low rates of marine extinction may be the prelude to a major extinction pulse, similar to that observed on land during the industrial revolution, as the footprint of human ocean use widens; (ii) effectively slowing ocean defaunation requires both protected areas and careful management of the intervening ocean matrix; and (iii) the terrestrial experience and current trends in ocean use suggest that habitat destruction is likely to become an increasingly dominant threat to ocean wildlife over the next 150 years.\nOUTLOOK Wildlife populations in the oceans have been badly damaged by human activity. Nevertheless, marine fauna generally are in better condition than terrestrial fauna: Fewer marine animal extinctions have occurred; many geographic ranges have shrunk less; and numerous ocean ecosystems remain more wild than terrestrial ecosystems. Consequently, meaningful rehabilitation of affected marine animal populations remains within the reach of managers. Human dependency on marine wildlife and the linked fate of marine and terrestrial fauna necessitate that we act quickly to slow the advance of marine defaunation. &lt;img class=\&quot;fragment-image\&quot; aria-describedby=\&quot;F1-caption\&quot; src=\&quot;https://science.sciencemag.org/content/sci/347/6219/1255641/F1.medium.gif\&quot;/&gt; Download high-res image Open in new tab Download Powerpoint Timeline (log scale) of marine and terrestrial defaunation. The marine defaunation experience is much less advanced, even though humans have been harvesting ocean wildlife for thousands of years. The recent industrialization of this harvest, however, initiated an era of intense marine wildlife declines. If left unmanaged, we predict that marine habitat alteration, along with climate change (colored bar: IPCC warming), will exacerbate marine defaunation.\nMarine defaunation, or human-caused animal loss in the oceans, emerged forcefully only hundreds of years ago, whereas terrestrial defaunation has been occurring far longer. Though humans have caused few global marine extinctions, we have profoundly affected marine wildlife, altering the functioning and provisioning of services in every ocean. Current ocean trends, coupled with terrestrial defaunation lessons, suggest that marine defaunation rates will rapidly intensify as human use of the oceans industrializes. Though protected areas are a powerful tool to harness ocean productivity, especially when designed with future climate in mind, additional management strategies will be required. Overall, habitat degradation is likely to intensify as a major driver of marine wildlife loss. Proactive intervention can avert a marine defaunation disaster of the magnitude observed on land.&quot;,&quot;container-title&quot;:&quot;Science&quot;,&quot;DOI&quot;:&quot;10.1126/science.1255641&quot;,&quot;ISSN&quot;:&quot;0036-8075, 1095-9203&quot;,&quot;issue&quot;:&quot;6219&quot;,&quot;language&quot;:&quot;en&quot;,&quot;note&quot;:&quot;PMID: 25593191&quot;,&quot;source&quot;:&quot;science.sciencemag.org&quot;,&quot;title&quot;:&quot;Marine defaunation: Animal loss in the global ocean&quot;,&quot;title-short&quot;:&quot;Marine defaunation&quot;,&quot;URL&quot;:&quot;https://science.sciencemag.org/content/347/6219/1255641&quot;,&quot;volume&quot;:&quot;347&quot;,&quot;author&quot;:[{&quot;family&quot;:&quot;McCauley&quot;,&quot;given&quot;:&quot;Douglas J.&quot;},{&quot;family&quot;:&quot;Pinsky&quot;,&quot;given&quot;:&quot;Malin L.&quot;},{&quot;family&quot;:&quot;Palumbi&quot;,&quot;given&quot;:&quot;Stephen R.&quot;},{&quot;family&quot;:&quot;Estes&quot;,&quot;given&quot;:&quot;James A.&quot;},{&quot;family&quot;:&quot;Joyce&quot;,&quot;given&quot;:&quot;Francis H.&quot;},{&quot;family&quot;:&quot;Warner&quot;,&quot;given&quot;:&quot;Robert R.&quot;}],&quot;accessed&quot;:{&quot;date-parts&quot;:[[&quot;2019&quot;,12,4]]},&quot;issued&quot;:{&quot;date-parts&quot;:[[&quot;2015&quot;,1,16]]}}},{&quot;id&quot;:271,&quot;uris&quot;:[&quot;http://zotero.org/users/5871544/items/W2RA27NT&quot;],&quot;uri&quot;:[&quot;http://zotero.org/users/5871544/items/W2RA27NT&quot;],&quot;itemData&quot;:{&quot;id&quot;:271,&quot;type&quot;:&quot;article-journal&quot;,&quot;abstract&quot;:&quot;While the physical dimensions of climate change are now routinely assessed through multimodel intercomparisons, projected impacts on the global ocean ecosystem generally rely on individual models with a specific set of assumptions. To address these single-model limitations, we present standardized ensemble projections from six global marine ecosystem models forced with two Earth system models and four emission scenarios with and without fishing. We derive average biomass trends and associated uncertainties across the marine food web. Without fishing, mean global animal biomass decreased by 5% (±4% SD) under low emissions and 17% (±11% SD) under high emissions by 2100, with an average 5% decline for every 1 °C of warming. Projected biomass declines were primarily driven by increasing temperature and decreasing primary production, and were more pronounced at higher trophic levels, a process known as trophic amplification. Fishing did not substantially alter the effects of climate change. Considerable regional variation featured strong biomass increases at high latitudes and decreases at middle to low latitudes, with good model agreement on the direction of change but variable magnitude. Uncertainties due to variations in marine ecosystem and Earth system models were similar. Ensemble projections performed well compared with empirical data, emphasizing the benefits of multimodel inference to project future outcomes. Our results indicate that global ocean animal biomass consistently declines with climate change, and that these impacts are amplified at higher trophic levels. Next steps for model development include dynamic scenarios of fishing, cumulative human impacts, and the effects of management measures on future ocean biomass trends.&quot;,&quot;container-title&quot;:&quot;Proceedings of the National Academy of Sciences&quot;,&quot;DOI&quot;:&quot;10.1073/pnas.1900194116&quot;,&quot;ISSN&quot;:&quot;0027-8424, 1091-6490&quot;,&quot;issue&quot;:&quot;26&quot;,&quot;journalAbbreviation&quot;:&quot;PNAS&quot;,&quot;language&quot;:&quot;en&quot;,&quot;note&quot;:&quot;PMID: 31186360&quot;,&quot;page&quot;:&quot;12907-12912&quot;,&quot;source&quot;:&quot;www.pnas.org&quot;,&quot;title&quot;:&quot;Global ensemble projections reveal trophic amplification of ocean biomass declines with climate change&quot;,&quot;URL&quot;:&quot;https://www.pnas.org/content/116/26/12907&quot;,&quot;volume&quot;:&quot;116&quot;,&quot;author&quot;:[{&quot;family&quot;:&quot;Lotze&quot;,&quot;given&quot;:&quot;Heike K.&quot;},{&quot;family&quot;:&quot;Tittensor&quot;,&quot;given&quot;:&quot;Derek P.&quot;},{&quot;family&quot;:&quot;Bryndum-Buchholz&quot;,&quot;given&quot;:&quot;Andrea&quot;},{&quot;family&quot;:&quot;Eddy&quot;,&quot;given&quot;:&quot;Tyler D.&quot;},{&quot;family&quot;:&quot;Cheung&quot;,&quot;given&quot;:&quot;William W. L.&quot;},{&quot;family&quot;:&quot;Galbraith&quot;,&quot;given&quot;:&quot;Eric D.&quot;},{&quot;family&quot;:&quot;Barange&quot;,&quot;given&quot;:&quot;Manuel&quot;},{&quot;family&quot;:&quot;Barrier&quot;,&quot;given&quot;:&quot;Nicolas&quot;},{&quot;family&quot;:&quot;Bianchi&quot;,&quot;given&quot;:&quot;Daniele&quot;},{&quot;family&quot;:&quot;Blanchard&quot;,&quot;given&quot;:&quot;Julia L.&quot;},{&quot;family&quot;:&quot;Bopp&quot;,&quot;given&quot;:&quot;Laurent&quot;},{&quot;family&quot;:&quot;Büchner&quot;,&quot;given&quot;:&quot;Matthias&quot;},{&quot;family&quot;:&quot;Bulman&quot;,&quot;given&quot;:&quot;Catherine M.&quot;},{&quot;family&quot;:&quot;Carozza&quot;,&quot;given&quot;:&quot;David A.&quot;},{&quot;family&quot;:&quot;Christensen&quot;,&quot;given&quot;:&quot;Villy&quot;},{&quot;family&quot;:&quot;Coll&quot;,&quot;given&quot;:&quot;Marta&quot;},{&quot;family&quot;:&quot;Dunne&quot;,&quot;given&quot;:&quot;John P.&quot;},{&quot;family&quot;:&quot;Fulton&quot;,&quot;given&quot;:&quot;Elizabeth A.&quot;},{&quot;family&quot;:&quot;Jennings&quot;,&quot;given&quot;:&quot;Simon&quot;},{&quot;family&quot;:&quot;Jones&quot;,&quot;given&quot;:&quot;Miranda C.&quot;},{&quot;family&quot;:&quot;Mackinson&quot;,&quot;given&quot;:&quot;Steve&quot;},{&quot;family&quot;:&quot;Maury&quot;,&quot;given&quot;:&quot;Olivier&quot;},{&quot;family&quot;:&quot;Niiranen&quot;,&quot;given&quot;:&quot;Susa&quot;},{&quot;family&quot;:&quot;Oliveros-Ramos&quot;,&quot;given&quot;:&quot;Ricardo&quot;},{&quot;family&quot;:&quot;Roy&quot;,&quot;given&quot;:&quot;Tilla&quot;},{&quot;family&quot;:&quot;Fernandes&quot;,&quot;given&quot;:&quot;José A.&quot;},{&quot;family&quot;:&quot;Schewe&quot;,&quot;given&quot;:&quot;Jacob&quot;},{&quot;family&quot;:&quot;Shin&quot;,&quot;given&quot;:&quot;Yunne-Jai&quot;},{&quot;family&quot;:&quot;Silva&quot;,&quot;given&quot;:&quot;Tiago A. M.&quot;},{&quot;family&quot;:&quot;Steenbeek&quot;,&quot;given&quot;:&quot;Jeroen&quot;},{&quot;family&quot;:&quot;Stock&quot;,&quot;given&quot;:&quot;Charles A.&quot;},{&quot;family&quot;:&quot;Verley&quot;,&quot;given&quot;:&quot;Philippe&quot;},{&quot;family&quot;:&quot;Volkholz&quot;,&quot;given&quot;:&quot;Jan&quot;},{&quot;family&quot;:&quot;Walker&quot;,&quot;given&quot;:&quot;Nicola D.&quot;},{&quot;family&quot;:&quot;Worm&quot;,&quot;given&quot;:&quot;Boris&quot;}],&quot;accessed&quot;:{&quot;date-parts&quot;:[[&quot;2019&quot;,9,4]]},&quot;issued&quot;:{&quot;date-parts&quot;:[[&quot;2019&quot;,6,25]]}}}],&quot;schema&quot;:&quot;https://github.com/citation-style-language/schema/raw/master/csl-citation.json&quot;} RNDyuYeGYSTXb"/><text:span text:style-name="T103">(Lotze et al., 2019; McCauley et al., 2015; Sunday et al., 2012)</text:span><text:reference-mark-end text:name="ZOTERO_ITEM CSL_CITATION {&quot;citationID&quot;:&quot;EMI2g2vv&quot;,&quot;properties&quot;:{&quot;formattedCitation&quot;:&quot;(Lotze et al., 2019; McCauley et al., 2015; Sunday et al., 2012)&quot;,&quot;plainCitation&quot;:&quot;(Lotze et al., 2019; McCauley et al., 2015; Sunday et al., 2012)&quot;,&quot;noteIndex&quot;:0},&quot;citationItems&quot;:[{&quot;id&quot;:397,&quot;uris&quot;:[&quot;http://zotero.org/users/5871544/items/TSN9XCI5&quot;],&quot;uri&quot;:[&quot;http://zotero.org/users/5871544/items/TSN9XCI5&quot;],&quot;itemData&quot;:{&quot;id&quot;:397,&quot;type&quot;:&quot;article-journal&quot;,&quot;abstract&quot;:&quot;Using a comprehensive data set of thermal tolerance limits, latitudinal range boundaries and latitudinal range shifts of cold-blooded animals, this study explores the likely consequences of climate change for the geographical redistribution of terrestrial and marine species at a global scale.&quot;,&quot;container-title&quot;:&quot;Nature Climate Change&quot;,&quot;DOI&quot;:&quot;10.1038/nclimate1539&quot;,&quot;ISSN&quot;:&quot;1758-6798&quot;,&quot;issue&quot;:&quot;9&quot;,&quot;language&quot;:&quot;en&quot;,&quot;page&quot;:&quot;686-690&quot;,&quot;source&quot;:&quot;www.nature.com&quot;,&quot;title&quot;:&quot;Thermal tolerance and the global redistribution of animals&quot;,&quot;URL&quot;:&quot;https://www.nature.com/articles/nclimate1539&quot;,&quot;volume&quot;:&quot;2&quot;,&quot;author&quot;:[{&quot;family&quot;:&quot;Sunday&quot;,&quot;given&quot;:&quot;Jennifer M.&quot;},{&quot;family&quot;:&quot;Bates&quot;,&quot;given&quot;:&quot;Amanda E.&quot;},{&quot;family&quot;:&quot;Dulvy&quot;,&quot;given&quot;:&quot;Nicholas K.&quot;}],&quot;accessed&quot;:{&quot;date-parts&quot;:[[&quot;2019&quot;,11,26]]},&quot;issued&quot;:{&quot;date-parts&quot;:[[&quot;2012&quot;,9]]}}},{&quot;id&quot;:544,&quot;uris&quot;:[&quot;http://zotero.org/users/5871544/items/PPI9JW6I&quot;],&quot;uri&quot;:[&quot;http://zotero.org/users/5871544/items/PPI9JW6I&quot;],&quot;itemData&quot;:{&quot;id&quot;:544,&quot;type&quot;:&quot;article-journal&quot;,&quot;abstract&quot;:&quot;Marine animals are disappearing, too\nThe loss of animal species in terrestrial environments has been well documented and is continuing. Loss of species in marine environments has been slower than in terrestrial systems, but appears to be increasing rapidly. McCauley et al. review the recent patterns of species decline and loss in marine environments. Though they note many worrying declines, they also highlight approaches that might allow us to prevent the type of massive defaunation that has occurred on land.\nScience, this issue 10.1126/science.1255641\nStructured Abstract\nBACKGROUND Comparing patterns of terrestrial and marine defaunation helps to place human impacts on marine fauna in context and to navigate toward recovery. Defauna­tion began in earnest tens of thousands of years later in the oceans than it did on land. Although defaunation has been less severe in the oceans than on land, our effects on marine animals are increasing in pace and impact. Humans have caused few complete extinctions in the sea, but we are responsible for many ecological, commercial, and local extinctions. Despite our late start, humans have already powerfully changed virtually all major marine ecosystems.\nADVANCES Humans have profoundly decreased the abundance of both large (e.g., whales) and small (e.g., anchovies) marine fauna. Such declines can generate waves of ecological change that travel both up and down ma­rine food webs and can alter ocean ecosystem functioning. Human harvesters have also been a major force of evolutionary change in the oceans and have reshaped the genetic structure of marine animal populations. Climate change threatens to accelerate marine defaunation over the next century. The high mobility of many marine animals offers some increased, though limited, capacity for marine species to respond to climate stress, but it also exposes many species to increased risk from other stressors. Because humans are intensely reliant on ocean ecosystems for food and other ecosystem services, we are deeply affected by all of these forecasted changes. Three lessons emerge when comparing the marine and terrestrial defaunation experiences: (i) today’s low rates of marine extinction may be the prelude to a major extinction pulse, similar to that observed on land during the industrial revolution, as the footprint of human ocean use widens; (ii) effectively slowing ocean defaunation requires both protected areas and careful management of the intervening ocean matrix; and (iii) the terrestrial experience and current trends in ocean use suggest that habitat destruction is likely to become an increasingly dominant threat to ocean wildlife over the next 150 years.\nOUTLOOK Wildlife populations in the oceans have been badly damaged by human activity. Nevertheless, marine fauna generally are in better condition than terrestrial fauna: Fewer marine animal extinctions have occurred; many geographic ranges have shrunk less; and numerous ocean ecosystems remain more wild than terrestrial ecosystems. Consequently, meaningful rehabilitation of affected marine animal populations remains within the reach of managers. Human dependency on marine wildlife and the linked fate of marine and terrestrial fauna necessitate that we act quickly to slow the advance of marine defaunation. &lt;img class=\&quot;fragment-image\&quot; aria-describedby=\&quot;F1-caption\&quot; src=\&quot;https://science.sciencemag.org/content/sci/347/6219/1255641/F1.medium.gif\&quot;/&gt; Download high-res image Open in new tab Download Powerpoint Timeline (log scale) of marine and terrestrial defaunation. The marine defaunation experience is much less advanced, even though humans have been harvesting ocean wildlife for thousands of years. The recent industrialization of this harvest, however, initiated an era of intense marine wildlife declines. If left unmanaged, we predict that marine habitat alteration, along with climate change (colored bar: IPCC warming), will exacerbate marine defaunation.\nMarine defaunation, or human-caused animal loss in the oceans, emerged forcefully only hundreds of years ago, whereas terrestrial defaunation has been occurring far longer. Though humans have caused few global marine extinctions, we have profoundly affected marine wildlife, altering the functioning and provisioning of services in every ocean. Current ocean trends, coupled with terrestrial defaunation lessons, suggest that marine defaunation rates will rapidly intensify as human use of the oceans industrializes. Though protected areas are a powerful tool to harness ocean productivity, especially when designed with future climate in mind, additional management strategies will be required. Overall, habitat degradation is likely to intensify as a major driver of marine wildlife loss. Proactive intervention can avert a marine defaunation disaster of the magnitude observed on land.&quot;,&quot;container-title&quot;:&quot;Science&quot;,&quot;DOI&quot;:&quot;10.1126/science.1255641&quot;,&quot;ISSN&quot;:&quot;0036-8075, 1095-9203&quot;,&quot;issue&quot;:&quot;6219&quot;,&quot;language&quot;:&quot;en&quot;,&quot;note&quot;:&quot;PMID: 25593191&quot;,&quot;source&quot;:&quot;science.sciencemag.org&quot;,&quot;title&quot;:&quot;Marine defaunation: Animal loss in the global ocean&quot;,&quot;title-short&quot;:&quot;Marine defaunation&quot;,&quot;URL&quot;:&quot;https://science.sciencemag.org/content/347/6219/1255641&quot;,&quot;volume&quot;:&quot;347&quot;,&quot;author&quot;:[{&quot;family&quot;:&quot;McCauley&quot;,&quot;given&quot;:&quot;Douglas J.&quot;},{&quot;family&quot;:&quot;Pinsky&quot;,&quot;given&quot;:&quot;Malin L.&quot;},{&quot;family&quot;:&quot;Palumbi&quot;,&quot;given&quot;:&quot;Stephen R.&quot;},{&quot;family&quot;:&quot;Estes&quot;,&quot;given&quot;:&quot;James A.&quot;},{&quot;family&quot;:&quot;Joyce&quot;,&quot;given&quot;:&quot;Francis H.&quot;},{&quot;family&quot;:&quot;Warner&quot;,&quot;given&quot;:&quot;Robert R.&quot;}],&quot;accessed&quot;:{&quot;date-parts&quot;:[[&quot;2019&quot;,12,4]]},&quot;issued&quot;:{&quot;date-parts&quot;:[[&quot;2015&quot;,1,16]]}}},{&quot;id&quot;:271,&quot;uris&quot;:[&quot;http://zotero.org/users/5871544/items/W2RA27NT&quot;],&quot;uri&quot;:[&quot;http://zotero.org/users/5871544/items/W2RA27NT&quot;],&quot;itemData&quot;:{&quot;id&quot;:271,&quot;type&quot;:&quot;article-journal&quot;,&quot;abstract&quot;:&quot;While the physical dimensions of climate change are now routinely assessed through multimodel intercomparisons, projected impacts on the global ocean ecosystem generally rely on individual models with a specific set of assumptions. To address these single-model limitations, we present standardized ensemble projections from six global marine ecosystem models forced with two Earth system models and four emission scenarios with and without fishing. We derive average biomass trends and associated uncertainties across the marine food web. Without fishing, mean global animal biomass decreased by 5% (±4% SD) under low emissions and 17% (±11% SD) under high emissions by 2100, with an average 5% decline for every 1 °C of warming. Projected biomass declines were primarily driven by increasing temperature and decreasing primary production, and were more pronounced at higher trophic levels, a process known as trophic amplification. Fishing did not substantially alter the effects of climate change. Considerable regional variation featured strong biomass increases at high latitudes and decreases at middle to low latitudes, with good model agreement on the direction of change but variable magnitude. Uncertainties due to variations in marine ecosystem and Earth system models were similar. Ensemble projections performed well compared with empirical data, emphasizing the benefits of multimodel inference to project future outcomes. Our results indicate that global ocean animal biomass consistently declines with climate change, and that these impacts are amplified at higher trophic levels. Next steps for model development include dynamic scenarios of fishing, cumulative human impacts, and the effects of management measures on future ocean biomass trends.&quot;,&quot;container-title&quot;:&quot;Proceedings of the National Academy of Sciences&quot;,&quot;DOI&quot;:&quot;10.1073/pnas.1900194116&quot;,&quot;ISSN&quot;:&quot;0027-8424, 1091-6490&quot;,&quot;issue&quot;:&quot;26&quot;,&quot;journalAbbreviation&quot;:&quot;PNAS&quot;,&quot;language&quot;:&quot;en&quot;,&quot;note&quot;:&quot;PMID: 31186360&quot;,&quot;page&quot;:&quot;12907-12912&quot;,&quot;source&quot;:&quot;www.pnas.org&quot;,&quot;title&quot;:&quot;Global ensemble projections reveal trophic amplification of ocean biomass declines with climate change&quot;,&quot;URL&quot;:&quot;https://www.pnas.org/content/116/26/12907&quot;,&quot;volume&quot;:&quot;116&quot;,&quot;author&quot;:[{&quot;family&quot;:&quot;Lotze&quot;,&quot;given&quot;:&quot;Heike K.&quot;},{&quot;family&quot;:&quot;Tittensor&quot;,&quot;given&quot;:&quot;Derek P.&quot;},{&quot;family&quot;:&quot;Bryndum-Buchholz&quot;,&quot;given&quot;:&quot;Andrea&quot;},{&quot;family&quot;:&quot;Eddy&quot;,&quot;given&quot;:&quot;Tyler D.&quot;},{&quot;family&quot;:&quot;Cheung&quot;,&quot;given&quot;:&quot;William W. L.&quot;},{&quot;family&quot;:&quot;Galbraith&quot;,&quot;given&quot;:&quot;Eric D.&quot;},{&quot;family&quot;:&quot;Barange&quot;,&quot;given&quot;:&quot;Manuel&quot;},{&quot;family&quot;:&quot;Barrier&quot;,&quot;given&quot;:&quot;Nicolas&quot;},{&quot;family&quot;:&quot;Bianchi&quot;,&quot;given&quot;:&quot;Daniele&quot;},{&quot;family&quot;:&quot;Blanchard&quot;,&quot;given&quot;:&quot;Julia L.&quot;},{&quot;family&quot;:&quot;Bopp&quot;,&quot;given&quot;:&quot;Laurent&quot;},{&quot;family&quot;:&quot;Büchner&quot;,&quot;given&quot;:&quot;Matthias&quot;},{&quot;family&quot;:&quot;Bulman&quot;,&quot;given&quot;:&quot;Catherine M.&quot;},{&quot;family&quot;:&quot;Carozza&quot;,&quot;given&quot;:&quot;David A.&quot;},{&quot;family&quot;:&quot;Christensen&quot;,&quot;given&quot;:&quot;Villy&quot;},{&quot;family&quot;:&quot;Coll&quot;,&quot;given&quot;:&quot;Marta&quot;},{&quot;family&quot;:&quot;Dunne&quot;,&quot;given&quot;:&quot;John P.&quot;},{&quot;family&quot;:&quot;Fulton&quot;,&quot;given&quot;:&quot;Elizabeth A.&quot;},{&quot;family&quot;:&quot;Jennings&quot;,&quot;given&quot;:&quot;Simon&quot;},{&quot;family&quot;:&quot;Jones&quot;,&quot;given&quot;:&quot;Miranda C.&quot;},{&quot;family&quot;:&quot;Mackinson&quot;,&quot;given&quot;:&quot;Steve&quot;},{&quot;family&quot;:&quot;Maury&quot;,&quot;given&quot;:&quot;Olivier&quot;},{&quot;family&quot;:&quot;Niiranen&quot;,&quot;given&quot;:&quot;Susa&quot;},{&quot;family&quot;:&quot;Oliveros-Ramos&quot;,&quot;given&quot;:&quot;Ricardo&quot;},{&quot;family&quot;:&quot;Roy&quot;,&quot;given&quot;:&quot;Tilla&quot;},{&quot;family&quot;:&quot;Fernandes&quot;,&quot;given&quot;:&quot;José A.&quot;},{&quot;family&quot;:&quot;Schewe&quot;,&quot;given&quot;:&quot;Jacob&quot;},{&quot;family&quot;:&quot;Shin&quot;,&quot;given&quot;:&quot;Yunne-Jai&quot;},{&quot;family&quot;:&quot;Silva&quot;,&quot;given&quot;:&quot;Tiago A. M.&quot;},{&quot;family&quot;:&quot;Steenbeek&quot;,&quot;given&quot;:&quot;Jeroen&quot;},{&quot;family&quot;:&quot;Stock&quot;,&quot;given&quot;:&quot;Charles A.&quot;},{&quot;family&quot;:&quot;Verley&quot;,&quot;given&quot;:&quot;Philippe&quot;},{&quot;family&quot;:&quot;Volkholz&quot;,&quot;given&quot;:&quot;Jan&quot;},{&quot;family&quot;:&quot;Walker&quot;,&quot;given&quot;:&quot;Nicola D.&quot;},{&quot;family&quot;:&quot;Worm&quot;,&quot;given&quot;:&quot;Boris&quot;}],&quot;accessed&quot;:{&quot;date-parts&quot;:[[&quot;2019&quot;,9,4]]},&quot;issued&quot;:{&quot;date-parts&quot;:[[&quot;2019&quot;,6,25]]}}}],&quot;schema&quot;:&quot;https://github.com/citation-style-language/schema/raw/master/csl-citation.json&quot;} RNDyuYeGYSTXb"/><text:span text:style-name="T102">. Rising temperatures will transform ecosystems into new configurations, towards more homogeneous and less stable biological communities </text:span><text:bookmark-start text:name="__UnoMark__20004_2427403341"/><text:reference-mark-start text:name="ZOTERO_ITEM CSL_CITATION {&quot;citationID&quot;:&quot;NMiAxOaP&quot;,&quot;properties&quot;:{&quot;formattedCitation&quot;:&quot;(Nolan et al., 2018; Sydeman et al., 2015)&quot;,&quot;plainCitation&quot;:&quot;(Nolan et al., 2018; Sydeman et al., 2015)&quot;,&quot;noteIndex&quot;:0},&quot;citationItems&quot;:[{&quot;id&quot;:&quot;O9F17vyq/dHjDzkkz&quot;,&quot;uris&quot;:[&quot;http://zotero.org/users/5871544/items/FN9TXYG8&quot;],&quot;uri&quot;:[&quot;http://zotero.org/users/5871544/items/FN9TXYG8&quot;],&quot;itemData&quot;:{&quot;id&quot;:313,&quot;type&quot;:&quot;article-journal&quot;,&quot;abstract&quot;:&quot;Climate change impacts on vertebrates have consequences for marine ecosystem structures and services. We review marine fish, mammal, turtle, and seabird responses to climate change and discuss their potential for adaptation. Direct and indirect responses are demonstrated from every ocean. Because of variation in research foci, observed responses differ among taxonomic groups (redistributions for fish, phenology for seabirds). Mechanisms of change are (i) direct physiological responses and (ii) climate-mediated predator-prey interactions. Regional-scale variation in climate-demographic functions makes range-wide population dynamics challenging to predict. The nexus of metabolism relative to ecosystem productivity and food webs appears key to predicting future effects on marine vertebrates. Integration of climate, oceanographic, ecosystem, and population models that incorporate evolutionary processes is needed to prioritize the climate-related conservation needs for these species.&quot;,&quot;container-title&quot;:&quot;Science&quot;,&quot;DOI&quot;:&quot;10.1126/science.aac9874&quot;,&quot;ISSN&quot;:&quot;0036-8075, 1095-9203&quot;,&quot;issue&quot;:&quot;6262&quot;,&quot;language&quot;:&quot;en&quot;,&quot;note&quot;:&quot;PMID: 26564847&quot;,&quot;page&quot;:&quot;772-777&quot;,&quot;source&quot;:&quot;science.sciencemag.org&quot;,&quot;title&quot;:&quot;Climate change and marine vertebrates&quot;,&quot;URL&quot;:&quot;https://science.sciencemag.org/content/350/6262/772&quot;,&quot;volume&quot;:&quot;350&quot;,&quot;author&quot;:[{&quot;family&quot;:&quot;Sydeman&quot;,&quot;given&quot;:&quot;William J.&quot;},{&quot;family&quot;:&quot;Poloczanska&quot;,&quot;given&quot;:&quot;Elvira&quot;},{&quot;family&quot;:&quot;Reed&quot;,&quot;given&quot;:&quot;Thomas E.&quot;},{&quot;family&quot;:&quot;Thompson&quot;,&quot;given&quot;:&quot;Sarah Ann&quot;}],&quot;accessed&quot;:{&quot;date-parts&quot;:[[&quot;2019&quot;,11,25]]},&quot;issued&quot;:{&quot;date-parts&quot;:[[&quot;2015&quot;,11,13]]}}},{&quot;id&quot;:753,&quot;uris&quot;:[&quot;http://zotero.org/users/5871544/items/UFUQ2JXP&quot;],&quot;uri&quot;:[&quot;http://zotero.org/users/5871544/items/UFUQ2JXP&quot;],&quot;itemData&quot;:{&quot;id&quot;:753,&quot;type&quot;:&quot;article-journal&quot;,&quot;abstract&quot;:&quot;Future predictions from paleoecology\nTerrestrial ecosystems will be transformed by current anthropogenic change, but the extent of this change remains a challenge to predict. Nolan et al. looked at documented vegetational and climatic changes at almost 600 sites worldwide since the last glacial maximum 21,000 years ago. From this, they determined vegetation responses to temperature changes of 4° to 7°C. They went on to estimate the extent of ecosystem changes under current similar (albeit more rapid) scenarios of warming. Without substantial mitigation efforts, terrestrial ecosystems are at risk of major transformation in composition and structure.\nScience, this issue p. 920\nImpacts of global climate change on terrestrial ecosystems are imperfectly constrained by ecosystem models and direct observations. Pervasive ecosystem transformations occurred in response to warming and associated climatic changes during the last glacial-to-interglacial transition, which was comparable in magnitude to warming projected for the next century under high-emission scenarios. We reviewed 594 published paleoecological records to examine compositional and structural changes in terrestrial vegetation since the last glacial period and to project the magnitudes of ecosystem transformations under alternative future emission scenarios. Our results indicate that terrestrial ecosystems are highly sensitive to temperature change and suggest that, without major reductions in greenhouse gas emissions to the atmosphere, terrestrial ecosystems worldwide are at risk of major transformation, with accompanying disruption of ecosystem services and impacts on biodiversity.\nGlobal vegetation change since the Last Glacial Maximum is used as an indicator of transformation under warming scenarios.\nGlobal vegetation change since the Last Glacial Maximum is used as an indicator of transformation under warming scenarios.&quot;,&quot;container-title&quot;:&quot;Science&quot;,&quot;DOI&quot;:&quot;10.1126/science.aan5360&quot;,&quot;ISSN&quot;:&quot;0036-8075, 1095-9203&quot;,&quot;issue&quot;:&quot;6405&quot;,&quot;language&quot;:&quot;en&quot;,&quot;note&quot;:&quot;PMID: 30166491&quot;,&quot;page&quot;:&quot;920-923&quot;,&quot;source&quot;:&quot;science.sciencemag.org&quot;,&quot;title&quot;:&quot;Past and future global transformation of terrestrial ecosystems under climate change&quot;,&quot;URL&quot;:&quot;https://science.sciencemag.org/content/361/6405/920&quot;,&quot;volume&quot;:&quot;361&quot;,&quot;author&quot;:[{&quot;family&quot;:&quot;Nolan&quot;,&quot;given&quot;:&quot;Connor&quot;},{&quot;family&quot;:&quot;Overpeck&quot;,&quot;given&quot;:&quot;Jonathan T.&quot;},{&quot;family&quot;:&quot;Allen&quot;,&quot;given&quot;:&quot;Judy R. M.&quot;},{&quot;family&quot;:&quot;Anderson&quot;,&quot;given&quot;:&quot;Patricia M.&quot;},{&quot;family&quot;:&quot;Betancourt&quot;,&quot;given&quot;:&quot;Julio L.&quot;},{&quot;family&quot;:&quot;Binney&quot;,&quot;given&quot;:&quot;Heather A.&quot;},{&quot;family&quot;:&quot;Brewer&quot;,&quot;given&quot;:&quot;Simon&quot;},{&quot;family&quot;:&quot;Bush&quot;,&quot;given&quot;:&quot;Mark B.&quot;},{&quot;family&quot;:&quot;Chase&quot;,&quot;given&quot;:&quot;Brian M.&quot;},{&quot;family&quot;:&quot;Cheddadi&quot;,&quot;given&quot;:&quot;Rachid&quot;},{&quot;family&quot;:&quot;Djamali&quot;,&quot;given&quot;:&quot;Morteza&quot;},{&quot;family&quot;:&quot;Dodson&quot;,&quot;given&quot;:&quot;John&quot;},{&quot;family&quot;:&quot;Edwards&quot;,&quot;given&quot;:&quot;Mary E.&quot;},{&quot;family&quot;:&quot;Gosling&quot;,&quot;given&quot;:&quot;William D.&quot;},{&quot;family&quot;:&quot;Haberle&quot;,&quot;given&quot;:&quot;Simon&quot;},{&quot;family&quot;:&quot;Hotchkiss&quot;,&quot;given&quot;:&quot;Sara C.&quot;},{&quot;family&quot;:&quot;Huntley&quot;,&quot;given&quot;:&quot;Brian&quot;},{&quot;family&quot;:&quot;Ivory&quot;,&quot;given&quot;:&quot;Sarah J.&quot;},{&quot;family&quot;:&quot;Kershaw&quot;,&quot;given&quot;:&quot;A. Peter&quot;},{&quot;family&quot;:&quot;Kim&quot;,&quot;given&quot;:&quot;Soo-Hyun&quot;},{&quot;family&quot;:&quot;Latorre&quot;,&quot;given&quot;:&quot;Claudio&quot;},{&quot;family&quot;:&quot;Leydet&quot;,&quot;given&quot;:&quot;Michelle&quot;},{&quot;family&quot;:&quot;Lézine&quot;,&quot;given&quot;:&quot;Anne-Marie&quot;},{&quot;family&quot;:&quot;Liu&quot;,&quot;given&quot;:&quot;Kam-Biu&quot;},{&quot;family&quot;:&quot;Liu&quot;,&quot;given&quot;:&quot;Yao&quot;},{&quot;family&quot;:&quot;Lozhkin&quot;,&quot;given&quot;:&quot;A. V.&quot;},{&quot;family&quot;:&quot;McGlone&quot;,&quot;given&quot;:&quot;Matt S.&quot;},{&quot;family&quot;:&quot;Marchant&quot;,&quot;given&quot;:&quot;Robert A.&quot;},{&quot;family&quot;:&quot;Momohara&quot;,&quot;given&quot;:&quot;Arata&quot;},{&quot;family&quot;:&quot;Moreno&quot;,&quot;given&quot;:&quot;Patricio I.&quot;},{&quot;family&quot;:&quot;Müller&quot;,&quot;given&quot;:&quot;Stefanie&quot;},{&quot;family&quot;:&quot;Otto-Bliesner&quot;,&quot;given&quot;:&quot;Bette L.&quot;},{&quot;family&quot;:&quot;Shen&quot;,&quot;given&quot;:&quot;Caiming&quot;},{&quot;family&quot;:&quot;Stevenson&quot;,&quot;given&quot;:&quot;Janelle&quot;},{&quot;family&quot;:&quot;Takahara&quot;,&quot;given&quot;:&quot;Hikaru&quot;},{&quot;family&quot;:&quot;Tarasov&quot;,&quot;given&quot;:&quot;Pavel E.&quot;},{&quot;family&quot;:&quot;Tipton&quot;,&quot;given&quot;:&quot;John&quot;},{&quot;family&quot;:&quot;Vincens&quot;,&quot;given&quot;:&quot;Annie&quot;},{&quot;family&quot;:&quot;Weng&quot;,&quot;given&quot;:&quot;Chengyu&quot;},{&quot;family&quot;:&quot;Xu&quot;,&quot;given&quot;:&quot;Qinghai&quot;},{&quot;family&quot;:&quot;Zheng&quot;,&quot;given&quot;:&quot;Zhuo&quot;},{&quot;family&quot;:&quot;Jackson&quot;,&quot;given&quot;:&quot;Stephen T.&quot;}],&quot;accessed&quot;:{&quot;date-parts&quot;:[[&quot;2020&quot;,1,14]]},&quot;issued&quot;:{&quot;date-parts&quot;:[[&quot;2018&quot;,8,31]]}}}],&quot;schema&quot;:&quot;https://github.com/citation-style-language/schema/raw/master/csl-citation.json&quot;} RNDJd16aFap5a"/><text:span text:style-name="T104">(Nolan et al., 2018; Sydeman et al., 2015)</text:span><text:bookmark-end text:name="__UnoMark__20004_2427403341"/><text:reference-mark-end text:name="ZOTERO_ITEM CSL_CITATION {&quot;citationID&quot;:&quot;NMiAxOaP&quot;,&quot;properties&quot;:{&quot;formattedCitation&quot;:&quot;(Nolan et al., 2018; Sydeman et al., 2015)&quot;,&quot;plainCitation&quot;:&quot;(Nolan et al., 2018; Sydeman et al., 2015)&quot;,&quot;noteIndex&quot;:0},&quot;citationItems&quot;:[{&quot;id&quot;:&quot;O9F17vyq/dHjDzkkz&quot;,&quot;uris&quot;:[&quot;http://zotero.org/users/5871544/items/FN9TXYG8&quot;],&quot;uri&quot;:[&quot;http://zotero.org/users/5871544/items/FN9TXYG8&quot;],&quot;itemData&quot;:{&quot;id&quot;:313,&quot;type&quot;:&quot;article-journal&quot;,&quot;abstract&quot;:&quot;Climate change impacts on vertebrates have consequences for marine ecosystem structures and services. We review marine fish, mammal, turtle, and seabird responses to climate change and discuss their potential for adaptation. Direct and indirect responses are demonstrated from every ocean. Because of variation in research foci, observed responses differ among taxonomic groups (redistributions for fish, phenology for seabirds). Mechanisms of change are (i) direct physiological responses and (ii) climate-mediated predator-prey interactions. Regional-scale variation in climate-demographic functions makes range-wide population dynamics challenging to predict. The nexus of metabolism relative to ecosystem productivity and food webs appears key to predicting future effects on marine vertebrates. Integration of climate, oceanographic, ecosystem, and population models that incorporate evolutionary processes is needed to prioritize the climate-related conservation needs for these species.&quot;,&quot;container-title&quot;:&quot;Science&quot;,&quot;DOI&quot;:&quot;10.1126/science.aac9874&quot;,&quot;ISSN&quot;:&quot;0036-8075, 1095-9203&quot;,&quot;issue&quot;:&quot;6262&quot;,&quot;language&quot;:&quot;en&quot;,&quot;note&quot;:&quot;PMID: 26564847&quot;,&quot;page&quot;:&quot;772-777&quot;,&quot;source&quot;:&quot;science.sciencemag.org&quot;,&quot;title&quot;:&quot;Climate change and marine vertebrates&quot;,&quot;URL&quot;:&quot;https://science.sciencemag.org/content/350/6262/772&quot;,&quot;volume&quot;:&quot;350&quot;,&quot;author&quot;:[{&quot;family&quot;:&quot;Sydeman&quot;,&quot;given&quot;:&quot;William J.&quot;},{&quot;family&quot;:&quot;Poloczanska&quot;,&quot;given&quot;:&quot;Elvira&quot;},{&quot;family&quot;:&quot;Reed&quot;,&quot;given&quot;:&quot;Thomas E.&quot;},{&quot;family&quot;:&quot;Thompson&quot;,&quot;given&quot;:&quot;Sarah Ann&quot;}],&quot;accessed&quot;:{&quot;date-parts&quot;:[[&quot;2019&quot;,11,25]]},&quot;issued&quot;:{&quot;date-parts&quot;:[[&quot;2015&quot;,11,13]]}}},{&quot;id&quot;:753,&quot;uris&quot;:[&quot;http://zotero.org/users/5871544/items/UFUQ2JXP&quot;],&quot;uri&quot;:[&quot;http://zotero.org/users/5871544/items/UFUQ2JXP&quot;],&quot;itemData&quot;:{&quot;id&quot;:753,&quot;type&quot;:&quot;article-journal&quot;,&quot;abstract&quot;:&quot;Future predictions from paleoecology\nTerrestrial ecosystems will be transformed by current anthropogenic change, but the extent of this change remains a challenge to predict. Nolan et al. looked at documented vegetational and climatic changes at almost 600 sites worldwide since the last glacial maximum 21,000 years ago. From this, they determined vegetation responses to temperature changes of 4° to 7°C. They went on to estimate the extent of ecosystem changes under current similar (albeit more rapid) scenarios of warming. Without substantial mitigation efforts, terrestrial ecosystems are at risk of major transformation in composition and structure.\nScience, this issue p. 920\nImpacts of global climate change on terrestrial ecosystems are imperfectly constrained by ecosystem models and direct observations. Pervasive ecosystem transformations occurred in response to warming and associated climatic changes during the last glacial-to-interglacial transition, which was comparable in magnitude to warming projected for the next century under high-emission scenarios. We reviewed 594 published paleoecological records to examine compositional and structural changes in terrestrial vegetation since the last glacial period and to project the magnitudes of ecosystem transformations under alternative future emission scenarios. Our results indicate that terrestrial ecosystems are highly sensitive to temperature change and suggest that, without major reductions in greenhouse gas emissions to the atmosphere, terrestrial ecosystems worldwide are at risk of major transformation, with accompanying disruption of ecosystem services and impacts on biodiversity.\nGlobal vegetation change since the Last Glacial Maximum is used as an indicator of transformation under warming scenarios.\nGlobal vegetation change since the Last Glacial Maximum is used as an indicator of transformation under warming scenarios.&quot;,&quot;container-title&quot;:&quot;Science&quot;,&quot;DOI&quot;:&quot;10.1126/science.aan5360&quot;,&quot;ISSN&quot;:&quot;0036-8075, 1095-9203&quot;,&quot;issue&quot;:&quot;6405&quot;,&quot;language&quot;:&quot;en&quot;,&quot;note&quot;:&quot;PMID: 30166491&quot;,&quot;page&quot;:&quot;920-923&quot;,&quot;source&quot;:&quot;science.sciencemag.org&quot;,&quot;title&quot;:&quot;Past and future global transformation of terrestrial ecosystems under climate change&quot;,&quot;URL&quot;:&quot;https://science.sciencemag.org/content/361/6405/920&quot;,&quot;volume&quot;:&quot;361&quot;,&quot;author&quot;:[{&quot;family&quot;:&quot;Nolan&quot;,&quot;given&quot;:&quot;Connor&quot;},{&quot;family&quot;:&quot;Overpeck&quot;,&quot;given&quot;:&quot;Jonathan T.&quot;},{&quot;family&quot;:&quot;Allen&quot;,&quot;given&quot;:&quot;Judy R. M.&quot;},{&quot;family&quot;:&quot;Anderson&quot;,&quot;given&quot;:&quot;Patricia M.&quot;},{&quot;family&quot;:&quot;Betancourt&quot;,&quot;given&quot;:&quot;Julio L.&quot;},{&quot;family&quot;:&quot;Binney&quot;,&quot;given&quot;:&quot;Heather A.&quot;},{&quot;family&quot;:&quot;Brewer&quot;,&quot;given&quot;:&quot;Simon&quot;},{&quot;family&quot;:&quot;Bush&quot;,&quot;given&quot;:&quot;Mark B.&quot;},{&quot;family&quot;:&quot;Chase&quot;,&quot;given&quot;:&quot;Brian M.&quot;},{&quot;family&quot;:&quot;Cheddadi&quot;,&quot;given&quot;:&quot;Rachid&quot;},{&quot;family&quot;:&quot;Djamali&quot;,&quot;given&quot;:&quot;Morteza&quot;},{&quot;family&quot;:&quot;Dodson&quot;,&quot;given&quot;:&quot;John&quot;},{&quot;family&quot;:&quot;Edwards&quot;,&quot;given&quot;:&quot;Mary E.&quot;},{&quot;family&quot;:&quot;Gosling&quot;,&quot;given&quot;:&quot;William D.&quot;},{&quot;family&quot;:&quot;Haberle&quot;,&quot;given&quot;:&quot;Simon&quot;},{&quot;family&quot;:&quot;Hotchkiss&quot;,&quot;given&quot;:&quot;Sara C.&quot;},{&quot;family&quot;:&quot;Huntley&quot;,&quot;given&quot;:&quot;Brian&quot;},{&quot;family&quot;:&quot;Ivory&quot;,&quot;given&quot;:&quot;Sarah J.&quot;},{&quot;family&quot;:&quot;Kershaw&quot;,&quot;given&quot;:&quot;A. Peter&quot;},{&quot;family&quot;:&quot;Kim&quot;,&quot;given&quot;:&quot;Soo-Hyun&quot;},{&quot;family&quot;:&quot;Latorre&quot;,&quot;given&quot;:&quot;Claudio&quot;},{&quot;family&quot;:&quot;Leydet&quot;,&quot;given&quot;:&quot;Michelle&quot;},{&quot;family&quot;:&quot;Lézine&quot;,&quot;given&quot;:&quot;Anne-Marie&quot;},{&quot;family&quot;:&quot;Liu&quot;,&quot;given&quot;:&quot;Kam-Biu&quot;},{&quot;family&quot;:&quot;Liu&quot;,&quot;given&quot;:&quot;Yao&quot;},{&quot;family&quot;:&quot;Lozhkin&quot;,&quot;given&quot;:&quot;A. V.&quot;},{&quot;family&quot;:&quot;McGlone&quot;,&quot;given&quot;:&quot;Matt S.&quot;},{&quot;family&quot;:&quot;Marchant&quot;,&quot;given&quot;:&quot;Robert A.&quot;},{&quot;family&quot;:&quot;Momohara&quot;,&quot;given&quot;:&quot;Arata&quot;},{&quot;family&quot;:&quot;Moreno&quot;,&quot;given&quot;:&quot;Patricio I.&quot;},{&quot;family&quot;:&quot;Müller&quot;,&quot;given&quot;:&quot;Stefanie&quot;},{&quot;family&quot;:&quot;Otto-Bliesner&quot;,&quot;given&quot;:&quot;Bette L.&quot;},{&quot;family&quot;:&quot;Shen&quot;,&quot;given&quot;:&quot;Caiming&quot;},{&quot;family&quot;:&quot;Stevenson&quot;,&quot;given&quot;:&quot;Janelle&quot;},{&quot;family&quot;:&quot;Takahara&quot;,&quot;given&quot;:&quot;Hikaru&quot;},{&quot;family&quot;:&quot;Tarasov&quot;,&quot;given&quot;:&quot;Pavel E.&quot;},{&quot;family&quot;:&quot;Tipton&quot;,&quot;given&quot;:&quot;John&quot;},{&quot;family&quot;:&quot;Vincens&quot;,&quot;given&quot;:&quot;Annie&quot;},{&quot;family&quot;:&quot;Weng&quot;,&quot;given&quot;:&quot;Chengyu&quot;},{&quot;family&quot;:&quot;Xu&quot;,&quot;given&quot;:&quot;Qinghai&quot;},{&quot;family&quot;:&quot;Zheng&quot;,&quot;given&quot;:&quot;Zhuo&quot;},{&quot;family&quot;:&quot;Jackson&quot;,&quot;given&quot;:&quot;Stephen T.&quot;}],&quot;accessed&quot;:{&quot;date-parts&quot;:[[&quot;2020&quot;,1,14]]},&quot;issued&quot;:{&quot;date-parts&quot;:[[&quot;2018&quot;,8,31]]}}}],&quot;schema&quot;:&quot;https://github.com/citation-style-language/schema/raw/master/csl-citation.json&quot;} RNDJd16aFap5a"/><text:span text:style-name="T102">. The predicted ocean warming under high greenhouse-gas emissions scenarios will severely affect species distribution, abundance and extinction rates </text:span><text:reference-mark-start text:name="ZOTERO_ITEM CSL_CITATION {&quot;citationID&quot;:&quot;LupHBmpZ&quot;,&quot;properties&quot;:{&quot;formattedCitation&quot;:&quot;(Bryndum\\uc0\\u8208{}Buchholz et al., 2019; P\\uc0\\u246{}rtner et al., 2019)&quot;,&quot;plainCitation&quot;:&quot;(Bryndum‐Buchholz et al., 2019; Pörtner et al., 2019)&quot;,&quot;noteIndex&quot;:0},&quot;citationItems&quot;:[{&quot;id&quot;:286,&quot;uris&quot;:[&quot;http://zotero.org/users/5871544/items/6QDTYJLH&quot;],&quot;uri&quot;:[&quot;http://zotero.org/users/5871544/items/6QDTYJLH&quot;],&quot;itemData&quot;:{&quot;id&quot;:286,&quot;type&quot;:&quot;article-journal&quot;,&quot;abstract&quot;:&quot;Climate change effects on marine ecosystems include impacts on primary production, ocean temperature, species distributions, and abundance at local to global scales. These changes will significantly alter marine ecosystem structure and function with associated socio-economic impacts on ecosystem services, marine fisheries, and fishery-dependent societies. Yet how these changes may play out among ocean basins over the 21st century remains unclear, with most projections coming from single ecosystem models that do not adequately capture the range of model uncertainty. We address this by using six marine ecosystem models within the Fisheries and Marine Ecosystem Model Intercomparison Project (Fish-MIP) to analyze responses of marine animal biomass in all major ocean basins to contrasting climate change scenarios. Under a high emissions scenario (RCP8.5), total marine animal biomass declined by an ensemble mean of 15%–30% (±12%–17%) in the North and South Atlantic and Pacific, and the Indian Ocean by 2100, whereas polar ocean basins experienced a 20%–80% (±35%–200%) increase. Uncertainty and model disagreement were greatest in the Arctic and smallest in the South Pacific Ocean. Projected changes were reduced under a low (RCP2.6) emissions scenario. Under RCP2.6 and RCP8.5, biomass projections were highly correlated with changes in net primary production and negatively correlated with projected sea surface temperature increases across all ocean basins except the polar oceans. Ecosystem structure was projected to shift as animal biomass concentrated in different size-classes across ocean basins and emissions scenarios. We highlight that climate change mitigation measures could moderate the impacts on marine animal biomass by reducing biomass declines in the Pacific, Atlantic, and Indian Ocean basins. The range of individual model projections emphasizes the importance of using an ensemble approach in assessing uncertainty of future change.&quot;,&quot;container-title&quot;:&quot;Global Change Biology&quot;,&quot;DOI&quot;:&quot;10.1111/gcb.14512&quot;,&quot;ISSN&quot;:&quot;1365-2486&quot;,&quot;issue&quot;:&quot;2&quot;,&quot;language&quot;:&quot;en&quot;,&quot;page&quot;:&quot;459-472&quot;,&quot;source&quot;:&quot;Wiley Online Library&quot;,&quot;title&quot;:&quot;Twenty-first-century climate change impacts on marine animal biomass and ecosystem structure across ocean basins&quot;,&quot;URL&quot;:&quot;https://onlinelibrary.wiley.com/doi/abs/10.1111/gcb.14512&quot;,&quot;volume&quot;:&quot;25&quot;,&quot;author&quot;:[{&quot;family&quot;:&quot;Bryndum‐Buchholz&quot;,&quot;given&quot;:&quot;Andrea&quot;},{&quot;family&quot;:&quot;Tittensor&quot;,&quot;given&quot;:&quot;Derek P.&quot;},{&quot;family&quot;:&quot;Blanchard&quot;,&quot;given&quot;:&quot;Julia L.&quot;},{&quot;family&quot;:&quot;Cheung&quot;,&quot;given&quot;:&quot;William W. L.&quot;},{&quot;family&quot;:&quot;Coll&quot;,&quot;given&quot;:&quot;Marta&quot;},{&quot;family&quot;:&quot;Galbraith&quot;,&quot;given&quot;:&quot;Eric D.&quot;},{&quot;family&quot;:&quot;Jennings&quot;,&quot;given&quot;:&quot;Simon&quot;},{&quot;family&quot;:&quot;Maury&quot;,&quot;given&quot;:&quot;Olivier&quot;},{&quot;family&quot;:&quot;Lotze&quot;,&quot;given&quot;:&quot;Heike K.&quot;}],&quot;accessed&quot;:{&quot;date-parts&quot;:[[&quot;2019&quot;,11,25]]},&quot;issued&quot;:{&quot;date-parts&quot;:[[&quot;2019&quot;]]}}},{&quot;id&quot;:345,&quot;uris&quot;:[&quot;http://zotero.org/users/5871544/items/YSBRLFZ5&quot;],&quot;uri&quot;:[&quot;http://zotero.org/users/5871544/items/YSBRLFZ5&quot;],&quot;itemData&quot;:{&quot;id&quot;:345,&quot;type&quot;:&quot;report&quot;,&quot;abstract&quot;:&quot;Weyer&quot;,&quot;genre&quot;:&quot;Summary for Policymakers&quot;,&quot;number&quot;:&quot;N.&quot;,&quot;page&quot;:&quot;42&quot;,&quot;title&quot;:&quot;Summary for Policymakers. In: IPCC Special Report on the Ocean and Cryosphere in a Changing Climate&quot;,&quot;URL&quot;:&quot;https://report.ipcc.ch/srocc/pdf/SROCC_FinalDraft_FullReport.pdf&quot;,&quot;author&quot;:[{&quot;family&quot;:&quot;Pörtner&quot;,&quot;given&quot;:&quot;H.-O.&quot;},{&quot;family&quot;:&quot;Roberts&quot;,&quot;given&quot;:&quot;D.C.&quot;},{&quot;family&quot;:&quot;Masson-Delmotte&quot;,&quot;given&quot;:&quot;V.&quot;},{&quot;family&quot;:&quot;Zhai&quot;,&quot;given&quot;:&quot;P.&quot;},{&quot;family&quot;:&quot;Tignor&quot;,&quot;given&quot;:&quot;M.&quot;},{&quot;family&quot;:&quot;Poloczanska&quot;,&quot;given&quot;:&quot;E.&quot;},{&quot;family&quot;:&quot;Mintenbeck&quot;,&quot;given&quot;:&quot;K.&quot;},{&quot;family&quot;:&quot;Nicolai&quot;,&quot;given&quot;:&quot;M.&quot;},{&quot;family&quot;:&quot;Okem&quot;,&quot;given&quot;:&quot;A.&quot;},{&quot;family&quot;:&quot;Petzold&quot;,&quot;given&quot;:&quot;J.&quot;},{&quot;family&quot;:&quot;Rama&quot;,&quot;given&quot;:&quot;B.&quot;}],&quot;accessed&quot;:{&quot;date-parts&quot;:[[&quot;2019&quot;,11,25]]},&quot;issued&quot;:{&quot;date-parts&quot;:[[&quot;2019&quot;]]}}}],&quot;schema&quot;:&quot;https://github.com/citation-style-language/schema/raw/master/csl-citation.json&quot;} RNDy25FvIHQrP"/><text:span text:style-name="T102">(Bryndum‐Buchholz et al., 2019; Pörtner et al., 2019)</text:span><text:reference-mark-end text:name="ZOTERO_ITEM CSL_CITATION {&quot;citationID&quot;:&quot;LupHBmpZ&quot;,&quot;properties&quot;:{&quot;formattedCitation&quot;:&quot;(Bryndum\\uc0\\u8208{}Buchholz et al., 2019; P\\uc0\\u246{}rtner et al., 2019)&quot;,&quot;plainCitation&quot;:&quot;(Bryndum‐Buchholz et al., 2019; Pörtner et al., 2019)&quot;,&quot;noteIndex&quot;:0},&quot;citationItems&quot;:[{&quot;id&quot;:286,&quot;uris&quot;:[&quot;http://zotero.org/users/5871544/items/6QDTYJLH&quot;],&quot;uri&quot;:[&quot;http://zotero.org/users/5871544/items/6QDTYJLH&quot;],&quot;itemData&quot;:{&quot;id&quot;:286,&quot;type&quot;:&quot;article-journal&quot;,&quot;abstract&quot;:&quot;Climate change effects on marine ecosystems include impacts on primary production, ocean temperature, species distributions, and abundance at local to global scales. These changes will significantly alter marine ecosystem structure and function with associated socio-economic impacts on ecosystem services, marine fisheries, and fishery-dependent societies. Yet how these changes may play out among ocean basins over the 21st century remains unclear, with most projections coming from single ecosystem models that do not adequately capture the range of model uncertainty. We address this by using six marine ecosystem models within the Fisheries and Marine Ecosystem Model Intercomparison Project (Fish-MIP) to analyze responses of marine animal biomass in all major ocean basins to contrasting climate change scenarios. Under a high emissions scenario (RCP8.5), total marine animal biomass declined by an ensemble mean of 15%–30% (±12%–17%) in the North and South Atlantic and Pacific, and the Indian Ocean by 2100, whereas polar ocean basins experienced a 20%–80% (±35%–200%) increase. Uncertainty and model disagreement were greatest in the Arctic and smallest in the South Pacific Ocean. Projected changes were reduced under a low (RCP2.6) emissions scenario. Under RCP2.6 and RCP8.5, biomass projections were highly correlated with changes in net primary production and negatively correlated with projected sea surface temperature increases across all ocean basins except the polar oceans. Ecosystem structure was projected to shift as animal biomass concentrated in different size-classes across ocean basins and emissions scenarios. We highlight that climate change mitigation measures could moderate the impacts on marine animal biomass by reducing biomass declines in the Pacific, Atlantic, and Indian Ocean basins. The range of individual model projections emphasizes the importance of using an ensemble approach in assessing uncertainty of future change.&quot;,&quot;container-title&quot;:&quot;Global Change Biology&quot;,&quot;DOI&quot;:&quot;10.1111/gcb.14512&quot;,&quot;ISSN&quot;:&quot;1365-2486&quot;,&quot;issue&quot;:&quot;2&quot;,&quot;language&quot;:&quot;en&quot;,&quot;page&quot;:&quot;459-472&quot;,&quot;source&quot;:&quot;Wiley Online Library&quot;,&quot;title&quot;:&quot;Twenty-first-century climate change impacts on marine animal biomass and ecosystem structure across ocean basins&quot;,&quot;URL&quot;:&quot;https://onlinelibrary.wiley.com/doi/abs/10.1111/gcb.14512&quot;,&quot;volume&quot;:&quot;25&quot;,&quot;author&quot;:[{&quot;family&quot;:&quot;Bryndum‐Buchholz&quot;,&quot;given&quot;:&quot;Andrea&quot;},{&quot;family&quot;:&quot;Tittensor&quot;,&quot;given&quot;:&quot;Derek P.&quot;},{&quot;family&quot;:&quot;Blanchard&quot;,&quot;given&quot;:&quot;Julia L.&quot;},{&quot;family&quot;:&quot;Cheung&quot;,&quot;given&quot;:&quot;William W. L.&quot;},{&quot;family&quot;:&quot;Coll&quot;,&quot;given&quot;:&quot;Marta&quot;},{&quot;family&quot;:&quot;Galbraith&quot;,&quot;given&quot;:&quot;Eric D.&quot;},{&quot;family&quot;:&quot;Jennings&quot;,&quot;given&quot;:&quot;Simon&quot;},{&quot;family&quot;:&quot;Maury&quot;,&quot;given&quot;:&quot;Olivier&quot;},{&quot;family&quot;:&quot;Lotze&quot;,&quot;given&quot;:&quot;Heike K.&quot;}],&quot;accessed&quot;:{&quot;date-parts&quot;:[[&quot;2019&quot;,11,25]]},&quot;issued&quot;:{&quot;date-parts&quot;:[[&quot;2019&quot;]]}}},{&quot;id&quot;:345,&quot;uris&quot;:[&quot;http://zotero.org/users/5871544/items/YSBRLFZ5&quot;],&quot;uri&quot;:[&quot;http://zotero.org/users/5871544/items/YSBRLFZ5&quot;],&quot;itemData&quot;:{&quot;id&quot;:345,&quot;type&quot;:&quot;report&quot;,&quot;abstract&quot;:&quot;Weyer&quot;,&quot;genre&quot;:&quot;Summary for Policymakers&quot;,&quot;number&quot;:&quot;N.&quot;,&quot;page&quot;:&quot;42&quot;,&quot;title&quot;:&quot;Summary for Policymakers. In: IPCC Special Report on the Ocean and Cryosphere in a Changing Climate&quot;,&quot;URL&quot;:&quot;https://report.ipcc.ch/srocc/pdf/SROCC_FinalDraft_FullReport.pdf&quot;,&quot;author&quot;:[{&quot;family&quot;:&quot;Pörtner&quot;,&quot;given&quot;:&quot;H.-O.&quot;},{&quot;family&quot;:&quot;Roberts&quot;,&quot;given&quot;:&quot;D.C.&quot;},{&quot;family&quot;:&quot;Masson-Delmotte&quot;,&quot;given&quot;:&quot;V.&quot;},{&quot;family&quot;:&quot;Zhai&quot;,&quot;given&quot;:&quot;P.&quot;},{&quot;family&quot;:&quot;Tignor&quot;,&quot;given&quot;:&quot;M.&quot;},{&quot;family&quot;:&quot;Poloczanska&quot;,&quot;given&quot;:&quot;E.&quot;},{&quot;family&quot;:&quot;Mintenbeck&quot;,&quot;given&quot;:&quot;K.&quot;},{&quot;family&quot;:&quot;Nicolai&quot;,&quot;given&quot;:&quot;M.&quot;},{&quot;family&quot;:&quot;Okem&quot;,&quot;given&quot;:&quot;A.&quot;},{&quot;family&quot;:&quot;Petzold&quot;,&quot;given&quot;:&quot;J.&quot;},{&quot;family&quot;:&quot;Rama&quot;,&quot;given&quot;:&quot;B.&quot;}],&quot;accessed&quot;:{&quot;date-parts&quot;:[[&quot;2019&quot;,11,25]]},&quot;issued&quot;:{&quot;date-parts&quot;:[[&quot;2019&quot;]]}}}],&quot;schema&quot;:&quot;https://github.com/citation-style-language/schema/raw/master/csl-citation.json&quot;} RNDy25FvIHQrP"/><text:span text:style-name="T102">. Beyond species, climate change will affect entire food webs that control the dynamics and stability of biological communities, as well as energy and matter flow within and across ecosystems </text:span><text:reference-mark-start text:name="ZOTERO_ITEM CSL_CITATION {&quot;citationID&quot;:&quot;6inPZFrx&quot;,&quot;properties&quot;:{&quot;formattedCitation&quot;:&quot;(Gibert, 2019; Zhang et al., 2017)&quot;,&quot;plainCitation&quot;:&quot;(Gibert, 2019; Zhang et al., 2017)&quot;,&quot;noteIndex&quot;:0},&quot;citationItems&quot;:[{&quot;id&quot;:1136,&quot;uris&quot;:[&quot;http://zotero.org/users/5871544/items/83CSKRC2&quot;],&quot;uri&quot;:[&quot;http://zotero.org/users/5871544/items/83CSKRC2&quot;],&quot;itemData&quot;:{&quot;id&quot;:1136,&quot;type&quot;:&quot;article-journal&quot;,&quot;abstract&quot;:&quot;Climate change affects ecological communities through its impact on the physiological performance of individuals. However, the population dynamic of species well inside their thermal niche is also determined by competitors, prey and predators, in addition to being influenced by temperature changes. We use a trait-based food-web model to examine how the interplay between the direct physiological effects from temperature and the indirect effects due to changing interactions between populations shapes the ecological consequences of climate change for populations and for entire communities. Our simulations illustrate how isolated communities deteriorate as populations go extinct when the environment moves outside the species' thermal niches. High-trophic-level species are most vulnerable, while the ecosystem function of lower trophic levels is less impacted. Open communities can compensate for the loss of ecosystem function by invasions of new species. Individual populations show complex responses largely uncorrelated with the direct impact of temperature change on physiology. Such complex responses are particularly evident during extinction and invasion events of other species, where climatically well-adapted species may be brought to extinction by the changed food-web topology. Our results highlight that the impact of climate change on specific populations is largely unpredictable, and apparently well-adapted species may be severely impacted.&quot;,&quot;container-title&quot;:&quot;Proceedings of the Royal Society B: Biological Sciences&quot;,&quot;DOI&quot;:&quot;10.1098/rspb.2017.1772&quot;,&quot;issue&quot;:&quot;1867&quot;,&quot;journalAbbreviation&quot;:&quot;Proceedings of the Royal Society B: Biological Sciences&quot;,&quot;note&quot;:&quot;publisher: Royal Society&quot;,&quot;page&quot;:&quot;20171772&quot;,&quot;source&quot;:&quot;royalsocietypublishing.org (Atypon)&quot;,&quot;title&quot;:&quot;Food-web dynamics under climate change&quot;,&quot;URL&quot;:&quot;https://royalsocietypublishing.org/doi/full/10.1098/rspb.2017.1772&quot;,&quot;volume&quot;:&quot;284&quot;,&quot;author&quot;:[{&quot;family&quot;:&quot;Zhang&quot;,&quot;given&quot;:&quot;Lai&quot;},{&quot;family&quot;:&quot;Takahashi&quot;,&quot;given&quot;:&quot;Daisuke&quot;},{&quot;family&quot;:&quot;Hartvig&quot;,&quot;given&quot;:&quot;Martin&quot;},{&quot;family&quot;:&quot;Andersen&quot;,&quot;given&quot;:&quot;Ken H.&quot;}],&quot;accessed&quot;:{&quot;date-parts&quot;:[[&quot;2020&quot;,4,9]]},&quot;issued&quot;:{&quot;date-parts&quot;:[[&quot;2017&quot;,11,29]]}}},{&quot;id&quot;:702,&quot;uris&quot;:[&quot;http://zotero.org/users/5871544/items/3GNSKSQW&quot;],&quot;uri&quot;:[&quot;http://zotero.org/users/5871544/items/3GNSKSQW&quot;],&quot;itemData&quot;:{&quot;id&quot;:702,&quot;type&quot;:&quot;article-journal&quot;,&quot;abstract&quot;:&quot;Understanding whether and how environmental conditions may impact food web structure at a global scale is central to our ability to predict how food webs will respond to climate change. However, such an understanding is nascent. Using the best resolved available food webs to date, I address whether latitude, temperature, or both, explain the number of species and feeding interactions, the proportion of basal and top species, as well as the degree of omnivory, connectance and the number of trophic levels across food webs. I found that temperature is a more parsimonious predictor of food web structure than latitude. Temperature directly reduces the number of species, the proportion of basal species and the number of interactions while it indirectly increases omnivory levels, connectance and trophic level through its direct effects on the fraction and number of basal species. While direct impacts of temperature are routinely taken into account to predict how ecosystems may respond to global climate change, indirect effects have been largely overlooked. These results thus suggest that food webs may be affected by a combination of biotic and abiotic conditions, both directly and indirectly, in a changing world.&quot;,&quot;container-title&quot;:&quot;Scientific Reports&quot;,&quot;DOI&quot;:&quot;10.1038/s41598-019-41783-0&quot;,&quot;ISSN&quot;:&quot;2045-2322&quot;,&quot;issue&quot;:&quot;1&quot;,&quot;language&quot;:&quot;en&quot;,&quot;page&quot;:&quot;1-8&quot;,&quot;source&quot;:&quot;www.nature.com&quot;,&quot;title&quot;:&quot;Temperature directly and indirectly influences food web structure&quot;,&quot;URL&quot;:&quot;https://www.nature.com/articles/s41598-019-41783-0&quot;,&quot;volume&quot;:&quot;9&quot;,&quot;author&quot;:[{&quot;family&quot;:&quot;Gibert&quot;,&quot;given&quot;:&quot;Jean P.&quot;}],&quot;accessed&quot;:{&quot;date-parts&quot;:[[&quot;2020&quot;,1,13]]},&quot;issued&quot;:{&quot;date-parts&quot;:[[&quot;2019&quot;,3,29]]}}}],&quot;schema&quot;:&quot;https://github.com/citation-style-language/schema/raw/master/csl-citation.json&quot;} RNDuw8ORJa5VR"/><text:span text:style-name="T103">(Gibert, 2019; Zhang et al., 2017)</text:span><text:reference-mark-end text:name="ZOTERO_ITEM CSL_CITATION {&quot;citationID&quot;:&quot;6inPZFrx&quot;,&quot;properties&quot;:{&quot;formattedCitation&quot;:&quot;(Gibert, 2019; Zhang et al., 2017)&quot;,&quot;plainCitation&quot;:&quot;(Gibert, 2019; Zhang et al., 2017)&quot;,&quot;noteIndex&quot;:0},&quot;citationItems&quot;:[{&quot;id&quot;:1136,&quot;uris&quot;:[&quot;http://zotero.org/users/5871544/items/83CSKRC2&quot;],&quot;uri&quot;:[&quot;http://zotero.org/users/5871544/items/83CSKRC2&quot;],&quot;itemData&quot;:{&quot;id&quot;:1136,&quot;type&quot;:&quot;article-journal&quot;,&quot;abstract&quot;:&quot;Climate change affects ecological communities through its impact on the physiological performance of individuals. However, the population dynamic of species well inside their thermal niche is also determined by competitors, prey and predators, in addition to being influenced by temperature changes. We use a trait-based food-web model to examine how the interplay between the direct physiological effects from temperature and the indirect effects due to changing interactions between populations shapes the ecological consequences of climate change for populations and for entire communities. Our simulations illustrate how isolated communities deteriorate as populations go extinct when the environment moves outside the species' thermal niches. High-trophic-level species are most vulnerable, while the ecosystem function of lower trophic levels is less impacted. Open communities can compensate for the loss of ecosystem function by invasions of new species. Individual populations show complex responses largely uncorrelated with the direct impact of temperature change on physiology. Such complex responses are particularly evident during extinction and invasion events of other species, where climatically well-adapted species may be brought to extinction by the changed food-web topology. Our results highlight that the impact of climate change on specific populations is largely unpredictable, and apparently well-adapted species may be severely impacted.&quot;,&quot;container-title&quot;:&quot;Proceedings of the Royal Society B: Biological Sciences&quot;,&quot;DOI&quot;:&quot;10.1098/rspb.2017.1772&quot;,&quot;issue&quot;:&quot;1867&quot;,&quot;journalAbbreviation&quot;:&quot;Proceedings of the Royal Society B: Biological Sciences&quot;,&quot;note&quot;:&quot;publisher: Royal Society&quot;,&quot;page&quot;:&quot;20171772&quot;,&quot;source&quot;:&quot;royalsocietypublishing.org (Atypon)&quot;,&quot;title&quot;:&quot;Food-web dynamics under climate change&quot;,&quot;URL&quot;:&quot;https://royalsocietypublishing.org/doi/full/10.1098/rspb.2017.1772&quot;,&quot;volume&quot;:&quot;284&quot;,&quot;author&quot;:[{&quot;family&quot;:&quot;Zhang&quot;,&quot;given&quot;:&quot;Lai&quot;},{&quot;family&quot;:&quot;Takahashi&quot;,&quot;given&quot;:&quot;Daisuke&quot;},{&quot;family&quot;:&quot;Hartvig&quot;,&quot;given&quot;:&quot;Martin&quot;},{&quot;family&quot;:&quot;Andersen&quot;,&quot;given&quot;:&quot;Ken H.&quot;}],&quot;accessed&quot;:{&quot;date-parts&quot;:[[&quot;2020&quot;,4,9]]},&quot;issued&quot;:{&quot;date-parts&quot;:[[&quot;2017&quot;,11,29]]}}},{&quot;id&quot;:702,&quot;uris&quot;:[&quot;http://zotero.org/users/5871544/items/3GNSKSQW&quot;],&quot;uri&quot;:[&quot;http://zotero.org/users/5871544/items/3GNSKSQW&quot;],&quot;itemData&quot;:{&quot;id&quot;:702,&quot;type&quot;:&quot;article-journal&quot;,&quot;abstract&quot;:&quot;Understanding whether and how environmental conditions may impact food web structure at a global scale is central to our ability to predict how food webs will respond to climate change. However, such an understanding is nascent. Using the best resolved available food webs to date, I address whether latitude, temperature, or both, explain the number of species and feeding interactions, the proportion of basal and top species, as well as the degree of omnivory, connectance and the number of trophic levels across food webs. I found that temperature is a more parsimonious predictor of food web structure than latitude. Temperature directly reduces the number of species, the proportion of basal species and the number of interactions while it indirectly increases omnivory levels, connectance and trophic level through its direct effects on the fraction and number of basal species. While direct impacts of temperature are routinely taken into account to predict how ecosystems may respond to global climate change, indirect effects have been largely overlooked. These results thus suggest that food webs may be affected by a combination of biotic and abiotic conditions, both directly and indirectly, in a changing world.&quot;,&quot;container-title&quot;:&quot;Scientific Reports&quot;,&quot;DOI&quot;:&quot;10.1038/s41598-019-41783-0&quot;,&quot;ISSN&quot;:&quot;2045-2322&quot;,&quot;issue&quot;:&quot;1&quot;,&quot;language&quot;:&quot;en&quot;,&quot;page&quot;:&quot;1-8&quot;,&quot;source&quot;:&quot;www.nature.com&quot;,&quot;title&quot;:&quot;Temperature directly and indirectly influences food web structure&quot;,&quot;URL&quot;:&quot;https://www.nature.com/articles/s41598-019-41783-0&quot;,&quot;volume&quot;:&quot;9&quot;,&quot;author&quot;:[{&quot;family&quot;:&quot;Gibert&quot;,&quot;given&quot;:&quot;Jean P.&quot;}],&quot;accessed&quot;:{&quot;date-parts&quot;:[[&quot;2020&quot;,1,13]]},&quot;issued&quot;:{&quot;date-parts&quot;:[[&quot;2019&quot;,3,29]]}}}],&quot;schema&quot;:&quot;https://github.com/citation-style-language/schema/raw/master/csl-citation.json&quot;} RNDuw8ORJa5VR"/><text:span text:style-name="T102">. Although overlooked due to lack of data and difficulties in generating reliable models, predicting changes in food webs can help us to understand the structure and dynamics of these novel and simplified ecosystems that are likely to emerge under climate change scenarios </text:span><text:reference-mark-start text:name="ZOTERO_ITEM CSL_CITATION {&quot;citationID&quot;:&quot;xOaFA4Wh&quot;,&quot;properties&quot;:{&quot;formattedCitation&quot;:&quot;(Blanchard et al., 2012; O\\uc0\\u8217{}Gorman et al., 2017)&quot;,&quot;plainCitation&quot;:&quot;(Blanchard et al., 2012; O’Gorman et al., 2017)&quot;,&quot;noteIndex&quot;:0},&quot;citationItems&quot;:[{&quot;id&quot;:1139,&quot;uris&quot;:[&quot;http://zotero.org/users/5871544/items/JX2F7BZV&quot;],&quot;uri&quot;:[&quot;http://zotero.org/users/5871544/items/JX2F7BZV&quot;],&quot;itemData&quot;:{&quot;id&quot;:1139,&quot;type&quot;:&quot;article-journal&quot;,&quot;abstract&quot;:&quot;Existing methods to predict the effects of climate change on the biomass and production of marine communities are predicated on modelling the interactions and dynamics of individual species, a very challenging approach when interactions and distributions are changing and little is known about the ecological mechanisms driving the responses of many species. An informative parallel approach is to develop size-based methods. These capture the properties of food webs that describe energy flux and production at a particular size, independent of species' ecology. We couple a physical–biogeochemical model with a dynamic, size-based food web model to predict the future effects of climate change on fish biomass and production in 11 large regional shelf seas, with and without fishing effects. Changes in potential fish production are shown to most strongly mirror changes in phytoplankton production. We project declines of 30–60% in potential fish production across some important areas of tropical shelf and upwelling seas, most notably in the eastern Indo-Pacific, the northern Humboldt and the North Canary Current. Conversely, in some areas of the high latitude shelf seas, the production of pelagic predators was projected to increase by 28–89%.&quot;,&quot;container-title&quot;:&quot;Philosophical Transactions of the Royal Society B: Biological Sciences&quot;,&quot;DOI&quot;:&quot;10.1098/rstb.2012.0231&quot;,&quot;issue&quot;:&quot;1605&quot;,&quot;journalAbbreviation&quot;:&quot;Philosophical Transactions of the Royal Society B: Biological Sciences&quot;,&quot;note&quot;:&quot;publisher: Royal Society&quot;,&quot;page&quot;:&quot;2979-2989&quot;,&quot;source&quot;:&quot;royalsocietypublishing.org (Atypon)&quot;,&quot;title&quot;:&quot;Potential consequences of climate change for primary production and fish production in large marine ecosystems&quot;,&quot;URL&quot;:&quot;https://royalsocietypublishing.org/doi/10.1098/rstb.2012.0231&quot;,&quot;volume&quot;:&quot;367&quot;,&quot;author&quot;:[{&quot;family&quot;:&quot;Blanchard&quot;,&quot;given&quot;:&quot;Julia L.&quot;},{&quot;family&quot;:&quot;Jennings&quot;,&quot;given&quot;:&quot;Simon&quot;},{&quot;family&quot;:&quot;Holmes&quot;,&quot;given&quot;:&quot;Robert&quot;},{&quot;family&quot;:&quot;Harle&quot;,&quot;given&quot;:&quot;James&quot;},{&quot;family&quot;:&quot;Merino&quot;,&quot;given&quot;:&quot;Gorka&quot;},{&quot;family&quot;:&quot;Allen&quot;,&quot;given&quot;:&quot;J. Icarus&quot;},{&quot;family&quot;:&quot;Holt&quot;,&quot;given&quot;:&quot;Jason&quot;},{&quot;family&quot;:&quot;Dulvy&quot;,&quot;given&quot;:&quot;Nicholas K.&quot;},{&quot;family&quot;:&quot;Barange&quot;,&quot;given&quot;:&quot;Manuel&quot;}],&quot;accessed&quot;:{&quot;date-parts&quot;:[[&quot;2020&quot;,4,9]]},&quot;issued&quot;:{&quot;date-parts&quot;:[[&quot;2012&quot;,11,5]]}}},{&quot;id&quot;:1142,&quot;uris&quot;:[&quot;http://zotero.org/users/5871544/items/IYDJALAG&quot;],&quot;uri&quot;:[&quot;http://zotero.org/users/5871544/items/IYDJALAG&quot;],&quot;itemData&quot;:{&quot;id&quot;:1142,&quot;type&quot;:&quot;article-journal&quot;,&quot;abstract&quot;:&quot;A warmer climate is generally expected to favour smaller organisms and steeper body-mass–abundance scaling through food webs. Results from across a stream temperature gradient now show that this effect can be offset by increasing nutrient supply.&quot;,&quot;container-title&quot;:&quot;Nature Climate Change&quot;,&quot;DOI&quot;:&quot;10.1038/nclimate3368&quot;,&quot;ISSN&quot;:&quot;1758-6798&quot;,&quot;issue&quot;:&quot;9&quot;,&quot;language&quot;:&quot;en&quot;,&quot;note&quot;:&quot;number: 9\npublisher: Nature Publishing Group&quot;,&quot;page&quot;:&quot;659-663&quot;,&quot;source&quot;:&quot;www.nature.com&quot;,&quot;title&quot;:&quot;Unexpected changes in community size structure in a natural warming experiment&quot;,&quot;URL&quot;:&quot;https://www.nature.com/articles/nclimate3368&quot;,&quot;volume&quot;:&quot;7&quot;,&quot;author&quot;:[{&quot;family&quot;:&quot;O’Gorman&quot;,&quot;given&quot;:&quot;Eoin J.&quot;},{&quot;family&quot;:&quot;Zhao&quot;,&quot;given&quot;:&quot;Lei&quot;},{&quot;family&quot;:&quot;Pichler&quot;,&quot;given&quot;:&quot;Doris E.&quot;},{&quot;family&quot;:&quot;Adams&quot;,&quot;given&quot;:&quot;Georgina&quot;},{&quot;family&quot;:&quot;Friberg&quot;,&quot;given&quot;:&quot;Nikolai&quot;},{&quot;family&quot;:&quot;Rall&quot;,&quot;given&quot;:&quot;Björn C.&quot;},{&quot;family&quot;:&quot;Seeney&quot;,&quot;given&quot;:&quot;Alex&quot;},{&quot;family&quot;:&quot;Zhang&quot;,&quot;given&quot;:&quot;Huayong&quot;},{&quot;family&quot;:&quot;Reuman&quot;,&quot;given&quot;:&quot;Daniel C.&quot;},{&quot;family&quot;:&quot;Woodward&quot;,&quot;given&quot;:&quot;Guy&quot;}],&quot;accessed&quot;:{&quot;date-parts&quot;:[[&quot;2020&quot;,4,9]]},&quot;issued&quot;:{&quot;date-parts&quot;:[[&quot;2017&quot;,9]]}}}],&quot;schema&quot;:&quot;https://github.com/citation-style-language/schema/raw/master/csl-citation.json&quot;} RNDr2RvtlXtMP"/><text:span text:style-name="T102">(Blanchard et al., 2012; O’Gorman et al., 2017)</text:span><text:reference-mark-end text:name="ZOTERO_ITEM CSL_CITATION {&quot;citationID&quot;:&quot;xOaFA4Wh&quot;,&quot;properties&quot;:{&quot;formattedCitation&quot;:&quot;(Blanchard et al., 2012; O\\uc0\\u8217{}Gorman et al., 2017)&quot;,&quot;plainCitation&quot;:&quot;(Blanchard et al., 2012; O’Gorman et al., 2017)&quot;,&quot;noteIndex&quot;:0},&quot;citationItems&quot;:[{&quot;id&quot;:1139,&quot;uris&quot;:[&quot;http://zotero.org/users/5871544/items/JX2F7BZV&quot;],&quot;uri&quot;:[&quot;http://zotero.org/users/5871544/items/JX2F7BZV&quot;],&quot;itemData&quot;:{&quot;id&quot;:1139,&quot;type&quot;:&quot;article-journal&quot;,&quot;abstract&quot;:&quot;Existing methods to predict the effects of climate change on the biomass and production of marine communities are predicated on modelling the interactions and dynamics of individual species, a very challenging approach when interactions and distributions are changing and little is known about the ecological mechanisms driving the responses of many species. An informative parallel approach is to develop size-based methods. These capture the properties of food webs that describe energy flux and production at a particular size, independent of species' ecology. We couple a physical–biogeochemical model with a dynamic, size-based food web model to predict the future effects of climate change on fish biomass and production in 11 large regional shelf seas, with and without fishing effects. Changes in potential fish production are shown to most strongly mirror changes in phytoplankton production. We project declines of 30–60% in potential fish production across some important areas of tropical shelf and upwelling seas, most notably in the eastern Indo-Pacific, the northern Humboldt and the North Canary Current. Conversely, in some areas of the high latitude shelf seas, the production of pelagic predators was projected to increase by 28–89%.&quot;,&quot;container-title&quot;:&quot;Philosophical Transactions of the Royal Society B: Biological Sciences&quot;,&quot;DOI&quot;:&quot;10.1098/rstb.2012.0231&quot;,&quot;issue&quot;:&quot;1605&quot;,&quot;journalAbbreviation&quot;:&quot;Philosophical Transactions of the Royal Society B: Biological Sciences&quot;,&quot;note&quot;:&quot;publisher: Royal Society&quot;,&quot;page&quot;:&quot;2979-2989&quot;,&quot;source&quot;:&quot;royalsocietypublishing.org (Atypon)&quot;,&quot;title&quot;:&quot;Potential consequences of climate change for primary production and fish production in large marine ecosystems&quot;,&quot;URL&quot;:&quot;https://royalsocietypublishing.org/doi/10.1098/rstb.2012.0231&quot;,&quot;volume&quot;:&quot;367&quot;,&quot;author&quot;:[{&quot;family&quot;:&quot;Blanchard&quot;,&quot;given&quot;:&quot;Julia L.&quot;},{&quot;family&quot;:&quot;Jennings&quot;,&quot;given&quot;:&quot;Simon&quot;},{&quot;family&quot;:&quot;Holmes&quot;,&quot;given&quot;:&quot;Robert&quot;},{&quot;family&quot;:&quot;Harle&quot;,&quot;given&quot;:&quot;James&quot;},{&quot;family&quot;:&quot;Merino&quot;,&quot;given&quot;:&quot;Gorka&quot;},{&quot;family&quot;:&quot;Allen&quot;,&quot;given&quot;:&quot;J. Icarus&quot;},{&quot;family&quot;:&quot;Holt&quot;,&quot;given&quot;:&quot;Jason&quot;},{&quot;family&quot;:&quot;Dulvy&quot;,&quot;given&quot;:&quot;Nicholas K.&quot;},{&quot;family&quot;:&quot;Barange&quot;,&quot;given&quot;:&quot;Manuel&quot;}],&quot;accessed&quot;:{&quot;date-parts&quot;:[[&quot;2020&quot;,4,9]]},&quot;issued&quot;:{&quot;date-parts&quot;:[[&quot;2012&quot;,11,5]]}}},{&quot;id&quot;:1142,&quot;uris&quot;:[&quot;http://zotero.org/users/5871544/items/IYDJALAG&quot;],&quot;uri&quot;:[&quot;http://zotero.org/users/5871544/items/IYDJALAG&quot;],&quot;itemData&quot;:{&quot;id&quot;:1142,&quot;type&quot;:&quot;article-journal&quot;,&quot;abstract&quot;:&quot;A warmer climate is generally expected to favour smaller organisms and steeper body-mass–abundance scaling through food webs. Results from across a stream temperature gradient now show that this effect can be offset by increasing nutrient supply.&quot;,&quot;container-title&quot;:&quot;Nature Climate Change&quot;,&quot;DOI&quot;:&quot;10.1038/nclimate3368&quot;,&quot;ISSN&quot;:&quot;1758-6798&quot;,&quot;issue&quot;:&quot;9&quot;,&quot;language&quot;:&quot;en&quot;,&quot;note&quot;:&quot;number: 9\npublisher: Nature Publishing Group&quot;,&quot;page&quot;:&quot;659-663&quot;,&quot;source&quot;:&quot;www.nature.com&quot;,&quot;title&quot;:&quot;Unexpected changes in community size structure in a natural warming experiment&quot;,&quot;URL&quot;:&quot;https://www.nature.com/articles/nclimate3368&quot;,&quot;volume&quot;:&quot;7&quot;,&quot;author&quot;:[{&quot;family&quot;:&quot;O’Gorman&quot;,&quot;given&quot;:&quot;Eoin J.&quot;},{&quot;family&quot;:&quot;Zhao&quot;,&quot;given&quot;:&quot;Lei&quot;},{&quot;family&quot;:&quot;Pichler&quot;,&quot;given&quot;:&quot;Doris E.&quot;},{&quot;family&quot;:&quot;Adams&quot;,&quot;given&quot;:&quot;Georgina&quot;},{&quot;family&quot;:&quot;Friberg&quot;,&quot;given&quot;:&quot;Nikolai&quot;},{&quot;family&quot;:&quot;Rall&quot;,&quot;given&quot;:&quot;Björn C.&quot;},{&quot;family&quot;:&quot;Seeney&quot;,&quot;given&quot;:&quot;Alex&quot;},{&quot;family&quot;:&quot;Zhang&quot;,&quot;given&quot;:&quot;Huayong&quot;},{&quot;family&quot;:&quot;Reuman&quot;,&quot;given&quot;:&quot;Daniel C.&quot;},{&quot;family&quot;:&quot;Woodward&quot;,&quot;given&quot;:&quot;Guy&quot;}],&quot;accessed&quot;:{&quot;date-parts&quot;:[[&quot;2020&quot;,4,9]]},&quot;issued&quot;:{&quot;date-parts&quot;:[[&quot;2017&quot;,9]]}}}],&quot;schema&quot;:&quot;https://github.com/citation-style-language/schema/raw/master/csl-citation.json&quot;} RNDr2RvtlXtMP"/><text:span text:style-name="T102">.</text:span></text:p>
      <text:p text:style-name="P38"/>
      <text:p text:style-name="P64"><text:span text:style-name="T18">Coral reefs are among the most diverse and </text:span><text:span text:style-name="T29">sensitive</text:span><text:span text:style-name="T18"> ecosystems on planet, with multiple reports of severe impacts by human-induced climate change</text:span><text:span text:style-name="T42"> </text:span><text:bookmark-start text:name="__UnoMark__20938_3713062789"/><text:reference-mark-start text:name="ZOTERO_ITEM CSL_CITATION {&quot;citationID&quot;:&quot;08MXAWcu&quot;,&quot;properties&quot;:{&quot;custom&quot;:&quot;(Burrows et al., 2011; Hughes et al., 2017; Sully et al., 2019)&quot;,&quot;formattedCitation&quot;:&quot;(Burrows et al., 2011; Hughes et al., 2017; Sully et al., 2019)&quot;,&quot;plainCitation&quot;:&quot;(Burrows et al., 2011; Hughes et al., 2017; Sully et al., 2019)&quot;,&quot;noteIndex&quot;:0},&quot;citationItems&quot;:[{&quot;id&quot;:806,&quot;uris&quot;:[&quot;http://zotero.org/users/5871544/items/5DHQU3VE&quot;],&quot;uri&quot;:[&quot;http://zotero.org/users/5871544/items/5DHQU3VE&quot;],&quot;itemData&quot;:{&quot;id&quot;:806,&quot;type&quot;:&quot;article-journal&quot;,&quot;abstract&quot;:&quot;Climate change challenges organisms to adapt or move to track changes in environments in space and time. We used two measures of thermal shifts from analyses of global temperatures over the past 50 years to describe the pace of climate change that species should track: the velocity of climate change (geographic shifts of isotherms over time) and the shift in seasonal timing of temperatures. Both measures are higher in the ocean than on land at some latitudes, despite slower ocean warming. These indices give a complex mosaic of predicted range shifts and phenology changes that deviate from simple poleward migration and earlier springs or later falls. They also emphasize potential conservation concerns, because areas of high marine biodiversity often have greater velocities of climate change and seasonal shifts.\nEcologically relevant measures of contemporary global climate change can predict species distributions and vulnerabilities.\nEcologically relevant measures of contemporary global climate change can predict species distributions and vulnerabilities.&quot;,&quot;container-title&quot;:&quot;Science&quot;,&quot;DOI&quot;:&quot;10.1126/science.1210288&quot;,&quot;ISSN&quot;:&quot;0036-8075, 1095-9203&quot;,&quot;issue&quot;:&quot;6056&quot;,&quot;language&quot;:&quot;en&quot;,&quot;note&quot;:&quot;publisher: American Association for the Advancement of Science\nsection: Report\nPMID: 22053045&quot;,&quot;page&quot;:&quot;652-655&quot;,&quot;source&quot;:&quot;science.sciencemag.org&quot;,&quot;title&quot;:&quot;The Pace of Shifting Climate in Marine and Terrestrial Ecosystems&quot;,&quot;URL&quot;:&quot;https://science.sciencemag.org/content/334/6056/652&quot;,&quot;volume&quot;:&quot;334&quot;,&quot;author&quot;:[{&quot;family&quot;:&quot;Burrows&quot;,&quot;given&quot;:&quot;Michael T.&quot;},{&quot;family&quot;:&quot;Schoeman&quot;,&quot;given&quot;:&quot;David S.&quot;},{&quot;family&quot;:&quot;Buckley&quot;,&quot;given&quot;:&quot;Lauren B.&quot;},{&quot;family&quot;:&quot;Moore&quot;,&quot;given&quot;:&quot;Pippa&quot;},{&quot;family&quot;:&quot;Poloczanska&quot;,&quot;given&quot;:&quot;Elvira S.&quot;},{&quot;family&quot;:&quot;Brander&quot;,&quot;given&quot;:&quot;Keith M.&quot;},{&quot;family&quot;:&quot;Brown&quot;,&quot;given&quot;:&quot;Chris&quot;},{&quot;family&quot;:&quot;Bruno&quot;,&quot;given&quot;:&quot;John F.&quot;},{&quot;family&quot;:&quot;Duarte&quot;,&quot;given&quot;:&quot;Carlos M.&quot;},{&quot;family&quot;:&quot;Halpern&quot;,&quot;given&quot;:&quot;Benjamin S.&quot;},{&quot;family&quot;:&quot;Holding&quot;,&quot;given&quot;:&quot;Johnna&quot;},{&quot;family&quot;:&quot;Kappel&quot;,&quot;given&quot;:&quot;Carrie V.&quot;},{&quot;family&quot;:&quot;Kiessling&quot;,&quot;given&quot;:&quot;Wolfgang&quot;},{&quot;family&quot;:&quot;O’Connor&quot;,&quot;given&quot;:&quot;Mary I.&quot;},{&quot;family&quot;:&quot;Pandolfi&quot;,&quot;given&quot;:&quot;John M.&quot;},{&quot;family&quot;:&quot;Parmesan&quot;,&quot;given&quot;:&quot;Camille&quot;},{&quot;family&quot;:&quot;Schwing&quot;,&quot;given&quot;:&quot;Franklin B.&quot;},{&quot;family&quot;:&quot;Sydeman&quot;,&quot;given&quot;:&quot;William J.&quot;},{&quot;family&quot;:&quot;Richardson&quot;,&quot;given&quot;:&quot;Anthony J.&quot;}],&quot;accessed&quot;:{&quot;date-parts&quot;:[[&quot;2020&quot;,3,9]]},&quot;issued&quot;:{&quot;date-parts&quot;:[[&quot;2011&quot;,11,4]]}},&quot;label&quot;:&quot;page&quot;},{&quot;id&quot;:412,&quot;uris&quot;:[&quot;http://zotero.org/users/5871544/items/V3PUGWNK&quot;],&quot;uri&quot;:[&quot;http://zotero.org/users/5871544/items/V3PUGWNK&quot;],&quot;itemData&quot;:{&quot;id&quot;:412,&quot;type&quot;:&quot;article-journal&quot;,&quot;abstract&quot;:&quot;Coral reefs support immense biodiversity and provide important ecosystem services to many millions of people. Yet reefs are degrading rapidly in response to numerous anthropogenic drivers. In the coming centuries, reefs will run the gauntlet of climate change, and rising temperatures will transform them into new configurations, unlike anything observed previously by humans. Returning reefs to past configurations is no longer an option. Instead, the global challenge is to steer reefs through the Anthropocene era in a way that maintains their biological functions. Successful navigation of this transition will require radical changes in the science, management and governance of coral reefs.&quot;,&quot;container-title&quot;:&quot;Nature&quot;,&quot;DOI&quot;:&quot;10.1038/nature22901&quot;,&quot;ISSN&quot;:&quot;1476-4687&quot;,&quot;issue&quot;:&quot;7656&quot;,&quot;language&quot;:&quot;en&quot;,&quot;page&quot;:&quot;82-90&quot;,&quot;source&quot;:&quot;www.nature.com&quot;,&quot;title&quot;:&quot;Coral reefs in the Anthropocene&quot;,&quot;URL&quot;:&quot;https://www.nature.com/articles/nature22901&quot;,&quot;volume&quot;:&quot;546&quot;,&quot;author&quot;:[{&quot;family&quot;:&quot;Hughes&quot;,&quot;given&quot;:&quot;Terry P.&quot;},{&quot;family&quot;:&quot;Barnes&quot;,&quot;given&quot;:&quot;Michele L.&quot;},{&quot;family&quot;:&quot;Bellwood&quot;,&quot;given&quot;:&quot;David R.&quot;},{&quot;family&quot;:&quot;Cinner&quot;,&quot;given&quot;:&quot;Joshua E.&quot;},{&quot;family&quot;:&quot;Cumming&quot;,&quot;given&quot;:&quot;Graeme S.&quot;},{&quot;family&quot;:&quot;Jackson&quot;,&quot;given&quot;:&quot;Jeremy B. C.&quot;},{&quot;family&quot;:&quot;Kleypas&quot;,&quot;given&quot;:&quot;Joanie&quot;},{&quot;family&quot;:&quot;Leemput&quot;,&quot;given&quot;:&quot;Ingrid A.&quot;,&quot;non-dropping-particle&quot;:&quot;van de&quot;},{&quot;family&quot;:&quot;Lough&quot;,&quot;given&quot;:&quot;Janice M.&quot;},{&quot;family&quot;:&quot;Morrison&quot;,&quot;given&quot;:&quot;Tiffany H.&quot;},{&quot;family&quot;:&quot;Palumbi&quot;,&quot;given&quot;:&quot;Stephen R.&quot;},{&quot;family&quot;:&quot;Nes&quot;,&quot;given&quot;:&quot;Egbert H.&quot;,&quot;non-dropping-particle&quot;:&quot;van&quot;},{&quot;family&quot;:&quot;Scheffer&quot;,&quot;given&quot;:&quot;Marten&quot;}],&quot;accessed&quot;:{&quot;date-parts&quot;:[[&quot;2019&quot;,11,27]]},&quot;issued&quot;:{&quot;date-parts&quot;:[[&quot;2017&quot;,6]]}},&quot;label&quot;:&quot;page&quot;},{&quot;id&quot;:810,&quot;uris&quot;:[&quot;http://zotero.org/users/5871544/items/KQ3WJX5T&quot;],&quot;uri&quot;:[&quot;http://zotero.org/users/5871544/items/KQ3WJX5T&quot;],&quot;itemData&quot;:{&quot;id&quot;:810,&quot;type&quot;:&quot;article-journal&quot;,&quot;abstract&quot;:&quot;Coral bleaching is generally linked to higher sea temperatures, but there may be geographic variation in this effect. Here, in a synthesis of global coral bleaching data, the authors show that bleaching probability is highest at mid-latitude sites despite equivalent thermal stress at equatorial sites.&quot;,&quot;container-title&quot;:&quot;Nature Communications&quot;,&quot;DOI&quot;:&quot;10.1038/s41467-019-09238-2&quot;,&quot;ISSN&quot;:&quot;2041-1723&quot;,&quot;issue&quot;:&quot;1&quot;,&quot;language&quot;:&quot;en&quot;,&quot;note&quot;:&quot;number: 1\npublisher: Nature Publishing Group&quot;,&quot;page&quot;:&quot;1-5&quot;,&quot;source&quot;:&quot;www.nature.com&quot;,&quot;title&quot;:&quot;A global analysis of coral bleaching over the past two decades&quot;,&quot;URL&quot;:&quot;https://www.nature.com/articles/s41467-019-09238-2&quot;,&quot;volume&quot;:&quot;10&quot;,&quot;author&quot;:[{&quot;family&quot;:&quot;Sully&quot;,&quot;given&quot;:&quot;S.&quot;},{&quot;family&quot;:&quot;Burkepile&quot;,&quot;given&quot;:&quot;D. E.&quot;},{&quot;family&quot;:&quot;Donovan&quot;,&quot;given&quot;:&quot;M. K.&quot;},{&quot;family&quot;:&quot;Hodgson&quot;,&quot;given&quot;:&quot;G.&quot;},{&quot;family&quot;:&quot;Woesik&quot;,&quot;given&quot;:&quot;R.&quot;,&quot;non-dropping-particle&quot;:&quot;van&quot;}],&quot;accessed&quot;:{&quot;date-parts&quot;:[[&quot;2020&quot;,3,9]]},&quot;issued&quot;:{&quot;date-parts&quot;:[[&quot;2019&quot;,3,20]]}},&quot;label&quot;:&quot;page&quot;}],&quot;schema&quot;:&quot;https://github.com/citation-style-language/schema/raw/master/csl-citation.json&quot;} RNDM1NzXFw0Fo"/><text:span text:style-name="T18">(Burrows et al., 2011; Hughes et al., 2017; Sully et al., 2019)</text:span><text:bookmark-end text:name="__UnoMark__20938_3713062789"/><text:reference-mark-end text:name="ZOTERO_ITEM CSL_CITATION {&quot;citationID&quot;:&quot;08MXAWcu&quot;,&quot;properties&quot;:{&quot;custom&quot;:&quot;(Burrows et al., 2011; Hughes et al., 2017; Sully et al., 2019)&quot;,&quot;formattedCitation&quot;:&quot;(Burrows et al., 2011; Hughes et al., 2017; Sully et al., 2019)&quot;,&quot;plainCitation&quot;:&quot;(Burrows et al., 2011; Hughes et al., 2017; Sully et al., 2019)&quot;,&quot;noteIndex&quot;:0},&quot;citationItems&quot;:[{&quot;id&quot;:806,&quot;uris&quot;:[&quot;http://zotero.org/users/5871544/items/5DHQU3VE&quot;],&quot;uri&quot;:[&quot;http://zotero.org/users/5871544/items/5DHQU3VE&quot;],&quot;itemData&quot;:{&quot;id&quot;:806,&quot;type&quot;:&quot;article-journal&quot;,&quot;abstract&quot;:&quot;Climate change challenges organisms to adapt or move to track changes in environments in space and time. We used two measures of thermal shifts from analyses of global temperatures over the past 50 years to describe the pace of climate change that species should track: the velocity of climate change (geographic shifts of isotherms over time) and the shift in seasonal timing of temperatures. Both measures are higher in the ocean than on land at some latitudes, despite slower ocean warming. These indices give a complex mosaic of predicted range shifts and phenology changes that deviate from simple poleward migration and earlier springs or later falls. They also emphasize potential conservation concerns, because areas of high marine biodiversity often have greater velocities of climate change and seasonal shifts.\nEcologically relevant measures of contemporary global climate change can predict species distributions and vulnerabilities.\nEcologically relevant measures of contemporary global climate change can predict species distributions and vulnerabilities.&quot;,&quot;container-title&quot;:&quot;Science&quot;,&quot;DOI&quot;:&quot;10.1126/science.1210288&quot;,&quot;ISSN&quot;:&quot;0036-8075, 1095-9203&quot;,&quot;issue&quot;:&quot;6056&quot;,&quot;language&quot;:&quot;en&quot;,&quot;note&quot;:&quot;publisher: American Association for the Advancement of Science\nsection: Report\nPMID: 22053045&quot;,&quot;page&quot;:&quot;652-655&quot;,&quot;source&quot;:&quot;science.sciencemag.org&quot;,&quot;title&quot;:&quot;The Pace of Shifting Climate in Marine and Terrestrial Ecosystems&quot;,&quot;URL&quot;:&quot;https://science.sciencemag.org/content/334/6056/652&quot;,&quot;volume&quot;:&quot;334&quot;,&quot;author&quot;:[{&quot;family&quot;:&quot;Burrows&quot;,&quot;given&quot;:&quot;Michael T.&quot;},{&quot;family&quot;:&quot;Schoeman&quot;,&quot;given&quot;:&quot;David S.&quot;},{&quot;family&quot;:&quot;Buckley&quot;,&quot;given&quot;:&quot;Lauren B.&quot;},{&quot;family&quot;:&quot;Moore&quot;,&quot;given&quot;:&quot;Pippa&quot;},{&quot;family&quot;:&quot;Poloczanska&quot;,&quot;given&quot;:&quot;Elvira S.&quot;},{&quot;family&quot;:&quot;Brander&quot;,&quot;given&quot;:&quot;Keith M.&quot;},{&quot;family&quot;:&quot;Brown&quot;,&quot;given&quot;:&quot;Chris&quot;},{&quot;family&quot;:&quot;Bruno&quot;,&quot;given&quot;:&quot;John F.&quot;},{&quot;family&quot;:&quot;Duarte&quot;,&quot;given&quot;:&quot;Carlos M.&quot;},{&quot;family&quot;:&quot;Halpern&quot;,&quot;given&quot;:&quot;Benjamin S.&quot;},{&quot;family&quot;:&quot;Holding&quot;,&quot;given&quot;:&quot;Johnna&quot;},{&quot;family&quot;:&quot;Kappel&quot;,&quot;given&quot;:&quot;Carrie V.&quot;},{&quot;family&quot;:&quot;Kiessling&quot;,&quot;given&quot;:&quot;Wolfgang&quot;},{&quot;family&quot;:&quot;O’Connor&quot;,&quot;given&quot;:&quot;Mary I.&quot;},{&quot;family&quot;:&quot;Pandolfi&quot;,&quot;given&quot;:&quot;John M.&quot;},{&quot;family&quot;:&quot;Parmesan&quot;,&quot;given&quot;:&quot;Camille&quot;},{&quot;family&quot;:&quot;Schwing&quot;,&quot;given&quot;:&quot;Franklin B.&quot;},{&quot;family&quot;:&quot;Sydeman&quot;,&quot;given&quot;:&quot;William J.&quot;},{&quot;family&quot;:&quot;Richardson&quot;,&quot;given&quot;:&quot;Anthony J.&quot;}],&quot;accessed&quot;:{&quot;date-parts&quot;:[[&quot;2020&quot;,3,9]]},&quot;issued&quot;:{&quot;date-parts&quot;:[[&quot;2011&quot;,11,4]]}},&quot;label&quot;:&quot;page&quot;},{&quot;id&quot;:412,&quot;uris&quot;:[&quot;http://zotero.org/users/5871544/items/V3PUGWNK&quot;],&quot;uri&quot;:[&quot;http://zotero.org/users/5871544/items/V3PUGWNK&quot;],&quot;itemData&quot;:{&quot;id&quot;:412,&quot;type&quot;:&quot;article-journal&quot;,&quot;abstract&quot;:&quot;Coral reefs support immense biodiversity and provide important ecosystem services to many millions of people. Yet reefs are degrading rapidly in response to numerous anthropogenic drivers. In the coming centuries, reefs will run the gauntlet of climate change, and rising temperatures will transform them into new configurations, unlike anything observed previously by humans. Returning reefs to past configurations is no longer an option. Instead, the global challenge is to steer reefs through the Anthropocene era in a way that maintains their biological functions. Successful navigation of this transition will require radical changes in the science, management and governance of coral reefs.&quot;,&quot;container-title&quot;:&quot;Nature&quot;,&quot;DOI&quot;:&quot;10.1038/nature22901&quot;,&quot;ISSN&quot;:&quot;1476-4687&quot;,&quot;issue&quot;:&quot;7656&quot;,&quot;language&quot;:&quot;en&quot;,&quot;page&quot;:&quot;82-90&quot;,&quot;source&quot;:&quot;www.nature.com&quot;,&quot;title&quot;:&quot;Coral reefs in the Anthropocene&quot;,&quot;URL&quot;:&quot;https://www.nature.com/articles/nature22901&quot;,&quot;volume&quot;:&quot;546&quot;,&quot;author&quot;:[{&quot;family&quot;:&quot;Hughes&quot;,&quot;given&quot;:&quot;Terry P.&quot;},{&quot;family&quot;:&quot;Barnes&quot;,&quot;given&quot;:&quot;Michele L.&quot;},{&quot;family&quot;:&quot;Bellwood&quot;,&quot;given&quot;:&quot;David R.&quot;},{&quot;family&quot;:&quot;Cinner&quot;,&quot;given&quot;:&quot;Joshua E.&quot;},{&quot;family&quot;:&quot;Cumming&quot;,&quot;given&quot;:&quot;Graeme S.&quot;},{&quot;family&quot;:&quot;Jackson&quot;,&quot;given&quot;:&quot;Jeremy B. C.&quot;},{&quot;family&quot;:&quot;Kleypas&quot;,&quot;given&quot;:&quot;Joanie&quot;},{&quot;family&quot;:&quot;Leemput&quot;,&quot;given&quot;:&quot;Ingrid A.&quot;,&quot;non-dropping-particle&quot;:&quot;van de&quot;},{&quot;family&quot;:&quot;Lough&quot;,&quot;given&quot;:&quot;Janice M.&quot;},{&quot;family&quot;:&quot;Morrison&quot;,&quot;given&quot;:&quot;Tiffany H.&quot;},{&quot;family&quot;:&quot;Palumbi&quot;,&quot;given&quot;:&quot;Stephen R.&quot;},{&quot;family&quot;:&quot;Nes&quot;,&quot;given&quot;:&quot;Egbert H.&quot;,&quot;non-dropping-particle&quot;:&quot;van&quot;},{&quot;family&quot;:&quot;Scheffer&quot;,&quot;given&quot;:&quot;Marten&quot;}],&quot;accessed&quot;:{&quot;date-parts&quot;:[[&quot;2019&quot;,11,27]]},&quot;issued&quot;:{&quot;date-parts&quot;:[[&quot;2017&quot;,6]]}},&quot;label&quot;:&quot;page&quot;},{&quot;id&quot;:810,&quot;uris&quot;:[&quot;http://zotero.org/users/5871544/items/KQ3WJX5T&quot;],&quot;uri&quot;:[&quot;http://zotero.org/users/5871544/items/KQ3WJX5T&quot;],&quot;itemData&quot;:{&quot;id&quot;:810,&quot;type&quot;:&quot;article-journal&quot;,&quot;abstract&quot;:&quot;Coral bleaching is generally linked to higher sea temperatures, but there may be geographic variation in this effect. Here, in a synthesis of global coral bleaching data, the authors show that bleaching probability is highest at mid-latitude sites despite equivalent thermal stress at equatorial sites.&quot;,&quot;container-title&quot;:&quot;Nature Communications&quot;,&quot;DOI&quot;:&quot;10.1038/s41467-019-09238-2&quot;,&quot;ISSN&quot;:&quot;2041-1723&quot;,&quot;issue&quot;:&quot;1&quot;,&quot;language&quot;:&quot;en&quot;,&quot;note&quot;:&quot;number: 1\npublisher: Nature Publishing Group&quot;,&quot;page&quot;:&quot;1-5&quot;,&quot;source&quot;:&quot;www.nature.com&quot;,&quot;title&quot;:&quot;A global analysis of coral bleaching over the past two decades&quot;,&quot;URL&quot;:&quot;https://www.nature.com/articles/s41467-019-09238-2&quot;,&quot;volume&quot;:&quot;10&quot;,&quot;author&quot;:[{&quot;family&quot;:&quot;Sully&quot;,&quot;given&quot;:&quot;S.&quot;},{&quot;family&quot;:&quot;Burkepile&quot;,&quot;given&quot;:&quot;D. E.&quot;},{&quot;family&quot;:&quot;Donovan&quot;,&quot;given&quot;:&quot;M. K.&quot;},{&quot;family&quot;:&quot;Hodgson&quot;,&quot;given&quot;:&quot;G.&quot;},{&quot;family&quot;:&quot;Woesik&quot;,&quot;given&quot;:&quot;R.&quot;,&quot;non-dropping-particle&quot;:&quot;van&quot;}],&quot;accessed&quot;:{&quot;date-parts&quot;:[[&quot;2020&quot;,3,9]]},&quot;issued&quot;:{&quot;date-parts&quot;:[[&quot;2019&quot;,3,20]]}},&quot;label&quot;:&quot;page&quot;}],&quot;schema&quot;:&quot;https://github.com/citation-style-language/schema/raw/master/csl-citation.json&quot;} RNDM1NzXFw0Fo"/><text:span text:style-name="T42">. Major impacts on these ecosystems include coral bleaching and mortality leading to loss of structural complexity and diversity </text:span><text:bookmark-start text:name="__UnoMark__20943_3713062789"/><text:reference-mark-start text:name="ZOTERO_ITEM CSL_CITATION {&quot;citationID&quot;:&quot;NdDzO22U&quot;,&quot;properties&quot;:{&quot;formattedCitation&quot;:&quot;(Graham &amp; Nash, 2013; Magel et al., 2019)&quot;,&quot;plainCitation&quot;:&quot;(Graham &amp; Nash, 2013; Magel et al., 2019)&quot;,&quot;noteIndex&quot;:0},&quot;citationItems&quot;:[{&quot;id&quot;:818,&quot;uris&quot;:[&quot;http://zotero.org/users/5871544/items/69YJEDP5&quot;],&quot;uri&quot;:[&quot;http://zotero.org/users/5871544/items/69YJEDP5&quot;],&quot;itemData&quot;:{&quot;id&quot;:818,&quot;type&quot;:&quot;article-journal&quot;,&quot;abstract&quot;:&quot;The importance of structural complexity in coral reefs has come to the fore with the global degradation of reef condition; however, the limited scale and replication of many studies have restricted our understanding of the role of complexity in the ecosystem. We qualitatively and quantitatively (where sufficient standardised data were available) assess the literature regarding the role of structural complexity in coral reef ecosystems. A rapidly increasing number of publications have studied the role of complexity in reef ecosystems over the past four decades, with a concomitant increase in the diversity of methods used to quantify structure. Quantitative analyses of existing data indicate a strong negative relationship between structural complexity and algal cover, which may reflect the important role complexity plays in enhancing herbivory by reef fishes. The cover of total live coral and branching coral was positively correlated with structural complexity. These habitat attributes may be creating much of the structure, resulting in a collinear relationship; however, there is also evidence of enhanced coral recovery from disturbances where structural complexity is high. Urchin densities were negatively correlated with structural complexity; a relationship that may be driven by urchins eroding reef structure or by their gregarious behaviour when in open space. There was a strong positive relationship between structural complexity and fish density and biomass, likely mediated through density-dependent competition and refuge from predation. More variable responses were found when assessing individual fish families, with all families examined displaying a positive relationship to structural complexity, but only half of these relationships were significant. Although only corroborated with qualitative data, structural complexity also seems to have a positive effect on two ecosystem services: tourism and shoreline protection. Clearly, structural complexity is an integral component of coral reef ecosystems, and it should be incorporated into monitoring programs and management objectives.&quot;,&quot;container-title&quot;:&quot;Coral Reefs&quot;,&quot;DOI&quot;:&quot;10.1007/s00338-012-0984-y&quot;,&quot;ISSN&quot;:&quot;1432-0975&quot;,&quot;issue&quot;:&quot;2&quot;,&quot;journalAbbreviation&quot;:&quot;Coral Reefs&quot;,&quot;language&quot;:&quot;en&quot;,&quot;page&quot;:&quot;315-326&quot;,&quot;source&quot;:&quot;Springer Link&quot;,&quot;title&quot;:&quot;The importance of structural complexity in coral reef ecosystems&quot;,&quot;URL&quot;:&quot;https://doi.org/10.1007/s00338-012-0984-y&quot;,&quot;volume&quot;:&quot;32&quot;,&quot;author&quot;:[{&quot;family&quot;:&quot;Graham&quot;,&quot;given&quot;:&quot;N. A. J.&quot;},{&quot;family&quot;:&quot;Nash&quot;,&quot;given&quot;:&quot;K. L.&quot;}],&quot;accessed&quot;:{&quot;date-parts&quot;:[[&quot;2020&quot;,3,9]]},&quot;issued&quot;:{&quot;date-parts&quot;:[[&quot;2013&quot;,6,1]]}}},{&quot;id&quot;:815,&quot;uris&quot;:[&quot;http://zotero.org/users/5871544/items/KP9WHBYZ&quot;],&quot;uri&quot;:[&quot;http://zotero.org/users/5871544/items/KP9WHBYZ&quot;],&quot;itemData&quot;:{&quot;id&quot;:815,&quot;type&quot;:&quot;article-journal&quot;,&quot;abstract&quot;:&quot;Structural complexity underpins the ecological functioning of coral reefs. However, rising ocean temperatures and associated coral bleaching threaten the structural integrity of these important ecosystems. Despite the increased frequency of coral bleaching events, few studies to date have examined changes in three-dimensional (3D) reef structural complexity following severe bleaching. The influence of local stressors on reef complexity also remains poorly understood. In the wake of the 2015-2016 El Niño-induced mass coral bleaching event, we quantified the effects of severe heat stress on 3D reef structural complexity across a gradient of local human disturbance. Using Structure-from-Motion photogrammetry we created 3D reconstructions of permanent reef plots and observed substantial declines in reef structural complexity, measured as surface rugosity and terrain ruggedness, and a detectable loss of habitat volume one year after the bleaching event. 3D reef complexity also declined with increasing levels of human disturbance, and with decreasing densities of branching and massive corals. These findings improve our understanding of the effects of local and global stressors on the structural foundation of coral reef ecosystems. In the face of accelerating climate change, mitigating local stressors may increase reef structural complexity, thereby heightening reef resilience to future bleaching events.&quot;,&quot;container-title&quot;:&quot;Scientific Reports&quot;,&quot;DOI&quot;:&quot;10.1038/s41598-018-37713-1&quot;,&quot;ISSN&quot;:&quot;2045-2322&quot;,&quot;issue&quot;:&quot;1&quot;,&quot;language&quot;:&quot;en&quot;,&quot;note&quot;:&quot;number: 1\npublisher: Nature Publishing Group&quot;,&quot;page&quot;:&quot;1-12&quot;,&quot;source&quot;:&quot;www.nature.com&quot;,&quot;title&quot;:&quot;Effects of bleaching-associated mass coral mortality on reef structural complexity across a gradient of local disturbance&quot;,&quot;URL&quot;:&quot;https://www.nature.com/articles/s41598-018-37713-1&quot;,&quot;volume&quot;:&quot;9&quot;,&quot;author&quot;:[{&quot;family&quot;:&quot;Magel&quot;,&quot;given&quot;:&quot;Jennifer M. T.&quot;},{&quot;family&quot;:&quot;Burns&quot;,&quot;given&quot;:&quot;John H. R.&quot;},{&quot;family&quot;:&quot;Gates&quot;,&quot;given&quot;:&quot;Ruth D.&quot;},{&quot;family&quot;:&quot;Baum&quot;,&quot;given&quot;:&quot;Julia K.&quot;}],&quot;accessed&quot;:{&quot;date-parts&quot;:[[&quot;2020&quot;,3,9]]},&quot;issued&quot;:{&quot;date-parts&quot;:[[&quot;2019&quot;,2,21]]}}}],&quot;schema&quot;:&quot;https://github.com/citation-style-language/schema/raw/master/csl-citation.json&quot;} RNDQZwYIxkVyb"/><text:span text:style-name="T18">(Graham &amp; Nash, 2013; Magel et al., 2019)</text:span><text:bookmark-end text:name="__UnoMark__20943_3713062789"/><text:reference-mark-end text:name="ZOTERO_ITEM CSL_CITATION {&quot;citationID&quot;:&quot;NdDzO22U&quot;,&quot;properties&quot;:{&quot;formattedCitation&quot;:&quot;(Graham &amp; Nash, 2013; Magel et al., 2019)&quot;,&quot;plainCitation&quot;:&quot;(Graham &amp; Nash, 2013; Magel et al., 2019)&quot;,&quot;noteIndex&quot;:0},&quot;citationItems&quot;:[{&quot;id&quot;:818,&quot;uris&quot;:[&quot;http://zotero.org/users/5871544/items/69YJEDP5&quot;],&quot;uri&quot;:[&quot;http://zotero.org/users/5871544/items/69YJEDP5&quot;],&quot;itemData&quot;:{&quot;id&quot;:818,&quot;type&quot;:&quot;article-journal&quot;,&quot;abstract&quot;:&quot;The importance of structural complexity in coral reefs has come to the fore with the global degradation of reef condition; however, the limited scale and replication of many studies have restricted our understanding of the role of complexity in the ecosystem. We qualitatively and quantitatively (where sufficient standardised data were available) assess the literature regarding the role of structural complexity in coral reef ecosystems. A rapidly increasing number of publications have studied the role of complexity in reef ecosystems over the past four decades, with a concomitant increase in the diversity of methods used to quantify structure. Quantitative analyses of existing data indicate a strong negative relationship between structural complexity and algal cover, which may reflect the important role complexity plays in enhancing herbivory by reef fishes. The cover of total live coral and branching coral was positively correlated with structural complexity. These habitat attributes may be creating much of the structure, resulting in a collinear relationship; however, there is also evidence of enhanced coral recovery from disturbances where structural complexity is high. Urchin densities were negatively correlated with structural complexity; a relationship that may be driven by urchins eroding reef structure or by their gregarious behaviour when in open space. There was a strong positive relationship between structural complexity and fish density and biomass, likely mediated through density-dependent competition and refuge from predation. More variable responses were found when assessing individual fish families, with all families examined displaying a positive relationship to structural complexity, but only half of these relationships were significant. Although only corroborated with qualitative data, structural complexity also seems to have a positive effect on two ecosystem services: tourism and shoreline protection. Clearly, structural complexity is an integral component of coral reef ecosystems, and it should be incorporated into monitoring programs and management objectives.&quot;,&quot;container-title&quot;:&quot;Coral Reefs&quot;,&quot;DOI&quot;:&quot;10.1007/s00338-012-0984-y&quot;,&quot;ISSN&quot;:&quot;1432-0975&quot;,&quot;issue&quot;:&quot;2&quot;,&quot;journalAbbreviation&quot;:&quot;Coral Reefs&quot;,&quot;language&quot;:&quot;en&quot;,&quot;page&quot;:&quot;315-326&quot;,&quot;source&quot;:&quot;Springer Link&quot;,&quot;title&quot;:&quot;The importance of structural complexity in coral reef ecosystems&quot;,&quot;URL&quot;:&quot;https://doi.org/10.1007/s00338-012-0984-y&quot;,&quot;volume&quot;:&quot;32&quot;,&quot;author&quot;:[{&quot;family&quot;:&quot;Graham&quot;,&quot;given&quot;:&quot;N. A. J.&quot;},{&quot;family&quot;:&quot;Nash&quot;,&quot;given&quot;:&quot;K. L.&quot;}],&quot;accessed&quot;:{&quot;date-parts&quot;:[[&quot;2020&quot;,3,9]]},&quot;issued&quot;:{&quot;date-parts&quot;:[[&quot;2013&quot;,6,1]]}}},{&quot;id&quot;:815,&quot;uris&quot;:[&quot;http://zotero.org/users/5871544/items/KP9WHBYZ&quot;],&quot;uri&quot;:[&quot;http://zotero.org/users/5871544/items/KP9WHBYZ&quot;],&quot;itemData&quot;:{&quot;id&quot;:815,&quot;type&quot;:&quot;article-journal&quot;,&quot;abstract&quot;:&quot;Structural complexity underpins the ecological functioning of coral reefs. However, rising ocean temperatures and associated coral bleaching threaten the structural integrity of these important ecosystems. Despite the increased frequency of coral bleaching events, few studies to date have examined changes in three-dimensional (3D) reef structural complexity following severe bleaching. The influence of local stressors on reef complexity also remains poorly understood. In the wake of the 2015-2016 El Niño-induced mass coral bleaching event, we quantified the effects of severe heat stress on 3D reef structural complexity across a gradient of local human disturbance. Using Structure-from-Motion photogrammetry we created 3D reconstructions of permanent reef plots and observed substantial declines in reef structural complexity, measured as surface rugosity and terrain ruggedness, and a detectable loss of habitat volume one year after the bleaching event. 3D reef complexity also declined with increasing levels of human disturbance, and with decreasing densities of branching and massive corals. These findings improve our understanding of the effects of local and global stressors on the structural foundation of coral reef ecosystems. In the face of accelerating climate change, mitigating local stressors may increase reef structural complexity, thereby heightening reef resilience to future bleaching events.&quot;,&quot;container-title&quot;:&quot;Scientific Reports&quot;,&quot;DOI&quot;:&quot;10.1038/s41598-018-37713-1&quot;,&quot;ISSN&quot;:&quot;2045-2322&quot;,&quot;issue&quot;:&quot;1&quot;,&quot;language&quot;:&quot;en&quot;,&quot;note&quot;:&quot;number: 1\npublisher: Nature Publishing Group&quot;,&quot;page&quot;:&quot;1-12&quot;,&quot;source&quot;:&quot;www.nature.com&quot;,&quot;title&quot;:&quot;Effects of bleaching-associated mass coral mortality on reef structural complexity across a gradient of local disturbance&quot;,&quot;URL&quot;:&quot;https://www.nature.com/articles/s41598-018-37713-1&quot;,&quot;volume&quot;:&quot;9&quot;,&quot;author&quot;:[{&quot;family&quot;:&quot;Magel&quot;,&quot;given&quot;:&quot;Jennifer M. T.&quot;},{&quot;family&quot;:&quot;Burns&quot;,&quot;given&quot;:&quot;John H. R.&quot;},{&quot;family&quot;:&quot;Gates&quot;,&quot;given&quot;:&quot;Ruth D.&quot;},{&quot;family&quot;:&quot;Baum&quot;,&quot;given&quot;:&quot;Julia K.&quot;}],&quot;accessed&quot;:{&quot;date-parts&quot;:[[&quot;2020&quot;,3,9]]},&quot;issued&quot;:{&quot;date-parts&quot;:[[&quot;2019&quot;,2,21]]}}}],&quot;schema&quot;:&quot;https://github.com/citation-style-language/schema/raw/master/csl-citation.json&quot;} RNDQZwYIxkVyb"/><text:span text:style-name="T42">, shifts in </text:span><text:soft-page-break/><text:span text:style-name="T42">species distribution </text:span><text:bookmark-start text:name="__UnoMark__20950_3713062789"/><text:reference-mark-start text:name="ZOTERO_ITEM CSL_CITATION {&quot;citationID&quot;:&quot;DSyN8fa4&quot;,&quot;properties&quot;:{&quot;formattedCitation&quot;:&quot;(Pecl et al., 2017)&quot;,&quot;plainCitation&quot;:&quot;(Pecl et al., 2017)&quot;,&quot;noteIndex&quot;:0},&quot;citationItems&quot;:[{&quot;id&quot;:819,&quot;uris&quot;:[&quot;http://zotero.org/users/5871544/items/G5QA32WB&quot;],&quot;uri&quot;:[&quot;http://zotero.org/users/5871544/items/G5QA32WB&quot;],&quot;itemData&quot;:{&quot;id&quot;:819,&quot;type&quot;:&quot;article-journal&quot;,&quot;abstract&quot;:&quot;Consequences of shifting species distributions\nClimate change is causing geographical redistribution of plant and animal species globally. These distributional shifts are leading to new ecosystems and ecological communities, changes that will affect human society. Pecl et al. review these current and future impacts and assess their implications for sustainable development goals.\nScience, this issue p. eaai9214\nStructured Abstract\nBACKGROUNDThe success of human societies depends intimately on the living components of natural and managed systems. Although the geographical range limits of species are dynamic and fluctuate over time, climate change is impelling a universal redistribution of life on Earth. For marine, freshwater, and terrestrial species alike, the first response to changing climate is often a shift in location, to stay within preferred environmental conditions. At the cooler extremes of their distributions, species are moving poleward, whereas range limits are contracting at the warmer range edge, where temperatures are no longer tolerable. On land, species are also moving to cooler, higher elevations; in the ocean, they are moving to colder water at greater depths. Because different species respond at different rates and to varying degrees, key interactions among species are often disrupted, and new interactions develop. These idiosyncrasies can result in novel biotic communities and rapid changes in ecosystem functioning, with pervasive and sometimes unexpected consequences that propagate through and affect both biological and human communities.\nADVANCESAt a time when the world is anticipating unprecedented increases in human population growth and demands, the ability of natural ecosystems to deliver ecosystem services is being challenged by the largest climate-driven global redistribution of species since the Last Glacial Maximum. We demonstrate the serious consequences of this species redistribution for economic development, livelihoods, food security, human health, and culture, and we document feedbacks on climate itself. As with other impacts of climate change, species range shifts will leave “winners” and “losers” in their wake, radically reshaping the pattern of human well-being between regions and different sectors and potentially leading to substantial conflict. The pervasive impacts of changes in species distribution transcend single systems or dimensions, with feedbacks and linkages between multiple interacting scales and through whole ecosystems, inclusive of humans. We argue that the negative effects of climate change cannot be adequately anticipated or prepared for unless species responses are explicitly included in decision-making and global strategic frameworks.\nOUTLOOKDespite mounting evidence for the pervasive and substantial impacts of a climate-driven redistribution of Earth’s species, current global goals, policies, and international agreements fail to account for these effects. With the predicted intensification of species movements and their diverse societal and environmental impacts, awareness of species “on the move” should be incorporated into local, regional, and global assessments as standard practice. This will raise hope that future targets—whether they be global sustainability goals, plans for regional biodiversity maintenance, or local fishing or forestry harvest strategies—can be achievable and that society is prepared for a world of universal ecological change. Human society has yet to appreciate the implications of unprecedented species redistribution for life on Earth, including for human lives. Even if greenhouse gas emissions stopped today, the responses required in human systems to adapt to the most serious effects of climate-driven species redistribution would be massive. Meeting these challenges requires governance that can anticipate and adapt to changing conditions, as well as minimize negative consequences. &lt;img class=\&quot;fragment-image\&quot; aria-describedby=\&quot;F1-caption\&quot; src=\&quot;https://science.sciencemag.org/content/sci/355/6332/eaai9214/F1.medium.gif\&quot;/&gt; Download high-res image Open in new tab Download Powerpoint As the global climate changes, human well-being, ecosystem function, and even climate itself are increasingly affected by the shifting geography of life.Climate-driven changes in species distributions, or range shifts, affect human well-being both directly (for example, through emerging diseases and changes in food supply) and indirectly (by degrading ecosystem health). Some range shifts even create feedbacks (positive or negative) on the climate system, altering the pace of climate change.\nDistributions of Earth’s species are changing at accelerating rates, increasingly driven by human-mediated climate change. Such changes are already altering the composition of ecological communities, but beyond conservation of natural systems, how and why does this matter? We review evidence that climate-driven species redistribution at regional to global scales affects ecosystem functioning, human well-being, and the dynamics of climate change itself. Production of natural resources required for food security, patterns of disease transmission, and processes of carbon sequestration are all altered by changes in species distribution. Consideration of these effects of biodiversity redistribution is critical yet lacking in most mitigation and adaptation strategies, including the United Nation’s Sustainable Development Goals.&quot;,&quot;container-title&quot;:&quot;Science&quot;,&quot;DOI&quot;:&quot;10.1126/science.aai9214&quot;,&quot;ISSN&quot;:&quot;0036-8075, 1095-9203&quot;,&quot;issue&quot;:&quot;6332&quot;,&quot;language&quot;:&quot;en&quot;,&quot;note&quot;:&quot;publisher: American Association for the Advancement of Science\nsection: Review\nPMID: 28360268&quot;,&quot;source&quot;:&quot;science.sciencemag.org&quot;,&quot;title&quot;:&quot;Biodiversity redistribution under climate change: Impacts on ecosystems and human well-being&quot;,&quot;title-short&quot;:&quot;Biodiversity redistribution under climate change&quot;,&quot;URL&quot;:&quot;https://science.sciencemag.org/content/355/6332/eaai9214&quot;,&quot;volume&quot;:&quot;355&quot;,&quot;author&quot;:[{&quot;family&quot;:&quot;Pecl&quot;,&quot;given&quot;:&quot;Gretta T.&quot;},{&quot;family&quot;:&quot;Araújo&quot;,&quot;given&quot;:&quot;Miguel B.&quot;},{&quot;family&quot;:&quot;Bell&quot;,&quot;given&quot;:&quot;Johann D.&quot;},{&quot;family&quot;:&quot;Blanchard&quot;,&quot;given&quot;:&quot;Julia&quot;},{&quot;family&quot;:&quot;Bonebrake&quot;,&quot;given&quot;:&quot;Timothy C.&quot;},{&quot;family&quot;:&quot;Chen&quot;,&quot;given&quot;:&quot;I.-Ching&quot;},{&quot;family&quot;:&quot;Clark&quot;,&quot;given&quot;:&quot;Timothy D.&quot;},{&quot;family&quot;:&quot;Colwell&quot;,&quot;given&quot;:&quot;Robert K.&quot;},{&quot;family&quot;:&quot;Danielsen&quot;,&quot;given&quot;:&quot;Finn&quot;},{&quot;family&quot;:&quot;Evengård&quot;,&quot;given&quot;:&quot;Birgitta&quot;},{&quot;family&quot;:&quot;Falconi&quot;,&quot;given&quot;:&quot;Lorena&quot;},{&quot;family&quot;:&quot;Ferrier&quot;,&quot;given&quot;:&quot;Simon&quot;},{&quot;family&quot;:&quot;Frusher&quot;,&quot;given&quot;:&quot;Stewart&quot;},{&quot;family&quot;:&quot;Garcia&quot;,&quot;given&quot;:&quot;Raquel A.&quot;},{&quot;family&quot;:&quot;Griffis&quot;,&quot;given&quot;:&quot;Roger B.&quot;},{&quot;family&quot;:&quot;Hobday&quot;,&quot;given&quot;:&quot;Alistair J.&quot;},{&quot;family&quot;:&quot;Janion-Scheepers&quot;,&quot;given&quot;:&quot;Charlene&quot;},{&quot;family&quot;:&quot;Jarzyna&quot;,&quot;given&quot;:&quot;Marta A.&quot;},{&quot;family&quot;:&quot;Jennings&quot;,&quot;given&quot;:&quot;Sarah&quot;},{&quot;family&quot;:&quot;Lenoir&quot;,&quot;given&quot;:&quot;Jonathan&quot;},{&quot;family&quot;:&quot;Linnetved&quot;,&quot;given&quot;:&quot;Hlif I.&quot;},{&quot;family&quot;:&quot;Martin&quot;,&quot;given&quot;:&quot;Victoria Y.&quot;},{&quot;family&quot;:&quot;McCormack&quot;,&quot;given&quot;:&quot;Phillipa C.&quot;},{&quot;family&quot;:&quot;McDonald&quot;,&quot;given&quot;:&quot;Jan&quot;},{&quot;family&quot;:&quot;Mitchell&quot;,&quot;given&quot;:&quot;Nicola J.&quot;},{&quot;family&quot;:&quot;Mustonen&quot;,&quot;given&quot;:&quot;Tero&quot;},{&quot;family&quot;:&quot;Pandolfi&quot;,&quot;given&quot;:&quot;John M.&quot;},{&quot;family&quot;:&quot;Pettorelli&quot;,&quot;given&quot;:&quot;Nathalie&quot;},{&quot;family&quot;:&quot;Popova&quot;,&quot;given&quot;:&quot;Ekaterina&quot;},{&quot;family&quot;:&quot;Robinson&quot;,&quot;given&quot;:&quot;Sharon A.&quot;},{&quot;family&quot;:&quot;Scheffers&quot;,&quot;given&quot;:&quot;Brett R.&quot;},{&quot;family&quot;:&quot;Shaw&quot;,&quot;given&quot;:&quot;Justine D.&quot;},{&quot;family&quot;:&quot;Sorte&quot;,&quot;given&quot;:&quot;Cascade J. B.&quot;},{&quot;family&quot;:&quot;Strugnell&quot;,&quot;given&quot;:&quot;Jan M.&quot;},{&quot;family&quot;:&quot;Sunday&quot;,&quot;given&quot;:&quot;Jennifer M.&quot;},{&quot;family&quot;:&quot;Tuanmu&quot;,&quot;given&quot;:&quot;Mao-Ning&quot;},{&quot;family&quot;:&quot;Vergés&quot;,&quot;given&quot;:&quot;Adriana&quot;},{&quot;family&quot;:&quot;Villanueva&quot;,&quot;given&quot;:&quot;Cecilia&quot;},{&quot;family&quot;:&quot;Wernberg&quot;,&quot;given&quot;:&quot;Thomas&quot;},{&quot;family&quot;:&quot;Wapstra&quot;,&quot;given&quot;:&quot;Erik&quot;},{&quot;family&quot;:&quot;Williams&quot;,&quot;given&quot;:&quot;Stephen E.&quot;}],&quot;accessed&quot;:{&quot;date-parts&quot;:[[&quot;2020&quot;,3,9]]},&quot;issued&quot;:{&quot;date-parts&quot;:[[&quot;2017&quot;,3,31]]}}}],&quot;schema&quot;:&quot;https://github.com/citation-style-language/schema/raw/master/csl-citation.json&quot;} RND5w2mWTTmEr"/><text:span text:style-name="T18">(Pecl et al., 2017)</text:span><text:bookmark-end text:name="__UnoMark__20950_3713062789"/><text:reference-mark-end text:name="ZOTERO_ITEM CSL_CITATION {&quot;citationID&quot;:&quot;DSyN8fa4&quot;,&quot;properties&quot;:{&quot;formattedCitation&quot;:&quot;(Pecl et al., 2017)&quot;,&quot;plainCitation&quot;:&quot;(Pecl et al., 2017)&quot;,&quot;noteIndex&quot;:0},&quot;citationItems&quot;:[{&quot;id&quot;:819,&quot;uris&quot;:[&quot;http://zotero.org/users/5871544/items/G5QA32WB&quot;],&quot;uri&quot;:[&quot;http://zotero.org/users/5871544/items/G5QA32WB&quot;],&quot;itemData&quot;:{&quot;id&quot;:819,&quot;type&quot;:&quot;article-journal&quot;,&quot;abstract&quot;:&quot;Consequences of shifting species distributions\nClimate change is causing geographical redistribution of plant and animal species globally. These distributional shifts are leading to new ecosystems and ecological communities, changes that will affect human society. Pecl et al. review these current and future impacts and assess their implications for sustainable development goals.\nScience, this issue p. eaai9214\nStructured Abstract\nBACKGROUNDThe success of human societies depends intimately on the living components of natural and managed systems. Although the geographical range limits of species are dynamic and fluctuate over time, climate change is impelling a universal redistribution of life on Earth. For marine, freshwater, and terrestrial species alike, the first response to changing climate is often a shift in location, to stay within preferred environmental conditions. At the cooler extremes of their distributions, species are moving poleward, whereas range limits are contracting at the warmer range edge, where temperatures are no longer tolerable. On land, species are also moving to cooler, higher elevations; in the ocean, they are moving to colder water at greater depths. Because different species respond at different rates and to varying degrees, key interactions among species are often disrupted, and new interactions develop. These idiosyncrasies can result in novel biotic communities and rapid changes in ecosystem functioning, with pervasive and sometimes unexpected consequences that propagate through and affect both biological and human communities.\nADVANCESAt a time when the world is anticipating unprecedented increases in human population growth and demands, the ability of natural ecosystems to deliver ecosystem services is being challenged by the largest climate-driven global redistribution of species since the Last Glacial Maximum. We demonstrate the serious consequences of this species redistribution for economic development, livelihoods, food security, human health, and culture, and we document feedbacks on climate itself. As with other impacts of climate change, species range shifts will leave “winners” and “losers” in their wake, radically reshaping the pattern of human well-being between regions and different sectors and potentially leading to substantial conflict. The pervasive impacts of changes in species distribution transcend single systems or dimensions, with feedbacks and linkages between multiple interacting scales and through whole ecosystems, inclusive of humans. We argue that the negative effects of climate change cannot be adequately anticipated or prepared for unless species responses are explicitly included in decision-making and global strategic frameworks.\nOUTLOOKDespite mounting evidence for the pervasive and substantial impacts of a climate-driven redistribution of Earth’s species, current global goals, policies, and international agreements fail to account for these effects. With the predicted intensification of species movements and their diverse societal and environmental impacts, awareness of species “on the move” should be incorporated into local, regional, and global assessments as standard practice. This will raise hope that future targets—whether they be global sustainability goals, plans for regional biodiversity maintenance, or local fishing or forestry harvest strategies—can be achievable and that society is prepared for a world of universal ecological change. Human society has yet to appreciate the implications of unprecedented species redistribution for life on Earth, including for human lives. Even if greenhouse gas emissions stopped today, the responses required in human systems to adapt to the most serious effects of climate-driven species redistribution would be massive. Meeting these challenges requires governance that can anticipate and adapt to changing conditions, as well as minimize negative consequences. &lt;img class=\&quot;fragment-image\&quot; aria-describedby=\&quot;F1-caption\&quot; src=\&quot;https://science.sciencemag.org/content/sci/355/6332/eaai9214/F1.medium.gif\&quot;/&gt; Download high-res image Open in new tab Download Powerpoint As the global climate changes, human well-being, ecosystem function, and even climate itself are increasingly affected by the shifting geography of life.Climate-driven changes in species distributions, or range shifts, affect human well-being both directly (for example, through emerging diseases and changes in food supply) and indirectly (by degrading ecosystem health). Some range shifts even create feedbacks (positive or negative) on the climate system, altering the pace of climate change.\nDistributions of Earth’s species are changing at accelerating rates, increasingly driven by human-mediated climate change. Such changes are already altering the composition of ecological communities, but beyond conservation of natural systems, how and why does this matter? We review evidence that climate-driven species redistribution at regional to global scales affects ecosystem functioning, human well-being, and the dynamics of climate change itself. Production of natural resources required for food security, patterns of disease transmission, and processes of carbon sequestration are all altered by changes in species distribution. Consideration of these effects of biodiversity redistribution is critical yet lacking in most mitigation and adaptation strategies, including the United Nation’s Sustainable Development Goals.&quot;,&quot;container-title&quot;:&quot;Science&quot;,&quot;DOI&quot;:&quot;10.1126/science.aai9214&quot;,&quot;ISSN&quot;:&quot;0036-8075, 1095-9203&quot;,&quot;issue&quot;:&quot;6332&quot;,&quot;language&quot;:&quot;en&quot;,&quot;note&quot;:&quot;publisher: American Association for the Advancement of Science\nsection: Review\nPMID: 28360268&quot;,&quot;source&quot;:&quot;science.sciencemag.org&quot;,&quot;title&quot;:&quot;Biodiversity redistribution under climate change: Impacts on ecosystems and human well-being&quot;,&quot;title-short&quot;:&quot;Biodiversity redistribution under climate change&quot;,&quot;URL&quot;:&quot;https://science.sciencemag.org/content/355/6332/eaai9214&quot;,&quot;volume&quot;:&quot;355&quot;,&quot;author&quot;:[{&quot;family&quot;:&quot;Pecl&quot;,&quot;given&quot;:&quot;Gretta T.&quot;},{&quot;family&quot;:&quot;Araújo&quot;,&quot;given&quot;:&quot;Miguel B.&quot;},{&quot;family&quot;:&quot;Bell&quot;,&quot;given&quot;:&quot;Johann D.&quot;},{&quot;family&quot;:&quot;Blanchard&quot;,&quot;given&quot;:&quot;Julia&quot;},{&quot;family&quot;:&quot;Bonebrake&quot;,&quot;given&quot;:&quot;Timothy C.&quot;},{&quot;family&quot;:&quot;Chen&quot;,&quot;given&quot;:&quot;I.-Ching&quot;},{&quot;family&quot;:&quot;Clark&quot;,&quot;given&quot;:&quot;Timothy D.&quot;},{&quot;family&quot;:&quot;Colwell&quot;,&quot;given&quot;:&quot;Robert K.&quot;},{&quot;family&quot;:&quot;Danielsen&quot;,&quot;given&quot;:&quot;Finn&quot;},{&quot;family&quot;:&quot;Evengård&quot;,&quot;given&quot;:&quot;Birgitta&quot;},{&quot;family&quot;:&quot;Falconi&quot;,&quot;given&quot;:&quot;Lorena&quot;},{&quot;family&quot;:&quot;Ferrier&quot;,&quot;given&quot;:&quot;Simon&quot;},{&quot;family&quot;:&quot;Frusher&quot;,&quot;given&quot;:&quot;Stewart&quot;},{&quot;family&quot;:&quot;Garcia&quot;,&quot;given&quot;:&quot;Raquel A.&quot;},{&quot;family&quot;:&quot;Griffis&quot;,&quot;given&quot;:&quot;Roger B.&quot;},{&quot;family&quot;:&quot;Hobday&quot;,&quot;given&quot;:&quot;Alistair J.&quot;},{&quot;family&quot;:&quot;Janion-Scheepers&quot;,&quot;given&quot;:&quot;Charlene&quot;},{&quot;family&quot;:&quot;Jarzyna&quot;,&quot;given&quot;:&quot;Marta A.&quot;},{&quot;family&quot;:&quot;Jennings&quot;,&quot;given&quot;:&quot;Sarah&quot;},{&quot;family&quot;:&quot;Lenoir&quot;,&quot;given&quot;:&quot;Jonathan&quot;},{&quot;family&quot;:&quot;Linnetved&quot;,&quot;given&quot;:&quot;Hlif I.&quot;},{&quot;family&quot;:&quot;Martin&quot;,&quot;given&quot;:&quot;Victoria Y.&quot;},{&quot;family&quot;:&quot;McCormack&quot;,&quot;given&quot;:&quot;Phillipa C.&quot;},{&quot;family&quot;:&quot;McDonald&quot;,&quot;given&quot;:&quot;Jan&quot;},{&quot;family&quot;:&quot;Mitchell&quot;,&quot;given&quot;:&quot;Nicola J.&quot;},{&quot;family&quot;:&quot;Mustonen&quot;,&quot;given&quot;:&quot;Tero&quot;},{&quot;family&quot;:&quot;Pandolfi&quot;,&quot;given&quot;:&quot;John M.&quot;},{&quot;family&quot;:&quot;Pettorelli&quot;,&quot;given&quot;:&quot;Nathalie&quot;},{&quot;family&quot;:&quot;Popova&quot;,&quot;given&quot;:&quot;Ekaterina&quot;},{&quot;family&quot;:&quot;Robinson&quot;,&quot;given&quot;:&quot;Sharon A.&quot;},{&quot;family&quot;:&quot;Scheffers&quot;,&quot;given&quot;:&quot;Brett R.&quot;},{&quot;family&quot;:&quot;Shaw&quot;,&quot;given&quot;:&quot;Justine D.&quot;},{&quot;family&quot;:&quot;Sorte&quot;,&quot;given&quot;:&quot;Cascade J. B.&quot;},{&quot;family&quot;:&quot;Strugnell&quot;,&quot;given&quot;:&quot;Jan M.&quot;},{&quot;family&quot;:&quot;Sunday&quot;,&quot;given&quot;:&quot;Jennifer M.&quot;},{&quot;family&quot;:&quot;Tuanmu&quot;,&quot;given&quot;:&quot;Mao-Ning&quot;},{&quot;family&quot;:&quot;Vergés&quot;,&quot;given&quot;:&quot;Adriana&quot;},{&quot;family&quot;:&quot;Villanueva&quot;,&quot;given&quot;:&quot;Cecilia&quot;},{&quot;family&quot;:&quot;Wernberg&quot;,&quot;given&quot;:&quot;Thomas&quot;},{&quot;family&quot;:&quot;Wapstra&quot;,&quot;given&quot;:&quot;Erik&quot;},{&quot;family&quot;:&quot;Williams&quot;,&quot;given&quot;:&quot;Stephen E.&quot;}],&quot;accessed&quot;:{&quot;date-parts&quot;:[[&quot;2020&quot;,3,9]]},&quot;issued&quot;:{&quot;date-parts&quot;:[[&quot;2017&quot;,3,31]]}}}],&quot;schema&quot;:&quot;https://github.com/citation-style-language/schema/raw/master/csl-citation.json&quot;} RND5w2mWTTmEr"/><text:span text:style-name="T42"> and changes in the ecosystem trophic structure with increasing algal cover prompting a higher importance of microbes in the energy flow (i.e., microbialization</text:span><text:bookmark-start text:name="__UnoMark__20944_3713062789"/><text:span text:style-name="T42">; </text:span><text:bookmark-end text:name="__UnoMark__20944_3713062789"/><text:reference-mark-start text:name="ZOTERO_ITEM CSL_CITATION {&quot;citationID&quot;:&quot;uzdEzjjH&quot;,&quot;properties&quot;:{&quot;formattedCitation&quot;:&quot;(Haas et al., 2016)&quot;,&quot;plainCitation&quot;:&quot;(Haas et al., 2016)&quot;,&quot;noteIndex&quot;:0},&quot;citationItems&quot;:[{&quot;id&quot;:825,&quot;uris&quot;:[&quot;http://zotero.org/users/5871544/items/IZFX7A8G&quot;],&quot;uri&quot;:[&quot;http://zotero.org/users/5871544/items/IZFX7A8G&quot;],&quot;itemData&quot;:{&quot;id&quot;:825,&quot;type&quot;:&quot;article-journal&quot;,&quot;abstract&quot;:&quot;Analysis of 60 sites in three ocean basins suggests that overgrowth of fleshy algae on coral reefs supports higher microbial abundances dominated by copiotrophic, potentially pathogenic bacteria via the provision of dissolved inorganic carbon.&quot;,&quot;container-title&quot;:&quot;Nature Microbiology&quot;,&quot;DOI&quot;:&quot;10.1038/nmicrobiol.2016.42&quot;,&quot;ISSN&quot;:&quot;2058-5276&quot;,&quot;issue&quot;:&quot;6&quot;,&quot;language&quot;:&quot;en&quot;,&quot;note&quot;:&quot;number: 6\npublisher: Nature Publishing Group&quot;,&quot;page&quot;:&quot;1-7&quot;,&quot;source&quot;:&quot;www.nature.com&quot;,&quot;title&quot;:&quot;Global microbialization of coral reefs&quot;,&quot;URL&quot;:&quot;https://www.nature.com/articles/nmicrobiol201642&quot;,&quot;volume&quot;:&quot;1&quot;,&quot;author&quot;:[{&quot;family&quot;:&quot;Haas&quot;,&quot;given&quot;:&quot;Andreas F.&quot;},{&quot;family&quot;:&quot;Fairoz&quot;,&quot;given&quot;:&quot;Mohamed F. M.&quot;},{&quot;family&quot;:&quot;Kelly&quot;,&quot;given&quot;:&quot;Linda W.&quot;},{&quot;family&quot;:&quot;Nelson&quot;,&quot;given&quot;:&quot;Craig E.&quot;},{&quot;family&quot;:&quot;Dinsdale&quot;,&quot;given&quot;:&quot;Elizabeth A.&quot;},{&quot;family&quot;:&quot;Edwards&quot;,&quot;given&quot;:&quot;Robert A.&quot;},{&quot;family&quot;:&quot;Giles&quot;,&quot;given&quot;:&quot;Steve&quot;},{&quot;family&quot;:&quot;Hatay&quot;,&quot;given&quot;:&quot;Mark&quot;},{&quot;family&quot;:&quot;Hisakawa&quot;,&quot;given&quot;:&quot;Nao&quot;},{&quot;family&quot;:&quot;Knowles&quot;,&quot;given&quot;:&quot;Ben&quot;},{&quot;family&quot;:&quot;Lim&quot;,&quot;given&quot;:&quot;Yan Wei&quot;},{&quot;family&quot;:&quot;Maughan&quot;,&quot;given&quot;:&quot;Heather&quot;},{&quot;family&quot;:&quot;Pantos&quot;,&quot;given&quot;:&quot;Olga&quot;},{&quot;family&quot;:&quot;Roach&quot;,&quot;given&quot;:&quot;Ty N. F.&quot;},{&quot;family&quot;:&quot;Sanchez&quot;,&quot;given&quot;:&quot;Savannah E.&quot;},{&quot;family&quot;:&quot;Silveira&quot;,&quot;given&quot;:&quot;Cynthia B.&quot;},{&quot;family&quot;:&quot;Sandin&quot;,&quot;given&quot;:&quot;Stuart&quot;},{&quot;family&quot;:&quot;Smith&quot;,&quot;given&quot;:&quot;Jennifer E.&quot;},{&quot;family&quot;:&quot;Rohwer&quot;,&quot;given&quot;:&quot;Forest&quot;}],&quot;accessed&quot;:{&quot;date-parts&quot;:[[&quot;2020&quot;,3,9]]},&quot;issued&quot;:{&quot;date-parts&quot;:[[&quot;2016&quot;,4,25]]}}}],&quot;schema&quot;:&quot;https://github.com/citation-style-language/schema/raw/master/csl-citation.json&quot;} RNDNK1fNrA5Do"/><text:span text:style-name="T18">Haas et al., 2016)</text:span><text:reference-mark-end text:name="ZOTERO_ITEM CSL_CITATION {&quot;citationID&quot;:&quot;uzdEzjjH&quot;,&quot;properties&quot;:{&quot;formattedCitation&quot;:&quot;(Haas et al., 2016)&quot;,&quot;plainCitation&quot;:&quot;(Haas et al., 2016)&quot;,&quot;noteIndex&quot;:0},&quot;citationItems&quot;:[{&quot;id&quot;:825,&quot;uris&quot;:[&quot;http://zotero.org/users/5871544/items/IZFX7A8G&quot;],&quot;uri&quot;:[&quot;http://zotero.org/users/5871544/items/IZFX7A8G&quot;],&quot;itemData&quot;:{&quot;id&quot;:825,&quot;type&quot;:&quot;article-journal&quot;,&quot;abstract&quot;:&quot;Analysis of 60 sites in three ocean basins suggests that overgrowth of fleshy algae on coral reefs supports higher microbial abundances dominated by copiotrophic, potentially pathogenic bacteria via the provision of dissolved inorganic carbon.&quot;,&quot;container-title&quot;:&quot;Nature Microbiology&quot;,&quot;DOI&quot;:&quot;10.1038/nmicrobiol.2016.42&quot;,&quot;ISSN&quot;:&quot;2058-5276&quot;,&quot;issue&quot;:&quot;6&quot;,&quot;language&quot;:&quot;en&quot;,&quot;note&quot;:&quot;number: 6\npublisher: Nature Publishing Group&quot;,&quot;page&quot;:&quot;1-7&quot;,&quot;source&quot;:&quot;www.nature.com&quot;,&quot;title&quot;:&quot;Global microbialization of coral reefs&quot;,&quot;URL&quot;:&quot;https://www.nature.com/articles/nmicrobiol201642&quot;,&quot;volume&quot;:&quot;1&quot;,&quot;author&quot;:[{&quot;family&quot;:&quot;Haas&quot;,&quot;given&quot;:&quot;Andreas F.&quot;},{&quot;family&quot;:&quot;Fairoz&quot;,&quot;given&quot;:&quot;Mohamed F. M.&quot;},{&quot;family&quot;:&quot;Kelly&quot;,&quot;given&quot;:&quot;Linda W.&quot;},{&quot;family&quot;:&quot;Nelson&quot;,&quot;given&quot;:&quot;Craig E.&quot;},{&quot;family&quot;:&quot;Dinsdale&quot;,&quot;given&quot;:&quot;Elizabeth A.&quot;},{&quot;family&quot;:&quot;Edwards&quot;,&quot;given&quot;:&quot;Robert A.&quot;},{&quot;family&quot;:&quot;Giles&quot;,&quot;given&quot;:&quot;Steve&quot;},{&quot;family&quot;:&quot;Hatay&quot;,&quot;given&quot;:&quot;Mark&quot;},{&quot;family&quot;:&quot;Hisakawa&quot;,&quot;given&quot;:&quot;Nao&quot;},{&quot;family&quot;:&quot;Knowles&quot;,&quot;given&quot;:&quot;Ben&quot;},{&quot;family&quot;:&quot;Lim&quot;,&quot;given&quot;:&quot;Yan Wei&quot;},{&quot;family&quot;:&quot;Maughan&quot;,&quot;given&quot;:&quot;Heather&quot;},{&quot;family&quot;:&quot;Pantos&quot;,&quot;given&quot;:&quot;Olga&quot;},{&quot;family&quot;:&quot;Roach&quot;,&quot;given&quot;:&quot;Ty N. F.&quot;},{&quot;family&quot;:&quot;Sanchez&quot;,&quot;given&quot;:&quot;Savannah E.&quot;},{&quot;family&quot;:&quot;Silveira&quot;,&quot;given&quot;:&quot;Cynthia B.&quot;},{&quot;family&quot;:&quot;Sandin&quot;,&quot;given&quot;:&quot;Stuart&quot;},{&quot;family&quot;:&quot;Smith&quot;,&quot;given&quot;:&quot;Jennifer E.&quot;},{&quot;family&quot;:&quot;Rohwer&quot;,&quot;given&quot;:&quot;Forest&quot;}],&quot;accessed&quot;:{&quot;date-parts&quot;:[[&quot;2020&quot;,3,9]]},&quot;issued&quot;:{&quot;date-parts&quot;:[[&quot;2016&quot;,4,25]]}}}],&quot;schema&quot;:&quot;https://github.com/citation-style-language/schema/raw/master/csl-citation.json&quot;} RNDNK1fNrA5Do"/><text:span text:style-name="T42">. Besides ecosystem functioning, the degradation of coral reefs threatens important services, including fisheries and tourism, on which millions of humans rely </text:span><text:reference-mark-start text:name="ZOTERO_ITEM CSL_CITATION {&quot;citationID&quot;:&quot;4QoLzK2Z&quot;,&quot;properties&quot;:{&quot;formattedCitation&quot;:&quot;(Curnock et al., 2019; Rogers et al., 2018)&quot;,&quot;plainCitation&quot;:&quot;(Curnock et al., 2019; Rogers et al., 2018)&quot;,&quot;noteIndex&quot;:0},&quot;citationItems&quot;:[{&quot;id&quot;:1268,&quot;uris&quot;:[&quot;http://zotero.org/users/5871544/items/9UNQWQ6F&quot;],&quot;uri&quot;:[&quot;http://zotero.org/users/5871544/items/9UNQWQ6F&quot;],&quot;itemData&quot;:{&quot;id&quot;:1268,&quot;type&quot;:&quot;article-journal&quot;,&quot;abstract&quot;:&quot;In response to multiple stressors, coral reef health has declined in recent decades, with reefs exhibiting reduced living coral and structural complexity, and a concomitant rise in the dominance of algal resources. Reef degradation alters food availability and reduces the diversity and density of refuges for prey. These changes affect predator–prey interactions and can have cascading impacts on food webs and fisheries productivity. We use a size-based ecosystem model of coral reefs that incorporates the influence of structural complexity, benthic primary production and detrital recycling to explore how predator–prey interactions and fisheries productivity respond to a gradient of reef degradation. We show that fisheries productivity overall may be robust to initial stages of reef degradation because the benefits of increased resources outweigh the costs of moderate refuge decline. However, the assemblage composition and size structure of reef fish will differ on degraded reefs, with herbivores and invertivores contributing relatively more to productivity. More significant losses of refuges associated with the erosion of structural complexity correspond to fisheries productivity losses of at least 35% compared to healthy reefs. Synthesis and applications. Our model provides fisheries managers with quantitative predictions about how fisheries productivity may change in response to the ongoing degradation of coral reefs. We predict an initial increase in productivity at intermediate reef degradation, followed by a drastic decline when structural complexity is lost. We also capture subtle changes to potential catch composition and fish size, including increases in smaller herbivorous and invertivorous fish from degraded reefs, which will undoubtedly impact fisheries value. On the one hand, our results reassure for continued productivity in the short term, but on the other, we warn against complacency. Management must change to capture any potential benefits to fisheries, and long-term sustainability still depends on the maintenance of complex coral reef habitats.&quot;,&quot;container-title&quot;:&quot;Journal of Applied Ecology&quot;,&quot;DOI&quot;:&quot;10.1111/1365-2664.13051&quot;,&quot;ISSN&quot;:&quot;1365-2664&quot;,&quot;issue&quot;:&quot;3&quot;,&quot;language&quot;:&quot;en&quot;,&quot;note&quot;:&quot;_eprint: https://besjournals.onlinelibrary.wiley.com/doi/pdf/10.1111/1365-2664.13051&quot;,&quot;page&quot;:&quot;1041-1049&quot;,&quot;source&quot;:&quot;Wiley Online Library&quot;,&quot;title&quot;:&quot;Fisheries productivity under progressive coral reef degradation&quot;,&quot;URL&quot;:&quot;https://besjournals.onlinelibrary.wiley.com/doi/abs/10.1111/1365-2664.13051&quot;,&quot;volume&quot;:&quot;55&quot;,&quot;author&quot;:[{&quot;family&quot;:&quot;Rogers&quot;,&quot;given&quot;:&quot;Alice&quot;},{&quot;family&quot;:&quot;Blanchard&quot;,&quot;given&quot;:&quot;Julia L.&quot;},{&quot;family&quot;:&quot;Mumby&quot;,&quot;given&quot;:&quot;Peter J.&quot;}],&quot;accessed&quot;:{&quot;date-parts&quot;:[[&quot;2020&quot;,5,11]]},&quot;issued&quot;:{&quot;date-parts&quot;:[[&quot;2018&quot;]]}}},{&quot;id&quot;:1265,&quot;uris&quot;:[&quot;http://zotero.org/users/5871544/items/KPRETDUI&quot;],&quot;uri&quot;:[&quot;http://zotero.org/users/5871544/items/KPRETDUI&quot;],&quot;itemData&quot;:{&quot;id&quot;:1265,&quot;type&quot;:&quot;article-journal&quot;,&quot;abstract&quot;:&quot;Iconic places, including World Heritage areas, are symbolic and synonymous with national and cultural identities. Recognition of an existential threat to an icon may therefore arouse public concern and protective sentiment. Here we test this assumption by comparing sentiments, threat perceptions and values associated with the Great Barrier Reef and climate change attitudes among 4,681 Australian and international tourists visiting the Great Barrier Reef region before and after mass coral bleaching in 2016 and 2017. There was an increase in grief-related responses and decline in self-efficacy, which could inhibit individual action. However, there was also an increase in protective sentiments, ratings of place values and the proportion of respondents who viewed climate change as an immediate threat. These results suggest that imperilled icons have potential to mobilize public support around addressing the wider threat of climate change but that achieving and sustaining engagement will require a strategic approach to overcome self-efficacy barriers.&quot;,&quot;container-title&quot;:&quot;Nature Climate Change&quot;,&quot;DOI&quot;:&quot;10.1038/s41558-019-0504-y&quot;,&quot;ISSN&quot;:&quot;1758-6798&quot;,&quot;issue&quot;:&quot;7&quot;,&quot;language&quot;:&quot;en&quot;,&quot;note&quot;:&quot;number: 7\npublisher: Nature Publishing Group&quot;,&quot;page&quot;:&quot;535-541&quot;,&quot;source&quot;:&quot;www.nature.com&quot;,&quot;title&quot;:&quot;Shifts in tourists’ sentiments and climate risk perceptions following mass coral bleaching of the Great Barrier Reef&quot;,&quot;URL&quot;:&quot;https://www.nature.com/articles/s41558-019-0504-y&quot;,&quot;volume&quot;:&quot;9&quot;,&quot;author&quot;:[{&quot;family&quot;:&quot;Curnock&quot;,&quot;given&quot;:&quot;Matthew I.&quot;},{&quot;family&quot;:&quot;Marshall&quot;,&quot;given&quot;:&quot;Nadine A.&quot;},{&quot;family&quot;:&quot;Thiault&quot;,&quot;given&quot;:&quot;Lauric&quot;},{&quot;family&quot;:&quot;Heron&quot;,&quot;given&quot;:&quot;Scott F.&quot;},{&quot;family&quot;:&quot;Hoey&quot;,&quot;given&quot;:&quot;Jessica&quot;},{&quot;family&quot;:&quot;Williams&quot;,&quot;given&quot;:&quot;Genevieve&quot;},{&quot;family&quot;:&quot;Taylor&quot;,&quot;given&quot;:&quot;Bruce&quot;},{&quot;family&quot;:&quot;Pert&quot;,&quot;given&quot;:&quot;Petina L.&quot;},{&quot;family&quot;:&quot;Goldberg&quot;,&quot;given&quot;:&quot;Jeremy&quot;}],&quot;accessed&quot;:{&quot;date-parts&quot;:[[&quot;2020&quot;,5,11]]},&quot;issued&quot;:{&quot;date-parts&quot;:[[&quot;2019&quot;,7]]}}}],&quot;schema&quot;:&quot;https://github.com/citation-style-language/schema/raw/master/csl-citation.json&quot;} RND1lb4wlw5wV"/><text:span text:style-name="T42">(Curnock et al., 2019; Rogers et al., 2018)</text:span><text:reference-mark-end text:name="ZOTERO_ITEM CSL_CITATION {&quot;citationID&quot;:&quot;4QoLzK2Z&quot;,&quot;properties&quot;:{&quot;formattedCitation&quot;:&quot;(Curnock et al., 2019; Rogers et al., 2018)&quot;,&quot;plainCitation&quot;:&quot;(Curnock et al., 2019; Rogers et al., 2018)&quot;,&quot;noteIndex&quot;:0},&quot;citationItems&quot;:[{&quot;id&quot;:1268,&quot;uris&quot;:[&quot;http://zotero.org/users/5871544/items/9UNQWQ6F&quot;],&quot;uri&quot;:[&quot;http://zotero.org/users/5871544/items/9UNQWQ6F&quot;],&quot;itemData&quot;:{&quot;id&quot;:1268,&quot;type&quot;:&quot;article-journal&quot;,&quot;abstract&quot;:&quot;In response to multiple stressors, coral reef health has declined in recent decades, with reefs exhibiting reduced living coral and structural complexity, and a concomitant rise in the dominance of algal resources. Reef degradation alters food availability and reduces the diversity and density of refuges for prey. These changes affect predator–prey interactions and can have cascading impacts on food webs and fisheries productivity. We use a size-based ecosystem model of coral reefs that incorporates the influence of structural complexity, benthic primary production and detrital recycling to explore how predator–prey interactions and fisheries productivity respond to a gradient of reef degradation. We show that fisheries productivity overall may be robust to initial stages of reef degradation because the benefits of increased resources outweigh the costs of moderate refuge decline. However, the assemblage composition and size structure of reef fish will differ on degraded reefs, with herbivores and invertivores contributing relatively more to productivity. More significant losses of refuges associated with the erosion of structural complexity correspond to fisheries productivity losses of at least 35% compared to healthy reefs. Synthesis and applications. Our model provides fisheries managers with quantitative predictions about how fisheries productivity may change in response to the ongoing degradation of coral reefs. We predict an initial increase in productivity at intermediate reef degradation, followed by a drastic decline when structural complexity is lost. We also capture subtle changes to potential catch composition and fish size, including increases in smaller herbivorous and invertivorous fish from degraded reefs, which will undoubtedly impact fisheries value. On the one hand, our results reassure for continued productivity in the short term, but on the other, we warn against complacency. Management must change to capture any potential benefits to fisheries, and long-term sustainability still depends on the maintenance of complex coral reef habitats.&quot;,&quot;container-title&quot;:&quot;Journal of Applied Ecology&quot;,&quot;DOI&quot;:&quot;10.1111/1365-2664.13051&quot;,&quot;ISSN&quot;:&quot;1365-2664&quot;,&quot;issue&quot;:&quot;3&quot;,&quot;language&quot;:&quot;en&quot;,&quot;note&quot;:&quot;_eprint: https://besjournals.onlinelibrary.wiley.com/doi/pdf/10.1111/1365-2664.13051&quot;,&quot;page&quot;:&quot;1041-1049&quot;,&quot;source&quot;:&quot;Wiley Online Library&quot;,&quot;title&quot;:&quot;Fisheries productivity under progressive coral reef degradation&quot;,&quot;URL&quot;:&quot;https://besjournals.onlinelibrary.wiley.com/doi/abs/10.1111/1365-2664.13051&quot;,&quot;volume&quot;:&quot;55&quot;,&quot;author&quot;:[{&quot;family&quot;:&quot;Rogers&quot;,&quot;given&quot;:&quot;Alice&quot;},{&quot;family&quot;:&quot;Blanchard&quot;,&quot;given&quot;:&quot;Julia L.&quot;},{&quot;family&quot;:&quot;Mumby&quot;,&quot;given&quot;:&quot;Peter J.&quot;}],&quot;accessed&quot;:{&quot;date-parts&quot;:[[&quot;2020&quot;,5,11]]},&quot;issued&quot;:{&quot;date-parts&quot;:[[&quot;2018&quot;]]}}},{&quot;id&quot;:1265,&quot;uris&quot;:[&quot;http://zotero.org/users/5871544/items/KPRETDUI&quot;],&quot;uri&quot;:[&quot;http://zotero.org/users/5871544/items/KPRETDUI&quot;],&quot;itemData&quot;:{&quot;id&quot;:1265,&quot;type&quot;:&quot;article-journal&quot;,&quot;abstract&quot;:&quot;Iconic places, including World Heritage areas, are symbolic and synonymous with national and cultural identities. Recognition of an existential threat to an icon may therefore arouse public concern and protective sentiment. Here we test this assumption by comparing sentiments, threat perceptions and values associated with the Great Barrier Reef and climate change attitudes among 4,681 Australian and international tourists visiting the Great Barrier Reef region before and after mass coral bleaching in 2016 and 2017. There was an increase in grief-related responses and decline in self-efficacy, which could inhibit individual action. However, there was also an increase in protective sentiments, ratings of place values and the proportion of respondents who viewed climate change as an immediate threat. These results suggest that imperilled icons have potential to mobilize public support around addressing the wider threat of climate change but that achieving and sustaining engagement will require a strategic approach to overcome self-efficacy barriers.&quot;,&quot;container-title&quot;:&quot;Nature Climate Change&quot;,&quot;DOI&quot;:&quot;10.1038/s41558-019-0504-y&quot;,&quot;ISSN&quot;:&quot;1758-6798&quot;,&quot;issue&quot;:&quot;7&quot;,&quot;language&quot;:&quot;en&quot;,&quot;note&quot;:&quot;number: 7\npublisher: Nature Publishing Group&quot;,&quot;page&quot;:&quot;535-541&quot;,&quot;source&quot;:&quot;www.nature.com&quot;,&quot;title&quot;:&quot;Shifts in tourists’ sentiments and climate risk perceptions following mass coral bleaching of the Great Barrier Reef&quot;,&quot;URL&quot;:&quot;https://www.nature.com/articles/s41558-019-0504-y&quot;,&quot;volume&quot;:&quot;9&quot;,&quot;author&quot;:[{&quot;family&quot;:&quot;Curnock&quot;,&quot;given&quot;:&quot;Matthew I.&quot;},{&quot;family&quot;:&quot;Marshall&quot;,&quot;given&quot;:&quot;Nadine A.&quot;},{&quot;family&quot;:&quot;Thiault&quot;,&quot;given&quot;:&quot;Lauric&quot;},{&quot;family&quot;:&quot;Heron&quot;,&quot;given&quot;:&quot;Scott F.&quot;},{&quot;family&quot;:&quot;Hoey&quot;,&quot;given&quot;:&quot;Jessica&quot;},{&quot;family&quot;:&quot;Williams&quot;,&quot;given&quot;:&quot;Genevieve&quot;},{&quot;family&quot;:&quot;Taylor&quot;,&quot;given&quot;:&quot;Bruce&quot;},{&quot;family&quot;:&quot;Pert&quot;,&quot;given&quot;:&quot;Petina L.&quot;},{&quot;family&quot;:&quot;Goldberg&quot;,&quot;given&quot;:&quot;Jeremy&quot;}],&quot;accessed&quot;:{&quot;date-parts&quot;:[[&quot;2020&quot;,5,11]]},&quot;issued&quot;:{&quot;date-parts&quot;:[[&quot;2019&quot;,7]]}}}],&quot;schema&quot;:&quot;https://github.com/citation-style-language/schema/raw/master/csl-citation.json&quot;} RND1lb4wlw5wV"/><text:span text:style-name="T42">. </text:span></text:p>
      <text:p text:style-name="P64"><text:span text:style-name="T42">To form a better view of the ocean warming impacts on reef ecosystems, we investigated the potential future effects of human-induced ocean warming on reef food webs using a near-pristine tropical reef ecosystem in the South Atlantic Ocean as a model, the Rocas Atoll. We fitted the model based on primary data obtained in the field along a seven-year time series complemented with data from the literature. </text:span><text:span text:style-name="T120">Species were assigned to guilds based on their diet and feeding behaviour, including the way they capture, store, and transfer energy across trophic levels </text:span><text:reference-mark-start text:name="ZOTERO_ITEM CSL_CITATION {&quot;citationID&quot;:&quot;4AN2eDts&quot;,&quot;properties&quot;:{&quot;formattedCitation&quot;:&quot;(Madin et al., 2016; Mouillot et al., 2014)&quot;,&quot;plainCitation&quot;:&quot;(Madin et al., 2016; Mouillot et al., 2014)&quot;,&quot;noteIndex&quot;:0},&quot;citationItems&quot;:[{&quot;id&quot;:1145,&quot;uris&quot;:[&quot;http://zotero.org/users/5871544/items/VY3QAYMT&quot;],&quot;uri&quot;:[&quot;http://zotero.org/users/5871544/items/VY3QAYMT&quot;],&quot;itemData&quot;:{&quot;id&quot;:1145,&quot;type&quot;:&quot;article-journal&quot;,&quot;abstract&quot;:&quot;When tropical systems lose species, they are often assumed to be buffered against declines in functional diversity by the ability of the species-rich biota to display high functional redundancy: i.e., a high number of species performing similar functions. We tested this hypothesis using a ninefold richness gradient in global fish faunas on tropical reefs encompassing 6,316 species distributed among 646 functional entities (FEs): i.e., unique combinations of functional traits. We found that the highest functional redundancy is located in the Central Indo-Pacific with a mean of 7.9 species per FE. However, this overall level of redundancy is disproportionately packed into few FEs, a pattern termed functional over-redundancy (FOR). For instance, the most speciose FE in the Central Indo-Pacific contains 222 species (out of 3,689) whereas 38% of FEs (180 out of 468) have no functional insurance with only one species. Surprisingly, the level of FOR is consistent across the six fish faunas, meaning that, whatever the richness, over a third of the species may still be in overrepresented FEs whereas more than one third of the FEs are left without insurance, these levels all being significantly higher than expected by chance. Thus, our study shows that, even in high-diversity systems, such as tropical reefs, functional diversity remains highly vulnerable to species loss. Although further investigations are needed to specifically address the influence of redundant vs. vulnerable FEs on ecosystem functioning, our results suggest that the promised benefits from tropical biodiversity may not be as strong as previously thought.&quot;,&quot;container-title&quot;:&quot;Proceedings of the National Academy of Sciences&quot;,&quot;DOI&quot;:&quot;10.1073/pnas.1317625111&quot;,&quot;ISSN&quot;:&quot;0027-8424, 1091-6490&quot;,&quot;issue&quot;:&quot;38&quot;,&quot;journalAbbreviation&quot;:&quot;PNAS&quot;,&quot;language&quot;:&quot;en&quot;,&quot;note&quot;:&quot;publisher: National Academy of Sciences\nsection: Biological Sciences\nPMID: 25225388&quot;,&quot;page&quot;:&quot;13757-13762&quot;,&quot;source&quot;:&quot;www.pnas.org&quot;,&quot;title&quot;:&quot;Functional over-redundancy and high functional vulnerability in global fish faunas on tropical reefs&quot;,&quot;URL&quot;:&quot;https://www.pnas.org/content/111/38/13757&quot;,&quot;volume&quot;:&quot;111&quot;,&quot;author&quot;:[{&quot;family&quot;:&quot;Mouillot&quot;,&quot;given&quot;:&quot;David&quot;},{&quot;family&quot;:&quot;Villéger&quot;,&quot;given&quot;:&quot;Sébastien&quot;},{&quot;family&quot;:&quot;Parravicini&quot;,&quot;given&quot;:&quot;Valeriano&quot;},{&quot;family&quot;:&quot;Kulbicki&quot;,&quot;given&quot;:&quot;Michel&quot;},{&quot;family&quot;:&quot;Arias-González&quot;,&quot;given&quot;:&quot;Jesus Ernesto&quot;},{&quot;family&quot;:&quot;Bender&quot;,&quot;given&quot;:&quot;Mariana&quot;},{&quot;family&quot;:&quot;Chabanet&quot;,&quot;given&quot;:&quot;Pascale&quot;},{&quot;family&quot;:&quot;Floeter&quot;,&quot;given&quot;:&quot;Sergio R.&quot;},{&quot;family&quot;:&quot;Friedlander&quot;,&quot;given&quot;:&quot;Alan&quot;},{&quot;family&quot;:&quot;Vigliola&quot;,&quot;given&quot;:&quot;Laurent&quot;},{&quot;family&quot;:&quot;Bellwood&quot;,&quot;given&quot;:&quot;David R.&quot;}],&quot;accessed&quot;:{&quot;date-parts&quot;:[[&quot;2020&quot;,4,9]]},&quot;issued&quot;:{&quot;date-parts&quot;:[[&quot;2014&quot;,9,23]]}}},{&quot;id&quot;:1149,&quot;uris&quot;:[&quot;http://zotero.org/users/5871544/items/MB36W4PI&quot;],&quot;uri&quot;:[&quot;http://zotero.org/users/5871544/items/MB36W4PI&quot;],&quot;itemData&quot;:{&quot;id&quot;:1149,&quot;type&quot;:&quot;article-journal&quot;,&quot;abstract&quot;:&quot;Coral reefs are biologically diverse and ecologically complex ecosystems constructed by stony corals. Despite decades of research, basic coral population biology and community ecology questions remain. Quantifying trait variation among species can help resolve these questions, but progress has been hampered by a paucity of trait data for the many, often rare, species and by a reliance on nonquantitative approaches. Therefore, we propose filling data gaps by prioritizing traits that are easy to measure, estimating key traits for species with missing data, and identifying ‘supertraits’ that capture a large amount of variation for a range of biological and ecological processes. Such an approach can accelerate our understanding of coral ecology and our ability to protect critically threatened global ecosystems.&quot;,&quot;container-title&quot;:&quot;Trends in Ecology &amp; Evolution&quot;,&quot;DOI&quot;:&quot;10.1016/j.tree.2016.02.012&quot;,&quot;ISSN&quot;:&quot;0169-5347&quot;,&quot;issue&quot;:&quot;6&quot;,&quot;journalAbbreviation&quot;:&quot;Trends in Ecology &amp; Evolution&quot;,&quot;language&quot;:&quot;en&quot;,&quot;page&quot;:&quot;419-428&quot;,&quot;source&quot;:&quot;ScienceDirect&quot;,&quot;title&quot;:&quot;A Trait-Based Approach to Advance Coral Reef Science&quot;,&quot;URL&quot;:&quot;http://www.sciencedirect.com/science/article/pii/S0169534716000574&quot;,&quot;volume&quot;:&quot;31&quot;,&quot;author&quot;:[{&quot;family&quot;:&quot;Madin&quot;,&quot;given&quot;:&quot;Joshua S.&quot;},{&quot;family&quot;:&quot;Hoogenboom&quot;,&quot;given&quot;:&quot;Mia O.&quot;},{&quot;family&quot;:&quot;Connolly&quot;,&quot;given&quot;:&quot;Sean R.&quot;},{&quot;family&quot;:&quot;Darling&quot;,&quot;given&quot;:&quot;Emily S.&quot;},{&quot;family&quot;:&quot;Falster&quot;,&quot;given&quot;:&quot;Daniel S.&quot;},{&quot;family&quot;:&quot;Huang&quot;,&quot;given&quot;:&quot;Danwei&quot;},{&quot;family&quot;:&quot;Keith&quot;,&quot;given&quot;:&quot;Sally A.&quot;},{&quot;family&quot;:&quot;Mizerek&quot;,&quot;given&quot;:&quot;Toni&quot;},{&quot;family&quot;:&quot;Pandolfi&quot;,&quot;given&quot;:&quot;John M.&quot;},{&quot;family&quot;:&quot;Putnam&quot;,&quot;given&quot;:&quot;Hollie M.&quot;},{&quot;family&quot;:&quot;Baird&quot;,&quot;given&quot;:&quot;Andrew H.&quot;}],&quot;accessed&quot;:{&quot;date-parts&quot;:[[&quot;2020&quot;,4,9]]},&quot;issued&quot;:{&quot;date-parts&quot;:[[&quot;2016&quot;,6,1]]}}}],&quot;schema&quot;:&quot;https://github.com/citation-style-language/schema/raw/master/csl-citation.json&quot;} RNDSoXntSO5FD"/><text:span text:style-name="T120">(Madin et al., 2016; Mouillot et al., 2014)</text:span><text:reference-mark-end text:name="ZOTERO_ITEM CSL_CITATION {&quot;citationID&quot;:&quot;4AN2eDts&quot;,&quot;properties&quot;:{&quot;formattedCitation&quot;:&quot;(Madin et al., 2016; Mouillot et al., 2014)&quot;,&quot;plainCitation&quot;:&quot;(Madin et al., 2016; Mouillot et al., 2014)&quot;,&quot;noteIndex&quot;:0},&quot;citationItems&quot;:[{&quot;id&quot;:1145,&quot;uris&quot;:[&quot;http://zotero.org/users/5871544/items/VY3QAYMT&quot;],&quot;uri&quot;:[&quot;http://zotero.org/users/5871544/items/VY3QAYMT&quot;],&quot;itemData&quot;:{&quot;id&quot;:1145,&quot;type&quot;:&quot;article-journal&quot;,&quot;abstract&quot;:&quot;When tropical systems lose species, they are often assumed to be buffered against declines in functional diversity by the ability of the species-rich biota to display high functional redundancy: i.e., a high number of species performing similar functions. We tested this hypothesis using a ninefold richness gradient in global fish faunas on tropical reefs encompassing 6,316 species distributed among 646 functional entities (FEs): i.e., unique combinations of functional traits. We found that the highest functional redundancy is located in the Central Indo-Pacific with a mean of 7.9 species per FE. However, this overall level of redundancy is disproportionately packed into few FEs, a pattern termed functional over-redundancy (FOR). For instance, the most speciose FE in the Central Indo-Pacific contains 222 species (out of 3,689) whereas 38% of FEs (180 out of 468) have no functional insurance with only one species. Surprisingly, the level of FOR is consistent across the six fish faunas, meaning that, whatever the richness, over a third of the species may still be in overrepresented FEs whereas more than one third of the FEs are left without insurance, these levels all being significantly higher than expected by chance. Thus, our study shows that, even in high-diversity systems, such as tropical reefs, functional diversity remains highly vulnerable to species loss. Although further investigations are needed to specifically address the influence of redundant vs. vulnerable FEs on ecosystem functioning, our results suggest that the promised benefits from tropical biodiversity may not be as strong as previously thought.&quot;,&quot;container-title&quot;:&quot;Proceedings of the National Academy of Sciences&quot;,&quot;DOI&quot;:&quot;10.1073/pnas.1317625111&quot;,&quot;ISSN&quot;:&quot;0027-8424, 1091-6490&quot;,&quot;issue&quot;:&quot;38&quot;,&quot;journalAbbreviation&quot;:&quot;PNAS&quot;,&quot;language&quot;:&quot;en&quot;,&quot;note&quot;:&quot;publisher: National Academy of Sciences\nsection: Biological Sciences\nPMID: 25225388&quot;,&quot;page&quot;:&quot;13757-13762&quot;,&quot;source&quot;:&quot;www.pnas.org&quot;,&quot;title&quot;:&quot;Functional over-redundancy and high functional vulnerability in global fish faunas on tropical reefs&quot;,&quot;URL&quot;:&quot;https://www.pnas.org/content/111/38/13757&quot;,&quot;volume&quot;:&quot;111&quot;,&quot;author&quot;:[{&quot;family&quot;:&quot;Mouillot&quot;,&quot;given&quot;:&quot;David&quot;},{&quot;family&quot;:&quot;Villéger&quot;,&quot;given&quot;:&quot;Sébastien&quot;},{&quot;family&quot;:&quot;Parravicini&quot;,&quot;given&quot;:&quot;Valeriano&quot;},{&quot;family&quot;:&quot;Kulbicki&quot;,&quot;given&quot;:&quot;Michel&quot;},{&quot;family&quot;:&quot;Arias-González&quot;,&quot;given&quot;:&quot;Jesus Ernesto&quot;},{&quot;family&quot;:&quot;Bender&quot;,&quot;given&quot;:&quot;Mariana&quot;},{&quot;family&quot;:&quot;Chabanet&quot;,&quot;given&quot;:&quot;Pascale&quot;},{&quot;family&quot;:&quot;Floeter&quot;,&quot;given&quot;:&quot;Sergio R.&quot;},{&quot;family&quot;:&quot;Friedlander&quot;,&quot;given&quot;:&quot;Alan&quot;},{&quot;family&quot;:&quot;Vigliola&quot;,&quot;given&quot;:&quot;Laurent&quot;},{&quot;family&quot;:&quot;Bellwood&quot;,&quot;given&quot;:&quot;David R.&quot;}],&quot;accessed&quot;:{&quot;date-parts&quot;:[[&quot;2020&quot;,4,9]]},&quot;issued&quot;:{&quot;date-parts&quot;:[[&quot;2014&quot;,9,23]]}}},{&quot;id&quot;:1149,&quot;uris&quot;:[&quot;http://zotero.org/users/5871544/items/MB36W4PI&quot;],&quot;uri&quot;:[&quot;http://zotero.org/users/5871544/items/MB36W4PI&quot;],&quot;itemData&quot;:{&quot;id&quot;:1149,&quot;type&quot;:&quot;article-journal&quot;,&quot;abstract&quot;:&quot;Coral reefs are biologically diverse and ecologically complex ecosystems constructed by stony corals. Despite decades of research, basic coral population biology and community ecology questions remain. Quantifying trait variation among species can help resolve these questions, but progress has been hampered by a paucity of trait data for the many, often rare, species and by a reliance on nonquantitative approaches. Therefore, we propose filling data gaps by prioritizing traits that are easy to measure, estimating key traits for species with missing data, and identifying ‘supertraits’ that capture a large amount of variation for a range of biological and ecological processes. Such an approach can accelerate our understanding of coral ecology and our ability to protect critically threatened global ecosystems.&quot;,&quot;container-title&quot;:&quot;Trends in Ecology &amp; Evolution&quot;,&quot;DOI&quot;:&quot;10.1016/j.tree.2016.02.012&quot;,&quot;ISSN&quot;:&quot;0169-5347&quot;,&quot;issue&quot;:&quot;6&quot;,&quot;journalAbbreviation&quot;:&quot;Trends in Ecology &amp; Evolution&quot;,&quot;language&quot;:&quot;en&quot;,&quot;page&quot;:&quot;419-428&quot;,&quot;source&quot;:&quot;ScienceDirect&quot;,&quot;title&quot;:&quot;A Trait-Based Approach to Advance Coral Reef Science&quot;,&quot;URL&quot;:&quot;http://www.sciencedirect.com/science/article/pii/S0169534716000574&quot;,&quot;volume&quot;:&quot;31&quot;,&quot;author&quot;:[{&quot;family&quot;:&quot;Madin&quot;,&quot;given&quot;:&quot;Joshua S.&quot;},{&quot;family&quot;:&quot;Hoogenboom&quot;,&quot;given&quot;:&quot;Mia O.&quot;},{&quot;family&quot;:&quot;Connolly&quot;,&quot;given&quot;:&quot;Sean R.&quot;},{&quot;family&quot;:&quot;Darling&quot;,&quot;given&quot;:&quot;Emily S.&quot;},{&quot;family&quot;:&quot;Falster&quot;,&quot;given&quot;:&quot;Daniel S.&quot;},{&quot;family&quot;:&quot;Huang&quot;,&quot;given&quot;:&quot;Danwei&quot;},{&quot;family&quot;:&quot;Keith&quot;,&quot;given&quot;:&quot;Sally A.&quot;},{&quot;family&quot;:&quot;Mizerek&quot;,&quot;given&quot;:&quot;Toni&quot;},{&quot;family&quot;:&quot;Pandolfi&quot;,&quot;given&quot;:&quot;John M.&quot;},{&quot;family&quot;:&quot;Putnam&quot;,&quot;given&quot;:&quot;Hollie M.&quot;},{&quot;family&quot;:&quot;Baird&quot;,&quot;given&quot;:&quot;Andrew H.&quot;}],&quot;accessed&quot;:{&quot;date-parts&quot;:[[&quot;2020&quot;,4,9]]},&quot;issued&quot;:{&quot;date-parts&quot;:[[&quot;2016&quot;,6,1]]}}}],&quot;schema&quot;:&quot;https://github.com/citation-style-language/schema/raw/master/csl-citation.json&quot;} RNDSoXntSO5FD"/><text:span text:style-name="T120">. </text:span><text:span text:style-name="T43">The model incorporated species-specific thermal tolerances and functional responses in order to test the impact of warming under three projected scenarios (Representative Concentration Pathways; RCP 2.6, 4.2 and 8.5) predicted by the Intergovernmental Panel on Climate Change </text:span><text:reference-mark-start text:name="ZOTERO_ITEM CSL_CITATION {&quot;citationID&quot;:&quot;ii6oaBRO&quot;,&quot;properties&quot;:{&quot;formattedCitation&quot;:&quot;(van Vuuren et al., 2011)&quot;,&quot;plainCitation&quot;:&quot;(van Vuuren et al., 2011)&quot;,&quot;noteIndex&quot;:0},&quot;citationItems&quot;:[{&quot;id&quot;:1156,&quot;uris&quot;:[&quot;http://zotero.org/users/5871544/items/DPLX4Q8Q&quot;],&quot;uri&quot;:[&quot;http://zotero.org/users/5871544/items/DPLX4Q8Q&quot;],&quot;itemData&quot;:{&quot;id&quot;:1156,&quot;type&quot;:&quot;article-journal&quot;,&quot;abstract&quot;:&quot;This paper summarizes the development process and main characteristics of the Representative Concentration Pathways (RCPs), a set of four new pathways developed for the climate modeling community as a basis for long-term and near-term modeling experiments. The four RCPs together span the range of year 2100 radiative forcing values found in the open literature, i.e. from 2.6 to 8.5 W/m2. The RCPs are the product of an innovative collaboration between integrated assessment modelers, climate modelers, terrestrial ecosystem modelers and emission inventory experts. The resulting product forms a comprehensive data set with high spatial and sectoral resolutions for the period extending to 2100. Land use and emissions of air pollutants and greenhouse gases are reported mostly at a 0.5 × 0.5 degree spatial resolution, with air pollutants also provided per sector (for well-mixed gases, a coarser resolution is used). The underlying integrated assessment model outputs for land use, atmospheric emissions and concentration data were harmonized across models and scenarios to ensure consistency with historical observations while preserving individual scenario trends. For most variables, the RCPs cover a wide range of the existing literature. The RCPs are supplemented with extensions (Extended Concentration Pathways, ECPs), which allow climate modeling experiments through the year 2300. The RCPs are an important development in climate research and provide a potential foundation for further research and assessment, including emissions mitigation and impact analysis.&quot;,&quot;container-title&quot;:&quot;Climatic Change&quot;,&quot;DOI&quot;:&quot;10.1007/s10584-011-0148-z&quot;,&quot;ISSN&quot;:&quot;1573-1480&quot;,&quot;issue&quot;:&quot;1&quot;,&quot;journalAbbreviation&quot;:&quot;Climatic Change&quot;,&quot;language&quot;:&quot;en&quot;,&quot;page&quot;:&quot;5&quot;,&quot;source&quot;:&quot;Springer Link&quot;,&quot;title&quot;:&quot;The representative concentration pathways: an overview&quot;,&quot;title-short&quot;:&quot;The representative concentration pathways&quot;,&quot;URL&quot;:&quot;https://doi.org/10.1007/s10584-011-0148-z&quot;,&quot;volume&quot;:&quot;109&quot;,&quot;author&quot;:[{&quot;family&quot;:&quot;Vuuren&quot;,&quot;given&quot;:&quot;Detlef P.&quot;,&quot;non-dropping-particle&quot;:&quot;van&quot;},{&quot;family&quot;:&quot;Edmonds&quot;,&quot;given&quot;:&quot;Jae&quot;},{&quot;family&quot;:&quot;Kainuma&quot;,&quot;given&quot;:&quot;Mikiko&quot;},{&quot;family&quot;:&quot;Riahi&quot;,&quot;given&quot;:&quot;Keywan&quot;},{&quot;family&quot;:&quot;Thomson&quot;,&quot;given&quot;:&quot;Allison&quot;},{&quot;family&quot;:&quot;Hibbard&quot;,&quot;given&quot;:&quot;Kathy&quot;},{&quot;family&quot;:&quot;Hurtt&quot;,&quot;given&quot;:&quot;George C.&quot;},{&quot;family&quot;:&quot;Kram&quot;,&quot;given&quot;:&quot;Tom&quot;},{&quot;family&quot;:&quot;Krey&quot;,&quot;given&quot;:&quot;Volker&quot;},{&quot;family&quot;:&quot;Lamarque&quot;,&quot;given&quot;:&quot;Jean-Francois&quot;},{&quot;family&quot;:&quot;Masui&quot;,&quot;given&quot;:&quot;Toshihiko&quot;},{&quot;family&quot;:&quot;Meinshausen&quot;,&quot;given&quot;:&quot;Malte&quot;},{&quot;family&quot;:&quot;Nakicenovic&quot;,&quot;given&quot;:&quot;Nebojsa&quot;},{&quot;family&quot;:&quot;Smith&quot;,&quot;given&quot;:&quot;Steven J.&quot;},{&quot;family&quot;:&quot;Rose&quot;,&quot;given&quot;:&quot;Steven K.&quot;}],&quot;accessed&quot;:{&quot;date-parts&quot;:[[&quot;2020&quot;,4,12]]},&quot;issued&quot;:{&quot;date-parts&quot;:[[&quot;2011&quot;,8,5]]}}}],&quot;schema&quot;:&quot;https://github.com/citation-style-language/schema/raw/master/csl-citation.json&quot;} RNDDVoMlCL3nS"/><text:span text:style-name="T43">(van Vuuren et al., 2011)</text:span><text:reference-mark-end text:name="ZOTERO_ITEM CSL_CITATION {&quot;citationID&quot;:&quot;ii6oaBRO&quot;,&quot;properties&quot;:{&quot;formattedCitation&quot;:&quot;(van Vuuren et al., 2011)&quot;,&quot;plainCitation&quot;:&quot;(van Vuuren et al., 2011)&quot;,&quot;noteIndex&quot;:0},&quot;citationItems&quot;:[{&quot;id&quot;:1156,&quot;uris&quot;:[&quot;http://zotero.org/users/5871544/items/DPLX4Q8Q&quot;],&quot;uri&quot;:[&quot;http://zotero.org/users/5871544/items/DPLX4Q8Q&quot;],&quot;itemData&quot;:{&quot;id&quot;:1156,&quot;type&quot;:&quot;article-journal&quot;,&quot;abstract&quot;:&quot;This paper summarizes the development process and main characteristics of the Representative Concentration Pathways (RCPs), a set of four new pathways developed for the climate modeling community as a basis for long-term and near-term modeling experiments. The four RCPs together span the range of year 2100 radiative forcing values found in the open literature, i.e. from 2.6 to 8.5 W/m2. The RCPs are the product of an innovative collaboration between integrated assessment modelers, climate modelers, terrestrial ecosystem modelers and emission inventory experts. The resulting product forms a comprehensive data set with high spatial and sectoral resolutions for the period extending to 2100. Land use and emissions of air pollutants and greenhouse gases are reported mostly at a 0.5 × 0.5 degree spatial resolution, with air pollutants also provided per sector (for well-mixed gases, a coarser resolution is used). The underlying integrated assessment model outputs for land use, atmospheric emissions and concentration data were harmonized across models and scenarios to ensure consistency with historical observations while preserving individual scenario trends. For most variables, the RCPs cover a wide range of the existing literature. The RCPs are supplemented with extensions (Extended Concentration Pathways, ECPs), which allow climate modeling experiments through the year 2300. The RCPs are an important development in climate research and provide a potential foundation for further research and assessment, including emissions mitigation and impact analysis.&quot;,&quot;container-title&quot;:&quot;Climatic Change&quot;,&quot;DOI&quot;:&quot;10.1007/s10584-011-0148-z&quot;,&quot;ISSN&quot;:&quot;1573-1480&quot;,&quot;issue&quot;:&quot;1&quot;,&quot;journalAbbreviation&quot;:&quot;Climatic Change&quot;,&quot;language&quot;:&quot;en&quot;,&quot;page&quot;:&quot;5&quot;,&quot;source&quot;:&quot;Springer Link&quot;,&quot;title&quot;:&quot;The representative concentration pathways: an overview&quot;,&quot;title-short&quot;:&quot;The representative concentration pathways&quot;,&quot;URL&quot;:&quot;https://doi.org/10.1007/s10584-011-0148-z&quot;,&quot;volume&quot;:&quot;109&quot;,&quot;author&quot;:[{&quot;family&quot;:&quot;Vuuren&quot;,&quot;given&quot;:&quot;Detlef P.&quot;,&quot;non-dropping-particle&quot;:&quot;van&quot;},{&quot;family&quot;:&quot;Edmonds&quot;,&quot;given&quot;:&quot;Jae&quot;},{&quot;family&quot;:&quot;Kainuma&quot;,&quot;given&quot;:&quot;Mikiko&quot;},{&quot;family&quot;:&quot;Riahi&quot;,&quot;given&quot;:&quot;Keywan&quot;},{&quot;family&quot;:&quot;Thomson&quot;,&quot;given&quot;:&quot;Allison&quot;},{&quot;family&quot;:&quot;Hibbard&quot;,&quot;given&quot;:&quot;Kathy&quot;},{&quot;family&quot;:&quot;Hurtt&quot;,&quot;given&quot;:&quot;George C.&quot;},{&quot;family&quot;:&quot;Kram&quot;,&quot;given&quot;:&quot;Tom&quot;},{&quot;family&quot;:&quot;Krey&quot;,&quot;given&quot;:&quot;Volker&quot;},{&quot;family&quot;:&quot;Lamarque&quot;,&quot;given&quot;:&quot;Jean-Francois&quot;},{&quot;family&quot;:&quot;Masui&quot;,&quot;given&quot;:&quot;Toshihiko&quot;},{&quot;family&quot;:&quot;Meinshausen&quot;,&quot;given&quot;:&quot;Malte&quot;},{&quot;family&quot;:&quot;Nakicenovic&quot;,&quot;given&quot;:&quot;Nebojsa&quot;},{&quot;family&quot;:&quot;Smith&quot;,&quot;given&quot;:&quot;Steven J.&quot;},{&quot;family&quot;:&quot;Rose&quot;,&quot;given&quot;:&quot;Steven K.&quot;}],&quot;accessed&quot;:{&quot;date-parts&quot;:[[&quot;2020&quot;,4,12]]},&quot;issued&quot;:{&quot;date-parts&quot;:[[&quot;2011&quot;,8,5]]}}}],&quot;schema&quot;:&quot;https://github.com/citation-style-language/schema/raw/master/csl-citation.json&quot;} RNDDVoMlCL3nS"/><text:span text:style-name="T43">.</text:span><text:span text:style-name="T42"> For each scenario, we ran temporal simulations for the biomass of several reef fish species, critical consumers in reef food webs, and of other organisms within several trophic guilds (e.g.,</text:span><text:span text:style-name="T44"> </text:span><text:span text:style-name="T42">plankton, macroalgae, corals, macro and micro <text:s/>invertebrates, seabirds and sea turtles). We found that within 55 years, most taxa are likely to experience dramatic declines in biomass, affecting energy and matter flow through the entire food web, leading to a general degradation of the ecosystem.</text:span></text:p>
      <text:p text:style-name="P28"><text:span text:style-name="T7">Materials and methods</text:span><text:span text:style-name="T6"> </text:span></text:p>
      <text:p text:style-name="P35"/>
      <text:p text:style-name="P31">Study area </text:p>
      <text:p text:style-name="P37"><text:span text:style-name="T8">Rocas atoll is located in the South Atlantic Ocean, approximately 230 km off the NE coast of Brazil (03°50’S, 33°49’W). Rocas is the only atoll formation in the South Atlantic and is part of a seamount chain in the E-W direction known as the fracture zone of Fernando de Noronha island. </text:span><text:span text:style-name="T121">The atoll surface area is 7.5 km</text:span><text:span text:style-name="T124">2</text:span><text:span text:style-name="T121"> and </text:span><text:span text:style-name="T8">average sea surface temperature is 27.3 ºC, varying between </text:span><text:span text:style-name="T136">19</text:span><text:span text:style-name="T8">° and </text:span><text:span text:style-name="T136">34.5</text:span><text:span text:style-name="T8">°C (Longo et al., 2015). The Rocas Atoll was established as a marine reserve in 1978, and effective enforcement was implemented in 1991 through the establishment of a permanent monitoring research station at the atoll. Nowadays, it is a no-take no-entry marine reserve, in which the Brazilian </text:span><text:span text:style-name="T9">research scientific</text:span><text:span text:style-name="T8"> team (PELD-ILOC; </text:span><text:a xlink:type="simple" xlink:href="http://peldiloc.sites.ufsc.br/" text:style-name="ListLabel_20_1" text:visited-style-name="ListLabel_20_1"><text:span text:style-name="Internet_20_link"><text:span text:style-name="T1">http://peldiloc.sites.ufsc.br/</text:span></text:span></text:a><text:span text:style-name="T1">)</text:span><text:span text:style-name="T8">, conduct monitoring efforts at least once a year (Figure 5). Being one of the few reef ecosystems in the western South Atlantic Ocean without direct human impacts (fishing, tourism, pollution), it can be considered as a natural laboratory where it is possible to test the current and future effects of climate change without the influence of local and direct anthropogenic impacts.</text:span></text:p>
      <text:p text:style-name="P36"><text:soft-page-break/><text:tab/></text:p>
      <text:p text:style-name="P50"><text:span text:style-name="T4">Fig. 5 </text:span><text:span text:style-name="T2">Study location Rocas Atoll ecosystem (3°50’S, 33°49’W), with the different reef habitats. The illustration was adapted from Longo et al. (2015) with permissions. </text:span></text:p>
      <text:p text:style-name="P32"/>
      <text:p text:style-name="P4">The food web model</text:p>
      <text:p text:style-name="P37"><text:span text:style-name="T35">The model was built in Ecopath with Ecosim (EwE) software version 6.6 (details of the EwE modeling approach can be obtained from </text:span><text:span text:style-name="T137">www.ecopath.org</text:span><text:span text:style-name="T36">). The Ecopath module comprises a series of linear equations that define a mass-balanced state of an aquatic food web (Polovina, 1984). Individual species or groups of species are represented as functional groups which have approximately the same growth, consumption rates, diet composition, and predators. The functional groups are regulated by gains (consumption, production, and immigration) and losses (</text:span><text:span text:style-name="T37">natural and fisheries-induced mortality</text:span><text:span text:style-name="T36"> and emigration), and are linked to each other by predatory relationships </text:span><text:reference-mark-start text:name="ZOTERO_ITEM CSL_CITATION {&quot;citationID&quot;:&quot;tGaaY1Xk&quot;,&quot;properties&quot;:{&quot;formattedCitation&quot;:&quot;(Christensen &amp; Walters, 2004)&quot;,&quot;plainCitation&quot;:&quot;(Christensen &amp; Walters, 2004)&quot;,&quot;noteIndex&quot;:0},&quot;citationItems&quot;:[{&quot;id&quot;:40,&quot;uris&quot;:[&quot;http://zotero.org/users/5871544/items/S67DPTCQ&quot;],&quot;uri&quot;:[&quot;http://zotero.org/users/5871544/items/S67DPTCQ&quot;],&quot;itemData&quot;:{&quot;id&quot;:40,&quot;type&quot;:&quot;article-journal&quot;,&quot;container-title&quot;:&quot;Ecological Modelling&quot;,&quot;DOI&quot;:&quot;https://doi.org/10.1016/j.ecolmodel.2003.09.003&quot;,&quot;ISSN&quot;:&quot;0304-3800&quot;,&quot;issue&quot;:&quot;2-4&quot;,&quot;journalAbbreviation&quot;:&quot;Ecol. Model.&quot;,&quot;page&quot;:&quot;109-139&quot;,&quot;title&quot;:&quot;Ecopath with Ecosim: methods, capabilities and limitations&quot;,&quot;volume&quot;:&quot;172&quot;,&quot;author&quot;:[{&quot;family&quot;:&quot;Christensen&quot;,&quot;given&quot;:&quot;Villy&quot;},{&quot;family&quot;:&quot;Walters&quot;,&quot;given&quot;:&quot;Carl J.&quot;}],&quot;issued&quot;:{&quot;date-parts&quot;:[[&quot;2004&quot;]]}}}],&quot;schema&quot;:&quot;https://github.com/citation-style-language/schema/raw/master/csl-citation.json&quot;} RND3LTpUlf9mh"/><text:span text:style-name="T36">(Christensen &amp; Walters, 2004)</text:span><text:reference-mark-end text:name="ZOTERO_ITEM CSL_CITATION {&quot;citationID&quot;:&quot;tGaaY1Xk&quot;,&quot;properties&quot;:{&quot;formattedCitation&quot;:&quot;(Christensen &amp; Walters, 2004)&quot;,&quot;plainCitation&quot;:&quot;(Christensen &amp; Walters, 2004)&quot;,&quot;noteIndex&quot;:0},&quot;citationItems&quot;:[{&quot;id&quot;:40,&quot;uris&quot;:[&quot;http://zotero.org/users/5871544/items/S67DPTCQ&quot;],&quot;uri&quot;:[&quot;http://zotero.org/users/5871544/items/S67DPTCQ&quot;],&quot;itemData&quot;:{&quot;id&quot;:40,&quot;type&quot;:&quot;article-journal&quot;,&quot;container-title&quot;:&quot;Ecological Modelling&quot;,&quot;DOI&quot;:&quot;https://doi.org/10.1016/j.ecolmodel.2003.09.003&quot;,&quot;ISSN&quot;:&quot;0304-3800&quot;,&quot;issue&quot;:&quot;2-4&quot;,&quot;journalAbbreviation&quot;:&quot;Ecol. Model.&quot;,&quot;page&quot;:&quot;109-139&quot;,&quot;title&quot;:&quot;Ecopath with Ecosim: methods, capabilities and limitations&quot;,&quot;volume&quot;:&quot;172&quot;,&quot;author&quot;:[{&quot;family&quot;:&quot;Christensen&quot;,&quot;given&quot;:&quot;Villy&quot;},{&quot;family&quot;:&quot;Walters&quot;,&quot;given&quot;:&quot;Carl J.&quot;}],&quot;issued&quot;:{&quot;date-parts&quot;:[[&quot;2004&quot;]]}}}],&quot;schema&quot;:&quot;https://github.com/citation-style-language/schema/raw/master/csl-citation.json&quot;} RND3LTpUlf9mh"/><text:span text:style-name="T36">. The parameterization of an Ecopath model is based on satisfying two ‘master’ equations. The first equation describes how the production term for each functional group can be divided (1):</text:span></text:p>
      <text:p text:style-name="P5"><text:s text:c="2"/><text:tab/></text:p>
      <table:table table:name="Table1" table:style-name="Table1">
        <table:table-column table:style-name="Table1.A"/>
        <table:table-column table:style-name="Table1.B"/>
        <table:table-row table:style-name="Table1.1">
          <table:table-cell table:style-name="Table1.A1" office:value-type="string">
            <text:p text:style-name="P62">Production = <text:s/>predation + net migration + biomass accumulation + other mortality</text:p>
          </table:table-cell>
          <table:table-cell table:style-name="Table1.A1" office:value-type="string">
            <text:p text:style-name="P63">(1)</text:p>
          </table:table-cell>
        </table:table-row>
      </table:table>
      <text:p text:style-name="P3"/>
      <text:p text:style-name="P53">The second ‘master’ equation is based on the principle of conservation of matter within a functional group (2):</text:p>
      <text:p text:style-name="P52"/>
      <table:table table:name="Table2" table:style-name="Table2">
        <table:table-column table:style-name="Table2.A"/>
        <table:table-column table:style-name="Table2.B"/>
        <table:table-row table:style-name="Table2.1">
          <table:table-cell table:style-name="Table2.A1" office:value-type="string">
            <text:p text:style-name="P62">Consumption = <text:s/>production + respiration + unassimilated food</text:p>
          </table:table-cell>
          <table:table-cell table:style-name="Table2.A1" office:value-type="string">
            <text:p text:style-name="P63">(2)</text:p>
          </table:table-cell>
        </table:table-row>
      </table:table>
      <text:p text:style-name="P46"/>
      <text:p text:style-name="P54">In general, an Ecopath model requires input of three of the following four parameters: biomass (B), production/biomass ratio (or total mortality, P/B), consumption/biomass ratio (Q/B), and ecotrophic efficiency (EE) for each of the functional groups in a model. Here, the ecotrophic efficiency expresses the proportion of the production that is used in the system, (i.e., it incorporates all production terms apart from the ‘other mortality’). If all four basic parameters are available for a group the program can instead estimate either biomass accumulation or net migration. Ecopath sets up a series of linear equations to solve for unknown values establishing mass-balance in the same operation. The approach, its methods, capabilities and pitfalls are described in detail by Christensen and Walters (2004).</text:p>
      <text:p text:style-name="P39"/>
      <text:p text:style-name="P1"><text:span text:style-name="T49">Model parameterization</text:span><text:span text:style-name="T50"> </text:span></text:p>
      <text:p text:style-name="P64"><text:span text:style-name="T50">The Rocas Atoll Ecopath model was parameterized using field observations and data from several sources (stock assessments, literature, FishBase </text:span><text:reference-mark-start text:name="ZOTERO_ITEM CSL_CITATION {&quot;citationID&quot;:&quot;3ROMJVuX&quot;,&quot;properties&quot;:{&quot;formattedCitation&quot;:&quot;(Froese &amp; Pauly, 2019)&quot;,&quot;plainCitation&quot;:&quot;(Froese &amp; Pauly, 2019)&quot;,&quot;noteIndex&quot;:0},&quot;citationItems&quot;:[{&quot;id&quot;:359,&quot;uris&quot;:[&quot;http://zotero.org/users/5871544/items/LFPNR8XY&quot;],&quot;uri&quot;:[&quot;http://zotero.org/users/5871544/items/LFPNR8XY&quot;],&quot;itemData&quot;:{&quot;id&quot;:359,&quot;type&quot;:&quot;article-journal&quot;,&quot;title&quot;:&quot;FishBase. World Wide Web electronic publication.&quot;,&quot;URL&quot;:&quot;www.fishbase.org&quot;,&quot;author&quot;:[{&quot;family&quot;:&quot;Froese&quot;,&quot;given&quot;:&quot;R.&quot;},{&quot;family&quot;:&quot;Pauly&quot;,&quot;given&quot;:&quot;Daniel&quot;}],&quot;issued&quot;:{&quot;date-parts&quot;:[[&quot;2019&quot;,8]]}}}],&quot;schema&quot;:&quot;https://github.com/citation-style-language/schema/raw/master/csl-citation.json&quot;} RND0tUH6LxYEN"/><text:span text:style-name="T50">(Froese &amp; Pauly, 2019)</text:span><text:reference-mark-end text:name="ZOTERO_ITEM CSL_CITATION {&quot;citationID&quot;:&quot;3ROMJVuX&quot;,&quot;properties&quot;:{&quot;formattedCitation&quot;:&quot;(Froese &amp; Pauly, 2019)&quot;,&quot;plainCitation&quot;:&quot;(Froese &amp; Pauly, 2019)&quot;,&quot;noteIndex&quot;:0},&quot;citationItems&quot;:[{&quot;id&quot;:359,&quot;uris&quot;:[&quot;http://zotero.org/users/5871544/items/LFPNR8XY&quot;],&quot;uri&quot;:[&quot;http://zotero.org/users/5871544/items/LFPNR8XY&quot;],&quot;itemData&quot;:{&quot;id&quot;:359,&quot;type&quot;:&quot;article-journal&quot;,&quot;title&quot;:&quot;FishBase. World Wide Web electronic publication.&quot;,&quot;URL&quot;:&quot;www.fishbase.org&quot;,&quot;author&quot;:[{&quot;family&quot;:&quot;Froese&quot;,&quot;given&quot;:&quot;R.&quot;},{&quot;family&quot;:&quot;Pauly&quot;,&quot;given&quot;:&quot;Daniel&quot;}],&quot;issued&quot;:{&quot;date-parts&quot;:[[&quot;2019&quot;,8]]}}}],&quot;schema&quot;:&quot;https://github.com/citation-style-language/schema/raw/master/csl-citation.json&quot;} RND0tUH6LxYEN"/><text:span text:style-name="T50">, and existing ecosystem models; Supplementary materials_1, Table S1). </text:span><text:span text:style-name="T121">All data were converted to biomass per unit area of reef (g·m</text:span><text:span text:style-name="T124">-2</text:span><text:span text:style-name="T121">) using conversion factors from the literature for fish and most mobile invertebrates, and </text:span><text:soft-page-break/><text:span text:style-name="T121">our own determinations of coral and algal biomass per unit surface area (</text:span><text:span text:style-name="T122">Longo et al.</text:span><text:span text:style-name="T121">, 2015).</text:span><text:span text:style-name="T123"> </text:span><text:span text:style-name="T50">Biomass estimates for single fish species groups were taken from underwater visual censuses (UVC) by the year 2012 until 2018, obtained from abundance-by-length data using length–weight relationships estimated with the local samples. UVC consisted of belt transects in which a diver identified, counted, and estimated the total length of fish species inside an area of 40 m</text:span><text:span text:style-name="T74">2</text:span><text:span text:style-name="T50"> (20·2 m). A total of 153 UVC were performed in March 2012 (the year of the baseline model), and the number of transects varied from 5 to 25, depending on the available area. It was generally acknowledged that counting fish that enter the survey boundaries after the census started could generate bias in the counts. </text:span><office:annotation office:name="__Annotation__27442_1518882667"><dc:creator>Leonardo Capitani</dc:creator><dc:date>2020-05-11T11:12:01</dc:date><loext:sender-initials>LC</loext:sender-initials><text:p><text:span text:style-name="T144">R. MORAIS: Gostei do approach. Mas voces nao explicam como isso foi implementado, como voces 'accounted'. Foi usando uma reamostragem com uma abordagem probabilistica?</text:span></text:p></office:annotation><text:span text:style-name="T50">We accounted for this general bias produced by fish speeds and survey procedures by </text:span><text:span text:style-name="T53">multipling</text:span><text:span text:style-name="T50"> observed fish abundances by relative biases values for different reef fish speeds. The biases for each combination of the survey parameters (fish speed, survey time, visibility, transect width, diver speed, fish turning angle) were taken in Ward-Paige et a</text:span><text:bookmark text:name="__UnoMark__50694_2234826371"/><text:bookmark text:name="__UnoMark__49922_2234826371"/><text:bookmark text:name="__UnoMark__49162_2234826371"/><text:span text:style-name="T50">l., (2010).</text:span><office:annotation-end office:name="__Annotation__27442_1518882667"/><text:span text:style-name="T50"> Underwater visual censuses for 2013-2018 had the same methodology and a very similar observation effort, and in several years, the same diver from 2012. </text:span></text:p>
      <text:p text:style-name="P64"><text:span text:style-name="T50">There are no biomass estimates for benthic macro invertebrates and micro invertebrates in Rocas Atoll. Since these were not </text:span><text:span text:style-name="T15">scientific field data for these functional groups</text:span><text:span text:style-name="T50"> in Rocas Atoll ecosystem, <text:s/>Ecotrophic Efficiency was used instead. The EE of macro invertebrate was set to 0.9, and for micro invertebrates EE was set to 0.85. The choice of EE values was made based on recommendations in the literature, especially in “best practices in Ecopath approach” by </text:span><text:bookmark-start text:name="__UnoMark__49150_2234826371"/><text:bookmark-start text:name="__UnoMark__49910_2234826371"/><text:bookmark-start text:name="__UnoMark__50682_2234826371"/><text:span text:style-name="T50">Heymans et al., (2016)</text:span><text:bookmark-end text:name="__UnoMark__49150_2234826371"/><text:bookmark-end text:name="__UnoMark__49910_2234826371"/><text:bookmark-end text:name="__UnoMark__50682_2234826371"/><text:span text:style-name="T50">. For groups with multiple species, their biomasses were summed and then divided by the model area (7.5 km</text:span><text:span text:style-name="T74">2</text:span><text:span text:style-name="T50">). For species that only occupy part of the area, the biomass parameter was pro-rated by area.</text:span></text:p>
      <text:p text:style-name="P42">Trophic relationships</text:p>
      <text:p text:style-name="P64"><text:span text:style-name="T42">The fish diet data came mainly from stomach contents analysis, stable isotopes analysis, and primary literature. Diet information for lower trophic levels was taken from primary literature (Supplementary materials, Table S1; Longo et al. 2015; Andrades 2018). Estimates of P/B and Q/B of fish were obtained from empirical equations (Pauly 1980; Palomares and Pauly 1998). For invertebrates, estimates for P/B and Q/B ratios were obtained from another South Atlantic Ecopath model (Ara</text:span><text:span text:style-name="T1">újo et al. 2017)</text:span><text:span text:style-name="T42">.</text:span></text:p>
      <text:p text:style-name="P57">Fish biomass accumulation </text:p>
      <text:p text:style-name="P57"/>
      <text:p text:style-name="P37"><text:span text:style-name="T50">Biomass accumulation of zero for all groups in the Ecopath model is the same as assuming steady-state with the same biomass at the start and at the end of the modeled year. In this study, biomass accumulation values for fish species were calculated as the biomass in one year minus previous </text:span><text:soft-page-break/><text:span text:style-name="T50">biomass averaged over six years (2012-2018). The values of biomass accumulation are given in Table S3, Supplementary materials_1. </text:span></text:p>
      <text:p text:style-name="P58"/>
      <text:p text:style-name="P11"><text:span text:style-name="T49">Development of temporal simulations using Ecosim</text:span><text:span text:style-name="T56"> </text:span><text:span text:style-name="T49">module</text:span></text:p>
      <text:p text:style-name="P37"><text:span text:style-name="T50">In this study, Ecosim module was used to create time dynamic simulations, as initially represented by the mass-balanced Ecopath model for 2012 year, in response to fish time series data (2012-2018) and ocean warming scenarios (2018-2100). </text:span><text:span text:style-name="T16">The basics of Ecosim are described in detail by Walters et al. (1997, 2000), and will only be given a cursory treatment here, omitting details that have been previously published. In overview, Ecosim consists of biomass dynamics expressed through a series of coupled differential equations. The equations are derived from the Ecopath master Eq. (1), and take the form (3):</text:span></text:p>
      <text:p text:style-name="P46"/>
      <text:p text:style-name="P5"><text:tab/><text:tab/></text:p>
      <table:table table:name="Table3" table:style-name="Table3">
        <table:table-column table:style-name="Table3.A"/>
        <table:table-column table:style-name="Table3.B"/>
        <table:table-row table:style-name="Table3.1">
          <table:table-cell table:style-name="Table3.A1" office:value-type="string">
            <text:p text:style-name="P61"><draw:frame draw:style-name="fr1" draw:name="Object2" text:anchor-type="as-char" svg:width="2.7661in" svg:height="0.4374in" draw:z-index="0"><draw:object xlink:href="./Object 1" xlink:type="simple" xlink:show="embed" xlink:actuate="onLoad"/><draw:image xlink:href="./ObjectReplacements/Object 1" xlink:type="simple" xlink:show="embed" xlink:actuate="onLoad"/><svg:desc>formula</svg:desc></draw:frame></text:p>
          </table:table-cell>
          <table:table-cell table:style-name="Table3.A1" office:value-type="string">
            <text:p text:style-name="P63">(3)</text:p>
          </table:table-cell>
        </table:table-row>
      </table:table>
      <text:p text:style-name="P3"/>
      <text:p text:style-name="P37"><text:span text:style-name="T50">where </text:span><text:span text:style-name="T45">d</text:span><text:span text:style-name="T50">B</text:span><text:span text:style-name="T77">i</text:span><text:span text:style-name="T50">/d</text:span><text:span text:style-name="T45">t </text:span><text:span text:style-name="T16">represents the growth rate during the time interval d</text:span><text:span text:style-name="T38">t </text:span><text:span text:style-name="T16">of group </text:span><text:span text:style-name="T38">i </text:span><text:span text:style-name="T16">in terms of its biomass, </text:span><text:span text:style-name="T38">B</text:span><text:span text:style-name="T78">i</text:span><text:span text:style-name="T57">, <text:s/></text:span><text:span text:style-name="T38">g</text:span><text:span text:style-name="T79">i</text:span><text:span text:style-name="T38"> </text:span><text:span text:style-name="T40">i</text:span><text:span text:style-name="T16">s the net growth efficiency estimated using the ratio between P/B and Q/B, </text:span><text:span text:style-name="T38">MO</text:span><text:span text:style-name="T78">i</text:span><text:span text:style-name="T82"> is</text:span><text:span text:style-name="T83"> </text:span><text:span text:style-name="T16">the non-predation (‘other’) natural mortality rate estimated from the ecotrophic efficiency, </text:span><text:span text:style-name="T38">e</text:span><text:span text:style-name="T78">i</text:span><text:span text:style-name="T16"> is emigration rate, </text:span><text:span text:style-name="T40">I</text:span><text:span text:style-name="T78">i</text:span><text:span text:style-name="T16"> is immigration rate (assumed constant over time, and hence independent of events in the ecosystem modeled). The two summations of the Eq. (3) estimate consumption rates, the first expressing the total consumption by group </text:span><text:span text:style-name="T38">i</text:span><text:span text:style-name="T16">, and the second the predation by all predators on the same group </text:span><text:span text:style-name="T38">i</text:span><text:span text:style-name="T16">. The consumption rates, Q</text:span><text:span text:style-name="T79">ji</text:span><text:span text:style-name="T16">, are calculated based on the ‘foraging arena’ concept, where B</text:span><text:span text:style-name="T80">i</text:span><text:span text:style-name="T83">’s</text:span><text:span text:style-name="T16"> are divided into vulnerable and invulnerable components (Walters et al., 1997), and it is the transfer rate (v</text:span><text:span text:style-name="T79">ij</text:span><text:span text:style-name="T16">) between these two components that determines if control is top-down (i.e., Lotka-Volterra), bottom-up (i.e., donor-driven), or of an intermediate type. The set of differential equations is solved in Ecosim using an Adams-Basforth integration routine (Butcher 2000).</text:span><text:span text:style-name="T50"> For each predator-prey interaction, consumption rates were calculated as (4): </text:span></text:p>
      <table:table table:name="Table4" table:style-name="Table4">
        <table:table-column table:style-name="Table4.A"/>
        <table:table-column table:style-name="Table4.B"/>
        <table:table-row table:style-name="Table4.1">
          <table:table-cell table:style-name="Table4.A1" office:value-type="string">
            <text:p text:style-name="P61"><draw:frame draw:style-name="fr1" draw:name="Object1" text:anchor-type="as-char" svg:width="3.661in" svg:height="0.4654in" draw:z-index="1"><draw:object xlink:href="./Object 2" xlink:type="simple" xlink:show="embed" xlink:actuate="onLoad"/><draw:image xlink:href="./ObjectReplacements/Object 2" xlink:type="simple" xlink:show="embed" xlink:actuate="onLoad"/><svg:desc>formula</svg:desc></draw:frame></text:p>
          </table:table-cell>
          <table:table-cell table:style-name="Table4.A1" office:value-type="string">
            <text:p text:style-name="P63">(4)</text:p>
          </table:table-cell>
        </table:table-row>
      </table:table>
      <text:p text:style-name="P7"/>
      <text:p text:style-name="P9"><text:span text:style-name="T50">where a</text:span><text:span text:style-name="T77">ij</text:span><text:span text:style-name="T50"> is the rate of effective search for prey (</text:span><text:span text:style-name="T45">i</text:span><text:span text:style-name="T50">) by predator (</text:span><text:span text:style-name="T45">j</text:span><text:span text:style-name="T50">), v</text:span><text:span text:style-name="T77">ij </text:span><text:span text:style-name="T50">is the vulnerability parameter, T</text:span><text:span text:style-name="T77">i</text:span><text:span text:style-name="T50"> represents prey relative feeding time, T</text:span><text:span text:style-name="T77">j</text:span><text:span text:style-name="T50"> is the predator relative feeding time, B</text:span><text:span text:style-name="T77">i</text:span><text:span text:style-name="T50"> is prey biomass, P</text:span><text:span text:style-name="T77">j</text:span><text:span text:style-name="T50"> is the predator </text:span><text:span text:style-name="T15">biomass</text:span><text:span text:style-name="T50">, M</text:span><text:span text:style-name="T77">ij</text:span><text:span text:style-name="T50"> is the mediation forcing effects, and D</text:span><text:span text:style-name="T77">j</text:span><text:span text:style-name="T50"> represents effects of handing time as a limit to consumption rate. Environmental response functions (</text:span><text:span text:style-name="T45">Env</text:span><text:span text:style-name="T81">function</text:span><text:span text:style-name="T45">, t</text:span><text:span text:style-name="T50">), which represent </text:span><text:soft-page-break/><text:span text:style-name="T50">the tolerance relationship of a species to an environmental parameter (here defined with a minimum and maximum levels and the 5th and 90th percentiles), can be used to account for environmental drivers that change overtime, such as temperature. It has to be noted that non-living compartments (detritus) are set to be flow-based so their dynamic is almost insensitive to their initial biomass. </text:span></text:p>
      <text:p text:style-name="P28"><text:span text:style-name="T7">Model fitting</text:span><text:span text:style-name="T1"> </text:span></text:p>
      <text:p text:style-name="P33"/>
      <text:p text:style-name="P12"><text:span text:style-name="T50">The Rocas Atoll Ecopath model for the reference year 2012 was fitted to the fish time series (14 species, period 2012-2018) by conducting vulnerability parameters searches for each predator/prey diet combination. Vulnerability parameters are estimated using an optimization search routine in Ecosim (</text:span><text:span text:style-name="T62">i.e.</text:span><text:span text:style-name="T46">,</text:span><text:span text:style-name="T50"> stepwise method), which reduces the sum of squares difference between the predicted and observed data </text:span><text:bookmark-start text:name="__UnoMark__49142_2234826371"/><text:bookmark-start text:name="__UnoMark__49902_2234826371"/><text:bookmark-start text:name="__UnoMark__50674_2234826371"/><text:span text:style-name="T50">(Scott et al. 2016)</text:span><text:bookmark-end text:name="__UnoMark__49142_2234826371"/><text:bookmark-end text:name="__UnoMark__49902_2234826371"/><text:bookmark-end text:name="__UnoMark__50674_2234826371"/><text:span text:style-name="T50">. The best-fit model is found and determined by the minimum difference between model predictions to time-series observations using the weighted sum of squared differences (SS) and the Akaike Information Criterion (AIC) </text:span><text:bookmark-start text:name="__UnoMark__49143_2234826371"/><text:bookmark-start text:name="__UnoMark__49903_2234826371"/><text:bookmark-start text:name="__UnoMark__50675_2234826371"/><text:span text:style-name="T50">(Akaike 1974)</text:span><text:bookmark-end text:name="__UnoMark__49143_2234826371"/><text:bookmark-end text:name="__UnoMark__49903_2234826371"/><text:bookmark-end text:name="__UnoMark__50675_2234826371"/><text:span text:style-name="T50">, which penalizes for fitting too many parameters based on the number of time series available for estimating the SS. </text:span><text:span text:style-name="T51">The best-fitted model (called </text:span><text:span text:style-name="T47">status quo</text:span><text:span text:style-name="T51">) was able to reproduce the historical trends as we showed in </text:span><text:span text:style-name="T50">Supplementary materials_2, Table S1, and Fig. S1</text:span><text:span text:style-name="T51">.</text:span></text:p>
      <text:p text:style-name="P15">Fish biomass dynamics projections under ocean warming scenarios</text:p>
      <text:p text:style-name="P12"><text:span text:style-name="T50">Future </text:span><text:span text:style-name="T1">sea surface temperature</text:span><text:span text:style-name="T50"> projections were extracted from the Royal Netherlands Meteorological Institute Climate Explorer portal (http://climexp.knmi.nl) within the study area rectangle from the climate changing multi-model ensemble means (RCP2.6, RCP4.5 and RCP8.5 scenarios, Fig. S2, Supplementary Materials_2). Thirty-two model outputs, sourced from the Coupled Model Intercomparison Project phase 5 (CMIP5), were extracted for the study area with temperatures fluctuating around their mean.</text:span></text:p>
      <text:p text:style-name="P64"><office:annotation office:name="__Annotation__27604_1518882667"><dc:creator>Leonardo Capitani</dc:creator><dc:date>2020-05-08T19:18:44</dc:date><loext:sender-initials>LC</loext:sender-initials><text:p><text:span text:style-name="T144">JULIO: Cara, se não me falha a memória, um daqueles papers que vc usou bem no começo, quando começamos a mexer com isso, falava justamente algo de modificar um pouco as funções para baseado nesse ajuste às séries temporais. Procure esses papers. Eram umas duas ou três referências. Não vai ser difícil de encontrar. Aí vc pode fazer aquela saída clássica, fizemos isso according to ... e cita os caras.</text:span></text:p></office:annotation><text:span text:style-name="T50">Optimal temperatures and tolerances were defined for each species using estimates for minimum and maximum preferable and survivable temperatures from </text:span><office:annotation office:name="__Annotation__27589_1518882667"><dc:creator>Leonardo Capitani</dc:creator><dc:date>2020-05-11T11:16:22</dc:date><loext:sender-initials>LC</loext:sender-initials><text:p><text:span text:style-name="T144">R.MORAIS: Aqui e importante deixar claro como voces fizeram controle de qualidade dado que os AquaMaps sao notoriamente inacurados (pelo menos na forma como estao no FishBase). Veja o de Holacanthus ciliaris so como um exemplo que veio na minha cabeca. Imagino que voces obviamente nao usaram nada qe nao fosse razoavel, mas e importante deixar isso claro porque como revisor eu certamente levantaria este como um ponto de preocupacao.</text:span></text:p></office:annotation><text:span text:style-name="T50">AquaMaps</text:span><office:annotation-end office:name="__Annotation__27589_1518882667"/><text:span text:style-name="T50"> (Kaschner et al. 2019</text:span><text:bookmark text:name="__UnoMark__49161_2234826371"/><text:bookmark text:name="__UnoMark__49921_2234826371"/><text:bookmark text:name="__UnoMark__50693_2234826371"/><text:span text:style-name="T50">). </text:span><text:span text:style-name="T1">Optimum temperatures were calculated by averaging 10th and 90th preferable temperature quantiles</text:span><office:annotation-end office:name="__Annotation__27604_1518882667"/><text:span text:style-name="T1"> (Supplementary materials_2, Fig. S3). For groups with multiple species, temperature parameters were averaged and weighted by biomass. I</text:span><text:span text:style-name="T11">n Ecosim, optimal temperatures and tolerances were included as species temperature Gaussian response functions, as has already been done in other research using the EwE approach in analyzing the temporal dynamics of fish biomass under increasing sea temperature </text:span><text:span text:style-name="T1">(Bentley et al. 2017; Serpetti et al. 2017; Corrales et al. 201</text:span><text:bookmark text:name="__UnoMark__49144_2234826371"/><text:bookmark text:name="__UnoMark__49904_2234826371"/><text:bookmark text:name="__UnoMark__50676_2234826371"/><text:span text:style-name="T1">8)</text:span><text:span text:style-name="T11">. The Gaussian function has been used widely throughout optimality studies of thermal performance curves (Cheung et al. 2009; Sunday et al. 2012; Betini et al. 201</text:span><text:bookmark text:name="__UnoMark__49146_2234826371"/><text:bookmark text:name="__UnoMark__49906_2234826371"/><text:bookmark text:name="__UnoMark__50678_2234826371"/><text:span text:style-name="T11">9). </text:span><office:annotation office:name="__Annotation__27642_1518882667"><dc:creator>Leonardo Capitani</dc:creator><dc:date>2020-05-11T11:16:55</dc:date><loext:sender-initials>LC</loext:sender-initials><text:p><text:span text:style-name="T144">Nao entendi esta sentence. Acho que vale a pena dar um passo atras e re-explicar com mais detalhes.</text:span></text:p></office:annotation><text:span text:style-name="T50">The intercept between each </text:span><text:soft-page-break/><text:span text:style-name="T50">specific response function and the annual water temperature were used to calculate a factor to modify the predator consumption rates with a maximum multiplier of 1 which declines as the water temperature deviates from the optimum at a rate determined by the function standard deviations (Bentley et al. 201</text:span><text:bookmark text:name="__UnoMark__49148_2234826371"/><text:bookmark text:name="__UnoMark__49908_2234826371"/><text:bookmark text:name="__UnoMark__50680_2234826371"/><text:span text:style-name="T50">7).</text:span><text:span text:style-name="T132"> </text:span><text:span text:style-name="T133">Dividir a frase em dois. </text:span><text:span text:style-name="T134">Citar mais gente !</text:span><office:annotation-end office:name="__Annotation__27642_1518882667"/></text:p>
      <text:p text:style-name="P65">Assessing uncertainty</text:p>
      <text:p text:style-name="P13"><text:span text:style-name="T21">The Monte Carlo routine in Ecosim was used to perform sensitivity analyses for projections of biomass dynamics under ocean warming (Steenbeek et al. 2018). This routine tests the sensitivity of Ecosim's output to Ecopath input parameters by drawing input parameters from a uniform distribution centered on the base Ecopath value with the coefficients of variation set to default 0.1 </text:span><text:bookmark-start text:name="__UnoMark__49141_2234826371"/><text:bookmark-start text:name="__UnoMark__49901_2234826371"/><text:bookmark-start text:name="__UnoMark__50673_2234826371"/><text:span text:style-name="T21">(Christensen and Walters 2004; Steenbeek et al. 2018)</text:span><text:bookmark-end text:name="__UnoMark__49141_2234826371"/><text:bookmark-end text:name="__UnoMark__49901_2234826371"/><text:bookmark-end text:name="__UnoMark__50673_2234826371"/><text:span text:style-name="T21">. In our study, we set coefficients of variation as 0.1 for P/B, Q/B, and Biomass Accumulation parameters. Fish biomass coefficients of variation were defined as the ratio between the standard deviation and the mean of each fish time series (Supplementary materials_2, Table S2). We ran 250 Monte Carlo simulations for each scenario based on coefficients of variation to determine the 95% confidence intervals.</text:span></text:p>
      <text:p text:style-name="P17">Results</text:p>
      <text:p text:style-name="P6">General description of the Rocas Atoll reef food web</text:p>
      <text:p text:style-name="P10"><text:span text:style-name="T41">The reef food web of the Rocas Atoll was dominated by </text:span><text:span text:style-name="T34">benthic</text:span><text:span text:style-name="T41"> primary producers, particularly algal turfs and the red macroalgae </text:span><text:span text:style-name="T39">Digenea simplex</text:span><text:span text:style-name="T41">, which accounted for 74% and 19% of the total living biomass (1089.9 g·m</text:span><text:span text:style-name="T76">-2</text:span><text:span text:style-name="T41">), respectively (Figure 1). The decomposition of this algae biomass generates detritus, accounting for 1% of the total biomass. Benthic micro and macro invertebrates combined accounted for 4% of the total living biomass, while reef fish accounted for 2%. Algal turf, macroalgae and detritus were the main food items for micro invertebrates, macro invertebrates and herbivorous/detritivorous fish (40-70% of their diet). Reef sharks, sea birds and cephalopods occupied a similar position in the highest trophic levels, ranging between levels 3.2 and 3.5. They had a generalist diet, with each item representing less than 10% of diet composition. Total reef fish biomass was estimated in 24.2 g·m</text:span><text:span text:style-name="T76">-2</text:span><text:span text:style-name="T41">, from which herbivorous/detritivorous fish accounted for 49% followed by invertivorous fish (22.5%), generalist predators (19.7%) and reef sharks (8.8%; Figures 1, 2). </text:span></text:p>
      <text:p text:style-name="P2"><text:span text:style-name="T63">Fig.1. </text:span><text:span text:style-name="T64">Food web of the Rocas Atoll ecosystem (year 2012). Each </text:span><text:span text:style-name="T65">species</text:span><text:span text:style-name="T64"> is shown as a </text:span><text:span text:style-name="T65">circle</text:span><text:span text:style-name="T64"> and its size is proportional to the biomass’ square root. The food web’s groups are represented by their trophic levels (TL, y-axis) and linked by predator-prey relationships showed as <text:s/>lines representing the relative prey’s contribution in the predator’s diet. Organisms’ shapes are not to scale.</text:span></text:p>
      <text:p text:style-name="P45">Simulated biomass changes under ocean warming scenarios</text:p>
      <text:p text:style-name="P47"/>
      <text:p text:style-name="P23"><text:soft-page-break/><text:span text:style-name="T121">We ran simulations on biomass dynamics based on fish time-series data and using temperature projections from 2018 to 2100. We present species-specific biomass dynamics and compare each warming scenario</text:span><text:span text:style-name="T8"> relative to a hypothetical </text:span><text:span text:style-name="T51">future with no changes in sea temperature </text:span><text:span text:style-name="T1">by</text:span><text:span text:style-name="T8"> 2100</text:span><text:span text:style-name="T51"> (</text:span><text:span text:style-name="T10">status quo</text:span><text:span text:style-name="T8"> scenario</text:span><text:span text:style-name="T51">)</text:span><text:span text:style-name="T8"> </text:span><text:span text:style-name="T1">using </text:span><text:span text:style-name="T16">the average percent variation of the relative biomass</text:span><text:span text:style-name="T8">.</text:span><text:span text:style-name="T121"> Current average seawater temperature in Rocas Atoll’s is 27.3ºC, which by 2100, is expected to rise 0.5ºC, 1.3ºC and 3ºC under the low (RCP 2.6), intermediate (RCP 4.5) and high (RCP 8.5) emissions scenarios, respectively. </text:span><text:span text:style-name="T1">Total</text:span><text:span text:style-name="T51"> living biomass </text:span><text:span text:style-name="T50">(1089.9 g·m</text:span><text:span text:style-name="T74">-2</text:span><text:span text:style-name="T50">),</text:span><text:span text:style-name="T51"> is expected to decrease by 1% under RCP 2.6, by 8 % under RCP 4.5, and by 44 % under RCP 8.5. </text:span></text:p>
      <text:p text:style-name="P37"><text:span text:style-name="T51">Regarding the total fish biomass dynamics, the RCP 4.5 and RCP 8.5 scenarios began to diverge from RCP 2.6 and </text:span><text:span text:style-name="T47">status quo </text:span><text:span text:style-name="T52">scenarios </text:span><text:span text:style-name="T51">in 2040. There was a continuous overlap of the confidence intervals of total biomass dynamics among all scenarios until 2075, when a steep decline started to occur under the RCP 8.5, which deviated from the other scenarios (Figure 2). Under the </text:span><text:span text:style-name="T48">status quo</text:span><text:span text:style-name="T51"> scenario, total fish biomass reached an average of 27.2 g·m</text:span><text:span text:style-name="T75">-2</text:span><text:span text:style-name="T51"> by 2100, which was close to that predicted under the RCP 2.6 scenario (27.7 g·m</text:span><text:span text:style-name="T75">-2</text:span><text:span text:style-name="T51">; Figure 2). The RCP 4.5 scenario predicted a decreasing average of 17.3%, and the RCP 8.5 an 86% decrease in total fish biomass, estimated to reach 3.7 g·m</text:span><text:span text:style-name="T75">-2</text:span><text:span text:style-name="T51"> (Figure 2). </text:span></text:p>
      <text:p text:style-name="P40"/>
      <text:p text:style-name="P2"><text:span text:style-name="T58">Fig. 2</text:span><text:span text:style-name="T60"> Model projections of total fish biomass dynamics under climate change scenarios and changes in fish biomass partitioning across trophic levels. 95% confidence intervals around the mean are shown for trend lines. Bar graphics represent trophic guild mean percent contribution based on the relative difference in biomass among trophic guilds for total fish biomass under climate change scenarios.</text:span></text:p>
      <text:p text:style-name="P13"><text:span text:style-name="T21">Model simulations also predict alterations on the trophic structure of the fish assemblage. Herbivores and detritivores (currently 49% of total fish biomass), would have the major declines between ~30% and ~20% under RCP 4.5 and RCP 8.5, respectively (Figure 2 and Figure 3). Invertivorous fishes (currently 22.5% of total fish biomass) could represent ~ 40% and ~ 50% of total fish biomass under these projected scenarios, despite the decrease in </text:span><text:span text:style-name="T25">their</text:span><text:span text:style-name="T21"> standing biomass (Figure 2 and Figure 3). Generalist predators and reef sharks maintained similar biomass proportions under all scenarios (~ 20% and 10%, respectively) but also with a reduction in biomass (Figure 2 and Figure 3). Under the 1.3°C and 3°C warming scenarios (RCP 4.5 and RCP 8.5, respectively), biomass decreased by 28% and 88% for reef sharks, 15% and 8.5% for generalist predators, 7% and 74% for invertivorous fish, 23% and 94% for herbivorous/detritivorous fishes (see details in Supplementary Materials 2; Figure S4). Under the medium and high emissions scenarios, the trophic composition of the reef fish assemblages is likely to change from an herbivorous/detritivorous-dominated assemblage to an invertivorous one by 2100 (Figure 2; see details for the relative biomass changes in Supplementary Materials 2).</text:span></text:p>
      <text:p text:style-name="P14"><text:span text:style-name="T59">Fig. 3 </text:span><text:span text:style-name="T61">Projections of fish biomass dynamics in the Rocas Atoll reef ecosystem under climate change scenarios. Shadows represent the 5% and 95% percentiles obtained using the Monte Carlo routine. </text:span></text:p>
      <text:p text:style-name="P23"><text:soft-page-break/><text:span text:style-name="T51">Biomass of almost all no-fish groups also decreased under RCP 4.5 and RCP 8.5 scenarios, but with variable magnitudes (Fig. 4; see details in Supplementary Materials 2). Most of these species-specific biomass dynamics overlapped due to the high uncertainty of parameters. The biomass reductions were more pronounced under the high emissions scenario, specifically after the year 2075. The biomass of major primary producers, such as the macroalgae </text:span><text:span text:style-name="T48">Digenea simplex</text:span><text:span text:style-name="T51">, algal turfs, and phytoplankton, declined by 58%, 42%, and 66%, respectively. Corals (mainly </text:span><text:span text:style-name="T48">Siderastrea stellata</text:span><text:span text:style-name="T51">), which also contribute to primary production, had gradual losses according to the warming scenario. Under low emissions scenario, corals declined by 8%, while under medium emissions scenario they decreased by 61%, with prevision to be </text:span><office:annotation office:name="__Annotation__27172_1518882667"><dc:creator>Leonardo Capitani</dc:creator><dc:date>2020-05-11T10:10:22</dc:date><loext:sender-initials>LC</loext:sender-initials><text:p><text:span text:style-name="T144">Ecological extinction is "the reduction of a species to such low abundance that, although it is still present in the community, it no longer interacts significantly with other species". [Estes et al. The ecology of extinctions in kelp forest communities. Conservation Biology. 3: 252-264. 1989.]</text:span></text:p></office:annotation><office:annotation office:name="__Annotation__27170_1518882667"><dc:creator>Leonardo Capitani</dc:creator><dc:date>2020-05-11T10:13:01</dc:date><loext:sender-initials>LC</loext:sender-initials><text:p><text:span text:style-name="T144">JULIO De ARAUJO:</text:span></text:p><text:p><text:span text:style-name="T144">para mim isso é uma questão menor e o aumento de temp no cenário RCP8 é tão acentuado que creio que dizer locally não é um exagero.</text:span></text:p></office:annotation><office:annotation office:name="__Annotation__27167_1518882667"><dc:creator>Leonardo Capitani</dc:creator><dc:date>2020-05-11T10:04:35</dc:date><loext:sender-initials>LC</loext:sender-initials><text:p><text:span text:style-name="T144">R.MORAIS: Na verdade, ecologically extinct. Aproximadamente 0 g/m2 de biomassa tem tanta ou mais chance de ocorrer via measurement error quanto via extincao. Como populacoes pequenas podem se manter em estado de raridade, voce nao pode assumir que um é mais provavel do que o outro. Sua unica alternativa é admitir que essa extincao sera, no minimo, ecologica</text:span></text:p></office:annotation><text:span text:style-name="T51">locally extinct</text:span><office:annotation-end office:name="__Annotation__27167_1518882667"/><text:span text:style-name="T51"> </text:span><office:annotation-end office:name="__Annotation__27170_1518882667"/><office:annotation-end office:name="__Annotation__27172_1518882667"/><text:span text:style-name="T51">by 2075 under the 3°C warming scenario (RCP 8.5). </text:span></text:p>
      <text:p text:style-name="P23"><text:span text:style-name="T51">The biomass of lobsters (mainly </text:span><text:span text:style-name="T48">Panulirus</text:span><text:span text:style-name="T51"> spp.) and sea turtles are predicted to decline by 99% and seabirds by 89% under RCP 8.5. Under the RCP 2.6 scenario, the biomass of lobsters declined by 45% and by 85% under the RCP 4.5. Sea turtle’s biomass will decrease 13% under RCP 2.6 and 47% under RCP 4.5, while the biomass of seabirds, macro, and micro invertebrates remained unchanged under both lower and medium scenarios (RCP 2.6 and 4.5, respectively). </text:span><text:span text:style-name="T17">The temporal dynamics showed a biomass decline of 69% under RCP 8.5 for macro and micro invertebrates. </text:span><text:span text:style-name="T51">Conversely, zooplankton biomass remained unchanged under the RCP 2.6 but experienced a 37% increase (RCP 4.5) and a 111% increase (RCP 8.5), respectively.</text:span></text:p>
      <text:p text:style-name="P48"/>
      <text:p text:style-name="P51"><text:span text:style-name="annotation_20_reference"><text:span text:style-name="T5">Fig. 4 </text:span></text:span><text:span text:style-name="annotation_20_reference"><text:span text:style-name="T3">Projections of no-fish species biomass dynamics in the Rocas Atoll reef ecosystem under climate change scenarios. Shadows represent the 5% and 95% percentiles obtained using the Monte Carlo routine. </text:span></text:span></text:p>
      <text:p text:style-name="P33"><text:span text:style-name="annotation_20_reference"/></text:p>
      <text:p text:style-name="P40"/>
      <text:p text:style-name="P45">Discussion</text:p>
      <text:p text:style-name="P24"/>
      <text:p text:style-name="P37"><text:span text:style-name="T68">Marine food webs are at risk of collapse due to ocean warming (Bryndum‐Buchholz et al. 2019; Lotze et al. 2019; Blowes et al. 2019), particularly in reef ecosystems where synergistic human related impacts have caused drastic changes (Hughes et al. 2017; Hughes et al. 2018; Beyer et al. 2018). We predicted that an increase in temperature higher than 1.3ºC will cause </text:span><text:span text:style-name="T26">reductions</text:span><text:span text:style-name="T68"> between 1% and 44% of total living biomass in Rocas Atoll reef ecosystem by 2100. These values were even </text:span><text:span text:style-name="T26">worse</text:span><text:span text:style-name="T68"> considering fish biomass, which can undergo a reduction of 86% in the high emissions scenario. This decrease in biomass across trophic levels will cause the ecosystem to shift from dominance of herbivorous/detritivorous fish and benthic suspension/deposit-feeding invertebrates to a system typified by relatively more invertivorous fishes, suspension-feeding zooplankton, and algae turfs. </text:span><office:annotation office:name="__Annotation__27190_1518882667"><dc:creator>Leonardo Capitani</dc:creator><dc:date>2020-05-11T10:26:13</dc:date><loext:sender-initials>LC</loext:sender-initials><text:p><text:span text:style-name="T146">R. MORAIS: nao consigo acompanhar o raciocinio. Voces precisas deixar mais claro quais elementos usam para concluir que uma mudanca de composicao (por definicao escalonada a um total de 100%) pode resultar em mudancas absolutas na intensidade das interacoes.</text:span></text:p></office:annotation><text:span text:style-name="T68">Such composition shift </text:span><text:span text:style-name="T69">and standing biomass reduction </text:span><text:span text:style-name="T68">may result in diminishing trophic interactions, like predation and herbivory, jeopardizing the stability and ability of this system to maintain the current configuration, being prone to reach different species-poor alternative stable states</text:span><office:annotation-end office:name="__Annotation__27190_1518882667"/><text:span text:style-name="T68"> (Fung et al. 2011; Houk et al. 2018). </text:span><text:span text:style-name="T128">T</text:span><text:span text:style-name="T129">he reduction of </text:span><text:span text:style-name="T128">standing biomass </text:span><text:span text:style-name="T129">algae may</text:span><text:span text:style-name="T70"> </text:span><office:annotation office:name="__Annotation__27198_1518882667"><dc:creator>Leonardo Capitani</dc:creator><dc:date>2020-05-08T15:40:56</dc:date><loext:sender-initials>LC</loext:sender-initials><text:p><text:span text:style-name="T146">JULIO: Se o Eficiencia Ecotrofica das algas e do detrito no modelo base já eram bem baixas, essa especulação realmente não faz sentido. Já teria/poderia um alto grau de atividade de bacterias. Isso no ecossistema como um todo. Talvez nas proximidades dos corais (no nicho realizado) talvez sim. mas no ecossistema como um todo já tem um fluxo enorme de algas para os detritos.</text:span></text:p></office:annotation><office:annotation office:name="__Annotation__27196_1518882667"><dc:creator>Leonardo Capitani</dc:creator><dc:date>2020-05-11T10:29:37</dc:date><loext:sender-initials>LC</loext:sender-initials><text:p><text:span text:style-name="T146">R.MORAIS: Na verdade nao, acredito que nao, por dois motivos. 1) a cobertura de corais ja e muito baixa, alguém poderia dizer 'irrelevante' em alguns dos ambientes perto da cobertura algal (embora o conceito de relevancia seja relativo). Qual seria a escala desta mudanca? De 80 para 85%?; 2) neste caso o que importa e a contribuicao absoluta, nao relativa. Se alguma coisa, espera-se diminuicao, e nao aumento, do metabolismo heterotrofico devido especificamente a esse fator</text:span></text:p></office:annotation><text:span text:style-name="T68">The </text:span><text:soft-page-break/><text:span text:style-name="T68">predicted increase in the relative abundance of algal turfs and macroalgae can increase the amount of algal-derived dissolved organic carbon, thereby fuelling heterotrophic microbial growth and coral disease</text:span><office:annotation-end office:name="__Annotation__27196_1518882667"/><office:annotation-end office:name="__Annotation__27198_1518882667"/><text:span text:style-name="T68"> (Haas et al. 2016; McDole Somera et al. 2016). Under the worst warming scenario, corals could be locally extinct within </text:span><text:span text:style-name="T26">55</text:span><text:span text:style-name="T68"> year</text:span><text:bookmark text:name="move360505401111111111111111111111111111"/><text:span text:style-name="T68">s.</text:span><text:span text:style-name="T66"> Therefore, this tropical reef ecosystem is likely to be simplified as a consequence of having its food web severely degraded under more extreme warming scenarios.</text:span></text:p>
      <text:p text:style-name="P41"/>
      <text:p text:style-name="P37"><text:span text:style-name="T96">Our results support the expected outcome that </text:span><text:span text:style-name="T99">tropical</text:span><text:span text:style-name="T96"> </text:span><text:span text:style-name="T99">reef</text:span><text:span text:style-name="T96"> ecosystems may be particularly vulnerable to suffer </text:span><text:span text:style-name="T116">local</text:span><text:span text:style-name="T96"> extinctions of several species caused by climate warming (Rummer et al. 2014; Barlow et al. 2018)</text:span><text:span text:style-name="T11">. Experimental evidence indicates that </text:span><text:span text:style-name="T96">in the long term (i.e, more than 90 days) activity and survival of tropical marine organisms could be compromised just 2-3°C above present seawater temperatures (Nguyen et al. 2011). A recent modelling study reports that in between 4% (RCP 2.6) and 49% (RCP 8.5) of marine species </text:span><text:span text:style-name="T99">will be exposed to temperatures beyond their realized thermal niche </text:span><text:span text:style-name="T96">in tropical South Atlantic Ocean before 2060 (Trisos et al. 2020). Deleterious impacts of climate warming on ectotherms will be amplified if food intake is also reduced, either because warming reduces standing food resources or because it restricts foraging time (Huey and Kingsolver 2019). Most of the species of the Rocas Atoll ecosystems </text:span><text:span text:style-name="T106">are living close to their thermal </text:span><text:span text:style-name="T109">maximum</text:span><text:span text:style-name="T106"> (</text:span><text:span text:style-name="T109">28-30</text:span><text:span text:style-name="T106">ºC), </text:span><text:span text:style-name="T109">having</text:span><text:span text:style-name="T106"> </text:span><text:span text:style-name="T96">narrow realized thermal limits.</text:span><text:span text:style-name="T106"> </text:span><text:span text:style-name="T99">Consequently</text:span><text:span text:style-name="T96">, a </text:span><text:span text:style-name="T97">large </text:span><text:span text:style-name="T100">number</text:span><text:span text:style-name="T97"> of </text:span><text:span text:style-name="T107">species </text:span><text:span text:style-name="T110">occurring</text:span><text:span text:style-name="T107"> close to their upper realized thermal limits</text:span><text:span text:style-name="T97"> and concomitant shortage of food resources may explain the overall </text:span><text:span text:style-name="T114">severe </text:span><text:span text:style-name="T115">decline in</text:span><text:span text:style-name="T114"> biomass </text:span><text:span text:style-name="T100">projected</text:span><text:span text:style-name="T97"> in our study. </text:span></text:p>
      <text:p text:style-name="P55"/>
      <text:p text:style-name="P64"><text:span text:style-name="T108">Despite the </text:span><text:span text:style-name="T111">empirical</text:span><text:span text:style-name="T108"> evidence that small increases in temperature can significantly affect individual performance, many reef fishes have large latitudinal ranges, spanning thermal gradients similar to the temperature increases predicted due to global warming (Feary et al. 2010; Longo et al. 2019). Rocas Atoll ecosystem </text:span><text:span text:style-name="T111">has</text:span><text:span text:style-name="T108"> </text:span><text:span text:style-name="T111">water</text:span><text:span text:style-name="T108"> temperatures for one or two consecutive month similar to the temperature projected for the highest emissions scenario (32-34ºC). However, </text:span><text:span text:style-name="T112">t</text:span><text:span text:style-name="T108">he sustained rate of warming due to anthropogenic climate change is at least ten times faster than any climate shift that has occurred in the past 50 Myr </text:span><text:span text:style-name="T113">(Pörtner et al. 2019)</text:span><text:span text:style-name="T108">, the time period over which reef fishes have evolved, diversified and </text:span><text:span text:style-name="T111">acclimated</text:span><text:span text:style-name="T108"> (Bellwood et al. 2014; Bellwood et al. 2017). Moreover, tropical species that have evolved the greatest tolerance to high temperatures have done so at the expense of acclimation capacity, and it is these species that will be the most susceptible to the smallest increases in micro-habitat temperatures (Stillman 2003). Despite the fact that reef fishes had their origins in a geological time when temperatures were much higher than those in the current day (Pellissier et al. 2014; Ottimofiore et al. 2017), the projected and sustained increase of temperatures of just 1.5-3°C above current-day averages </text:span><text:span text:style-name="T111">will likely</text:span><text:span text:style-name="T108"> exert negative effects on fish </text:span><text:soft-page-break/><text:span text:style-name="T108">aerobic scope, swimming performance, growth and reproduction (Rummer and Munday 2017), leading to suffer population declines </text:span><text:span text:style-name="T111">such as those observed in this study.</text:span></text:p>
      <text:p text:style-name="P56"/>
      <text:p text:style-name="P37"><office:annotation office:name="__Annotation__27263_1518882667"><dc:creator>Leonardo Capitani</dc:creator><dc:date>2020-05-11T10:47:43</dc:date><loext:sender-initials>LC</loext:sender-initials><text:p><text:span text:style-name="T144">R. MORAIS: Duas ideias sao desenvolvidas aqui: 1) Corais sao sensiveis a aquecimento; e 2) peixes herbivoros podem garantir 'resiliencia' de comunidades coralinas ao eliminar a competicao de macroalgas. Essas ideais estao sujeitas a dois questionamentos: 1) qual a evidencia suportando a ocorrencia dos fenomenos descritos nestas ideias; e 2) qual a relevancia dos fenomenos mencionados para o cenario local.</text:span></text:p><text:p/></office:annotation><text:span text:style-name="T98">Another major consideration in predicting the potential risk for reef fishes to future climate change is their reliance on reef </text:span><text:span text:style-name="T101">ecosystem</text:span><text:span text:style-name="T98"> (Komyakova et al. 2018; Samoilys et al. 2019).</text:span><office:annotation office:name="__Annotation__27266_1518882667"><dc:creator>Leonardo Capitani</dc:creator><dc:date>2020-05-11T10:49:50</dc:date><loext:sender-initials>LC</loext:sender-initials><text:p><text:span text:style-name="T144">minha perspectiva e que a limitada cobertura de corais de Rocas confere pouquissima complexidade estrutural e portanto quase nenhum ganho em termos de habitat salvo, talvez a uma pequena extensao no Salão. </text:span></text:p></office:annotation><office:annotation-end office:name="__Annotation__27263_1518882667"/><text:span text:style-name="T98"> </text:span><office:annotation-end office:name="__Annotation__27266_1518882667"/><text:span text:style-name="T98">Corals, the builders of the reef matrix and providers of complex reef habitat, are highly susceptible to </text:span><text:span text:style-name="T101">ocean</text:span><text:span text:style-name="T98"> </text:span><text:span text:style-name="T101">warming</text:span><text:span text:style-name="T98"> (Hoegh-Guldberg et al. 2018; Schoepf et al. 2019). Up to 75% of reef fish species may decline in abundance following severe habitat degradation, with some species declining in abundance by 50% or more (Jones et al. 2004; Wilson et al. 2006). </text:span><office:annotation office:name="__Annotation__27275_1518882667"><dc:creator>Leonardo Capitani</dc:creator><dc:date>2020-05-11T10:50:31</dc:date><loext:sender-initials>LC</loext:sender-initials><text:p><text:span text:style-name="T144">R.MORAIS: eu nao vejo nenhuma evidencia em Rocas. Pelo contrario, o fato por exemplo de ter tanta alga na parte leeward (Barretinha, Falsa e Poita do Zeca) apesar de cardumes gigantes de Acanthurus coeruleus indica que o controle ali é bottom-up e nao o contrario. </text:span></text:p></office:annotation><text:span text:style-name="T96">Importantly, ecological feedbacks can promote recovery of corals following disturbances: for example, grazing by herbivorous fish can prevent algal proliferation and allow successful coral recruitment and survival</text:span><office:annotation-end office:name="__Annotation__27275_1518882667"/><text:span text:style-name="T96"> </text:span><text:span text:style-name="T105">(Mumby and Steneck 2008; Burkepile and Hay 2008). T</text:span><text:span text:style-name="T11">he five herbivorous/detritivorous species that could do that in Rocas Atoll are living close to their thermal optima (26.5ºC). Biomass of these five herbivorous/detritivorous species is predicted to reduce and approach zero for three of them under the </text:span><text:span text:style-name="T30">high emissions</text:span><text:span text:style-name="T11"> </text:span><text:span text:style-name="T30">scenario</text:span><text:span text:style-name="T11">. </text:span><office:annotation office:name="__Annotation__27290_1518882667"><dc:creator>Leonardo Capitani</dc:creator><dc:date>2020-05-11T10:51:21</dc:date><loext:sender-initials>LC</loext:sender-initials><text:p><text:span text:style-name="T144">R.MORAIS De novo, se voce tem evidencia contraria, por favor discorde de mim. Caso contrario, eu removeria esse paragafo e essa ideia ou no minimo remodelaria bastante deixando claro que esse paradigma e util em poucos lugares e ate o momento a evidencia de que e util para esse tipo de sistema recifal e pequena.</text:span></text:p></office:annotation><text:span text:style-name="T11">Therefore, we </text:span><text:span text:style-name="T30">suggest</text:span><text:span text:style-name="T11"> that the predicted loss of herbivore/detritivore fish is likely to reinforce the substitution of corals by macroalgae </text:span><text:span text:style-name="T130">(se o meu resultado for </text:span><text:span text:style-name="T131">exemplar e </text:span><text:span text:style-name="T130">for extrapolavel para recifeis tropical)</text:span><text:span text:style-name="T72"> </text:span><text:span text:style-name="T11">, which may ultimately decrease ecosystem structural complexity intensifying the overall biodiversity loss already imposed by extinctions promoted by </text:span><text:span text:style-name="T30">ocean warming</text:span><text:span text:style-name="T11">.</text:span><office:annotation-end office:name="__Annotation__27290_1518882667"/></text:p>
      <text:p text:style-name="P59"/>
      <text:p text:style-name="P37"><text:span text:style-name="T19">Shifts in the trophic structure such as that generated by the loss of primary and secondary consumers can alter the stability and, potentially, the functioning of reef ecosystems</text:span><text:span text:style-name="T67"> (Wernberg et al. 2016; Booth 2020; Vanwonterghem and Webster 2020). Reefs </text:span><text:span text:style-name="T50">that</text:span><text:span text:style-name="T67"> lose top predators and herbivores </text:span><text:span text:style-name="T27">have been shown previously to become increasingly dominated by autotrophs and bacterivores</text:span><text:span text:style-name="T84"> </text:span><text:span text:style-name="T67">(Petchey et al. 1999). The microbiome of corals exposed to intense algal competition, showed a decline in bacterial metabolic pathways for photosynthesis, and an increase in metabolic pathways associated with virulence, such as bacterial invasion systems, bacterial motility, and secretion systems (Zaneveld et al. 2016; Vanwonterghem and Webster 2020). </text:span><office:annotation office:name="__Annotation__27301_1518882667"><dc:creator>Leonardo Capitani</dc:creator><dc:date>2020-05-11T10:55:51</dc:date><loext:sender-initials>LC</loext:sender-initials><text:p><text:span text:style-name="T146">R. MORAIS: faltou explicar por que enhanced cyanobacteria biomass levaria a constrained productivity and reduced energy flow. E porque sao menos palataveis ou menos procuradas comparado a outros tipos de substrato bentonico?</text:span></text:p></office:annotation><text:span text:style-name="T67">Increasing temperatures can also constrain productivity by enhancing cyanobacterial biomass and reducing energy flow to higher trophic levels, thus lowering energy transfer efficiency between producers and consumers</text:span><office:annotation-end office:name="__Annotation__27301_1518882667"/><text:span text:style-name="T67"> (Ullah et al. 2018). </text:span><text:span text:style-name="T50">These onset of alterations in the food web structure of reef ecosystems could increase the relative importance of certain biological pathways such as the sponge loop (Pawlik et al. 2016; Bell et al. 2018) and the microbial loop (Haas et al. 2016; Roach et al. 2017). On the other hand, it could also degrade reef ecosystems via increased hypoxia and greater </text:span><text:soft-page-break/><text:span text:style-name="T50">CO</text:span><text:span text:style-name="T77">2</text:span><text:span text:style-name="T50"> release from the microbial respiration of dissolved organic matter (Haas et al. 2016; Hughes et al. 2020).</text:span></text:p>
      <text:p text:style-name="P46"/>
      <text:p text:style-name="P37"><text:span text:style-name="T17">Our study could provide</text:span><text:span text:style-name="T85"> </text:span><text:span text:style-name="T17">the groundwork for several future research directions. Therefore, it is important to acknowledge the main </text:span><text:span text:style-name="T32">assumptions and limitations</text:span><text:span text:style-name="T17"> in our modelling</text:span><text:span text:style-name="T32"> approach</text:span><text:span text:style-name="T17">. </text:span><office:annotation office:name="__Annotation__27317_1518882667"><dc:creator>Leonardo Capitani</dc:creator><dc:date>2020-05-11T11:03:50</dc:date><loext:sender-initials>LC</loext:sender-initials><text:p><text:span text:style-name="T144">De novo, minha sugestao. Ao inves de falar 5 coisas que voces nao fizeram, falem apenas 1, a que voce vai desenvolver em seguida. Exemplo:</text:span></text:p><text:p/><text:p><text:span text:style-name="T144">'First, although we evaluated the influence of temperature on group-specific patterns of biomass, we did not consider recruitment patterns'. Ai depois voce pode emendar com o fato de isso nao ser um potencial problema porque 1) reef fish larvae are open ocean planktivores; 2) open ocean phyto and zooplankton is predicted to decline in productivity (Paper da Heike Lotze na PNAS 2019). Portanto qualquer impacto estimado e provavelmente conservador</text:span></text:p></office:annotation><text:span text:style-name="T51">First, we evaluated the influence of temperature on </text:span><text:span text:style-name="T55">specie-specific consumption rates, but not on group production and respiration rates, or recruitment and species physiological adaptations.</text:span><office:annotation-end office:name="__Annotation__27317_1518882667"/><text:span text:style-name="T55"> Reef fishes, the dominant marine vertebrate group for instance, have complex life histories a planktonic life-stage for many species in which habitat occupancy and prey use differs from adult life stages, resulting in different vulnerabilities to changes in seawater temperature (Sydeman et al. 2015).</text:span><text:span text:style-name="T54"> Second, biomass dynamics are also driven by the cumulative impact of numerous climate change effects not accounted in our models, such as ocean acidification and ocean deoxygenation </text:span><text:span text:style-name="T1">(Gruber 2011; Gallo et al. 2017)</text:span><text:span text:style-name="T54">. Therefore, conclusions drawn from modelling of warming without the other parameters may differ from those that consider synergistic effects (Bopp et al. 2013; Gu</text:span><text:span text:style-name="T1">énette et al. 2014; Henson et al. 2017)</text:span><text:span text:style-name="T54">. </text:span><office:annotation office:name="__Annotation__27327_1518882667"><dc:creator>Leonardo Capitani</dc:creator><dc:date>2020-05-11T11:01:39</dc:date><loext:sender-initials>LC</loext:sender-initials><text:p><text:span text:style-name="T144">voce quer dizer 'development of species-specific preference and tolerance range relative to different environmental variables' ??</text:span></text:p></office:annotation><text:span text:style-name="T54">Progress in the development of global species-specific datasets for environmental variables other than temperature would enable more comprehensive investigations in the future.</text:span><office:annotation-end office:name="__Annotation__27327_1518882667"/><text:span text:style-name="T54"> Lastly, the use of food webs models has been criticized because of difficulties in accounting for model assumptions, uncertainty, and bias in post hoc analyses (Essington 2007; Essington and Plagányi 2014). Despite these assumptions and limitations, the modelling approach used in this study deals with uncertainty associated with the model basic estimates via Monte Carlo statistical routine. This procedure ascertains important trophic interactions through model fitted to time series data, which enhance our fundamental and quantitative understanding of the consequences of ocean warming on community biomass dynamics and trophic structure of reef ecosystems.</text:span><text:span text:style-name="T14"> Each of the assumptions explored here can be converted into testable hypotheses and then explored in empirical sensitivity analyses, which will provide insights into how much detail is needed and what can be ignored, reducing the uncertainty </text:span><text:span text:style-name="T33">in the relationship between temperature and trophic interactions</text:span><text:span text:style-name="T14"> to predicting the biological impacts of climate change. </text:span></text:p>
      <text:p text:style-name="P49"/>
      <text:p text:style-name="P64"><text:bookmark-start text:name="__DdeLink__40081_1378054002"/><text:span text:style-name="T16">Our model predicted more severe changes and local extinctions to occur within </text:span><text:span text:style-name="T31">55</text:span><text:span text:style-name="T16"> years. Considering that Rocas Atoll is a near-pristine ecosystem with no direct influence of other human related impacts, such as coastal pollution and fishing (Longo et al. 2015), the degradation of food webs and local extinctions are likely to occur much faster in tropical ecosystems facing multiple synergistic stressors (Trisos et al. 2020). </text:span><text:span text:style-name="T138">Because local management </text:span><text:span text:style-name="T16">has clearly limited power in promoting certain aspects of biodiversity such as trait diversity, i</text:span><text:span text:style-name="T138">nternational action on climate change will be crucial for ensuring a future for tropical reefs ecosystems (Williams et al. 2019; Jouffray et al. 2019).</text:span><text:bookmark-end text:name="__DdeLink__40081_1378054002"/></text:p>
      <text:p text:style-name="P66"><text:soft-page-break/>Conclusions</text:p>
      <text:p text:style-name="P10"><text:span text:style-name="T118">Considering the projected decrease of over 44% of living biomass by ~2100, warming associated to the projected increases in the frequency and intensity of thermal stress events on tropical reef ecosystems will cause persistent changes in reef diversity, community structure and ecosystem functioning.</text:span><text:span text:style-name="T21"> Our projections suggest that</text:span><text:span text:style-name="T23"> tropical reef ecosystems will be severely impacted</text:span><text:span text:style-name="T24"> by increasing temperatures</text:span><text:span text:style-name="T21"> through biomass declines, mainly of reef fish and </text:span><text:span text:style-name="T119">benthic</text:span><text:span text:style-name="T118"> suspension/deposit feeding </text:span><text:span text:style-name="T119">invertebrates</text:span><text:span text:style-name="T21">, which are predicted to occur gradually by the end of the 21st century both under the medium and high greenhouse gas emissions scenarios (RCP 4.5 and RCP 8.5). </text:span><office:annotation office:name="__Annotation__27359_1518882667"><dc:creator>Leonardo Capitani</dc:creator><dc:date>2020-05-08T16:32:07</dc:date><loext:sender-initials>LC</loext:sender-initials><text:p><text:span text:style-name="T146">JULIO: Although considering the estimates for the whole system does not warrant such conclusions (top down effect of herbivory), the distribuition of the organisms in the system is patchy, and localized herbivory pressure can keep algae in check and contribuite to coral growth (ou realese form competition</text:span></text:p></office:annotation><text:span text:style-name="T21">These changes will shift the trophic structure from a bottom-driven to a middle-driven shape, with the majority of fish biomass concentrated in mid-trophic position. </text:span><text:span text:style-name="T127">If this is general rule for tropical reef</text:span><text:span text:style-name="T22">, </text:span><office:annotation office:name="__Annotation__27357_1518882667"><dc:creator>Leonardo Capitani</dc:creator><dc:date>2020-05-11T11:09:53</dc:date><loext:sender-initials>LC</loext:sender-initials><text:p><text:span text:style-name="T146">R.MORAIS: veja comentario acima. Essa conclusao nao me parece logica: esse processo deve depender de abundancia absoluta, nao relativa</text:span></text:p></office:annotation><text:span text:style-name="T21">Losing carnivorous and herbivorous f</text:span><text:span text:style-name="T118">ishes from the reefs, increases the relative abundance of macroalgae and algae turfs, which in turn may enhance the microbial loop, </text:span><text:span text:style-name="T21">leading to a strong degrading to the food web and changing energetic pathways.</text:span><office:annotation-end office:name="__Annotation__27357_1518882667"/><office:annotation-end office:name="__Annotation__27359_1518882667"/><text:span text:style-name="T21"> These changes will affect the ecosystem functioning, leading to a less stable and diverse ecosystem, potentially hampering the services provided by these ecosystems. </text:span><text:span text:style-name="T24">To the best of our knowledge, t</text:span><text:span text:style-name="T21">his is the first demonstration of community-level biomass shift for a tropical reef ecosystem under ocean warming. Ocean acidification, disturbance in nutrient cycles, pollution, and fisheries are also important threats to reef ecosystems that could be further explored within this general framework generalized model that we propose for tropical reef ecosystems.</text:span></text:p>
      <text:p text:style-name="P60"><text:span text:style-name="T28">Acknowledgments</text:span><text:span text:style-name="T21"> </text:span></text:p>
      <text:p text:style-name="P43"/>
      <text:p text:style-name="P27"><text:span text:style-name="T87">We thank </text:span><text:span text:style-name="T93">Renato Morais </text:span><text:span text:style-name="T86">who provided highly constructive comments on earlier version of this manuscript. Our work was supported in part by the Coordenação de Aperfeiçoamento de Pessoal de Nível Superior - Brasil (CAPES) - Finance Code 001(awarded to LC). </text:span><text:span text:style-name="T86"><office:annotation><dc:creator>Leonardo Capitani</dc:creator><dc:date>2020-05-11T15:24:22.993324464</dc:date><loext:sender-initials>LC</loext:sender-initials><text:p text:style-name="P71"><text:span text:style-name="T145">Acrescentar Guilherme Longo (PELD). Edson. </text:span></text:p></office:annotation></text:span></text:p>
      <text:p text:style-name="P25"/>
      <text:p text:style-name="P25">Author contributions</text:p>
      <text:p text:style-name="P19"><text:span text:style-name="T88">LC </text:span><text:span text:style-name="T89">and RA </text:span><text:span text:style-name="T88">conceived the idea. <text:s/>LC, </text:span><text:span text:style-name="T89">RA and JNA</text:span><text:span text:style-name="T88"> developed the </text:span><text:span text:style-name="T90">ECOPATH</text:span><text:span text:style-name="T88"> model and </text:span><text:span text:style-name="T90">implement </text:span><text:span text:style-name="T91">species-specific </text:span><text:span text:style-name="T90">temperature response functions</text:span><text:span text:style-name="T88">. </text:span><text:span text:style-name="T92">EV took care of the graphical abstract and figures. </text:span><text:span text:style-name="T88">LC led the writing of the manuscript. All authors contributed critically to the draft and gave the final approval for publication. </text:span></text:p>
      <text:p text:style-name="P26">Competing interests </text:p>
      <text:p text:style-name="P20">Authors declare no competing interests. </text:p>
      <text:p text:style-name="P67">Data availability statement </text:p>
      <text:p text:style-name="P69"><text:span text:style-name="T36">In order to make the availability of research data more transparent, raw data and the R code for data analysis that support the findings of this study are free available from GitHub repository: <text:s/></text:span><text:span text:style-name="T135">https://github.com/leomarameo7/functional_response_herbivore_fish</text:span><text:span text:style-name="T36">.</text:span><text:span text:style-name="T139"> </text:span><text:span text:style-name="T140">Biological parameters can be consulted in </text:span><text:span text:style-name="T141">F</text:span><text:span text:style-name="T140">ishbase website (</text:span><text:a xlink:type="simple" xlink:href="https://www.fishbase.org/" text:style-name="Internet_20_link" text:visited-style-name="Visited_20_Internet_20_Link"><text:span text:style-name="T140">https://www.fishbase.org</text:span></text:a><text:span text:style-name="T140">) </text:span><text:span text:style-name="T141">and AquaMaps </text:span><text:soft-page-break/><text:span text:style-name="T141">(</text:span><text:a xlink:type="simple" xlink:href="https://www.aquamaps.org/" text:style-name="Internet_20_link" text:visited-style-name="Visited_20_Internet_20_Link"><text:span text:style-name="T141">https://www.aquamaps.org/</text:span></text:a><text:span text:style-name="T141">)</text:span><text:span text:style-name="T140">.</text:span><text:span text:style-name="T139"> </text:span><text:span text:style-name="T142">Ecopath model file is available on request </text:span><text:span text:style-name="T141">to </text:span><text:span text:style-name="T142">Leonardo Capitani, </text:span><text:span text:style-name="T141">(</text:span><text:a xlink:type="simple" xlink:href="mailto:leonardocapitani@icloud.com" text:style-name="Internet_20_link" text:visited-style-name="Visited_20_Internet_20_Link"><text:span text:style-name="T142">leonardocapitani@icloud.com</text:span></text:a><text:span text:style-name="T141">)</text:span><text:span text:style-name="T142">. </text:span></text:p>
      <text:p text:style-name="P43"/>
      <text:p text:style-name="P43"/>
      <text:p text:style-name="P44"/>
      <text:p text:style-name="P16"/>
      <text:p text:style-name="P16">References</text:p>
      <text:p text:style-name="P22">Akaike H (1974) A new look at the statistical model identification. IEEE Transactions on Automatic Control 19:716–723 . https://doi.org/10.1109/TAC.1974.1100705</text:p>
      <text:p text:style-name="P22">Andrades RC (2018) Nicho e endemismo em ambientes entremarés recifais: uma abordagem utilizando isótopos estáveis. Doctoral Thesis, Federal University of Espirito Santo</text:p>
      <text:p text:style-name="P22">Araújo JN, Martins AS, Bonecker ACT, Esteves AM, Tenenbaum DR, Gonzalez-rodriguez E, Reis ER, Lavrado HP, Lima LM, Costa PAS, Paranhos R, Bonecker SLC, Disaró ST, Rodrigues SV (2017) Modelos Ecopath da plataforma continental e do talude da Bacia de Campos: análise das propriedades ecossistêmicas e do efeito da sazonalidade. In: Modelagem Ecossistêmica para integração e manejo na Bacia de Campos (Atlântico sudoeste). Elsevier Brazil, Rio de janeiro, pp 131–187</text:p>
      <text:p text:style-name="P22">Barlow J, França F, Gardner TA, Hicks CC, Lennox GD, Berenguer E, Castello L, Economo EP, Ferreira J, Guénard B, Gontijo Leal C, Isaac V, Lees AC, Parr CL, Wilson SK, Young PJ, Graham NAJ (2018) The future of hyperdiverse tropical ecosystems. Nature 559:517–526 . https://doi.org/10.1038/s41586-018-0301-1</text:p>
      <text:p text:style-name="P22">Bell JJ, Rovellini A, Davy SK, Taylor MW, Fulton EA, Dunn MR, Bennett HM, Kandler NM, Luter HM, Webster NS (2018) Climate change alterations to ecosystem dominance: how might sponge-dominated reefs function? Ecology 99:1920–1931 . https://doi.org/10.1002/ecy.2446</text:p>
      <text:p text:style-name="P22">Bellwood DR, Goatley CHR, Bellwood O (2017) The evolution of fishes and corals on reefs: form, function and interdependence. Biological Reviews 92:878–901 . https://doi.org/10.1111/brv.12259</text:p>
      <text:p text:style-name="P22">Bellwood DR, Goatley CHR, Brandl SJ, Bellwood O (2014) Fifty million years of herbivory on coral reefs: fossils, fish and functional innovations. Proceedings of the Royal Society B: Biological Sciences 281:20133046 . https://doi.org/10.1098/rspb.2013.3046</text:p>
      <text:p text:style-name="P22">Bentley JW, Serpetti N, Heymans JJ (2017) Investigating the potential impacts of ocean warming on the Norwegian and Barents Seas ecosystem using a time-dynamic food-web model. Ecological Modelling 360:94–107 . https://doi.org/10.1016/j.ecolmodel.2017.07.002</text:p>
      <text:p text:style-name="P22">Betini GS, Avgar T, McCann KS, Fryxell JM (2019) Temperature triggers a non-linear response in resource–consumer interaction strength. Ecosphere 10:e02787 . https://doi.org/10.1002/ecs2.2787</text:p>
      <text:p text:style-name="P22">Beyer HL, Kennedy EV, Beger M, Chen CA, Cinner JE, Darling ES, Eakin CM, Gates RD, Heron SF, Knowlton N, Obura DO, Palumbi SR, Possingham HP, Puotinen M, Runting RK, Skirving WJ, Spalding M, Wilson KA, Wood S, Veron JE, Hoegh-Guldberg O (2018) Risk-sensitive planning for conserving coral reefs under rapid climate change. Conservation Letters 11:e12587 . https://doi.org/10.1111/conl.12587</text:p>
      <text:p text:style-name="P22">Blanchard JL, Jennings S, Holmes R, Harle J, Merino G, Allen JI, Holt J, Dulvy NK, Barange M (2012) Potential consequences of climate change for primary production and fish production in large marine ecosystems. Philosophical Transactions of the Royal Society B: Biological Sciences 367:2979–2989 . https://doi.org/10.1098/rstb.2012.0231</text:p>
      <text:p text:style-name="P22">Blowes SA, Supp SR, Antão LH, Bates A, Bruelheide H, Chase JM, Moyes F, Magurran A, McGill B, Myers-Smith IH, Winter M, Bjorkman AD, Bowler DE, Byrnes JEK, Gonzalez A, Hines J, Isbell F, Jones HP, Navarro LM, Thompson PL, Vellend M, Waldock C, Dornelas M (2019) The geography of biodiversity change in marine and terrestrial assemblages. Science 366:339–345 . https://doi.org/10.1126/science.aaw1620</text:p>
      <text:p text:style-name="P22"><text:soft-page-break/>Booth DJ (2020) Opposing climate-change impacts on poleward-shifting coral-reef fishes. Coral Reefs. https://doi.org/10.1007/s00338-020-01919-5</text:p>
      <text:p text:style-name="P22">Bopp L, Resplandy L, Orr JC, Doney SC, Dunne JP, Gehlen M, Halloran P, Heinze C, Ilyina T, Séférian R, Tjiputra J, Vichi M (2013) Multiple stressors of ocean ecosystems in the 21st century: projections with CMIP5 models. Biogeosciences 10:6225–6245 . https://doi.org/10.5194/bg-10-6225-2013</text:p>
      <text:p text:style-name="P22">Bryndum‐Buchholz A, Tittensor DP, Blanchard JL, Cheung WWL, Coll M, Galbraith ED, Jennings S, Maury O, Lotze HK (2019) Twenty-first-century climate change impacts on marine animal biomass and ecosystem structure across ocean basins. Global Change Biology 25:459–472 . https://doi.org/10.1111/gcb.14512</text:p>
      <text:p text:style-name="P22">Burkepile DE, Hay ME (2008) Herbivore species richness and feeding complementarity affect community structure and function on a coral reef. PNAS 105:16201–16206 . https://doi.org/10.1073/pnas.0801946105</text:p>
      <text:p text:style-name="P22">Burrows MT, Schoeman DS, Buckley LB, Moore P, Poloczanska ES, Brander KM, Brown C, Bruno JF, Duarte CM, Halpern BS, Holding J, Kappel CV, Kiessling W, O’Connor MI, Pandolfi JM, Parmesan C, Schwing FB, Sydeman WJ, Richardson AJ (2011) The Pace of Shifting Climate in Marine and Terrestrial Ecosystems. Science 334:652–655 . https://doi.org/10.1126/science.1210288</text:p>
      <text:p text:style-name="P22">Butcher JC (2000) Numerical methods for ordinary differential equations in the 20th century. Journal of Computational and Applied Mathematics 125:1–29 . https://doi.org/10.1016/S0377-0427(00)00455-6</text:p>
      <text:p text:style-name="P22">Cheung WWL, Lam VWY, Sarmiento JL, Kearney K, Watson R, Pauly D (2009) Projecting global marine biodiversity impacts under climate change scenarios. Fish and Fisheries 10:235–251 . https://doi.org/10.1111/j.1467-2979.2008.00315.x</text:p>
      <text:p text:style-name="P22">Christensen V, Walters CJ (2004) Ecopath with Ecosim: methods, capabilities and limitations. Ecol Model 172:109–139 . https://doi.org/10.1016/j.ecolmodel.2003.09.003</text:p>
      <text:p text:style-name="P22">Corrales X, Coll M, Ofir E, Heymans JJ, Steenbeek J, Goren M, Edelist D, Gal G (2018) Future scenarios of marine resources and ecosystem conditions in the Eastern Mediterranean under the impacts of fishing, alien species and sea warming. Scientific Reports 8:1–16 . https://doi.org/10.1038/s41598-018-32666-x</text:p>
      <text:p text:style-name="P22">Essington TE (2007) Evaluating the sensitivity of a trophic mass-balance model (Ecopath) to imprecise data inputs. Can J Fish Aquat Sci 64:628–637 . https://doi.org/10.1139/cjfas-2014-0561</text:p>
      <text:p text:style-name="P22">Essington TE, Plagányi ÉE (2014) Pitfalls and guidelines for “recycling” models for ecosystem-based fisheries management: evaluating model suitability for forage fish fisheries. ICES J Mar Sci 71:118–127 . https://doi.org/10.1093/icesjms/fst047</text:p>
      <text:p text:style-name="P22">Feary DA, Burt JA, Bauman AG, Usseglio P, Sale PF, Cavalcante GH (2010) Fish communities on the world’s warmest reefs: what can they tell us about the effects of climate change in the future? J Fish Biol 77:1931–1947 . https://doi.org/10.1111/j.1095-8649.2010.02777.x</text:p>
      <text:p text:style-name="P22">Froese R, Pauly D (2019) FishBase. World Wide Web electronic publication.</text:p>
      <text:p text:style-name="P22">Fung T, Seymour RM, Johnson CR (2011) Alternative stable states and phase shifts in coral reefs under anthropogenic stress. Ecology 92:967–982</text:p>
      <text:p text:style-name="P22">Gallo ND, Victor DG, Levin LA (2017) Ocean commitments under the Paris Agreement. Nature Climate Change 7:833–838 . https://doi.org/10.1038/nclimate3422</text:p>
      <text:p text:style-name="P22">Gibert JP (2019) Temperature directly and indirectly influences food web structure. Scientific Reports 9:1–8 . https://doi.org/10.1038/s41598-019-41783-0</text:p>
      <text:p text:style-name="P22">Graham NAJ, Nash KL (2013) The importance of structural complexity in coral reef ecosystems. Coral Reefs 32:315–326 . https://doi.org/10.1007/s00338-012-0984-y</text:p>
      <text:p text:style-name="P22"><text:soft-page-break/>Gruber N (2011) Warming up, turning sour, losing breath: ocean biogeochemistry under global change. Philosophical Transactions of the Royal Society A: Mathematical, Physical and Engineering Sciences 369:1980–1996 . https://doi.org/10.1098/rsta.2011.0003</text:p>
      <text:p text:style-name="P22">Guénette S, Araújo JN, Bundy A (2014) Exploring the potential effects of climate change on the Western Scotian Shelf ecosystem, Canada. Journal of Marine Systems 134:89–100 . https://doi.org/10.1016/j.jmarsys.2014.03.001</text:p>
      <text:p text:style-name="P22">Haas AF, Fairoz MFM, Kelly LW, Nelson CE, Dinsdale EA, Edwards RA, Giles S, Hatay M, Hisakawa N, Knowles B, Lim YW, Maughan H, Pantos O, Roach TNF, Sanchez SE, Silveira CB, Sandin S, Smith JE, Rohwer F (2016) Global microbialization of coral reefs. Nature Microbiology 1:1–7 . https://doi.org/10.1038/nmicrobiol.2016.42</text:p>
      <text:p text:style-name="P22">Henson SA, Beaulieu C, Ilyina T, John JG, Long M, Séférian R, Tjiputra J, Sarmiento JL (2017) Rapid emergence of climate change in environmental drivers of marine ecosystems. Nature Communications 8:1–9 . https://doi.org/10.1038/ncomms14682</text:p>
      <text:p text:style-name="P22">Heymans JJ, Coll M, Link JS, Mackinson S, Steenbeek J, Walters C, Christensen V (2016) Best practice in Ecopath with Ecosim food-web models for ecosystem-based management. Ecol Model 331:173–184 . https://doi.org/10.1016/j.ecolmodel.2015.12.007</text:p>
      <text:p text:style-name="P22">Hoegh-Guldberg O, Kennedy EV, Beyer HL, McClennen C, Possingham HP (2018) Securing a Long-term Future for Coral Reefs. Trends in Ecology &amp; Evolution 33:936–944 . https://doi.org/10.1016/j.tree.2018.09.006</text:p>
      <text:p text:style-name="P22">Houk P, Cuetos‐Bueno J, Kerr AM, McCann K (2018) Linking fishing pressure with ecosystem thresholds and food web stability on coral reefs. Ecological Monographs 88:109–119 . https://doi.org/10.1002/ecm.1278</text:p>
      <text:p text:style-name="P22">Huey RB, Kingsolver JG (2019) Climate Warming, Resource Availability, and the Metabolic Meltdown of Ectotherms. The American Naturalist 194:E140–E150 . https://doi.org/10.1086/705679</text:p>
      <text:p text:style-name="P22">Hughes DJ, Alderdice R, Cooney C, Kühl M, Pernice M, Voolstra CR, Suggett DJ (2020) Coral reef survival under accelerating ocean deoxygenation. Nature Climate Change 10:296–307 . https://doi.org/10.1038/s41558-020-0737-9</text:p>
      <text:p text:style-name="P22">Hughes TP, Anderson KD, Connolly SR, Heron SF, Kerry JT, Lough JM, Baird AH, Baum JK, Berumen ML, Bridge TC, Claar DC, Eakin CM, Gilmour JP, Graham NAJ, Harrison H, Hobbs J-PA, Hoey AS, Hoogenboom M, Lowe RJ, McCulloch MT, Pandolfi JM, Pratchett M, Schoepf V, Torda G, Wilson SK (2018) Spatial and temporal patterns of mass bleaching of corals in the Anthropocene. Science 359:80–83 . https://doi.org/10.1126/science.aan8048</text:p>
      <text:p text:style-name="P22">Hughes TP, Barnes ML, Bellwood DR, Cinner JE, Cumming GS, Jackson JBC, Kleypas J, van de Leemput IA, Lough JM, Morrison TH, Palumbi SR, van Nes EH, Scheffer M (2017) Coral reefs in the Anthropocene. Nature 546:82–90 . https://doi.org/10.1038/nature22901</text:p>
      <text:p text:style-name="P22">Jones GP, McCormick MI, Srinivasan M, Eagle JV (2004) Coral decline threatens fish biodiversity in marine reserves. PNAS 101:8251–8253 . https://doi.org/10.1073/pnas.0401277101</text:p>
      <text:p text:style-name="P22">Jouffray J-B, Wedding LM, Norström AV, Donovan MK, Williams GJ, Crowder LB, Erickson AL, Friedlander AM, Graham NAJ, Gove JM, Kappel CV, Kittinger JN, Lecky J, Oleson KLL, Selkoe KA, White C, Williams ID, Nyström M (2019) Parsing human and biophysical drivers of coral reef regimes. Proceedings of the Royal Society B: Biological Sciences 286:20182544 . https://doi.org/10.1098/rspb.2018.2544</text:p>
      <text:p text:style-name="P22">Kaschner K, Kesner-reyes K, Garilao C, Rius-Barile J, Rees T, Froese R (2019) AquaMaps: Predicted range maps for aquatic species. World wide web electronic publication</text:p>
      <text:p text:style-name="P22">Komyakova V, Jones GP, Munday PL (2018) Strong effects of coral species on the diversity and structure of reef fish communities: A multi-scale analysis. PLOS ONE 13:e0202206 . https://doi.org/10.1371/journal.pone.0202206</text:p>
      <text:p text:style-name="P22">Longo GO, Hay ME, Ferreira CEL, Floeter SR (2019) Trophic interactions across 61 degrees of latitude in the Western Atlantic. Global Ecology and Biogeography 28:107–117 . https://doi.org/10.1111/geb.12806</text:p>
      <text:p text:style-name="P21"><text:soft-page-break/><text:span text:style-name="T2">Longo GO, Morais RA, Martins CDL, Mendes TC, Aued AW, Cândido DV, Oliveira JC de, Nunes LT, Fontoura L, Sissini MN, Teschima MM, Silva MB, Ramlov F, Gouvea LP, Ferreira CEL, Segal B, Horta PA, Floeter SR (2015) Between-Habitat Variation of Benthic Cover, Reef Fish Assemblage and Feeding Pressure on the Benthos at the Only Atoll in South Atlantic: Rocas Atoll, NE Brazil. PLOS ONE 10:e0127176 . https://doi.org/10.1371/journal.pone.0127176</text:span></text:p>
      <text:p text:style-name="P22">Lotze HK, Tittensor DP, Bryndum-Buchholz A, Eddy TD, Cheung WWL, Galbraith ED, Barange M, Barrier N, Bianchi D, Blanchard JL, Bopp L, Büchner M, Bulman CM, Carozza DA, Christensen V, Coll M, Dunne JP, Fulton EA, Jennings S, Jones MC, Mackinson S, Maury O, Niiranen S, Oliveros-Ramos R, Roy T, Fernandes JA, Schewe J, Shin Y-J, Silva TAM, Steenbeek J, Stock CA, Verley P, Volkholz J, Walker ND, Worm B (2019) Global ensemble projections reveal trophic amplification of ocean biomass declines with climate change. PNAS 116:12907–12912 . https://doi.org/10.1073/pnas.1900194116</text:p>
      <text:p text:style-name="P22">Madin JS, Hoogenboom MO, Connolly SR, Darling ES, Falster DS, Huang D, Keith SA, Mizerek T, Pandolfi JM, Putnam HM, Baird AH (2016) A Trait-Based Approach to Advance Coral Reef Science. Trends in Ecology &amp; Evolution 31:419–428 . https://doi.org/10.1016/j.tree.2016.02.012</text:p>
      <text:p text:style-name="P22">Magel JMT, Burns JHR, Gates RD, Baum JK (2019) Effects of bleaching-associated mass coral mortality on reef structural complexity across a gradient of local disturbance. Scientific Reports 9:1–12 . https://doi.org/10.1038/s41598-018-37713-1</text:p>
      <text:p text:style-name="P22">McCauley DJ, Pinsky ML, Palumbi SR, Estes JA, Joyce FH, Warner RR (2015) Marine defaunation: Animal loss in the global ocean. Science 347: . https://doi.org/10.1126/science.1255641</text:p>
      <text:p text:style-name="P22">McDole Somera T, Bailey B, Barott K, Grasis J, Hatay M, Hilton BJ, Hisakawa N, Nosrat B, Nulton J, Silveira CB, Sullivan C, Brainard RE, Rohwer F (2016) Energetic differences between bacterioplankton trophic groups and coral reef resistance. Proceedings of the Royal Society B: Biological Sciences 283:20160467 . https://doi.org/10.1098/rspb.2016.0467</text:p>
      <text:p text:style-name="P22">Mouillot D, Villéger S, Parravicini V, Kulbicki M, Arias-González JE, Bender M, Chabanet P, Floeter SR, Friedlander A, Vigliola L, Bellwood DR (2014) Functional over-redundancy and high functional vulnerability in global fish faunas on tropical reefs. PNAS 111:13757–13762 . https://doi.org/10.1073/pnas.1317625111</text:p>
      <text:p text:style-name="P22">Mumby PJ, Steneck RS (2008) Coral reef management and conservation in light of rapidly evolving ecological paradigms. Trends in Ecology &amp; Evolution 23:555–563 . https://doi.org/10.1016/j.tree.2008.06.011</text:p>
      <text:p text:style-name="P22">Nguyen KDT, Morley SA, Lai C-H, Clark MS, Tan KS, Bates AE, Peck LS (2011) Upper Temperature Limits of Tropical Marine Ectotherms: Global Warming Implications. PLOS ONE 6:e29340 . https://doi.org/10.1371/journal.pone.0029340</text:p>
      <text:p text:style-name="P22">Nolan C, Overpeck JT, Allen JRM, Anderson PM, Betancourt JL, Binney HA, Brewer S, Bush MB, Chase BM, Cheddadi R, Djamali M, Dodson J, Edwards ME, Gosling WD, Haberle S, Hotchkiss SC, Huntley B, Ivory SJ, Kershaw AP, Kim S-H, Latorre C, Leydet M, Lézine A-M, Liu K-B, Liu Y, Lozhkin AV, McGlone MS, Marchant RA, Momohara A, Moreno PI, Müller S, Otto-Bliesner BL, Shen C, Stevenson J, Takahara H, Tarasov PE, Tipton J, Vincens A, Weng C, Xu Q, Zheng Z, Jackson ST (2018) Past and future global transformation of terrestrial ecosystems under climate change. Science 361:920–923 . https://doi.org/10.1126/science.aan5360</text:p>
      <text:p text:style-name="P22">O’Gorman EJ, Zhao L, Pichler DE, Adams G, Friberg N, Rall BC, Seeney A, Zhang H, Reuman DC, Woodward G (2017) Unexpected changes in community size structure in a natural warming experiment. Nature Climate Change 7:659–663 . https://doi.org/10.1038/nclimate3368</text:p>
      <text:p text:style-name="P22">Palomares MLD, Pauly D (1998) Predicting food consumption of fish populations as functions of mortality, food type, morphometrics, temperature and salinity. Mar Freshwat Res 49:447–453</text:p>
      <text:p text:style-name="P22">Pauly D (1980) On the interrelationships between natural mortality, growth parameters, and mean environmental temperature in 175 fish stocks. ICES J Mar Sci 39:175–192 . https://doi.org/10.1093/icesjms/39.2.175</text:p>
      <text:p text:style-name="P22">Pawlik JR, Burkepile DE, Thurber RV (2016) A Vicious Circle? Altered Carbon and Nutrient Cycling May Explain the Low Resilience of Caribbean Coral Reefs. BioScience 66:470–476 . https://doi.org/10.1093/biosci/biw047</text:p>
      <text:p text:style-name="P21"><text:soft-page-break/><text:span text:style-name="T2">Pecl GT, Araújo MB, Bell JD, Blanchard J, Bonebrake TC, Chen I-C, Clark TD, Colwell RK, Danielsen F, Evengård B, Falconi L, Ferrier S, Frusher S, Garcia RA, Griffis RB, Hobday AJ, Janion-Scheepers C, Jarzyna MA, Jennings S, Lenoir J, Linnetved HI, Martin VY, McCormack PC, McDonald J, Mitchell NJ, Mustonen T, Pandolfi JM, Pettorelli N, Popova E, Robinson SA, Scheffers BR, Shaw JD, Sorte CJB, Strugnell JM, Sunday JM, Tuanmu M-N, Vergés A, Villanueva C, Wernberg T, Wapstra E, Williams SE (2017) Biodiversity redistribution under climate change: Impacts on ecosystems and human well-being. Science 355: . https://doi.org/10.1126/science.aai9214</text:span></text:p>
      <text:p text:style-name="P22">Petchey OL, McPhearson PT, Casey TM, Morin PJ (1999) Environmental warming alters food-web structure and ecosystem function. Nature 402:69–72 . https://doi.org/10.1038/47023</text:p>
      <text:p text:style-name="P22">Polovina JJ (1984) Model of a coral reef ecosystem. Coral Reefs 3:1–11 . https://doi.org/10.1007/BF00306135</text:p>
      <text:p text:style-name="P22">Pörtner H-O, Roberts DC, Masson-Delmotte V, Zhai P, Tignor M, Poloczanska E, Mintenbeck K, Nicolai M, Okem A, Petzold J, Rama B (2019) Summary for Policymakers. In: IPCC Special Report on the Ocean and Cryosphere in a Changing Climate</text:p>
      <text:p text:style-name="P22">Pratchett MS, Hoey AS, Wilson SK (2014) Reef degradation and the loss of critical ecosystem goods and services provided by coral reef fishes. Current Opinion in Environmental Sustainability 7:37–43 . https://doi.org/10.1016/j.cosust.2013.11.022</text:p>
      <text:p text:style-name="P22">R Core Team (2020) R: A Language and Environment for Statistical Computing. R Foundation for Statistical Computing, Vienna, Austria</text:p>
      <text:p text:style-name="P22">Roach TNF, Abieri ML, George EE, Knowles B, Naliboff DS, Smurthwaite CA, Kelly LW, Haas AF, Rohwer FL (2017) Microbial bioenergetics of coral-algal interactions. PeerJ 5: . https://doi.org/10.7717/peerj.3423</text:p>
      <text:p text:style-name="P22">Rummer JL, Couturier CS, Stecyk JAW, Gardiner NM, Kinch JP, Nilsson GE, Munday PL (2014) Life on the edge: thermal optima for aerobic scope of equatorial reef fishes are close to current day temperatures. Global Change Biology 20:1055–1066 . https://doi.org/10.1111/gcb.12455</text:p>
      <text:p text:style-name="P22">Rummer JL, Munday PL (2017) Climate change and the evolution of reef fishes: past and future. Fish and Fisheries 18:22–39 . https://doi.org/10.1111/faf.12164</text:p>
      <text:p text:style-name="P22">Samoilys MA, Halford A, Osuka K (2019) Disentangling drivers of the abundance of coral reef fishes in the Western Indian Ocean. Ecology and Evolution 9:4149–4167 . https://doi.org/10.1002/ece3.5044</text:p>
      <text:p text:style-name="P22">Schoepf V, Carrion SA, Pfeifer SM, Naugle M, Dugal L, Bruyn J, McCulloch MT (2019) Stress-resistant corals may not acclimatize to ocean warming but maintain heat tolerance under cooler temperatures. Nature Communications 10:1–10 . https://doi.org/10.1038/s41467-019-12065-0</text:p>
      <text:p text:style-name="P22">Scott E, Serpetti N, Steenbeek J, Heymans JJ (2016) A Stepwise Fitting Procedure for automated fitting of Ecopath with Ecosim models. SoftwareX 5:25–30 . https://doi.org/10.1016/j.softx.2016.02.002</text:p>
      <text:p text:style-name="P22">Serpetti N, Baudron AR, Burrows MT, Payne BL, Helaouët P, Fernandes PG, Heymans JJ (2017) Impact of ocean warming on sustainable fisheries management informs the Ecosystem Approach to Fisheries. Scientific Reports 7:1–15 . https://doi.org/10.1038/s41598-017-13220-7</text:p>
      <text:p text:style-name="P22">Steenbeek J, Corrales X, Platts M, Coll M (2018) Ecosampler: A new approach to assessing parameter uncertainty in Ecopath with Ecosim. SoftwareX 7:198–204 . https://doi.org/10.1016/j.softx.2018.06.004</text:p>
      <text:p text:style-name="P22">Stillman JH (2003) Acclimation Capacity Underlies Susceptibility to Climate Change. Science 301:65–65 . https://doi.org/10.1126/science.1083073</text:p>
      <text:p text:style-name="P22">Sully S, Burkepile DE, Donovan MK, Hodgson G, van Woesik R (2019) A global analysis of coral bleaching over the past two decades. Nature Communications 10:1–5 . https://doi.org/10.1038/s41467-019-09238-2</text:p>
      <text:p text:style-name="P22">Sunday JM, Bates AE, Dulvy NK (2012) Thermal tolerance and the global redistribution of animals. Nature Climate Change 2:686–690 . https://doi.org/10.1038/nclimate1539</text:p>
      <text:p text:style-name="P22"><text:soft-page-break/>Sydeman WJ, Poloczanska E, Reed TE, Thompson SA (2015) Climate change and marine vertebrates. Science 350:772–777 . https://doi.org/10.1126/science.aac9874</text:p>
      <text:p text:style-name="P22">Trisos CH, Merow C, Pigot AL (2020) The projected timing of abrupt ecological disruption from climate change. Nature 1–6 . https://doi.org/10.1038/s41586-020-2189-9</text:p>
      <text:p text:style-name="P22">Ullah H, Nagelkerken I, Goldenberg SU, Fordham DA (2018) Climate change could drive marine food web collapse through altered trophic flows and cyanobacterial proliferation. PLOS Biology 16:e2003446 . https://doi.org/10.1371/journal.pbio.2003446</text:p>
      <text:p text:style-name="P22">van Vuuren DP, Edmonds J, Kainuma M, Riahi K, Thomson A, Hibbard K, Hurtt GC, Kram T, Krey V, Lamarque J-F, Masui T, Meinshausen M, Nakicenovic N, Smith SJ, Rose SK (2011) The representative concentration pathways: an overview. Climatic Change 109:5 . https://doi.org/10.1007/s10584-011-0148-z</text:p>
      <text:p text:style-name="P22">Vanwonterghem I, Webster NS (2020) Coral Reef Microorganisms in a Changing Climate. iScience 23:100972 . https://doi.org/10.1016/j.isci.2020.100972</text:p>
      <text:p text:style-name="P22">Walters C, Christensen V, Pauly D (1997) Structuring dynamic models of exploited ecosystems from trophic mass-balance assessments. Reviews in Fish Biology and Fisheries 7:139–172 . https://doi.org/10.1023/A:1018479526149</text:p>
      <text:p text:style-name="P22">Walters C, Pauly D, Christensen V, Kitchell JF (2000) Representing Density Dependent Consequences of Life History Strategies in Aquatic Ecosystems: EcoSim II. Ecosystems 3:70–83 . https://doi.org/10.1007/s100210000011</text:p>
      <text:p text:style-name="P22">Ward-Paige C, Flemming JM, Lotze HK (2010) Overestimating Fish Counts by Non-Instantaneous Visual Censuses: Consequences for Population and Community Descriptions. PLOS ONE 5:e11722 . https://doi.org/10.1371/journal.pone.0011722</text:p>
      <text:p text:style-name="P22">Wernberg T, Bennett S, Babcock RC, Bettignies T de, Cure K, Depczynski M, Dufois F, Fromont J, Fulton CJ, Hovey RK, Harvey ES, Holmes TH, Kendrick GA, Radford B, Santana-Garcon J, Saunders BJ, Smale DA, Thomsen MS, Tuckett CA, Tuya F, Vanderklift MA, Wilson S (2016) Climate-driven regime shift of a temperate marine ecosystem. Science 353:169–172 . https://doi.org/10.1126/science.aad8745</text:p>
      <text:p text:style-name="P22">Williams GJ, Graham NAJ, Jouffray J-B, Norström AV, Nyström M, Gove JM, Heenan A, Wedding LM (2019) Coral reef ecology in the Anthropocene. Functional Ecology 33:1014–1022 . https://doi.org/10.1111/1365-2435.13290</text:p>
      <text:p text:style-name="P22">Wilson SK, Graham N a. J, Pratchett MS, Jones GP, Polunin NVC (2006) Multiple disturbances and the global degradation of coral reefs: are reef fishes at risk or resilient? Global Change Biology 12:2220–2234 . https://doi.org/10.1111/j.1365-2486.2006.01252.x</text:p>
      <text:p text:style-name="P22">Zaneveld JR, Burkepile DE, Shantz AA, Pritchard CE, McMinds R, Payet JP, Welsh R, Correa AMS, Lemoine NP, Rosales S, Fuchs C, Maynard JA, Thurber RV (2016) Overfishing and nutrient pollution interact with temperature to disrupt coral reefs down to microbial scales. Nature Communications 7:1–12 . https://doi.org/10.1038/ncomms11833</text:p>
      <text:p text:style-name="P18">Zhang L, Takahashi D, Hartvig M, Andersen KH (2017) Food-web dynamics under climate change. Proceedings of the Royal Society B: Biological Sciences 284:20171772 . https://doi.org/10.1098/rspb.2017.1772</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ato" svg:font-family="Lato"/>
    <style:font-face style:name="Lucida Sans1" svg:font-family="'Lucida Sans'" style:font-family-generic="swiss"/>
    <style:font-face style:name="Cochin" svg:font-family="Cochin" style:font-family-generic="roman" style:font-pitch="variable"/>
    <style:font-face style:name="HelveticaNeue" svg:font-family="HelveticaNeue" style:font-family-generic="roman" style:font-pitch="variable"/>
    <style:font-face style:name="Liberation Serif" svg:font-family="'Liberation Serif'" style:font-family-generic="roman" style:font-pitch="variable"/>
    <style:font-face style:name="Open Sans" svg:font-family="'Open Sans', icomoon, sans-serif" style:font-family-generic="roman" style:font-pitch="variable"/>
    <style:font-face style:name="Times New Roman" svg:font-family="'Times New Roman'" style:font-family-generic="roman" style:font-pitch="variable"/>
    <style:font-face style:name="TimesNewRomanPS-BoldMT" svg:font-family="TimesNewRomanPS-BoldMT"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Bold" svg:font-family="'Times Bold'" style:font-family-generic="system" style:font-pitch="variable"/>
    <style:font-face style:name="Times New Roman1" svg:font-family="'Times New Roman'" style:font-family-generic="system" style:font-pitch="variable"/>
    <style:font-face style:name="Times Roman" svg:font-family="'Times Roman', '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ibliography_20_1" style:display-name="Bibliography 1" style:family="paragraph" style:parent-style-name="Index" style:default-outline-level="" style:class="index">
      <style:paragraph-properties fo:margin-left="0.5in" fo:margin-right="0in" fo:margin-top="0in" fo:margin-bottom="0.1665in" loext:contextual-spacing="false" style:line-height-at-least="0.1665in" fo:text-indent="-0.5in" style:auto-text-indent="false">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style:style>
    <style:style style:name="annotation_20_reference" style:display-name="annotation reference" style:family="text" style:parent-style-name="Default_20_Paragraph_20_Font">
      <style:text-properties fo:font-size="8pt" style:font-size-asian="8pt" style:font-size-complex="8pt"/>
    </style:style>
    <style:style style:name="Line_20_numbering" style:display-name="Line numbering"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2in" style:num-format="1" text:number-position="left" text:increment="1"/>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Leonardo Capitani</meta:initial-creator>
    <meta:creation-date>2020-05-11T13:34:43.695278490</meta:creation-date>
    <dc:date>2020-05-11T15:40:03.264582683</dc:date>
    <dc:creator>Leonardo Capitani</dc:creator>
    <meta:editing-duration>PT6M32S</meta:editing-duration>
    <meta:editing-cycles>4</meta:editing-cycles>
    <meta:generator>LibreOffice/6.3.2.2$MacOSX_X86_64 LibreOffice_project/98b30e735bda24bc04ab42594c85f7fd8be07b9c</meta:generator>
    <meta:document-statistic meta:table-count="4" meta:image-count="0" meta:object-count="2" meta:page-count="19" meta:paragraph-count="167" meta:word-count="8829" meta:character-count="60209" meta:non-whitespace-character-count="51569"/>
  </office:meta>
</office:document-meta>
</file>

<file path=Object 1/content.xml><?xml version="1.0" encoding="utf-8"?>
<math xmlns="http://www.w3.org/1998/Math/MathML" display="block">
  <semantics>
    <mrow>
      <mrow>
        <mfrac>
          <msub>
            <mi mathvariant="italic">dB</mi>
            <mi>i</mi>
          </msub>
          <mi mathvariant="italic">dt</mi>
        </mfrac>
        <mo stretchy="false">=</mo>
        <msub>
          <mi>g</mi>
          <mi>i</mi>
        </msub>
      </mrow>
      <mi>·</mi>
      <mrow>
        <munder>
          <mo stretchy="false">∑</mo>
          <mi>j</mi>
        </munder>
        <msub>
          <mi>Q</mi>
          <mi mathvariant="italic">ji</mi>
        </msub>
      </mrow>
      <mi>−</mi>
      <mrow>
        <mrow>
          <munder>
            <mo stretchy="false">∑</mo>
            <mi>j</mi>
          </munder>
          <msub>
            <mi>Q</mi>
            <mi mathvariant="italic">ij</mi>
          </msub>
        </mrow>
        <mo stretchy="false">+</mo>
        <msub>
          <mi>I</mi>
          <mi>i</mi>
        </msub>
      </mrow>
      <mi>−</mi>
      <mrow>
        <mo fence="true" stretchy="true">(</mo>
        <mrow>
          <mrow>
            <msub>
              <mi mathvariant="italic">MO</mi>
              <mi>i</mi>
            </msub>
            <mo stretchy="false">+</mo>
            <msub>
              <mi>e</mi>
              <mi>i</mi>
            </msub>
          </mrow>
        </mrow>
        <mo fence="true" stretchy="true">)</mo>
      </mrow>
      <mi>·</mi>
      <msub>
        <mi>B</mi>
        <mi>i</mi>
      </msub>
    </mrow>
    <annotation encoding="StarMath 5.0">{{dB} rsub {i}} over {dt} = {g} rsub {i} · sum from {j} {{Q} rsub {ji}} − sum from {j} {{Q} rsub {ij}} + {I} rsub {i} − left ({MO} rsub {i} + {e} rsub {i} right ) · {B} rsub {i}</annotation>
  </semantics>
</math>
</file>

<file path=Object 2/content.xml><?xml version="1.0" encoding="utf-8"?>
<math xmlns="http://www.w3.org/1998/Math/MathML" display="block">
  <semantics>
    <mrow>
      <mrow>
        <msub>
          <mi>Q</mi>
          <mi mathvariant="italic">ij</mi>
        </msub>
        <mo stretchy="false">=</mo>
        <mfrac>
          <mrow>
            <msub>
              <mi>a</mi>
              <mi mathvariant="italic">ij</mi>
            </msub>
            <mi>·</mi>
            <msub>
              <mi>v</mi>
              <mi mathvariant="italic">ij</mi>
            </msub>
            <mi>·</mi>
            <msub>
              <mi>B</mi>
              <mi>i</mi>
            </msub>
            <mi>·</mi>
            <msub>
              <mi>P</mi>
              <mi>j</mi>
            </msub>
            <mi>·</mi>
            <msub>
              <mi>T</mi>
              <mi>j</mi>
            </msub>
            <mi>·</mi>
            <mrow>
              <msub>
                <mi>M</mi>
                <mi mathvariant="italic">ij</mi>
              </msub>
              <mo stretchy="false">/</mo>
              <msub>
                <mi>D</mi>
                <mi>j</mi>
              </msub>
            </mrow>
          </mrow>
          <mrow>
            <msub>
              <mi>v</mi>
              <mi mathvariant="italic">ij</mi>
            </msub>
            <mo stretchy="false">+</mo>
            <mrow>
              <mo fence="true" stretchy="true">(</mo>
              <mrow>
                <mrow>
                  <msub>
                    <mi>v</mi>
                    <mi mathvariant="italic">ij</mi>
                  </msub>
                  <mi>·</mi>
                  <msub>
                    <mi>T</mi>
                    <mi>i</mi>
                  </msub>
                  <mi>·</mi>
                  <msub>
                    <mi>M</mi>
                    <mi mathvariant="italic">ij</mi>
                  </msub>
                </mrow>
              </mrow>
              <mo fence="true" stretchy="true">)</mo>
            </mrow>
            <mo stretchy="false">+</mo>
            <mrow>
              <mo fence="true" stretchy="true">(</mo>
              <mrow>
                <mrow>
                  <msub>
                    <mi>a</mi>
                    <mi mathvariant="italic">ij</mi>
                  </msub>
                  <mi>·</mi>
                  <msub>
                    <mi>M</mi>
                    <mi mathvariant="italic">ij</mi>
                  </msub>
                  <msub>
                    <mi>P</mi>
                    <mi>i</mi>
                  </msub>
                  <mi>·</mi>
                  <mrow>
                    <msub>
                      <mi>T</mi>
                      <mi>j</mi>
                    </msub>
                    <mo stretchy="false">/</mo>
                    <msub>
                      <mi>D</mi>
                      <mi>j</mi>
                    </msub>
                  </mrow>
                </mrow>
              </mrow>
              <mo fence="true" stretchy="true">)</mo>
            </mrow>
          </mrow>
        </mfrac>
      </mrow>
      <mi>·</mi>
      <mi>f</mi>
      <mrow>
        <mo fence="true" stretchy="true">(</mo>
        <mrow>
          <mrow>
            <msub>
              <mi mathvariant="italic">Env</mi>
              <mi mathvariant="italic">function</mi>
            </msub>
            <mi>,</mi>
            <mi>t</mi>
          </mrow>
        </mrow>
        <mo fence="true" stretchy="true">)</mo>
      </mrow>
    </mrow>
    <annotation encoding="StarMath 5.0">{Q} rsub {ij} = {{a} rsub {ij} · {v} rsub {ij} · {B} rsub {i} · {P} rsub {j} · {T} rsub {j} · {{M} rsub {ij}} / {{D} rsub {j}}} over {{v} rsub {ij} + left ({v} rsub {ij} · {T} rsub {i} · {M} rsub {ij} right ) + left ({a} rsub {ij} · {M} rsub {ij} {P} rsub {i} · {{T} rsub {j}} / {{D} rsub {j}} right )} · f left ({Env} rsub {function} , t right )</annotation>
  </semantics>
</math>
</file>